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0.8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39.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70.7pt"/>
    </style:style>
    <style:style style:name="co8" style:family="table-column">
      <style:table-column-properties fo:break-before="auto" style:column-width="36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/>
    </style:style>
    <style:style style:name="ce2" style:family="table-cell" style:parent-style-name="Default" style:data-style-name="N0">
      <style:text-properties style:font-name="DejaVu Sans Mono"/>
      <style:map style:condition="cell-content()=0" style:apply-style-name="Untitled1" style:base-cell-address="Sheet1.E1"/>
    </style:style>
    <style:style style:name="ce3" style:family="table-cell" style:parent-style-name="Default" style:data-style-name="N0">
      <style:text-properties style:font-name="DejaVu Sans Mono"/>
      <style:map style:condition="cell-content()=0" style:apply-style-name="Untitled1" style:base-cell-address="Sheet1.E1"/>
    </style:style>
    <style:style style:name="ce4" style:family="table-cell" style:parent-style-name="Default">
      <style:text-properties style:font-name="DejaVu Sans Mono"/>
      <style:map style:condition="cell-content()=0" style:apply-style-name="Untitled1" style:base-cell-address="Sheet1.E1"/>
    </style:style>
    <style:style style:name="ce5" style:family="table-cell" style:parent-style-name="Default" style:data-style-name="N122">
      <style:text-properties style:font-name="DejaVu Sans Mono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4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8" table:default-cell-style-name="ce1"/>
        <table:table-column table:style-name="co5" table:number-columns-repeated="1011" table:default-cell-style-name="ce1"/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OFF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JUMP</text:p>
          </table:table-cell>
          <table:table-cell table:style-name="ce2" office:value-type="string" calcext:value-type="string">
            <text:p>KTN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USED_DATA</text:p>
          </table:table-cell>
          <table:table-cell office:value-type="string" calcext:value-type="string">
            <text:p>WASTE_DATA</text:p>
          </table:table-cell>
          <table:table-cell office:value-type="string" calcext:value-type="string">
            <text:p>WASTE_JUMP</text:p>
          </table:table-cell>
          <table:table-cell office:value-type="string" calcext:value-type="string">
            <text:p>JUMP_TOTAL</text:p>
          </table:table-cell>
          <table:table-cell office:value-type="string" calcext:value-type="string">
            <text:p>WASTE_TOTAL</text:p>
          </table:table-cell>
          <table:table-cell office:value-type="string" calcext:value-type="string">
            <text:p>USED_TOTAL</text:p>
          </table:table-cell>
          <table:table-cell office:value-type="string" calcext:value-type="string">
            <text:p>RATI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tch_name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INT2SBH([.B2])" office:value-type="string" office:string-value="00 00" calcext:value-type="string">
            <text:p>00 00</text:p>
          </table:table-cell>
          <table:table-cell table:formula="of:=IF([.E2]=1;[.C2];0)" office:value-type="float" office:value="1" calcext:value-type="float">
            <text:p>1</text:p>
          </table:table-cell>
          <table:table-cell table:formula="of:=IF([.E2]=0;[.C2];0)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 table:formula="of:=SUM([.I2:.I907])" office:value-type="float" office:value="309" calcext:value-type="float">
            <text:p>309</text:p>
          </table:table-cell>
          <table:table-cell table:formula="of:=SUM([.H2:.I907])" office:value-type="float" office:value="418" calcext:value-type="float">
            <text:p>418</text:p>
          </table:table-cell>
          <table:table-cell table:formula="of:=SUM([.G2:.G907])" office:value-type="float" office:value="707" calcext:value-type="float">
            <text:p>707</text:p>
          </table:table-cell>
          <table:table-cell table:style-name="ce5" table:formula="of:=([.L2]/([.L2]+[.K2]))" office:value-type="percentage" office:value="0.628444444444444" calcext:value-type="percentage">
            <text:p>62.8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tch_name2</text:p>
          </table:table-cell>
          <table:table-cell table:formula="of:=([.B2]+[.C2]+[.D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INT2SBH([.B3])" office:value-type="string" office:string-value="00 01" calcext:value-type="string">
            <text:p>00 01</text:p>
          </table:table-cell>
          <table:table-cell table:formula="of:=IF([.E3]=1;[.C3];0)" office:value-type="float" office:value="1" calcext:value-type="float">
            <text:p>1</text:p>
          </table:table-cell>
          <table:table-cell table:formula="of:=IF([.E3]=0;[.C3];0)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ch_name3</text:p>
          </table:table-cell>
          <table:table-cell table:formula="of:=([.B3]+[.C3]+[.D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INT2SBH([.B4])" office:value-type="string" office:string-value="00 02" calcext:value-type="string">
            <text:p>00 02</text:p>
          </table:table-cell>
          <table:table-cell table:formula="of:=IF([.E4]=1;[.C4];0)" office:value-type="float" office:value="1" calcext:value-type="float">
            <text:p>1</text:p>
          </table:table-cell>
          <table:table-cell table:formula="of:=IF([.E4]=0;[.C4];0)" office:value-type="float" office:value="0" calcext:value-type="float">
            <text:p>0</text:p>
          </table:table-cell>
          <table:table-cell table:formula="of:=[.D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ch_name4</text:p>
          </table:table-cell>
          <table:table-cell table:formula="of:=([.B4]+[.C4]+[.D4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INT2SBH([.B5])" office:value-type="string" office:string-value="00 03" calcext:value-type="string">
            <text:p>00 03</text:p>
          </table:table-cell>
          <table:table-cell table:formula="of:=IF([.E5]=1;[.C5];0)" office:value-type="float" office:value="1" calcext:value-type="float">
            <text:p>1</text:p>
          </table:table-cell>
          <table:table-cell table:formula="of:=IF([.E5]=0;[.C5];0)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ch_name5</text:p>
          </table:table-cell>
          <table:table-cell table:formula="of:=([.B5]+[.C5]+[.D5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INT2SBH([.B6])" office:value-type="string" office:string-value="00 04" calcext:value-type="string">
            <text:p>00 04</text:p>
          </table:table-cell>
          <table:table-cell table:formula="of:=IF([.E6]=1;[.C6];0)" office:value-type="float" office:value="1" calcext:value-type="float">
            <text:p>1</text:p>
          </table:table-cell>
          <table:table-cell table:formula="of:=IF([.E6]=0;[.C6];0)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ch_name6</text:p>
          </table:table-cell>
          <table:table-cell table:formula="of:=([.B6]+[.C6]+[.D6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INT2SBH([.B7])" office:value-type="string" office:string-value="00 05" calcext:value-type="string">
            <text:p>00 05</text:p>
          </table:table-cell>
          <table:table-cell table:formula="of:=IF([.E7]=1;[.C7];0)" office:value-type="float" office:value="1" calcext:value-type="float">
            <text:p>1</text:p>
          </table:table-cell>
          <table:table-cell table:formula="of:=IF([.E7]=0;[.C7];0)" office:value-type="float" office:value="0" calcext:value-type="float">
            <text:p>0</text:p>
          </table:table-cell>
          <table:table-cell table:formula="of:=[.D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ch_name7</text:p>
          </table:table-cell>
          <table:table-cell table:formula="of:=([.B7]+[.C7]+[.D7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INT2SBH([.B8])" office:value-type="string" office:string-value="00 06" calcext:value-type="string">
            <text:p>00 06</text:p>
          </table:table-cell>
          <table:table-cell table:formula="of:=IF([.E8]=1;[.C8];0)" office:value-type="float" office:value="1" calcext:value-type="float">
            <text:p>1</text:p>
          </table:table-cell>
          <table:table-cell table:formula="of:=IF([.E8]=0;[.C8];0)" office:value-type="float" office:value="0" calcext:value-type="float">
            <text:p>0</text:p>
          </table:table-cell>
          <table:table-cell table:formula="of:=[.D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ch_name8</text:p>
          </table:table-cell>
          <table:table-cell table:formula="of:=([.B8]+[.C8]+[.D8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INT2SBH([.B9])" office:value-type="string" office:string-value="00 07" calcext:value-type="string">
            <text:p>00 07</text:p>
          </table:table-cell>
          <table:table-cell table:formula="of:=IF([.E9]=1;[.C9];0)" office:value-type="float" office:value="1" calcext:value-type="float">
            <text:p>1</text:p>
          </table:table-cell>
          <table:table-cell table:formula="of:=IF([.E9]=0;[.C9];0)" office:value-type="float" office:value="0" calcext:value-type="float">
            <text:p>0</text:p>
          </table:table-cell>
          <table:table-cell table:formula="of:=[.D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ch_name9</text:p>
          </table:table-cell>
          <table:table-cell table:formula="of:=([.B9]+[.C9]+[.D9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INT2SBH([.B10])" office:value-type="string" office:string-value="00 08" calcext:value-type="string">
            <text:p>00 08</text:p>
          </table:table-cell>
          <table:table-cell table:formula="of:=IF([.E10]=1;[.C10];0)" office:value-type="float" office:value="1" calcext:value-type="float">
            <text:p>1</text:p>
          </table:table-cell>
          <table:table-cell table:formula="of:=IF([.E10]=0;[.C10];0)" office:value-type="float" office:value="0" calcext:value-type="float">
            <text:p>0</text:p>
          </table:table-cell>
          <table:table-cell table:formula="of:=[.D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ch_name10</text:p>
          </table:table-cell>
          <table:table-cell table:formula="of:=([.B10]+[.C10]+[.D10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INT2SBH([.B11])" office:value-type="string" office:string-value="00 09" calcext:value-type="string">
            <text:p>00 09</text:p>
          </table:table-cell>
          <table:table-cell table:formula="of:=IF([.E11]=1;[.C11];0)" office:value-type="float" office:value="1" calcext:value-type="float">
            <text:p>1</text:p>
          </table:table-cell>
          <table:table-cell table:formula="of:=IF([.E11]=0;[.C11];0)" office:value-type="float" office:value="0" calcext:value-type="float">
            <text:p>0</text:p>
          </table:table-cell>
          <table:table-cell table:formula="of:=[.D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ch_name11</text:p>
          </table:table-cell>
          <table:table-cell table:formula="of:=([.B11]+[.C11]+[.D1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INT2SBH([.B12])" office:value-type="string" office:string-value="00 0A" calcext:value-type="string">
            <text:p>00 0A</text:p>
          </table:table-cell>
          <table:table-cell table:formula="of:=IF([.E12]=1;[.C12];0)" office:value-type="float" office:value="1" calcext:value-type="float">
            <text:p>1</text:p>
          </table:table-cell>
          <table:table-cell table:formula="of:=IF([.E12]=0;[.C12];0)" office:value-type="float" office:value="0" calcext:value-type="float">
            <text:p>0</text:p>
          </table:table-cell>
          <table:table-cell table:formula="of:=[.D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ch_name12</text:p>
          </table:table-cell>
          <table:table-cell table:formula="of:=([.B12]+[.C12]+[.D12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INT2SBH([.B13])" office:value-type="string" office:string-value="00 0B" calcext:value-type="string">
            <text:p>00 0B</text:p>
          </table:table-cell>
          <table:table-cell table:formula="of:=IF([.E13]=1;[.C13];0)" office:value-type="float" office:value="1" calcext:value-type="float">
            <text:p>1</text:p>
          </table:table-cell>
          <table:table-cell table:formula="of:=IF([.E13]=0;[.C13];0)" office:value-type="float" office:value="0" calcext:value-type="float">
            <text:p>0</text:p>
          </table:table-cell>
          <table:table-cell table:formula="of:=[.D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ch_name13</text:p>
          </table:table-cell>
          <table:table-cell table:formula="of:=([.B13]+[.C13]+[.D13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INT2SBH([.B14])" office:value-type="string" office:string-value="00 0C" calcext:value-type="string">
            <text:p>00 0C</text:p>
          </table:table-cell>
          <table:table-cell table:formula="of:=IF([.E14]=1;[.C14];0)" office:value-type="float" office:value="1" calcext:value-type="float">
            <text:p>1</text:p>
          </table:table-cell>
          <table:table-cell table:formula="of:=IF([.E14]=0;[.C14];0)" office:value-type="float" office:value="0" calcext:value-type="float">
            <text:p>0</text:p>
          </table:table-cell>
          <table:table-cell table:formula="of:=[.D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ch_name14</text:p>
          </table:table-cell>
          <table:table-cell table:formula="of:=([.B14]+[.C14]+[.D14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INT2SBH([.B15])" office:value-type="string" office:string-value="00 0D" calcext:value-type="string">
            <text:p>00 0D</text:p>
          </table:table-cell>
          <table:table-cell table:formula="of:=IF([.E15]=1;[.C15];0)" office:value-type="float" office:value="1" calcext:value-type="float">
            <text:p>1</text:p>
          </table:table-cell>
          <table:table-cell table:formula="of:=IF([.E15]=0;[.C15];0)" office:value-type="float" office:value="0" calcext:value-type="float">
            <text:p>0</text:p>
          </table:table-cell>
          <table:table-cell table:formula="of:=[.D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ch_name15</text:p>
          </table:table-cell>
          <table:table-cell table:formula="of:=([.B15]+[.C15]+[.D15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INT2SBH([.B16])" office:value-type="string" office:string-value="00 0E" calcext:value-type="string">
            <text:p>00 0E</text:p>
          </table:table-cell>
          <table:table-cell table:formula="of:=IF([.E16]=1;[.C16];0)" office:value-type="float" office:value="1" calcext:value-type="float">
            <text:p>1</text:p>
          </table:table-cell>
          <table:table-cell table:formula="of:=IF([.E16]=0;[.C16];0)" office:value-type="float" office:value="0" calcext:value-type="float">
            <text:p>0</text:p>
          </table:table-cell>
          <table:table-cell table:formula="of:=[.D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ch_name16</text:p>
          </table:table-cell>
          <table:table-cell table:formula="of:=([.B16]+[.C16]+[.D16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INT2SBH([.B17])" office:value-type="string" office:string-value="00 0F" calcext:value-type="string">
            <text:p>00 0F</text:p>
          </table:table-cell>
          <table:table-cell table:formula="of:=IF([.E17]=1;[.C17];0)" office:value-type="float" office:value="1" calcext:value-type="float">
            <text:p>1</text:p>
          </table:table-cell>
          <table:table-cell table:formula="of:=IF([.E17]=0;[.C17];0)" office:value-type="float" office:value="0" calcext:value-type="float">
            <text:p>0</text:p>
          </table:table-cell>
          <table:table-cell table:formula="of:=[.D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_select</text:p>
          </table:table-cell>
          <table:table-cell table:formula="of:=([.B17]+[.C17]+[.D17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NT2SBH([.B18])" office:value-type="string" office:string-value="00 10" calcext:value-type="string">
            <text:p>00 10</text:p>
          </table:table-cell>
          <table:table-cell table:formula="of:=IF([.E18]=1;[.C18];0)" office:value-type="float" office:value="1" calcext:value-type="float">
            <text:p>1</text:p>
          </table:table-cell>
          <table:table-cell table:formula="of:=IF([.E18]=0;[.C18];0)" office:value-type="float" office:value="0" calcext:value-type="float">
            <text:p>0</text:p>
          </table:table-cell>
          <table:table-cell table:formula="of:=[.D18]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_on_off</text:p>
          </table:table-cell>
          <table:table-cell table:formula="of:=([.B18]+[.C18]+[.D18]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9])" office:value-type="string" office:string-value="00 20" calcext:value-type="string">
            <text:p>00 20</text:p>
          </table:table-cell>
          <table:table-cell table:formula="of:=IF([.E19]=1;[.C19];0)" office:value-type="float" office:value="0" calcext:value-type="float">
            <text:p>0</text:p>
          </table:table-cell>
          <table:table-cell table:formula="of:=IF([.E19]=0;[.C19];0)" office:value-type="float" office:value="1" calcext:value-type="float">
            <text:p>1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_type</text:p>
          </table:table-cell>
          <table:table-cell table:formula="of:=([.B19]+[.C19]+[.D19])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20])" office:value-type="string" office:string-value="00 21" calcext:value-type="string">
            <text:p>00 21</text:p>
          </table:table-cell>
          <table:table-cell table:formula="of:=IF([.E20]=1;[.C20];0)" office:value-type="float" office:value="0" calcext:value-type="float">
            <text:p>0</text:p>
          </table:table-cell>
          <table:table-cell table:formula="of:=IF([.E20]=0;[.C20];0)" office:value-type="float" office:value="1" calcext:value-type="float">
            <text:p>1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_sustain</text:p>
          </table:table-cell>
          <table:table-cell table:formula="of:=([.B20]+[.C20]+[.D20])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21])" office:value-type="string" office:string-value="00 22" calcext:value-type="string">
            <text:p>00 22</text:p>
          </table:table-cell>
          <table:table-cell table:formula="of:=IF([.E21]=1;[.C21];0)" office:value-type="float" office:value="0" calcext:value-type="float">
            <text:p>0</text:p>
          </table:table-cell>
          <table:table-cell table:formula="of:=IF([.E21]=0;[.C21];0)" office:value-type="float" office:value="1" calcext:value-type="float">
            <text:p>1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_attack</text:p>
          </table:table-cell>
          <table:table-cell table:formula="of:=([.B21]+[.C21]+[.D21]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22])" office:value-type="string" office:string-value="00 23" calcext:value-type="string">
            <text:p>00 23</text:p>
          </table:table-cell>
          <table:table-cell table:formula="of:=IF([.E22]=1;[.C22];0)" office:value-type="float" office:value="0" calcext:value-type="float">
            <text:p>0</text:p>
          </table:table-cell>
          <table:table-cell table:formula="of:=IF([.E22]=0;[.C22];0)" office:value-type="float" office:value="1" calcext:value-type="float">
            <text:p>1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_tone</text:p>
          </table:table-cell>
          <table:table-cell table:formula="of:=([.B22]+[.C22]+[.D22])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23])" office:value-type="string" office:string-value="00 24" calcext:value-type="string">
            <text:p>00 24</text:p>
          </table:table-cell>
          <table:table-cell table:formula="of:=IF([.E23]=1;[.C23];0)" office:value-type="float" office:value="0" calcext:value-type="float">
            <text:p>0</text:p>
          </table:table-cell>
          <table:table-cell table:formula="of:=IF([.E23]=0;[.C23];0)" office:value-type="float" office:value="1" calcext:value-type="float">
            <text:p>1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_level</text:p>
          </table:table-cell>
          <table:table-cell table:formula="of:=([.B23]+[.C23]+[.D23]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NT2SBH([.B24])" office:value-type="string" office:string-value="00 25" calcext:value-type="string">
            <text:p>00 25</text:p>
          </table:table-cell>
          <table:table-cell table:formula="of:=IF([.E24]=1;[.C24];0)" office:value-type="float" office:value="0" calcext:value-type="float">
            <text:p>0</text:p>
          </table:table-cell>
          <table:table-cell table:formula="of:=IF([.E24]=0;[.C24];0)" office:value-type="float" office:value="1" calcext:value-type="float">
            <text:p>1</text:p>
          </table:table-cell>
          <table:table-cell table:formula="of:=[.D24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d_ds_on_off</text:p>
          </table:table-cell>
          <table:table-cell table:formula="of:=([.B24]+[.C24]+[.D24]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5])" office:value-type="string" office:string-value="00 30" calcext:value-type="string">
            <text:p>00 30</text:p>
          </table:table-cell>
          <table:table-cell table:formula="of:=IF([.E25]=1;[.C25];0)" office:value-type="float" office:value="1" calcext:value-type="float">
            <text:p>1</text:p>
          </table:table-cell>
          <table:table-cell table:formula="of:=IF([.E25]=0;[.C25];0)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d_ds_type</text:p>
          </table:table-cell>
          <table:table-cell table:formula="of:=([.B25]+[.C25]+[.D25]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6])" office:value-type="string" office:string-value="00 31" calcext:value-type="string">
            <text:p>00 31</text:p>
          </table:table-cell>
          <table:table-cell table:formula="of:=IF([.E26]=1;[.C26];0)" office:value-type="float" office:value="1" calcext:value-type="float">
            <text:p>1</text:p>
          </table:table-cell>
          <table:table-cell table:formula="of:=IF([.E26]=0;[.C26];0)" office:value-type="float" office:value="0" calcext:value-type="float">
            <text:p>0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d_ds_drive</text:p>
          </table:table-cell>
          <table:table-cell table:formula="of:=([.B26]+[.C26]+[.D26]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7])" office:value-type="string" office:string-value="00 32" calcext:value-type="string">
            <text:p>00 32</text:p>
          </table:table-cell>
          <table:table-cell table:formula="of:=IF([.E27]=1;[.C27];0)" office:value-type="float" office:value="1" calcext:value-type="float">
            <text:p>1</text:p>
          </table:table-cell>
          <table:table-cell table:formula="of:=IF([.E27]=0;[.C27];0)" office:value-type="float" office:value="0" calcext:value-type="float">
            <text:p>0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d_ds_bottom</text:p>
          </table:table-cell>
          <table:table-cell table:formula="of:=([.B27]+[.C27]+[.D27])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8])" office:value-type="string" office:string-value="00 33" calcext:value-type="string">
            <text:p>00 33</text:p>
          </table:table-cell>
          <table:table-cell table:formula="of:=IF([.E28]=1;[.C28];0)" office:value-type="float" office:value="1" calcext:value-type="float">
            <text:p>1</text:p>
          </table:table-cell>
          <table:table-cell table:formula="of:=IF([.E28]=0;[.C28];0)" office:value-type="float" office:value="0" calcext:value-type="float">
            <text:p>0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d_ds_tone</text:p>
          </table:table-cell>
          <table:table-cell table:formula="of:=([.B28]+[.C28]+[.D28])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9])" office:value-type="string" office:string-value="00 34" calcext:value-type="string">
            <text:p>00 34</text:p>
          </table:table-cell>
          <table:table-cell table:formula="of:=IF([.E29]=1;[.C29];0)" office:value-type="float" office:value="1" calcext:value-type="float">
            <text:p>1</text:p>
          </table:table-cell>
          <table:table-cell table:formula="of:=IF([.E29]=0;[.C29];0)" office:value-type="float" office:value="0" calcext:value-type="float">
            <text:p>0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d_ds_solo_sw</text:p>
          </table:table-cell>
          <table:table-cell table:formula="of:=([.B29]+[.C29]+[.D29])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0])" office:value-type="string" office:string-value="00 35" calcext:value-type="string">
            <text:p>00 35</text:p>
          </table:table-cell>
          <table:table-cell table:formula="of:=IF([.E30]=1;[.C30];0)" office:value-type="float" office:value="1" calcext:value-type="float">
            <text:p>1</text:p>
          </table:table-cell>
          <table:table-cell table:formula="of:=IF([.E30]=0;[.C30];0)" office:value-type="float" office:value="0" calcext:value-type="float">
            <text:p>0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d_ds_solo_level</text:p>
          </table:table-cell>
          <table:table-cell table:formula="of:=([.B30]+[.C30]+[.D30])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1])" office:value-type="string" office:string-value="00 36" calcext:value-type="string">
            <text:p>00 36</text:p>
          </table:table-cell>
          <table:table-cell table:formula="of:=IF([.E31]=1;[.C31];0)" office:value-type="float" office:value="1" calcext:value-type="float">
            <text:p>1</text:p>
          </table:table-cell>
          <table:table-cell table:formula="of:=IF([.E31]=0;[.C31];0)" office:value-type="float" office:value="0" calcext:value-type="float">
            <text:p>0</text:p>
          </table:table-cell>
          <table:table-cell table:formula="of:=[.D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d_ds_effect_level</text:p>
          </table:table-cell>
          <table:table-cell table:formula="of:=([.B31]+[.C31]+[.D31])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2])" office:value-type="string" office:string-value="00 37" calcext:value-type="string">
            <text:p>00 37</text:p>
          </table:table-cell>
          <table:table-cell table:formula="of:=IF([.E32]=1;[.C32];0)" office:value-type="float" office:value="1" calcext:value-type="float">
            <text:p>1</text:p>
          </table:table-cell>
          <table:table-cell table:formula="of:=IF([.E32]=0;[.C32];0)" office:value-type="float" office:value="0" calcext:value-type="float">
            <text:p>0</text:p>
          </table:table-cell>
          <table:table-cell table:formula="of:=[.D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d_ds_direct_mix</text:p>
          </table:table-cell>
          <table:table-cell table:formula="of:=([.B32]+[.C32]+[.D32]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3])" office:value-type="string" office:string-value="00 38" calcext:value-type="string">
            <text:p>00 38</text:p>
          </table:table-cell>
          <table:table-cell table:formula="of:=IF([.E33]=1;[.C33];0)" office:value-type="float" office:value="1" calcext:value-type="float">
            <text:p>1</text:p>
          </table:table-cell>
          <table:table-cell table:formula="of:=IF([.E33]=0;[.C33];0)" office:value-type="float" office:value="0" calcext:value-type="float">
            <text:p>0</text:p>
          </table:table-cell>
          <table:table-cell table:formula="of:=[.D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d_ds_custom_type</text:p>
          </table:table-cell>
          <table:table-cell table:formula="of:=([.B33]+[.C33]+[.D33])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4])" office:value-type="string" office:string-value="00 39" calcext:value-type="string">
            <text:p>00 39</text:p>
          </table:table-cell>
          <table:table-cell table:formula="of:=IF([.E34]=1;[.C34];0)" office:value-type="float" office:value="1" calcext:value-type="float">
            <text:p>1</text:p>
          </table:table-cell>
          <table:table-cell table:formula="of:=IF([.E34]=0;[.C34];0)"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d_ds_custom_bottom</text:p>
          </table:table-cell>
          <table:table-cell table:formula="of:=([.B34]+[.C34]+[.D34])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5])" office:value-type="string" office:string-value="00 3A" calcext:value-type="string">
            <text:p>00 3A</text:p>
          </table:table-cell>
          <table:table-cell table:formula="of:=IF([.E35]=1;[.C35];0)" office:value-type="float" office:value="1" calcext:value-type="float">
            <text:p>1</text:p>
          </table:table-cell>
          <table:table-cell table:formula="of:=IF([.E35]=0;[.C35];0)" office:value-type="float" office:value="0" calcext:value-type="float">
            <text:p>0</text:p>
          </table:table-cell>
          <table:table-cell table:formula="of:=[.D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d_ds_custom_top</text:p>
          </table:table-cell>
          <table:table-cell table:formula="of:=([.B35]+[.C35]+[.D35])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6])" office:value-type="string" office:string-value="00 3B" calcext:value-type="string">
            <text:p>00 3B</text:p>
          </table:table-cell>
          <table:table-cell table:formula="of:=IF([.E36]=1;[.C36];0)" office:value-type="float" office:value="1" calcext:value-type="float">
            <text:p>1</text:p>
          </table:table-cell>
          <table:table-cell table:formula="of:=IF([.E36]=0;[.C36];0)" office:value-type="float" office:value="0" calcext:value-type="float">
            <text:p>0</text:p>
          </table:table-cell>
          <table:table-cell table:formula="of:=[.D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d_ds_custom_low</text:p>
          </table:table-cell>
          <table:table-cell table:formula="of:=([.B36]+[.C36]+[.D36])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7])" office:value-type="string" office:string-value="00 3C" calcext:value-type="string">
            <text:p>00 3C</text:p>
          </table:table-cell>
          <table:table-cell table:formula="of:=IF([.E37]=1;[.C37];0)" office:value-type="float" office:value="1" calcext:value-type="float">
            <text:p>1</text:p>
          </table:table-cell>
          <table:table-cell table:formula="of:=IF([.E37]=0;[.C37];0)" office:value-type="float" office:value="0" calcext:value-type="float">
            <text:p>0</text:p>
          </table:table-cell>
          <table:table-cell table:formula="of:=[.D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d_ds_custom_high</text:p>
          </table:table-cell>
          <table:table-cell table:formula="of:=([.B37]+[.C37]+[.D37])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8])" office:value-type="string" office:string-value="00 3D" calcext:value-type="string">
            <text:p>00 3D</text:p>
          </table:table-cell>
          <table:table-cell table:formula="of:=IF([.E38]=1;[.C38];0)" office:value-type="float" office:value="1" calcext:value-type="float">
            <text:p>1</text:p>
          </table:table-cell>
          <table:table-cell table:formula="of:=IF([.E38]=0;[.C38];0)" office:value-type="float" office:value="0" calcext:value-type="float">
            <text:p>0</text:p>
          </table:table-cell>
          <table:table-cell table:formula="of:=[.D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d_ds_custom_character</text:p>
          </table:table-cell>
          <table:table-cell table:formula="of:=([.B38]+[.C38]+[.D38])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NT2SBH([.B39])" office:value-type="string" office:string-value="00 3E" calcext:value-type="string">
            <text:p>00 3E</text:p>
          </table:table-cell>
          <table:table-cell table:formula="of:=IF([.E39]=1;[.C39];0)" office:value-type="float" office:value="1" calcext:value-type="float">
            <text:p>1</text:p>
          </table:table-cell>
          <table:table-cell table:formula="of:=IF([.E39]=0;[.C39];0)" office:value-type="float" office:value="0" calcext:value-type="float">
            <text:p>0</text:p>
          </table:table-cell>
          <table:table-cell table:formula="of:=[.D39]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on_off</text:p>
          </table:table-cell>
          <table:table-cell table:formula="of:=([.B39]+[.C39]+[.D39])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40])" office:value-type="string" office:string-value="00 50" calcext:value-type="string">
            <text:p>00 50</text:p>
          </table:table-cell>
          <table:table-cell table:formula="of:=IF([.E40]=1;[.C40];0)" office:value-type="float" office:value="0" calcext:value-type="float">
            <text:p>0</text:p>
          </table:table-cell>
          <table:table-cell table:formula="of:=IF([.E40]=0;[.C40];0)" office:value-type="float" office:value="1" calcext:value-type="float">
            <text:p>1</text:p>
          </table:table-cell>
          <table:table-cell table:formula="of:=[.D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type</text:p>
          </table:table-cell>
          <table:table-cell table:formula="of:=([.B40]+[.C40]+[.D40])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1])" office:value-type="string" office:string-value="00 51" calcext:value-type="string">
            <text:p>00 51</text:p>
          </table:table-cell>
          <table:table-cell table:formula="of:=IF([.E41]=1;[.C41];0)" office:value-type="float" office:value="1" calcext:value-type="float">
            <text:p>1</text:p>
          </table:table-cell>
          <table:table-cell table:formula="of:=IF([.E41]=0;[.C41];0)" office:value-type="float" office:value="0" calcext:value-type="float">
            <text:p>0</text:p>
          </table:table-cell>
          <table:table-cell table:formula="of:=[.D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gain</text:p>
          </table:table-cell>
          <table:table-cell table:formula="of:=([.B41]+[.C41]+[.D41])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2])" office:value-type="string" office:string-value="00 52" calcext:value-type="string">
            <text:p>00 52</text:p>
          </table:table-cell>
          <table:table-cell table:formula="of:=IF([.E42]=1;[.C42];0)" office:value-type="float" office:value="1" calcext:value-type="float">
            <text:p>1</text:p>
          </table:table-cell>
          <table:table-cell table:formula="of:=IF([.E42]=0;[.C42];0)" office:value-type="float" office:value="0" calcext:value-type="float">
            <text:p>0</text:p>
          </table:table-cell>
          <table:table-cell table:formula="of:=[.D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t_comp</text:p>
          </table:table-cell>
          <table:table-cell table:formula="of:=([.B42]+[.C42]+[.D42])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43])" office:value-type="string" office:string-value="00 53" calcext:value-type="string">
            <text:p>00 53</text:p>
          </table:table-cell>
          <table:table-cell table:formula="of:=IF([.E43]=1;[.C43];0)" office:value-type="float" office:value="0" calcext:value-type="float">
            <text:p>0</text:p>
          </table:table-cell>
          <table:table-cell table:formula="of:=IF([.E43]=0;[.C43];0)" office:value-type="float" office:value="1" calcext:value-type="float">
            <text:p>1</text:p>
          </table:table-cell>
          <table:table-cell table:formula="of:=[.D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bass</text:p>
          </table:table-cell>
          <table:table-cell table:formula="of:=([.B43]+[.C43]+[.D43])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4])" office:value-type="string" office:string-value="00 54" calcext:value-type="string">
            <text:p>00 54</text:p>
          </table:table-cell>
          <table:table-cell table:formula="of:=IF([.E44]=1;[.C44];0)" office:value-type="float" office:value="1" calcext:value-type="float">
            <text:p>1</text:p>
          </table:table-cell>
          <table:table-cell table:formula="of:=IF([.E44]=0;[.C44];0)" office:value-type="float" office:value="0" calcext:value-type="float">
            <text:p>0</text:p>
          </table:table-cell>
          <table:table-cell table:formula="of:=[.D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middle</text:p>
          </table:table-cell>
          <table:table-cell table:formula="of:=([.B44]+[.C44]+[.D44])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5])" office:value-type="string" office:string-value="00 55" calcext:value-type="string">
            <text:p>00 55</text:p>
          </table:table-cell>
          <table:table-cell table:formula="of:=IF([.E45]=1;[.C45];0)" office:value-type="float" office:value="1" calcext:value-type="float">
            <text:p>1</text:p>
          </table:table-cell>
          <table:table-cell table:formula="of:=IF([.E45]=0;[.C45];0)" office:value-type="float" office:value="0" calcext:value-type="float">
            <text:p>0</text:p>
          </table:table-cell>
          <table:table-cell table:formula="of:=[.D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treble</text:p>
          </table:table-cell>
          <table:table-cell table:formula="of:=([.B45]+[.C45]+[.D45])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6])" office:value-type="string" office:string-value="00 56" calcext:value-type="string">
            <text:p>00 56</text:p>
          </table:table-cell>
          <table:table-cell table:formula="of:=IF([.E46]=1;[.C46];0)" office:value-type="float" office:value="1" calcext:value-type="float">
            <text:p>1</text:p>
          </table:table-cell>
          <table:table-cell table:formula="of:=IF([.E46]=0;[.C46];0)" office:value-type="float" office:value="0" calcext:value-type="float">
            <text:p>0</text:p>
          </table:table-cell>
          <table:table-cell table:formula="of:=[.D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presence</text:p>
          </table:table-cell>
          <table:table-cell table:formula="of:=([.B46]+[.C46]+[.D46])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7])" office:value-type="string" office:string-value="00 57" calcext:value-type="string">
            <text:p>00 57</text:p>
          </table:table-cell>
          <table:table-cell table:formula="of:=IF([.E47]=1;[.C47];0)" office:value-type="float" office:value="1" calcext:value-type="float">
            <text:p>1</text:p>
          </table:table-cell>
          <table:table-cell table:formula="of:=IF([.E47]=0;[.C47];0)" office:value-type="float" office:value="0" calcext:value-type="float">
            <text:p>0</text:p>
          </table:table-cell>
          <table:table-cell table:formula="of:=[.D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level</text:p>
          </table:table-cell>
          <table:table-cell table:formula="of:=([.B47]+[.C47]+[.D47])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8])" office:value-type="string" office:string-value="00 58" calcext:value-type="string">
            <text:p>00 58</text:p>
          </table:table-cell>
          <table:table-cell table:formula="of:=IF([.E48]=1;[.C48];0)" office:value-type="float" office:value="1" calcext:value-type="float">
            <text:p>1</text:p>
          </table:table-cell>
          <table:table-cell table:formula="of:=IF([.E48]=0;[.C48];0)" office:value-type="float" office:value="0" calcext:value-type="float">
            <text:p>0</text:p>
          </table:table-cell>
          <table:table-cell table:formula="of:=[.D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bright</text:p>
          </table:table-cell>
          <table:table-cell table:formula="of:=([.B48]+[.C48]+[.D48])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9])" office:value-type="string" office:string-value="00 59" calcext:value-type="string">
            <text:p>00 59</text:p>
          </table:table-cell>
          <table:table-cell table:formula="of:=IF([.E49]=1;[.C49];0)" office:value-type="float" office:value="1" calcext:value-type="float">
            <text:p>1</text:p>
          </table:table-cell>
          <table:table-cell table:formula="of:=IF([.E49]=0;[.C49];0)" office:value-type="float" office:value="0" calcext:value-type="float">
            <text:p>0</text:p>
          </table:table-cell>
          <table:table-cell table:formula="of:=[.D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gain_sw</text:p>
          </table:table-cell>
          <table:table-cell table:formula="of:=([.B49]+[.C49]+[.D49]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0])" office:value-type="string" office:string-value="00 5A" calcext:value-type="string">
            <text:p>00 5A</text:p>
          </table:table-cell>
          <table:table-cell table:formula="of:=IF([.E50]=1;[.C50];0)" office:value-type="float" office:value="0" calcext:value-type="float">
            <text:p>0</text:p>
          </table:table-cell>
          <table:table-cell table:formula="of:=IF([.E50]=0;[.C50];0)" office:value-type="float" office:value="1" calcext:value-type="float">
            <text:p>1</text:p>
          </table:table-cell>
          <table:table-cell table:formula="of:=[.D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solo_sw</text:p>
          </table:table-cell>
          <table:table-cell table:formula="of:=([.B50]+[.C50]+[.D50])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1])" office:value-type="string" office:string-value="00 5B" calcext:value-type="string">
            <text:p>00 5B</text:p>
          </table:table-cell>
          <table:table-cell table:formula="of:=IF([.E51]=1;[.C51];0)" office:value-type="float" office:value="0" calcext:value-type="float">
            <text:p>0</text:p>
          </table:table-cell>
          <table:table-cell table:formula="of:=IF([.E51]=0;[.C51];0)" office:value-type="float" office:value="1" calcext:value-type="float">
            <text:p>1</text:p>
          </table:table-cell>
          <table:table-cell table:formula="of:=[.D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solo_level</text:p>
          </table:table-cell>
          <table:table-cell table:formula="of:=([.B51]+[.C51]+[.D51])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2])" office:value-type="string" office:string-value="00 5C" calcext:value-type="string">
            <text:p>00 5C</text:p>
          </table:table-cell>
          <table:table-cell table:formula="of:=IF([.E52]=1;[.C52];0)" office:value-type="float" office:value="0" calcext:value-type="float">
            <text:p>0</text:p>
          </table:table-cell>
          <table:table-cell table:formula="of:=IF([.E52]=0;[.C52];0)" office:value-type="float" office:value="1" calcext:value-type="float">
            <text:p>1</text:p>
          </table:table-cell>
          <table:table-cell table:formula="of:=[.D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sp_type</text:p>
          </table:table-cell>
          <table:table-cell table:formula="of:=([.B52]+[.C52]+[.D52])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3])" office:value-type="string" office:string-value="00 5D" calcext:value-type="string">
            <text:p>00 5D</text:p>
          </table:table-cell>
          <table:table-cell table:formula="of:=IF([.E53]=1;[.C53];0)" office:value-type="float" office:value="0" calcext:value-type="float">
            <text:p>0</text:p>
          </table:table-cell>
          <table:table-cell table:formula="of:=IF([.E53]=0;[.C53];0)" office:value-type="float" office:value="1" calcext:value-type="float">
            <text:p>1</text:p>
          </table:table-cell>
          <table:table-cell table:formula="of:=[.D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mic_type</text:p>
          </table:table-cell>
          <table:table-cell table:formula="of:=([.B53]+[.C53]+[.D53])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4])" office:value-type="string" office:string-value="00 5E" calcext:value-type="string">
            <text:p>00 5E</text:p>
          </table:table-cell>
          <table:table-cell table:formula="of:=IF([.E54]=1;[.C54];0)" office:value-type="float" office:value="0" calcext:value-type="float">
            <text:p>0</text:p>
          </table:table-cell>
          <table:table-cell table:formula="of:=IF([.E54]=0;[.C54];0)" office:value-type="float" office:value="1" calcext:value-type="float">
            <text:p>1</text:p>
          </table:table-cell>
          <table:table-cell table:formula="of:=[.D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mic_dis</text:p>
          </table:table-cell>
          <table:table-cell table:formula="of:=([.B54]+[.C54]+[.D54])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5])" office:value-type="string" office:string-value="00 5F" calcext:value-type="string">
            <text:p>00 5F</text:p>
          </table:table-cell>
          <table:table-cell table:formula="of:=IF([.E55]=1;[.C55];0)" office:value-type="float" office:value="0" calcext:value-type="float">
            <text:p>0</text:p>
          </table:table-cell>
          <table:table-cell table:formula="of:=IF([.E55]=0;[.C55];0)" office:value-type="float" office:value="1" calcext:value-type="float">
            <text:p>1</text:p>
          </table:table-cell>
          <table:table-cell table:formula="of:=[.D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mic_pos</text:p>
          </table:table-cell>
          <table:table-cell table:formula="of:=([.B55]+[.C55]+[.D55])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6])" office:value-type="string" office:string-value="00 60" calcext:value-type="string">
            <text:p>00 60</text:p>
          </table:table-cell>
          <table:table-cell table:formula="of:=IF([.E56]=1;[.C56];0)" office:value-type="float" office:value="0" calcext:value-type="float">
            <text:p>0</text:p>
          </table:table-cell>
          <table:table-cell table:formula="of:=IF([.E56]=0;[.C56];0)" office:value-type="float" office:value="1" calcext:value-type="float">
            <text:p>1</text:p>
          </table:table-cell>
          <table:table-cell table:formula="of:=[.D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mic_level</text:p>
          </table:table-cell>
          <table:table-cell table:formula="of:=([.B56]+[.C56]+[.D56])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7])" office:value-type="string" office:string-value="00 61" calcext:value-type="string">
            <text:p>00 61</text:p>
          </table:table-cell>
          <table:table-cell table:formula="of:=IF([.E57]=1;[.C57];0)" office:value-type="float" office:value="0" calcext:value-type="float">
            <text:p>0</text:p>
          </table:table-cell>
          <table:table-cell table:formula="of:=IF([.E57]=0;[.C57];0)" office:value-type="float" office:value="1" calcext:value-type="float">
            <text:p>1</text:p>
          </table:table-cell>
          <table:table-cell table:formula="of:=[.D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direct_mix</text:p>
          </table:table-cell>
          <table:table-cell table:formula="of:=([.B57]+[.C57]+[.D57])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8])" office:value-type="string" office:string-value="00 62" calcext:value-type="string">
            <text:p>00 62</text:p>
          </table:table-cell>
          <table:table-cell table:formula="of:=IF([.E58]=1;[.C58];0)" office:value-type="float" office:value="1" calcext:value-type="float">
            <text:p>1</text:p>
          </table:table-cell>
          <table:table-cell table:formula="of:=IF([.E58]=0;[.C58];0)" office:value-type="float" office:value="0" calcext:value-type="float">
            <text:p>0</text:p>
          </table:table-cell>
          <table:table-cell table:formula="of:=[.D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custom_type</text:p>
          </table:table-cell>
          <table:table-cell table:formula="of:=([.B58]+[.C58]+[.D58])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9])" office:value-type="string" office:string-value="00 63" calcext:value-type="string">
            <text:p>00 63</text:p>
          </table:table-cell>
          <table:table-cell table:formula="of:=IF([.E59]=1;[.C59];0)" office:value-type="float" office:value="1" calcext:value-type="float">
            <text:p>1</text:p>
          </table:table-cell>
          <table:table-cell table:formula="of:=IF([.E59]=0;[.C59];0)" office:value-type="float" office:value="0" calcext:value-type="float">
            <text:p>0</text:p>
          </table:table-cell>
          <table:table-cell table:formula="of:=[.D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custom_bottom</text:p>
          </table:table-cell>
          <table:table-cell table:formula="of:=([.B59]+[.C59]+[.D59]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0])" office:value-type="string" office:string-value="00 64" calcext:value-type="string">
            <text:p>00 64</text:p>
          </table:table-cell>
          <table:table-cell table:formula="of:=IF([.E60]=1;[.C60];0)" office:value-type="float" office:value="1" calcext:value-type="float">
            <text:p>1</text:p>
          </table:table-cell>
          <table:table-cell table:formula="of:=IF([.E60]=0;[.C60];0)" office:value-type="float" office:value="0" calcext:value-type="float">
            <text:p>0</text:p>
          </table:table-cell>
          <table:table-cell table:formula="of:=[.D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custom_edge</text:p>
          </table:table-cell>
          <table:table-cell table:formula="of:=([.B60]+[.C60]+[.D60])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T2SBH([.B61])" office:value-type="string" office:string-value="00 65" calcext:value-type="string">
            <text:p>00 65</text:p>
          </table:table-cell>
          <table:table-cell table:formula="of:=IF([.E61]=1;[.C61];0)" office:value-type="float" office:value="1" calcext:value-type="float">
            <text:p>1</text:p>
          </table:table-cell>
          <table:table-cell table:formula="of:=IF([.E61]=0;[.C61];0)" office:value-type="float" office:value="0" calcext:value-type="float">
            <text:p>0</text:p>
          </table:table-cell>
          <table:table-cell table:formula="of:=[.D61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custom_preamp_low</text:p>
          </table:table-cell>
          <table:table-cell table:formula="of:=([.B61]+[.C61]+[.D61])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2])" office:value-type="string" office:string-value="00 68" calcext:value-type="string">
            <text:p>00 68</text:p>
          </table:table-cell>
          <table:table-cell table:formula="of:=IF([.E62]=1;[.C62];0)" office:value-type="float" office:value="1" calcext:value-type="float">
            <text:p>1</text:p>
          </table:table-cell>
          <table:table-cell table:formula="of:=IF([.E62]=0;[.C62];0)" office:value-type="float" office:value="0" calcext:value-type="float">
            <text:p>0</text:p>
          </table:table-cell>
          <table:table-cell table:formula="of:=[.D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custom_preamp_high</text:p>
          </table:table-cell>
          <table:table-cell table:formula="of:=([.B62]+[.C62]+[.D62])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3])" office:value-type="string" office:string-value="00 69" calcext:value-type="string">
            <text:p>00 69</text:p>
          </table:table-cell>
          <table:table-cell table:formula="of:=IF([.E63]=1;[.C63];0)" office:value-type="float" office:value="1" calcext:value-type="float">
            <text:p>1</text:p>
          </table:table-cell>
          <table:table-cell table:formula="of:=IF([.E63]=0;[.C63];0)" office:value-type="float" office:value="0" calcext:value-type="float">
            <text:p>0</text:p>
          </table:table-cell>
          <table:table-cell table:formula="of:=[.D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custom_char</text:p>
          </table:table-cell>
          <table:table-cell table:formula="of:=([.B63]+[.C63]+[.D63])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4])" office:value-type="string" office:string-value="00 6A" calcext:value-type="string">
            <text:p>00 6A</text:p>
          </table:table-cell>
          <table:table-cell table:formula="of:=IF([.E64]=1;[.C64];0)" office:value-type="float" office:value="1" calcext:value-type="float">
            <text:p>1</text:p>
          </table:table-cell>
          <table:table-cell table:formula="of:=IF([.E64]=0;[.C64];0)" office:value-type="float" office:value="0" calcext:value-type="float">
            <text:p>0</text:p>
          </table:table-cell>
          <table:table-cell table:formula="of:=[.D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custom_sp_size</text:p>
          </table:table-cell>
          <table:table-cell table:formula="of:=([.B64]+[.C64]+[.D64])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5])" office:value-type="string" office:string-value="00 6B" calcext:value-type="string">
            <text:p>00 6B</text:p>
          </table:table-cell>
          <table:table-cell table:formula="of:=IF([.E65]=1;[.C65];0)" office:value-type="float" office:value="0" calcext:value-type="float">
            <text:p>0</text:p>
          </table:table-cell>
          <table:table-cell table:formula="of:=IF([.E65]=0;[.C65];0)" office:value-type="float" office:value="1" calcext:value-type="float">
            <text:p>1</text:p>
          </table:table-cell>
          <table:table-cell table:formula="of:=[.D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custom_sp_color_low</text:p>
          </table:table-cell>
          <table:table-cell table:formula="of:=([.B65]+[.C65]+[.D65])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6])" office:value-type="string" office:string-value="00 6C" calcext:value-type="string">
            <text:p>00 6C</text:p>
          </table:table-cell>
          <table:table-cell table:formula="of:=IF([.E66]=1;[.C66];0)" office:value-type="float" office:value="0" calcext:value-type="float">
            <text:p>0</text:p>
          </table:table-cell>
          <table:table-cell table:formula="of:=IF([.E66]=0;[.C66];0)" office:value-type="float" office:value="1" calcext:value-type="float">
            <text:p>1</text:p>
          </table:table-cell>
          <table:table-cell table:formula="of:=[.D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custom_sp_color_high</text:p>
          </table:table-cell>
          <table:table-cell table:formula="of:=([.B66]+[.C66]+[.D66])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7])" office:value-type="string" office:string-value="00 6D" calcext:value-type="string">
            <text:p>00 6D</text:p>
          </table:table-cell>
          <table:table-cell table:formula="of:=IF([.E67]=1;[.C67];0)" office:value-type="float" office:value="0" calcext:value-type="float">
            <text:p>0</text:p>
          </table:table-cell>
          <table:table-cell table:formula="of:=IF([.E67]=0;[.C67];0)" office:value-type="float" office:value="1" calcext:value-type="float">
            <text:p>1</text:p>
          </table:table-cell>
          <table:table-cell table:formula="of:=[.D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custom_sp_num</text:p>
          </table:table-cell>
          <table:table-cell table:formula="of:=([.B67]+[.C67]+[.D67])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8])" office:value-type="string" office:string-value="00 6E" calcext:value-type="string">
            <text:p>00 6E</text:p>
          </table:table-cell>
          <table:table-cell table:formula="of:=IF([.E68]=1;[.C68];0)" office:value-type="float" office:value="0" calcext:value-type="float">
            <text:p>0</text:p>
          </table:table-cell>
          <table:table-cell table:formula="of:=IF([.E68]=0;[.C68];0)" office:value-type="float" office:value="1" calcext:value-type="float">
            <text:p>1</text:p>
          </table:table-cell>
          <table:table-cell table:formula="of:=[.D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a_custom_sp_cabinet</text:p>
          </table:table-cell>
          <table:table-cell table:formula="of:=([.B68]+[.C68]+[.D68])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NT2SBH([.B69])" office:value-type="string" office:string-value="00 6F" calcext:value-type="string">
            <text:p>00 6F</text:p>
          </table:table-cell>
          <table:table-cell table:formula="of:=IF([.E69]=1;[.C69];0)" office:value-type="float" office:value="0" calcext:value-type="float">
            <text:p>0</text:p>
          </table:table-cell>
          <table:table-cell table:formula="of:=IF([.E69]=0;[.C69];0)" office:value-type="float" office:value="1" calcext:value-type="float">
            <text:p>1</text:p>
          </table:table-cell>
          <table:table-cell table:formula="of:=[.D69]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on_off</text:p>
          </table:table-cell>
          <table:table-cell table:formula="of:=([.B69]+[.C69]+[.D69])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0])" office:value-type="string" office:string-value="01 00" calcext:value-type="string">
            <text:p>01 00</text:p>
          </table:table-cell>
          <table:table-cell table:formula="of:=IF([.E70]=1;[.C70];0)" office:value-type="float" office:value="0" calcext:value-type="float">
            <text:p>0</text:p>
          </table:table-cell>
          <table:table-cell table:formula="of:=IF([.E70]=0;[.C70];0)" office:value-type="float" office:value="1" calcext:value-type="float">
            <text:p>1</text:p>
          </table:table-cell>
          <table:table-cell table:formula="of:=[.D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type</text:p>
          </table:table-cell>
          <table:table-cell table:formula="of:=([.B70]+[.C70]+[.D70])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1])" office:value-type="string" office:string-value="01 01" calcext:value-type="string">
            <text:p>01 01</text:p>
          </table:table-cell>
          <table:table-cell table:formula="of:=IF([.E71]=1;[.C71];0)" office:value-type="float" office:value="0" calcext:value-type="float">
            <text:p>0</text:p>
          </table:table-cell>
          <table:table-cell table:formula="of:=IF([.E71]=0;[.C71];0)" office:value-type="float" office:value="1" calcext:value-type="float">
            <text:p>1</text:p>
          </table:table-cell>
          <table:table-cell table:formula="of:=[.D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gain</text:p>
          </table:table-cell>
          <table:table-cell table:formula="of:=([.B71]+[.C71]+[.D71])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2])" office:value-type="string" office:string-value="01 02" calcext:value-type="string">
            <text:p>01 02</text:p>
          </table:table-cell>
          <table:table-cell table:formula="of:=IF([.E72]=1;[.C72];0)" office:value-type="float" office:value="0" calcext:value-type="float">
            <text:p>0</text:p>
          </table:table-cell>
          <table:table-cell table:formula="of:=IF([.E72]=0;[.C72];0)" office:value-type="float" office:value="1" calcext:value-type="float">
            <text:p>1</text:p>
          </table:table-cell>
          <table:table-cell table:formula="of:=[.D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t_comp</text:p>
          </table:table-cell>
          <table:table-cell table:formula="of:=([.B72]+[.C72]+[.D72])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3])" office:value-type="string" office:string-value="01 03" calcext:value-type="string">
            <text:p>01 03</text:p>
          </table:table-cell>
          <table:table-cell table:formula="of:=IF([.E73]=1;[.C73];0)" office:value-type="float" office:value="0" calcext:value-type="float">
            <text:p>0</text:p>
          </table:table-cell>
          <table:table-cell table:formula="of:=IF([.E73]=0;[.C73];0)" office:value-type="float" office:value="1" calcext:value-type="float">
            <text:p>1</text:p>
          </table:table-cell>
          <table:table-cell table:formula="of:=[.D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bass</text:p>
          </table:table-cell>
          <table:table-cell table:formula="of:=([.B73]+[.C73]+[.D73])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])" office:value-type="string" office:string-value="01 04" calcext:value-type="string">
            <text:p>01 04</text:p>
          </table:table-cell>
          <table:table-cell table:formula="of:=IF([.E74]=1;[.C74];0)" office:value-type="float" office:value="0" calcext:value-type="float">
            <text:p>0</text:p>
          </table:table-cell>
          <table:table-cell table:formula="of:=IF([.E74]=0;[.C74];0)" office:value-type="float" office:value="1" calcext:value-type="float">
            <text:p>1</text:p>
          </table:table-cell>
          <table:table-cell table:formula="of:=[.D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middle</text:p>
          </table:table-cell>
          <table:table-cell table:formula="of:=([.B74]+[.C74]+[.D74])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])" office:value-type="string" office:string-value="01 05" calcext:value-type="string">
            <text:p>01 05</text:p>
          </table:table-cell>
          <table:table-cell table:formula="of:=IF([.E75]=1;[.C75];0)" office:value-type="float" office:value="0" calcext:value-type="float">
            <text:p>0</text:p>
          </table:table-cell>
          <table:table-cell table:formula="of:=IF([.E75]=0;[.C75];0)" office:value-type="float" office:value="1" calcext:value-type="float">
            <text:p>1</text:p>
          </table:table-cell>
          <table:table-cell table:formula="of:=[.D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treble</text:p>
          </table:table-cell>
          <table:table-cell table:formula="of:=([.B75]+[.C75]+[.D75])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])" office:value-type="string" office:string-value="01 06" calcext:value-type="string">
            <text:p>01 06</text:p>
          </table:table-cell>
          <table:table-cell table:formula="of:=IF([.E76]=1;[.C76];0)" office:value-type="float" office:value="0" calcext:value-type="float">
            <text:p>0</text:p>
          </table:table-cell>
          <table:table-cell table:formula="of:=IF([.E76]=0;[.C76];0)" office:value-type="float" office:value="1" calcext:value-type="float">
            <text:p>1</text:p>
          </table:table-cell>
          <table:table-cell table:formula="of:=[.D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presence</text:p>
          </table:table-cell>
          <table:table-cell table:formula="of:=([.B76]+[.C76]+[.D76])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])" office:value-type="string" office:string-value="01 07" calcext:value-type="string">
            <text:p>01 07</text:p>
          </table:table-cell>
          <table:table-cell table:formula="of:=IF([.E77]=1;[.C77];0)" office:value-type="float" office:value="0" calcext:value-type="float">
            <text:p>0</text:p>
          </table:table-cell>
          <table:table-cell table:formula="of:=IF([.E77]=0;[.C77];0)" office:value-type="float" office:value="1" calcext:value-type="float">
            <text:p>1</text:p>
          </table:table-cell>
          <table:table-cell table:formula="of:=[.D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level</text:p>
          </table:table-cell>
          <table:table-cell table:formula="of:=([.B77]+[.C77]+[.D77])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])" office:value-type="string" office:string-value="01 08" calcext:value-type="string">
            <text:p>01 08</text:p>
          </table:table-cell>
          <table:table-cell table:formula="of:=IF([.E78]=1;[.C78];0)" office:value-type="float" office:value="0" calcext:value-type="float">
            <text:p>0</text:p>
          </table:table-cell>
          <table:table-cell table:formula="of:=IF([.E78]=0;[.C78];0)" office:value-type="float" office:value="1" calcext:value-type="float">
            <text:p>1</text:p>
          </table:table-cell>
          <table:table-cell table:formula="of:=[.D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bright</text:p>
          </table:table-cell>
          <table:table-cell table:formula="of:=([.B78]+[.C78]+[.D78])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])" office:value-type="string" office:string-value="01 09" calcext:value-type="string">
            <text:p>01 09</text:p>
          </table:table-cell>
          <table:table-cell table:formula="of:=IF([.E79]=1;[.C79];0)" office:value-type="float" office:value="0" calcext:value-type="float">
            <text:p>0</text:p>
          </table:table-cell>
          <table:table-cell table:formula="of:=IF([.E79]=0;[.C79];0)" office:value-type="float" office:value="1" calcext:value-type="float">
            <text:p>1</text:p>
          </table:table-cell>
          <table:table-cell table:formula="of:=[.D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gain_sw</text:p>
          </table:table-cell>
          <table:table-cell table:formula="of:=([.B79]+[.C79]+[.D79])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])" office:value-type="string" office:string-value="01 0A" calcext:value-type="string">
            <text:p>01 0A</text:p>
          </table:table-cell>
          <table:table-cell table:formula="of:=IF([.E80]=1;[.C80];0)" office:value-type="float" office:value="0" calcext:value-type="float">
            <text:p>0</text:p>
          </table:table-cell>
          <table:table-cell table:formula="of:=IF([.E80]=0;[.C80];0)" office:value-type="float" office:value="1" calcext:value-type="float">
            <text:p>1</text:p>
          </table:table-cell>
          <table:table-cell table:formula="of:=[.D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solo_sw</text:p>
          </table:table-cell>
          <table:table-cell table:formula="of:=([.B80]+[.C80]+[.D80])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])" office:value-type="string" office:string-value="01 0B" calcext:value-type="string">
            <text:p>01 0B</text:p>
          </table:table-cell>
          <table:table-cell table:formula="of:=IF([.E81]=1;[.C81];0)" office:value-type="float" office:value="0" calcext:value-type="float">
            <text:p>0</text:p>
          </table:table-cell>
          <table:table-cell table:formula="of:=IF([.E81]=0;[.C81];0)" office:value-type="float" office:value="1" calcext:value-type="float">
            <text:p>1</text:p>
          </table:table-cell>
          <table:table-cell table:formula="of:=[.D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solo_level</text:p>
          </table:table-cell>
          <table:table-cell table:formula="of:=([.B81]+[.C81]+[.D81])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])" office:value-type="string" office:string-value="01 0C" calcext:value-type="string">
            <text:p>01 0C</text:p>
          </table:table-cell>
          <table:table-cell table:formula="of:=IF([.E82]=1;[.C82];0)" office:value-type="float" office:value="0" calcext:value-type="float">
            <text:p>0</text:p>
          </table:table-cell>
          <table:table-cell table:formula="of:=IF([.E82]=0;[.C82];0)" office:value-type="float" office:value="1" calcext:value-type="float">
            <text:p>1</text:p>
          </table:table-cell>
          <table:table-cell table:formula="of:=[.D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sp_type</text:p>
          </table:table-cell>
          <table:table-cell table:formula="of:=([.B82]+[.C82]+[.D82])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])" office:value-type="string" office:string-value="01 0D" calcext:value-type="string">
            <text:p>01 0D</text:p>
          </table:table-cell>
          <table:table-cell table:formula="of:=IF([.E83]=1;[.C83];0)" office:value-type="float" office:value="0" calcext:value-type="float">
            <text:p>0</text:p>
          </table:table-cell>
          <table:table-cell table:formula="of:=IF([.E83]=0;[.C83];0)" office:value-type="float" office:value="1" calcext:value-type="float">
            <text:p>1</text:p>
          </table:table-cell>
          <table:table-cell table:formula="of:=[.D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mic_type</text:p>
          </table:table-cell>
          <table:table-cell table:formula="of:=([.B83]+[.C83]+[.D83])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4])" office:value-type="string" office:string-value="01 0E" calcext:value-type="string">
            <text:p>01 0E</text:p>
          </table:table-cell>
          <table:table-cell table:formula="of:=IF([.E84]=1;[.C84];0)" office:value-type="float" office:value="0" calcext:value-type="float">
            <text:p>0</text:p>
          </table:table-cell>
          <table:table-cell table:formula="of:=IF([.E84]=0;[.C84];0)" office:value-type="float" office:value="1" calcext:value-type="float">
            <text:p>1</text:p>
          </table:table-cell>
          <table:table-cell table:formula="of:=[.D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mic_dis</text:p>
          </table:table-cell>
          <table:table-cell table:formula="of:=([.B84]+[.C84]+[.D84])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5])" office:value-type="string" office:string-value="01 0F" calcext:value-type="string">
            <text:p>01 0F</text:p>
          </table:table-cell>
          <table:table-cell table:formula="of:=IF([.E85]=1;[.C85];0)" office:value-type="float" office:value="0" calcext:value-type="float">
            <text:p>0</text:p>
          </table:table-cell>
          <table:table-cell table:formula="of:=IF([.E85]=0;[.C85];0)" office:value-type="float" office:value="1" calcext:value-type="float">
            <text:p>1</text:p>
          </table:table-cell>
          <table:table-cell table:formula="of:=[.D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mic_pos</text:p>
          </table:table-cell>
          <table:table-cell table:formula="of:=([.B85]+[.C85]+[.D85])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6])" office:value-type="string" office:string-value="01 10" calcext:value-type="string">
            <text:p>01 10</text:p>
          </table:table-cell>
          <table:table-cell table:formula="of:=IF([.E86]=1;[.C86];0)" office:value-type="float" office:value="0" calcext:value-type="float">
            <text:p>0</text:p>
          </table:table-cell>
          <table:table-cell table:formula="of:=IF([.E86]=0;[.C86];0)" office:value-type="float" office:value="1" calcext:value-type="float">
            <text:p>1</text:p>
          </table:table-cell>
          <table:table-cell table:formula="of:=[.D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mic_level</text:p>
          </table:table-cell>
          <table:table-cell table:formula="of:=([.B86]+[.C86]+[.D86])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7])" office:value-type="string" office:string-value="01 11" calcext:value-type="string">
            <text:p>01 11</text:p>
          </table:table-cell>
          <table:table-cell table:formula="of:=IF([.E87]=1;[.C87];0)" office:value-type="float" office:value="0" calcext:value-type="float">
            <text:p>0</text:p>
          </table:table-cell>
          <table:table-cell table:formula="of:=IF([.E87]=0;[.C87];0)" office:value-type="float" office:value="1" calcext:value-type="float">
            <text:p>1</text:p>
          </table:table-cell>
          <table:table-cell table:formula="of:=[.D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direct_mix</text:p>
          </table:table-cell>
          <table:table-cell table:formula="of:=([.B87]+[.C87]+[.D87])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8])" office:value-type="string" office:string-value="01 12" calcext:value-type="string">
            <text:p>01 12</text:p>
          </table:table-cell>
          <table:table-cell table:formula="of:=IF([.E88]=1;[.C88];0)" office:value-type="float" office:value="0" calcext:value-type="float">
            <text:p>0</text:p>
          </table:table-cell>
          <table:table-cell table:formula="of:=IF([.E88]=0;[.C88];0)" office:value-type="float" office:value="1" calcext:value-type="float">
            <text:p>1</text:p>
          </table:table-cell>
          <table:table-cell table:formula="of:=[.D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custom_type</text:p>
          </table:table-cell>
          <table:table-cell table:formula="of:=([.B88]+[.C88]+[.D88])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9])" office:value-type="string" office:string-value="01 13" calcext:value-type="string">
            <text:p>01 13</text:p>
          </table:table-cell>
          <table:table-cell table:formula="of:=IF([.E89]=1;[.C89];0)" office:value-type="float" office:value="0" calcext:value-type="float">
            <text:p>0</text:p>
          </table:table-cell>
          <table:table-cell table:formula="of:=IF([.E89]=0;[.C89];0)" office:value-type="float" office:value="1" calcext:value-type="float">
            <text:p>1</text:p>
          </table:table-cell>
          <table:table-cell table:formula="of:=[.D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custom_bottom</text:p>
          </table:table-cell>
          <table:table-cell table:formula="of:=([.B89]+[.C89]+[.D89])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0])" office:value-type="string" office:string-value="01 14" calcext:value-type="string">
            <text:p>01 14</text:p>
          </table:table-cell>
          <table:table-cell table:formula="of:=IF([.E90]=1;[.C90];0)" office:value-type="float" office:value="0" calcext:value-type="float">
            <text:p>0</text:p>
          </table:table-cell>
          <table:table-cell table:formula="of:=IF([.E90]=0;[.C90];0)" office:value-type="float" office:value="1" calcext:value-type="float">
            <text:p>1</text:p>
          </table:table-cell>
          <table:table-cell table:formula="of:=[.D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custom_edge</text:p>
          </table:table-cell>
          <table:table-cell table:formula="of:=([.B90]+[.C90]+[.D90])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NT2SBH([.B91])" office:value-type="string" office:string-value="01 15" calcext:value-type="string">
            <text:p>01 15</text:p>
          </table:table-cell>
          <table:table-cell table:formula="of:=IF([.E91]=1;[.C91];0)" office:value-type="float" office:value="0" calcext:value-type="float">
            <text:p>0</text:p>
          </table:table-cell>
          <table:table-cell table:formula="of:=IF([.E91]=0;[.C91];0)" office:value-type="float" office:value="1" calcext:value-type="float">
            <text:p>1</text:p>
          </table:table-cell>
          <table:table-cell table:formula="of:=[.D91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custom_preamp_low</text:p>
          </table:table-cell>
          <table:table-cell table:formula="of:=([.B91]+[.C91]+[.D91])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2])" office:value-type="string" office:string-value="01 18" calcext:value-type="string">
            <text:p>01 18</text:p>
          </table:table-cell>
          <table:table-cell table:formula="of:=IF([.E92]=1;[.C92];0)" office:value-type="float" office:value="0" calcext:value-type="float">
            <text:p>0</text:p>
          </table:table-cell>
          <table:table-cell table:formula="of:=IF([.E92]=0;[.C92];0)" office:value-type="float" office:value="1" calcext:value-type="float">
            <text:p>1</text:p>
          </table:table-cell>
          <table:table-cell table:formula="of:=[.D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custom_preamp_high</text:p>
          </table:table-cell>
          <table:table-cell table:formula="of:=([.B92]+[.C92]+[.D92])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3])" office:value-type="string" office:string-value="01 19" calcext:value-type="string">
            <text:p>01 19</text:p>
          </table:table-cell>
          <table:table-cell table:formula="of:=IF([.E93]=1;[.C93];0)" office:value-type="float" office:value="0" calcext:value-type="float">
            <text:p>0</text:p>
          </table:table-cell>
          <table:table-cell table:formula="of:=IF([.E93]=0;[.C93];0)" office:value-type="float" office:value="1" calcext:value-type="float">
            <text:p>1</text:p>
          </table:table-cell>
          <table:table-cell table:formula="of:=[.D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custom_char</text:p>
          </table:table-cell>
          <table:table-cell table:formula="of:=([.B93]+[.C93]+[.D93])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4])" office:value-type="string" office:string-value="01 1A" calcext:value-type="string">
            <text:p>01 1A</text:p>
          </table:table-cell>
          <table:table-cell table:formula="of:=IF([.E94]=1;[.C94];0)" office:value-type="float" office:value="0" calcext:value-type="float">
            <text:p>0</text:p>
          </table:table-cell>
          <table:table-cell table:formula="of:=IF([.E94]=0;[.C94];0)" office:value-type="float" office:value="1" calcext:value-type="float">
            <text:p>1</text:p>
          </table:table-cell>
          <table:table-cell table:formula="of:=[.D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custom_sp_size</text:p>
          </table:table-cell>
          <table:table-cell table:formula="of:=([.B94]+[.C94]+[.D94])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5])" office:value-type="string" office:string-value="01 1B" calcext:value-type="string">
            <text:p>01 1B</text:p>
          </table:table-cell>
          <table:table-cell table:formula="of:=IF([.E95]=1;[.C95];0)" office:value-type="float" office:value="0" calcext:value-type="float">
            <text:p>0</text:p>
          </table:table-cell>
          <table:table-cell table:formula="of:=IF([.E95]=0;[.C95];0)" office:value-type="float" office:value="1" calcext:value-type="float">
            <text:p>1</text:p>
          </table:table-cell>
          <table:table-cell table:formula="of:=[.D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custom_sp_color_low</text:p>
          </table:table-cell>
          <table:table-cell table:formula="of:=([.B95]+[.C95]+[.D95])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6])" office:value-type="string" office:string-value="01 1C" calcext:value-type="string">
            <text:p>01 1C</text:p>
          </table:table-cell>
          <table:table-cell table:formula="of:=IF([.E96]=1;[.C96];0)" office:value-type="float" office:value="0" calcext:value-type="float">
            <text:p>0</text:p>
          </table:table-cell>
          <table:table-cell table:formula="of:=IF([.E96]=0;[.C96];0)" office:value-type="float" office:value="1" calcext:value-type="float">
            <text:p>1</text:p>
          </table:table-cell>
          <table:table-cell table:formula="of:=[.D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custom_sp_color_high</text:p>
          </table:table-cell>
          <table:table-cell table:formula="of:=([.B96]+[.C96]+[.D96])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7])" office:value-type="string" office:string-value="01 1D" calcext:value-type="string">
            <text:p>01 1D</text:p>
          </table:table-cell>
          <table:table-cell table:formula="of:=IF([.E97]=1;[.C97];0)" office:value-type="float" office:value="0" calcext:value-type="float">
            <text:p>0</text:p>
          </table:table-cell>
          <table:table-cell table:formula="of:=IF([.E97]=0;[.C97];0)" office:value-type="float" office:value="1" calcext:value-type="float">
            <text:p>1</text:p>
          </table:table-cell>
          <table:table-cell table:formula="of:=[.D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custom_sp_num</text:p>
          </table:table-cell>
          <table:table-cell table:formula="of:=([.B97]+[.C97]+[.D97])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8])" office:value-type="string" office:string-value="01 1E" calcext:value-type="string">
            <text:p>01 1E</text:p>
          </table:table-cell>
          <table:table-cell table:formula="of:=IF([.E98]=1;[.C98];0)" office:value-type="float" office:value="0" calcext:value-type="float">
            <text:p>0</text:p>
          </table:table-cell>
          <table:table-cell table:formula="of:=IF([.E98]=0;[.C98];0)" office:value-type="float" office:value="1" calcext:value-type="float">
            <text:p>1</text:p>
          </table:table-cell>
          <table:table-cell table:formula="of:=[.D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amp_b_custom_sp_cabinet</text:p>
          </table:table-cell>
          <table:table-cell table:formula="of:=([.B98]+[.C98]+[.D98])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NT2SBH([.B99])" office:value-type="string" office:string-value="01 1F" calcext:value-type="string">
            <text:p>01 1F</text:p>
          </table:table-cell>
          <table:table-cell table:formula="of:=IF([.E99]=1;[.C99];0)" office:value-type="float" office:value="0" calcext:value-type="float">
            <text:p>0</text:p>
          </table:table-cell>
          <table:table-cell table:formula="of:=IF([.E99]=0;[.C99];0)" office:value-type="float" office:value="1" calcext:value-type="float">
            <text:p>1</text:p>
          </table:table-cell>
          <table:table-cell table:formula="of:=[.D99]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_on_off</text:p>
          </table:table-cell>
          <table:table-cell table:formula="of:=([.B99]+[.C99]+[.D99])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0])" office:value-type="string" office:string-value="01 30" calcext:value-type="string">
            <text:p>01 30</text:p>
          </table:table-cell>
          <table:table-cell table:formula="of:=IF([.E100]=1;[.C100];0)" office:value-type="float" office:value="0" calcext:value-type="float">
            <text:p>0</text:p>
          </table:table-cell>
          <table:table-cell table:formula="of:=IF([.E100]=0;[.C100];0)" office:value-type="float" office:value="1" calcext:value-type="float">
            <text:p>1</text:p>
          </table:table-cell>
          <table:table-cell table:formula="of:=[.D1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_low_cut</text:p>
          </table:table-cell>
          <table:table-cell table:formula="of:=([.B100]+[.C100]+[.D100])"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1])" office:value-type="string" office:string-value="01 31" calcext:value-type="string">
            <text:p>01 31</text:p>
          </table:table-cell>
          <table:table-cell table:formula="of:=IF([.E101]=1;[.C101];0)" office:value-type="float" office:value="0" calcext:value-type="float">
            <text:p>0</text:p>
          </table:table-cell>
          <table:table-cell table:formula="of:=IF([.E101]=0;[.C101];0)" office:value-type="float" office:value="1" calcext:value-type="float">
            <text:p>1</text:p>
          </table:table-cell>
          <table:table-cell table:formula="of:=[.D1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_low_gain</text:p>
          </table:table-cell>
          <table:table-cell table:formula="of:=([.B101]+[.C101]+[.D101])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2])" office:value-type="string" office:string-value="01 32" calcext:value-type="string">
            <text:p>01 32</text:p>
          </table:table-cell>
          <table:table-cell table:formula="of:=IF([.E102]=1;[.C102];0)" office:value-type="float" office:value="0" calcext:value-type="float">
            <text:p>0</text:p>
          </table:table-cell>
          <table:table-cell table:formula="of:=IF([.E102]=0;[.C102];0)" office:value-type="float" office:value="1" calcext:value-type="float">
            <text:p>1</text:p>
          </table:table-cell>
          <table:table-cell table:formula="of:=[.D1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_low_mid_freq</text:p>
          </table:table-cell>
          <table:table-cell table:formula="of:=([.B102]+[.C102]+[.D102])"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3])" office:value-type="string" office:string-value="01 33" calcext:value-type="string">
            <text:p>01 33</text:p>
          </table:table-cell>
          <table:table-cell table:formula="of:=IF([.E103]=1;[.C103];0)" office:value-type="float" office:value="0" calcext:value-type="float">
            <text:p>0</text:p>
          </table:table-cell>
          <table:table-cell table:formula="of:=IF([.E103]=0;[.C103];0)" office:value-type="float" office:value="1" calcext:value-type="float">
            <text:p>1</text:p>
          </table:table-cell>
          <table:table-cell table:formula="of:=[.D1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_low_mid_q</text:p>
          </table:table-cell>
          <table:table-cell table:formula="of:=([.B103]+[.C103]+[.D103])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4])" office:value-type="string" office:string-value="01 34" calcext:value-type="string">
            <text:p>01 34</text:p>
          </table:table-cell>
          <table:table-cell table:formula="of:=IF([.E104]=1;[.C104];0)" office:value-type="float" office:value="0" calcext:value-type="float">
            <text:p>0</text:p>
          </table:table-cell>
          <table:table-cell table:formula="of:=IF([.E104]=0;[.C104];0)" office:value-type="float" office:value="1" calcext:value-type="float">
            <text:p>1</text:p>
          </table:table-cell>
          <table:table-cell table:formula="of:=[.D1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_low_mid_gain</text:p>
          </table:table-cell>
          <table:table-cell table:formula="of:=([.B104]+[.C104]+[.D104])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5])" office:value-type="string" office:string-value="01 35" calcext:value-type="string">
            <text:p>01 35</text:p>
          </table:table-cell>
          <table:table-cell table:formula="of:=IF([.E105]=1;[.C105];0)" office:value-type="float" office:value="0" calcext:value-type="float">
            <text:p>0</text:p>
          </table:table-cell>
          <table:table-cell table:formula="of:=IF([.E105]=0;[.C105];0)" office:value-type="float" office:value="1" calcext:value-type="float">
            <text:p>1</text:p>
          </table:table-cell>
          <table:table-cell table:formula="of:=[.D1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_high_mid_freq</text:p>
          </table:table-cell>
          <table:table-cell table:formula="of:=([.B105]+[.C105]+[.D105])"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6])" office:value-type="string" office:string-value="01 36" calcext:value-type="string">
            <text:p>01 36</text:p>
          </table:table-cell>
          <table:table-cell table:formula="of:=IF([.E106]=1;[.C106];0)" office:value-type="float" office:value="0" calcext:value-type="float">
            <text:p>0</text:p>
          </table:table-cell>
          <table:table-cell table:formula="of:=IF([.E106]=0;[.C106];0)" office:value-type="float" office:value="1" calcext:value-type="float">
            <text:p>1</text:p>
          </table:table-cell>
          <table:table-cell table:formula="of:=[.D1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_high_mid_q</text:p>
          </table:table-cell>
          <table:table-cell table:formula="of:=([.B106]+[.C106]+[.D106])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7])" office:value-type="string" office:string-value="01 37" calcext:value-type="string">
            <text:p>01 37</text:p>
          </table:table-cell>
          <table:table-cell table:formula="of:=IF([.E107]=1;[.C107];0)" office:value-type="float" office:value="0" calcext:value-type="float">
            <text:p>0</text:p>
          </table:table-cell>
          <table:table-cell table:formula="of:=IF([.E107]=0;[.C107];0)" office:value-type="float" office:value="1" calcext:value-type="float">
            <text:p>1</text:p>
          </table:table-cell>
          <table:table-cell table:formula="of:=[.D1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_high_mid_gain</text:p>
          </table:table-cell>
          <table:table-cell table:formula="of:=([.B107]+[.C107]+[.D107])"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8])" office:value-type="string" office:string-value="01 38" calcext:value-type="string">
            <text:p>01 38</text:p>
          </table:table-cell>
          <table:table-cell table:formula="of:=IF([.E108]=1;[.C108];0)" office:value-type="float" office:value="0" calcext:value-type="float">
            <text:p>0</text:p>
          </table:table-cell>
          <table:table-cell table:formula="of:=IF([.E108]=0;[.C108];0)" office:value-type="float" office:value="1" calcext:value-type="float">
            <text:p>1</text:p>
          </table:table-cell>
          <table:table-cell table:formula="of:=[.D1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_high_gain</text:p>
          </table:table-cell>
          <table:table-cell table:formula="of:=([.B108]+[.C108]+[.D108])"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9])" office:value-type="string" office:string-value="01 39" calcext:value-type="string">
            <text:p>01 39</text:p>
          </table:table-cell>
          <table:table-cell table:formula="of:=IF([.E109]=1;[.C109];0)" office:value-type="float" office:value="0" calcext:value-type="float">
            <text:p>0</text:p>
          </table:table-cell>
          <table:table-cell table:formula="of:=IF([.E109]=0;[.C109];0)" office:value-type="float" office:value="1" calcext:value-type="float">
            <text:p>1</text:p>
          </table:table-cell>
          <table:table-cell table:formula="of:=[.D1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_high_cut</text:p>
          </table:table-cell>
          <table:table-cell table:formula="of:=([.B109]+[.C109]+[.D109])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10])" office:value-type="string" office:string-value="01 3A" calcext:value-type="string">
            <text:p>01 3A</text:p>
          </table:table-cell>
          <table:table-cell table:formula="of:=IF([.E110]=1;[.C110];0)" office:value-type="float" office:value="0" calcext:value-type="float">
            <text:p>0</text:p>
          </table:table-cell>
          <table:table-cell table:formula="of:=IF([.E110]=0;[.C110];0)" office:value-type="float" office:value="1" calcext:value-type="float">
            <text:p>1</text:p>
          </table:table-cell>
          <table:table-cell table:formula="of:=[.D1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_level</text:p>
          </table:table-cell>
          <table:table-cell table:formula="of:=([.B110]+[.C110]+[.D110])"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NT2SBH([.B111])" office:value-type="string" office:string-value="01 3B" calcext:value-type="string">
            <text:p>01 3B</text:p>
          </table:table-cell>
          <table:table-cell table:formula="of:=IF([.E111]=1;[.C111];0)" office:value-type="float" office:value="0" calcext:value-type="float">
            <text:p>0</text:p>
          </table:table-cell>
          <table:table-cell table:formula="of:=IF([.E111]=0;[.C111];0)" office:value-type="float" office:value="1" calcext:value-type="float">
            <text:p>1</text:p>
          </table:table-cell>
          <table:table-cell table:formula="of:=[.D111]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on_off</text:p>
          </table:table-cell>
          <table:table-cell table:formula="of:=([.B111]+[.C111]+[.D111])"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12])" office:value-type="string" office:string-value="01 40" calcext:value-type="string">
            <text:p>01 40</text:p>
          </table:table-cell>
          <table:table-cell table:formula="of:=IF([.E112]=1;[.C112];0)" office:value-type="float" office:value="1" calcext:value-type="float">
            <text:p>1</text:p>
          </table:table-cell>
          <table:table-cell table:formula="of:=IF([.E112]=0;[.C112];0)" office:value-type="float" office:value="0" calcext:value-type="float">
            <text:p>0</text:p>
          </table:table-cell>
          <table:table-cell table:formula="of:=[.D1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fx_type</text:p>
          </table:table-cell>
          <table:table-cell table:formula="of:=([.B112]+[.C112]+[.D112])"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13])" office:value-type="string" office:string-value="01 41" calcext:value-type="string">
            <text:p>01 41</text:p>
          </table:table-cell>
          <table:table-cell table:formula="of:=IF([.E113]=1;[.C113];0)" office:value-type="float" office:value="1" calcext:value-type="float">
            <text:p>1</text:p>
          </table:table-cell>
          <table:table-cell table:formula="of:=IF([.E113]=0;[.C113];0)" office:value-type="float" office:value="0" calcext:value-type="float">
            <text:p>0</text:p>
          </table:table-cell>
          <table:table-cell table:formula="of:=[.D1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od_ds_type</text:p>
          </table:table-cell>
          <table:table-cell table:formula="of:=([.B113]+[.C113]+[.D113])"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14])" office:value-type="string" office:string-value="01 42" calcext:value-type="string">
            <text:p>01 42</text:p>
          </table:table-cell>
          <table:table-cell table:formula="of:=IF([.E114]=1;[.C114];0)" office:value-type="float" office:value="1" calcext:value-type="float">
            <text:p>1</text:p>
          </table:table-cell>
          <table:table-cell table:formula="of:=IF([.E114]=0;[.C114];0)" office:value-type="float" office:value="0" calcext:value-type="float">
            <text:p>0</text:p>
          </table:table-cell>
          <table:table-cell table:formula="of:=[.D1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od_ds_drive</text:p>
          </table:table-cell>
          <table:table-cell table:formula="of:=([.B114]+[.C114]+[.D114])"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15])" office:value-type="string" office:string-value="01 43" calcext:value-type="string">
            <text:p>01 43</text:p>
          </table:table-cell>
          <table:table-cell table:formula="of:=IF([.E115]=1;[.C115];0)" office:value-type="float" office:value="1" calcext:value-type="float">
            <text:p>1</text:p>
          </table:table-cell>
          <table:table-cell table:formula="of:=IF([.E115]=0;[.C115];0)" office:value-type="float" office:value="0" calcext:value-type="float">
            <text:p>0</text:p>
          </table:table-cell>
          <table:table-cell table:formula="of:=[.D1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od_ds_bottom</text:p>
          </table:table-cell>
          <table:table-cell table:formula="of:=([.B115]+[.C115]+[.D115])"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16])" office:value-type="string" office:string-value="01 44" calcext:value-type="string">
            <text:p>01 44</text:p>
          </table:table-cell>
          <table:table-cell table:formula="of:=IF([.E116]=1;[.C116];0)" office:value-type="float" office:value="1" calcext:value-type="float">
            <text:p>1</text:p>
          </table:table-cell>
          <table:table-cell table:formula="of:=IF([.E116]=0;[.C116];0)" office:value-type="float" office:value="0" calcext:value-type="float">
            <text:p>0</text:p>
          </table:table-cell>
          <table:table-cell table:formula="of:=[.D1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od_ds_tone</text:p>
          </table:table-cell>
          <table:table-cell table:formula="of:=([.B116]+[.C116]+[.D116])"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17])" office:value-type="string" office:string-value="01 45" calcext:value-type="string">
            <text:p>01 45</text:p>
          </table:table-cell>
          <table:table-cell table:formula="of:=IF([.E117]=1;[.C117];0)" office:value-type="float" office:value="1" calcext:value-type="float">
            <text:p>1</text:p>
          </table:table-cell>
          <table:table-cell table:formula="of:=IF([.E117]=0;[.C117];0)" office:value-type="float" office:value="0" calcext:value-type="float">
            <text:p>0</text:p>
          </table:table-cell>
          <table:table-cell table:formula="of:=[.D1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od_ds_solo_sw</text:p>
          </table:table-cell>
          <table:table-cell table:formula="of:=([.B117]+[.C117]+[.D117])"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18])" office:value-type="string" office:string-value="01 46" calcext:value-type="string">
            <text:p>01 46</text:p>
          </table:table-cell>
          <table:table-cell table:formula="of:=IF([.E118]=1;[.C118];0)" office:value-type="float" office:value="1" calcext:value-type="float">
            <text:p>1</text:p>
          </table:table-cell>
          <table:table-cell table:formula="of:=IF([.E118]=0;[.C118];0)" office:value-type="float" office:value="0" calcext:value-type="float">
            <text:p>0</text:p>
          </table:table-cell>
          <table:table-cell table:formula="of:=[.D1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od_ds_solo_level</text:p>
          </table:table-cell>
          <table:table-cell table:formula="of:=([.B118]+[.C118]+[.D118])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19])" office:value-type="string" office:string-value="01 47" calcext:value-type="string">
            <text:p>01 47</text:p>
          </table:table-cell>
          <table:table-cell table:formula="of:=IF([.E119]=1;[.C119];0)" office:value-type="float" office:value="1" calcext:value-type="float">
            <text:p>1</text:p>
          </table:table-cell>
          <table:table-cell table:formula="of:=IF([.E119]=0;[.C119];0)" office:value-type="float" office:value="0" calcext:value-type="float">
            <text:p>0</text:p>
          </table:table-cell>
          <table:table-cell table:formula="of:=[.D1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od_ds_effect_level</text:p>
          </table:table-cell>
          <table:table-cell table:formula="of:=([.B119]+[.C119]+[.D119])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20])" office:value-type="string" office:string-value="01 48" calcext:value-type="string">
            <text:p>01 48</text:p>
          </table:table-cell>
          <table:table-cell table:formula="of:=IF([.E120]=1;[.C120];0)" office:value-type="float" office:value="1" calcext:value-type="float">
            <text:p>1</text:p>
          </table:table-cell>
          <table:table-cell table:formula="of:=IF([.E120]=0;[.C120];0)" office:value-type="float" office:value="0" calcext:value-type="float">
            <text:p>0</text:p>
          </table:table-cell>
          <table:table-cell table:formula="of:=[.D1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od_ds_direct_mix</text:p>
          </table:table-cell>
          <table:table-cell table:formula="of:=([.B120]+[.C120]+[.D120])"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T2SBH([.B121])" office:value-type="string" office:string-value="01 49" calcext:value-type="string">
            <text:p>01 49</text:p>
          </table:table-cell>
          <table:table-cell table:formula="of:=IF([.E121]=1;[.C121];0)" office:value-type="float" office:value="1" calcext:value-type="float">
            <text:p>1</text:p>
          </table:table-cell>
          <table:table-cell table:formula="of:=IF([.E121]=0;[.C121];0)" office:value-type="float" office:value="0" calcext:value-type="float">
            <text:p>0</text:p>
          </table:table-cell>
          <table:table-cell table:formula="of:=[.D121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t_wah_mode</text:p>
          </table:table-cell>
          <table:table-cell table:formula="of:=([.B121]+[.C121]+[.D121])"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22])" office:value-type="string" office:string-value="01 4C" calcext:value-type="string">
            <text:p>01 4C</text:p>
          </table:table-cell>
          <table:table-cell table:formula="of:=IF([.E122]=1;[.C122];0)" office:value-type="float" office:value="1" calcext:value-type="float">
            <text:p>1</text:p>
          </table:table-cell>
          <table:table-cell table:formula="of:=IF([.E122]=0;[.C122];0)" office:value-type="float" office:value="0" calcext:value-type="float">
            <text:p>0</text:p>
          </table:table-cell>
          <table:table-cell table:formula="of:=[.D1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t_wah_polar</text:p>
          </table:table-cell>
          <table:table-cell table:formula="of:=([.B122]+[.C122]+[.D122])"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23])" office:value-type="string" office:string-value="01 4D" calcext:value-type="string">
            <text:p>01 4D</text:p>
          </table:table-cell>
          <table:table-cell table:formula="of:=IF([.E123]=1;[.C123];0)" office:value-type="float" office:value="1" calcext:value-type="float">
            <text:p>1</text:p>
          </table:table-cell>
          <table:table-cell table:formula="of:=IF([.E123]=0;[.C123];0)" office:value-type="float" office:value="0" calcext:value-type="float">
            <text:p>0</text:p>
          </table:table-cell>
          <table:table-cell table:formula="of:=[.D1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t_wah_sens</text:p>
          </table:table-cell>
          <table:table-cell table:formula="of:=([.B123]+[.C123]+[.D123])"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24])" office:value-type="string" office:string-value="01 4E" calcext:value-type="string">
            <text:p>01 4E</text:p>
          </table:table-cell>
          <table:table-cell table:formula="of:=IF([.E124]=1;[.C124];0)" office:value-type="float" office:value="1" calcext:value-type="float">
            <text:p>1</text:p>
          </table:table-cell>
          <table:table-cell table:formula="of:=IF([.E124]=0;[.C124];0)" office:value-type="float" office:value="0" calcext:value-type="float">
            <text:p>0</text:p>
          </table:table-cell>
          <table:table-cell table:formula="of:=[.D1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t_wah_freq</text:p>
          </table:table-cell>
          <table:table-cell table:formula="of:=([.B124]+[.C124]+[.D124])"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25])" office:value-type="string" office:string-value="01 4F" calcext:value-type="string">
            <text:p>01 4F</text:p>
          </table:table-cell>
          <table:table-cell table:formula="of:=IF([.E125]=1;[.C125];0)" office:value-type="float" office:value="1" calcext:value-type="float">
            <text:p>1</text:p>
          </table:table-cell>
          <table:table-cell table:formula="of:=IF([.E125]=0;[.C125];0)" office:value-type="float" office:value="0" calcext:value-type="float">
            <text:p>0</text:p>
          </table:table-cell>
          <table:table-cell table:formula="of:=[.D1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t_wah_peak</text:p>
          </table:table-cell>
          <table:table-cell table:formula="of:=([.B125]+[.C125]+[.D125])"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26])" office:value-type="string" office:string-value="01 50" calcext:value-type="string">
            <text:p>01 50</text:p>
          </table:table-cell>
          <table:table-cell table:formula="of:=IF([.E126]=1;[.C126];0)" office:value-type="float" office:value="1" calcext:value-type="float">
            <text:p>1</text:p>
          </table:table-cell>
          <table:table-cell table:formula="of:=IF([.E126]=0;[.C126];0)" office:value-type="float" office:value="0" calcext:value-type="float">
            <text:p>0</text:p>
          </table:table-cell>
          <table:table-cell table:formula="of:=[.D1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t_wah_direct_mix</text:p>
          </table:table-cell>
          <table:table-cell table:formula="of:=([.B126]+[.C126]+[.D126])"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27])" office:value-type="string" office:string-value="01 51" calcext:value-type="string">
            <text:p>01 51</text:p>
          </table:table-cell>
          <table:table-cell table:formula="of:=IF([.E127]=1;[.C127];0)" office:value-type="float" office:value="1" calcext:value-type="float">
            <text:p>1</text:p>
          </table:table-cell>
          <table:table-cell table:formula="of:=IF([.E127]=0;[.C127];0)" office:value-type="float" office:value="0" calcext:value-type="float">
            <text:p>0</text:p>
          </table:table-cell>
          <table:table-cell table:formula="of:=[.D1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t_wah_effect_level</text:p>
          </table:table-cell>
          <table:table-cell table:formula="of:=([.B127]+[.C127]+[.D127])" office:value-type="float" office:value="210" calcext:value-type="float">
            <text:p>21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28])" office:value-type="string" office:string-value="01 52" calcext:value-type="string">
            <text:p>01 52</text:p>
          </table:table-cell>
          <table:table-cell table:formula="of:=IF([.E128]=1;[.C128];0)" office:value-type="float" office:value="1" calcext:value-type="float">
            <text:p>1</text:p>
          </table:table-cell>
          <table:table-cell table:formula="of:=IF([.E128]=0;[.C128];0)" office:value-type="float" office:value="0" calcext:value-type="float">
            <text:p>0</text:p>
          </table:table-cell>
          <table:table-cell table:formula="of:=[.D12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uto_wah_mode</text:p>
          </table:table-cell>
          <table:table-cell table:formula="of:=([.B128]+[.C128]+[.D128])"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29])" office:value-type="string" office:string-value="01 54" calcext:value-type="string">
            <text:p>01 54</text:p>
          </table:table-cell>
          <table:table-cell table:formula="of:=IF([.E129]=1;[.C129];0)" office:value-type="float" office:value="1" calcext:value-type="float">
            <text:p>1</text:p>
          </table:table-cell>
          <table:table-cell table:formula="of:=IF([.E129]=0;[.C129];0)" office:value-type="float" office:value="0" calcext:value-type="float">
            <text:p>0</text:p>
          </table:table-cell>
          <table:table-cell table:formula="of:=[.D1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uto_wah_freq</text:p>
          </table:table-cell>
          <table:table-cell table:formula="of:=([.B129]+[.C129]+[.D129])"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30])" office:value-type="string" office:string-value="01 55" calcext:value-type="string">
            <text:p>01 55</text:p>
          </table:table-cell>
          <table:table-cell table:formula="of:=IF([.E130]=1;[.C130];0)" office:value-type="float" office:value="1" calcext:value-type="float">
            <text:p>1</text:p>
          </table:table-cell>
          <table:table-cell table:formula="of:=IF([.E130]=0;[.C130];0)" office:value-type="float" office:value="0" calcext:value-type="float">
            <text:p>0</text:p>
          </table:table-cell>
          <table:table-cell table:formula="of:=[.D1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uto_wah_peak</text:p>
          </table:table-cell>
          <table:table-cell table:formula="of:=([.B130]+[.C130]+[.D130])"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31])" office:value-type="string" office:string-value="01 56" calcext:value-type="string">
            <text:p>01 56</text:p>
          </table:table-cell>
          <table:table-cell table:formula="of:=IF([.E131]=1;[.C131];0)" office:value-type="float" office:value="1" calcext:value-type="float">
            <text:p>1</text:p>
          </table:table-cell>
          <table:table-cell table:formula="of:=IF([.E131]=0;[.C131];0)" office:value-type="float" office:value="0" calcext:value-type="float">
            <text:p>0</text:p>
          </table:table-cell>
          <table:table-cell table:formula="of:=[.D1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uto_wah_rate</text:p>
          </table:table-cell>
          <table:table-cell table:formula="of:=([.B131]+[.C131]+[.D131])"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32])" office:value-type="string" office:string-value="01 57" calcext:value-type="string">
            <text:p>01 57</text:p>
          </table:table-cell>
          <table:table-cell table:formula="of:=IF([.E132]=1;[.C132];0)" office:value-type="float" office:value="1" calcext:value-type="float">
            <text:p>1</text:p>
          </table:table-cell>
          <table:table-cell table:formula="of:=IF([.E132]=0;[.C132];0)" office:value-type="float" office:value="0" calcext:value-type="float">
            <text:p>0</text:p>
          </table:table-cell>
          <table:table-cell table:formula="of:=[.D1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uto_wah_depth</text:p>
          </table:table-cell>
          <table:table-cell table:formula="of:=([.B132]+[.C132]+[.D132])"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33])" office:value-type="string" office:string-value="01 58" calcext:value-type="string">
            <text:p>01 58</text:p>
          </table:table-cell>
          <table:table-cell table:formula="of:=IF([.E133]=1;[.C133];0)" office:value-type="float" office:value="1" calcext:value-type="float">
            <text:p>1</text:p>
          </table:table-cell>
          <table:table-cell table:formula="of:=IF([.E133]=0;[.C133];0)" office:value-type="float" office:value="0" calcext:value-type="float">
            <text:p>0</text:p>
          </table:table-cell>
          <table:table-cell table:formula="of:=[.D1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uto_wah_direct_mix</text:p>
          </table:table-cell>
          <table:table-cell table:formula="of:=([.B133]+[.C133]+[.D133])"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34])" office:value-type="string" office:string-value="01 59" calcext:value-type="string">
            <text:p>01 59</text:p>
          </table:table-cell>
          <table:table-cell table:formula="of:=IF([.E134]=1;[.C134];0)" office:value-type="float" office:value="1" calcext:value-type="float">
            <text:p>1</text:p>
          </table:table-cell>
          <table:table-cell table:formula="of:=IF([.E134]=0;[.C134];0)" office:value-type="float" office:value="0" calcext:value-type="float">
            <text:p>0</text:p>
          </table:table-cell>
          <table:table-cell table:formula="of:=[.D1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uto_wah_effect_level</text:p>
          </table:table-cell>
          <table:table-cell table:formula="of:=([.B134]+[.C134]+[.D134])" office:value-type="float" office:value="218" calcext:value-type="float">
            <text:p>21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35])" office:value-type="string" office:string-value="01 5A" calcext:value-type="string">
            <text:p>01 5A</text:p>
          </table:table-cell>
          <table:table-cell table:formula="of:=IF([.E135]=1;[.C135];0)" office:value-type="float" office:value="1" calcext:value-type="float">
            <text:p>1</text:p>
          </table:table-cell>
          <table:table-cell table:formula="of:=IF([.E135]=0;[.C135];0)" office:value-type="float" office:value="0" calcext:value-type="float">
            <text:p>0</text:p>
          </table:table-cell>
          <table:table-cell table:formula="of:=[.D135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wah_type</text:p>
          </table:table-cell>
          <table:table-cell table:formula="of:=([.B135]+[.C135]+[.D135])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36])" office:value-type="string" office:string-value="01 5C" calcext:value-type="string">
            <text:p>01 5C</text:p>
          </table:table-cell>
          <table:table-cell table:formula="of:=IF([.E136]=1;[.C136];0)" office:value-type="float" office:value="1" calcext:value-type="float">
            <text:p>1</text:p>
          </table:table-cell>
          <table:table-cell table:formula="of:=IF([.E136]=0;[.C136];0)" office:value-type="float" office:value="0" calcext:value-type="float">
            <text:p>0</text:p>
          </table:table-cell>
          <table:table-cell table:formula="of:=[.D1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wah_pedal_pos</text:p>
          </table:table-cell>
          <table:table-cell table:formula="of:=([.B136]+[.C136]+[.D136])"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37])" office:value-type="string" office:string-value="01 5D" calcext:value-type="string">
            <text:p>01 5D</text:p>
          </table:table-cell>
          <table:table-cell table:formula="of:=IF([.E137]=1;[.C137];0)" office:value-type="float" office:value="1" calcext:value-type="float">
            <text:p>1</text:p>
          </table:table-cell>
          <table:table-cell table:formula="of:=IF([.E137]=0;[.C137];0)" office:value-type="float" office:value="0" calcext:value-type="float">
            <text:p>0</text:p>
          </table:table-cell>
          <table:table-cell table:formula="of:=[.D1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wah_pedal_min</text:p>
          </table:table-cell>
          <table:table-cell table:formula="of:=([.B137]+[.C137]+[.D137])"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38])" office:value-type="string" office:string-value="01 5E" calcext:value-type="string">
            <text:p>01 5E</text:p>
          </table:table-cell>
          <table:table-cell table:formula="of:=IF([.E138]=1;[.C138];0)" office:value-type="float" office:value="1" calcext:value-type="float">
            <text:p>1</text:p>
          </table:table-cell>
          <table:table-cell table:formula="of:=IF([.E138]=0;[.C138];0)" office:value-type="float" office:value="0" calcext:value-type="float">
            <text:p>0</text:p>
          </table:table-cell>
          <table:table-cell table:formula="of:=[.D1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wah_pedal_max</text:p>
          </table:table-cell>
          <table:table-cell table:formula="of:=([.B138]+[.C138]+[.D138])"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39])" office:value-type="string" office:string-value="01 5F" calcext:value-type="string">
            <text:p>01 5F</text:p>
          </table:table-cell>
          <table:table-cell table:formula="of:=IF([.E139]=1;[.C139];0)" office:value-type="float" office:value="1" calcext:value-type="float">
            <text:p>1</text:p>
          </table:table-cell>
          <table:table-cell table:formula="of:=IF([.E139]=0;[.C139];0)" office:value-type="float" office:value="0" calcext:value-type="float">
            <text:p>0</text:p>
          </table:table-cell>
          <table:table-cell table:formula="of:=[.D1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wah_effect_level</text:p>
          </table:table-cell>
          <table:table-cell table:formula="of:=([.B139]+[.C139]+[.D139])"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40])" office:value-type="string" office:string-value="01 60" calcext:value-type="string">
            <text:p>01 60</text:p>
          </table:table-cell>
          <table:table-cell table:formula="of:=IF([.E140]=1;[.C140];0)" office:value-type="float" office:value="1" calcext:value-type="float">
            <text:p>1</text:p>
          </table:table-cell>
          <table:table-cell table:formula="of:=IF([.E140]=0;[.C140];0)" office:value-type="float" office:value="0" calcext:value-type="float">
            <text:p>0</text:p>
          </table:table-cell>
          <table:table-cell table:formula="of:=[.D1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wah_direct_mix</text:p>
          </table:table-cell>
          <table:table-cell table:formula="of:=([.B140]+[.C140]+[.D140])" office:value-type="float" office:value="225" calcext:value-type="float">
            <text:p>22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41])" office:value-type="string" office:string-value="01 61" calcext:value-type="string">
            <text:p>01 61</text:p>
          </table:table-cell>
          <table:table-cell table:formula="of:=IF([.E141]=1;[.C141];0)" office:value-type="float" office:value="1" calcext:value-type="float">
            <text:p>1</text:p>
          </table:table-cell>
          <table:table-cell table:formula="of:=IF([.E141]=0;[.C141];0)" office:value-type="float" office:value="0" calcext:value-type="float">
            <text:p>0</text:p>
          </table:table-cell>
          <table:table-cell table:formula="of:=[.D141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dv_comp_type</text:p>
          </table:table-cell>
          <table:table-cell table:formula="of:=([.B141]+[.C141]+[.D141])"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42])" office:value-type="string" office:string-value="01 63" calcext:value-type="string">
            <text:p>01 63</text:p>
          </table:table-cell>
          <table:table-cell table:formula="of:=IF([.E142]=1;[.C142];0)" office:value-type="float" office:value="1" calcext:value-type="float">
            <text:p>1</text:p>
          </table:table-cell>
          <table:table-cell table:formula="of:=IF([.E142]=0;[.C142];0)" office:value-type="float" office:value="0" calcext:value-type="float">
            <text:p>0</text:p>
          </table:table-cell>
          <table:table-cell table:formula="of:=[.D1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dv_comp_sustain</text:p>
          </table:table-cell>
          <table:table-cell table:formula="of:=([.B142]+[.C142]+[.D142])"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43])" office:value-type="string" office:string-value="01 64" calcext:value-type="string">
            <text:p>01 64</text:p>
          </table:table-cell>
          <table:table-cell table:formula="of:=IF([.E143]=1;[.C143];0)" office:value-type="float" office:value="1" calcext:value-type="float">
            <text:p>1</text:p>
          </table:table-cell>
          <table:table-cell table:formula="of:=IF([.E143]=0;[.C143];0)" office:value-type="float" office:value="0" calcext:value-type="float">
            <text:p>0</text:p>
          </table:table-cell>
          <table:table-cell table:formula="of:=[.D1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dv_comp_attack</text:p>
          </table:table-cell>
          <table:table-cell table:formula="of:=([.B143]+[.C143]+[.D143])"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44])" office:value-type="string" office:string-value="01 65" calcext:value-type="string">
            <text:p>01 65</text:p>
          </table:table-cell>
          <table:table-cell table:formula="of:=IF([.E144]=1;[.C144];0)" office:value-type="float" office:value="1" calcext:value-type="float">
            <text:p>1</text:p>
          </table:table-cell>
          <table:table-cell table:formula="of:=IF([.E144]=0;[.C144];0)" office:value-type="float" office:value="0" calcext:value-type="float">
            <text:p>0</text:p>
          </table:table-cell>
          <table:table-cell table:formula="of:=[.D1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dv_comp_tone</text:p>
          </table:table-cell>
          <table:table-cell table:formula="of:=([.B144]+[.C144]+[.D144])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45])" office:value-type="string" office:string-value="01 66" calcext:value-type="string">
            <text:p>01 66</text:p>
          </table:table-cell>
          <table:table-cell table:formula="of:=IF([.E145]=1;[.C145];0)" office:value-type="float" office:value="1" calcext:value-type="float">
            <text:p>1</text:p>
          </table:table-cell>
          <table:table-cell table:formula="of:=IF([.E145]=0;[.C145];0)" office:value-type="float" office:value="0" calcext:value-type="float">
            <text:p>0</text:p>
          </table:table-cell>
          <table:table-cell table:formula="of:=[.D1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dv_comp_level</text:p>
          </table:table-cell>
          <table:table-cell table:formula="of:=([.B145]+[.C145]+[.D145])" office:value-type="float" office:value="231" calcext:value-type="float">
            <text:p>23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46])" office:value-type="string" office:string-value="01 67" calcext:value-type="string">
            <text:p>01 67</text:p>
          </table:table-cell>
          <table:table-cell table:formula="of:=IF([.E146]=1;[.C146];0)" office:value-type="float" office:value="1" calcext:value-type="float">
            <text:p>1</text:p>
          </table:table-cell>
          <table:table-cell table:formula="of:=IF([.E146]=0;[.C146];0)" office:value-type="float" office:value="0" calcext:value-type="float">
            <text:p>0</text:p>
          </table:table-cell>
          <table:table-cell table:formula="of:=[.D146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limiter_type</text:p>
          </table:table-cell>
          <table:table-cell table:formula="of:=([.B146]+[.C146]+[.D146])"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47])" office:value-type="string" office:string-value="01 69" calcext:value-type="string">
            <text:p>01 69</text:p>
          </table:table-cell>
          <table:table-cell table:formula="of:=IF([.E147]=1;[.C147];0)" office:value-type="float" office:value="1" calcext:value-type="float">
            <text:p>1</text:p>
          </table:table-cell>
          <table:table-cell table:formula="of:=IF([.E147]=0;[.C147];0)" office:value-type="float" office:value="0" calcext:value-type="float">
            <text:p>0</text:p>
          </table:table-cell>
          <table:table-cell table:formula="of:=[.D1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limiter_attack</text:p>
          </table:table-cell>
          <table:table-cell table:formula="of:=([.B147]+[.C147]+[.D147])"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48])" office:value-type="string" office:string-value="01 6A" calcext:value-type="string">
            <text:p>01 6A</text:p>
          </table:table-cell>
          <table:table-cell table:formula="of:=IF([.E148]=1;[.C148];0)" office:value-type="float" office:value="1" calcext:value-type="float">
            <text:p>1</text:p>
          </table:table-cell>
          <table:table-cell table:formula="of:=IF([.E148]=0;[.C148];0)" office:value-type="float" office:value="0" calcext:value-type="float">
            <text:p>0</text:p>
          </table:table-cell>
          <table:table-cell table:formula="of:=[.D1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limiter_thresh</text:p>
          </table:table-cell>
          <table:table-cell table:formula="of:=([.B148]+[.C148]+[.D148])"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49])" office:value-type="string" office:string-value="01 6B" calcext:value-type="string">
            <text:p>01 6B</text:p>
          </table:table-cell>
          <table:table-cell table:formula="of:=IF([.E149]=1;[.C149];0)" office:value-type="float" office:value="1" calcext:value-type="float">
            <text:p>1</text:p>
          </table:table-cell>
          <table:table-cell table:formula="of:=IF([.E149]=0;[.C149];0)" office:value-type="float" office:value="0" calcext:value-type="float">
            <text:p>0</text:p>
          </table:table-cell>
          <table:table-cell table:formula="of:=[.D1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limiter_ratio</text:p>
          </table:table-cell>
          <table:table-cell table:formula="of:=([.B149]+[.C149]+[.D149])"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50])" office:value-type="string" office:string-value="01 6C" calcext:value-type="string">
            <text:p>01 6C</text:p>
          </table:table-cell>
          <table:table-cell table:formula="of:=IF([.E150]=1;[.C150];0)" office:value-type="float" office:value="1" calcext:value-type="float">
            <text:p>1</text:p>
          </table:table-cell>
          <table:table-cell table:formula="of:=IF([.E150]=0;[.C150];0)" office:value-type="float" office:value="0" calcext:value-type="float">
            <text:p>0</text:p>
          </table:table-cell>
          <table:table-cell table:formula="of:=[.D1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limiter_release</text:p>
          </table:table-cell>
          <table:table-cell table:formula="of:=([.B150]+[.C150]+[.D150])"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51])" office:value-type="string" office:string-value="01 6D" calcext:value-type="string">
            <text:p>01 6D</text:p>
          </table:table-cell>
          <table:table-cell table:formula="of:=IF([.E151]=1;[.C151];0)" office:value-type="float" office:value="1" calcext:value-type="float">
            <text:p>1</text:p>
          </table:table-cell>
          <table:table-cell table:formula="of:=IF([.E151]=0;[.C151];0)" office:value-type="float" office:value="0" calcext:value-type="float">
            <text:p>0</text:p>
          </table:table-cell>
          <table:table-cell table:formula="of:=[.D1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limiter_level</text:p>
          </table:table-cell>
          <table:table-cell table:formula="of:=([.B151]+[.C151]+[.D151])" office:value-type="float" office:value="238" calcext:value-type="float">
            <text:p>23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52])" office:value-type="string" office:string-value="01 6E" calcext:value-type="string">
            <text:p>01 6E</text:p>
          </table:table-cell>
          <table:table-cell table:formula="of:=IF([.E152]=1;[.C152];0)" office:value-type="float" office:value="1" calcext:value-type="float">
            <text:p>1</text:p>
          </table:table-cell>
          <table:table-cell table:formula="of:=IF([.E152]=0;[.C152];0)" office:value-type="float" office:value="0" calcext:value-type="float">
            <text:p>0</text:p>
          </table:table-cell>
          <table:table-cell table:formula="of:=[.D15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graphic_eq_31hz</text:p>
          </table:table-cell>
          <table:table-cell table:formula="of:=([.B152]+[.C152]+[.D152])"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53])" office:value-type="string" office:string-value="01 70" calcext:value-type="string">
            <text:p>01 70</text:p>
          </table:table-cell>
          <table:table-cell table:formula="of:=IF([.E153]=1;[.C153];0)" office:value-type="float" office:value="1" calcext:value-type="float">
            <text:p>1</text:p>
          </table:table-cell>
          <table:table-cell table:formula="of:=IF([.E153]=0;[.C153];0)" office:value-type="float" office:value="0" calcext:value-type="float">
            <text:p>0</text:p>
          </table:table-cell>
          <table:table-cell table:formula="of:=[.D1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graphic_eq_62hz</text:p>
          </table:table-cell>
          <table:table-cell table:formula="of:=([.B153]+[.C153]+[.D153])"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54])" office:value-type="string" office:string-value="01 71" calcext:value-type="string">
            <text:p>01 71</text:p>
          </table:table-cell>
          <table:table-cell table:formula="of:=IF([.E154]=1;[.C154];0)" office:value-type="float" office:value="1" calcext:value-type="float">
            <text:p>1</text:p>
          </table:table-cell>
          <table:table-cell table:formula="of:=IF([.E154]=0;[.C154];0)" office:value-type="float" office:value="0" calcext:value-type="float">
            <text:p>0</text:p>
          </table:table-cell>
          <table:table-cell table:formula="of:=[.D1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graphic_eq_125hz</text:p>
          </table:table-cell>
          <table:table-cell table:formula="of:=([.B154]+[.C154]+[.D154])"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55])" office:value-type="string" office:string-value="01 72" calcext:value-type="string">
            <text:p>01 72</text:p>
          </table:table-cell>
          <table:table-cell table:formula="of:=IF([.E155]=1;[.C155];0)" office:value-type="float" office:value="1" calcext:value-type="float">
            <text:p>1</text:p>
          </table:table-cell>
          <table:table-cell table:formula="of:=IF([.E155]=0;[.C155];0)" office:value-type="float" office:value="0" calcext:value-type="float">
            <text:p>0</text:p>
          </table:table-cell>
          <table:table-cell table:formula="of:=[.D1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graphic_eq_250hz</text:p>
          </table:table-cell>
          <table:table-cell table:formula="of:=([.B155]+[.C155]+[.D155])"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56])" office:value-type="string" office:string-value="01 73" calcext:value-type="string">
            <text:p>01 73</text:p>
          </table:table-cell>
          <table:table-cell table:formula="of:=IF([.E156]=1;[.C156];0)" office:value-type="float" office:value="1" calcext:value-type="float">
            <text:p>1</text:p>
          </table:table-cell>
          <table:table-cell table:formula="of:=IF([.E156]=0;[.C156];0)" office:value-type="float" office:value="0" calcext:value-type="float">
            <text:p>0</text:p>
          </table:table-cell>
          <table:table-cell table:formula="of:=[.D1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graphic_eq_500hz</text:p>
          </table:table-cell>
          <table:table-cell table:formula="of:=([.B156]+[.C156]+[.D156])"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57])" office:value-type="string" office:string-value="01 74" calcext:value-type="string">
            <text:p>01 74</text:p>
          </table:table-cell>
          <table:table-cell table:formula="of:=IF([.E157]=1;[.C157];0)" office:value-type="float" office:value="1" calcext:value-type="float">
            <text:p>1</text:p>
          </table:table-cell>
          <table:table-cell table:formula="of:=IF([.E157]=0;[.C157];0)" office:value-type="float" office:value="0" calcext:value-type="float">
            <text:p>0</text:p>
          </table:table-cell>
          <table:table-cell table:formula="of:=[.D1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graphic_eq_1khz</text:p>
          </table:table-cell>
          <table:table-cell table:formula="of:=([.B157]+[.C157]+[.D157])"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58])" office:value-type="string" office:string-value="01 75" calcext:value-type="string">
            <text:p>01 75</text:p>
          </table:table-cell>
          <table:table-cell table:formula="of:=IF([.E158]=1;[.C158];0)" office:value-type="float" office:value="1" calcext:value-type="float">
            <text:p>1</text:p>
          </table:table-cell>
          <table:table-cell table:formula="of:=IF([.E158]=0;[.C158];0)" office:value-type="float" office:value="0" calcext:value-type="float">
            <text:p>0</text:p>
          </table:table-cell>
          <table:table-cell table:formula="of:=[.D1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graphic_eq_2khz</text:p>
          </table:table-cell>
          <table:table-cell table:formula="of:=([.B158]+[.C158]+[.D158])"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59])" office:value-type="string" office:string-value="01 76" calcext:value-type="string">
            <text:p>01 76</text:p>
          </table:table-cell>
          <table:table-cell table:formula="of:=IF([.E159]=1;[.C159];0)" office:value-type="float" office:value="1" calcext:value-type="float">
            <text:p>1</text:p>
          </table:table-cell>
          <table:table-cell table:formula="of:=IF([.E159]=0;[.C159];0)" office:value-type="float" office:value="0" calcext:value-type="float">
            <text:p>0</text:p>
          </table:table-cell>
          <table:table-cell table:formula="of:=[.D1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graphic_eq_4khz</text:p>
          </table:table-cell>
          <table:table-cell table:formula="of:=([.B159]+[.C159]+[.D159])"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60])" office:value-type="string" office:string-value="01 77" calcext:value-type="string">
            <text:p>01 77</text:p>
          </table:table-cell>
          <table:table-cell table:formula="of:=IF([.E160]=1;[.C160];0)" office:value-type="float" office:value="1" calcext:value-type="float">
            <text:p>1</text:p>
          </table:table-cell>
          <table:table-cell table:formula="of:=IF([.E160]=0;[.C160];0)" office:value-type="float" office:value="0" calcext:value-type="float">
            <text:p>0</text:p>
          </table:table-cell>
          <table:table-cell table:formula="of:=[.D1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graphic_eq_8khz</text:p>
          </table:table-cell>
          <table:table-cell table:formula="of:=([.B160]+[.C160]+[.D160])"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61])" office:value-type="string" office:string-value="01 78" calcext:value-type="string">
            <text:p>01 78</text:p>
          </table:table-cell>
          <table:table-cell table:formula="of:=IF([.E161]=1;[.C161];0)" office:value-type="float" office:value="1" calcext:value-type="float">
            <text:p>1</text:p>
          </table:table-cell>
          <table:table-cell table:formula="of:=IF([.E161]=0;[.C161];0)" office:value-type="float" office:value="0" calcext:value-type="float">
            <text:p>0</text:p>
          </table:table-cell>
          <table:table-cell table:formula="of:=[.D1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graphic_eq_16khz</text:p>
          </table:table-cell>
          <table:table-cell table:formula="of:=([.B161]+[.C161]+[.D161])"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62])" office:value-type="string" office:string-value="01 79" calcext:value-type="string">
            <text:p>01 79</text:p>
          </table:table-cell>
          <table:table-cell table:formula="of:=IF([.E162]=1;[.C162];0)" office:value-type="float" office:value="1" calcext:value-type="float">
            <text:p>1</text:p>
          </table:table-cell>
          <table:table-cell table:formula="of:=IF([.E162]=0;[.C162];0)" office:value-type="float" office:value="0" calcext:value-type="float">
            <text:p>0</text:p>
          </table:table-cell>
          <table:table-cell table:formula="of:=[.D1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graphic_eq_level</text:p>
          </table:table-cell>
          <table:table-cell table:formula="of:=([.B162]+[.C162]+[.D162])"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63])" office:value-type="string" office:string-value="01 7A" calcext:value-type="string">
            <text:p>01 7A</text:p>
          </table:table-cell>
          <table:table-cell table:formula="of:=IF([.E163]=1;[.C163];0)" office:value-type="float" office:value="1" calcext:value-type="float">
            <text:p>1</text:p>
          </table:table-cell>
          <table:table-cell table:formula="of:=IF([.E163]=0;[.C163];0)" office:value-type="float" office:value="0" calcext:value-type="float">
            <text:p>0</text:p>
          </table:table-cell>
          <table:table-cell table:formula="of:=[.D163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arametric_eq_low_cut</text:p>
          </table:table-cell>
          <table:table-cell table:formula="of:=([.B163]+[.C163]+[.D163])"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64])" office:value-type="string" office:string-value="01 7C" calcext:value-type="string">
            <text:p>01 7C</text:p>
          </table:table-cell>
          <table:table-cell table:formula="of:=IF([.E164]=1;[.C164];0)" office:value-type="float" office:value="1" calcext:value-type="float">
            <text:p>1</text:p>
          </table:table-cell>
          <table:table-cell table:formula="of:=IF([.E164]=0;[.C164];0)" office:value-type="float" office:value="0" calcext:value-type="float">
            <text:p>0</text:p>
          </table:table-cell>
          <table:table-cell table:formula="of:=[.D1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arametric_eq_low_gain</text:p>
          </table:table-cell>
          <table:table-cell table:formula="of:=([.B164]+[.C164]+[.D164])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65])" office:value-type="string" office:string-value="01 7D" calcext:value-type="string">
            <text:p>01 7D</text:p>
          </table:table-cell>
          <table:table-cell table:formula="of:=IF([.E165]=1;[.C165];0)" office:value-type="float" office:value="1" calcext:value-type="float">
            <text:p>1</text:p>
          </table:table-cell>
          <table:table-cell table:formula="of:=IF([.E165]=0;[.C165];0)" office:value-type="float" office:value="0" calcext:value-type="float">
            <text:p>0</text:p>
          </table:table-cell>
          <table:table-cell table:formula="of:=[.D1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arametric_eq_low_mid_freq</text:p>
          </table:table-cell>
          <table:table-cell table:formula="of:=([.B165]+[.C165]+[.D165])"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66])" office:value-type="string" office:string-value="01 7E" calcext:value-type="string">
            <text:p>01 7E</text:p>
          </table:table-cell>
          <table:table-cell table:formula="of:=IF([.E166]=1;[.C166];0)" office:value-type="float" office:value="1" calcext:value-type="float">
            <text:p>1</text:p>
          </table:table-cell>
          <table:table-cell table:formula="of:=IF([.E166]=0;[.C166];0)" office:value-type="float" office:value="0" calcext:value-type="float">
            <text:p>0</text:p>
          </table:table-cell>
          <table:table-cell table:formula="of:=[.D1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arametric_eq_low_mid_q</text:p>
          </table:table-cell>
          <table:table-cell table:formula="of:=([.B166]+[.C166]+[.D166])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67])" office:value-type="string" office:string-value="01 7F" calcext:value-type="string">
            <text:p>01 7F</text:p>
          </table:table-cell>
          <table:table-cell table:formula="of:=IF([.E167]=1;[.C167];0)" office:value-type="float" office:value="1" calcext:value-type="float">
            <text:p>1</text:p>
          </table:table-cell>
          <table:table-cell table:formula="of:=IF([.E167]=0;[.C167];0)" office:value-type="float" office:value="0" calcext:value-type="float">
            <text:p>0</text:p>
          </table:table-cell>
          <table:table-cell table:formula="of:=[.D1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arametric_eq_low_mid_gain</text:p>
          </table:table-cell>
          <table:table-cell table:formula="of:=([.B167]+[.C167]+[.D167])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68])" office:value-type="string" office:string-value="02 00" calcext:value-type="string">
            <text:p>02 00</text:p>
          </table:table-cell>
          <table:table-cell table:formula="of:=IF([.E168]=1;[.C168];0)" office:value-type="float" office:value="1" calcext:value-type="float">
            <text:p>1</text:p>
          </table:table-cell>
          <table:table-cell table:formula="of:=IF([.E168]=0;[.C168];0)" office:value-type="float" office:value="0" calcext:value-type="float">
            <text:p>0</text:p>
          </table:table-cell>
          <table:table-cell table:formula="of:=[.D1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arametric_eq_high_mid_freq</text:p>
          </table:table-cell>
          <table:table-cell table:formula="of:=([.B168]+[.C168]+[.D168])"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69])" office:value-type="string" office:string-value="02 01" calcext:value-type="string">
            <text:p>02 01</text:p>
          </table:table-cell>
          <table:table-cell table:formula="of:=IF([.E169]=1;[.C169];0)" office:value-type="float" office:value="1" calcext:value-type="float">
            <text:p>1</text:p>
          </table:table-cell>
          <table:table-cell table:formula="of:=IF([.E169]=0;[.C169];0)" office:value-type="float" office:value="0" calcext:value-type="float">
            <text:p>0</text:p>
          </table:table-cell>
          <table:table-cell table:formula="of:=[.D1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arametric_eq_high_mid_q</text:p>
          </table:table-cell>
          <table:table-cell table:formula="of:=([.B169]+[.C169]+[.D169])"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70])" office:value-type="string" office:string-value="02 02" calcext:value-type="string">
            <text:p>02 02</text:p>
          </table:table-cell>
          <table:table-cell table:formula="of:=IF([.E170]=1;[.C170];0)" office:value-type="float" office:value="1" calcext:value-type="float">
            <text:p>1</text:p>
          </table:table-cell>
          <table:table-cell table:formula="of:=IF([.E170]=0;[.C170];0)" office:value-type="float" office:value="0" calcext:value-type="float">
            <text:p>0</text:p>
          </table:table-cell>
          <table:table-cell table:formula="of:=[.D1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arametric_eq_high_mid_gain</text:p>
          </table:table-cell>
          <table:table-cell table:formula="of:=([.B170]+[.C170]+[.D170])"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71])" office:value-type="string" office:string-value="02 03" calcext:value-type="string">
            <text:p>02 03</text:p>
          </table:table-cell>
          <table:table-cell table:formula="of:=IF([.E171]=1;[.C171];0)" office:value-type="float" office:value="1" calcext:value-type="float">
            <text:p>1</text:p>
          </table:table-cell>
          <table:table-cell table:formula="of:=IF([.E171]=0;[.C171];0)" office:value-type="float" office:value="0" calcext:value-type="float">
            <text:p>0</text:p>
          </table:table-cell>
          <table:table-cell table:formula="of:=[.D1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arametric_eq_high_gain</text:p>
          </table:table-cell>
          <table:table-cell table:formula="of:=([.B171]+[.C171]+[.D171])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72])" office:value-type="string" office:string-value="02 04" calcext:value-type="string">
            <text:p>02 04</text:p>
          </table:table-cell>
          <table:table-cell table:formula="of:=IF([.E172]=1;[.C172];0)" office:value-type="float" office:value="1" calcext:value-type="float">
            <text:p>1</text:p>
          </table:table-cell>
          <table:table-cell table:formula="of:=IF([.E172]=0;[.C172];0)" office:value-type="float" office:value="0" calcext:value-type="float">
            <text:p>0</text:p>
          </table:table-cell>
          <table:table-cell table:formula="of:=[.D1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arametric_eq_high_cut</text:p>
          </table:table-cell>
          <table:table-cell table:formula="of:=([.B172]+[.C172]+[.D172])"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73])" office:value-type="string" office:string-value="02 05" calcext:value-type="string">
            <text:p>02 05</text:p>
          </table:table-cell>
          <table:table-cell table:formula="of:=IF([.E173]=1;[.C173];0)" office:value-type="float" office:value="1" calcext:value-type="float">
            <text:p>1</text:p>
          </table:table-cell>
          <table:table-cell table:formula="of:=IF([.E173]=0;[.C173];0)" office:value-type="float" office:value="0" calcext:value-type="float">
            <text:p>0</text:p>
          </table:table-cell>
          <table:table-cell table:formula="of:=[.D1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arametric_eq_level</text:p>
          </table:table-cell>
          <table:table-cell table:formula="of:=([.B173]+[.C173]+[.D173])" office:value-type="float" office:value="262" calcext:value-type="float">
            <text:p>26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74])" office:value-type="string" office:string-value="02 06" calcext:value-type="string">
            <text:p>02 06</text:p>
          </table:table-cell>
          <table:table-cell table:formula="of:=IF([.E174]=1;[.C174];0)" office:value-type="float" office:value="1" calcext:value-type="float">
            <text:p>1</text:p>
          </table:table-cell>
          <table:table-cell table:formula="of:=IF([.E174]=0;[.C174];0)" office:value-type="float" office:value="0" calcext:value-type="float">
            <text:p>0</text:p>
          </table:table-cell>
          <table:table-cell table:formula="of:=[.D17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tone_modify_type</text:p>
          </table:table-cell>
          <table:table-cell table:formula="of:=([.B174]+[.C174]+[.D174])"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75])" office:value-type="string" office:string-value="02 08" calcext:value-type="string">
            <text:p>02 08</text:p>
          </table:table-cell>
          <table:table-cell table:formula="of:=IF([.E175]=1;[.C175];0)" office:value-type="float" office:value="1" calcext:value-type="float">
            <text:p>1</text:p>
          </table:table-cell>
          <table:table-cell table:formula="of:=IF([.E175]=0;[.C175];0)" office:value-type="float" office:value="0" calcext:value-type="float">
            <text:p>0</text:p>
          </table:table-cell>
          <table:table-cell table:formula="of:=[.D1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tone_modify_reso</text:p>
          </table:table-cell>
          <table:table-cell table:formula="of:=([.B175]+[.C175]+[.D175]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76])" office:value-type="string" office:string-value="02 09" calcext:value-type="string">
            <text:p>02 09</text:p>
          </table:table-cell>
          <table:table-cell table:formula="of:=IF([.E176]=1;[.C176];0)" office:value-type="float" office:value="1" calcext:value-type="float">
            <text:p>1</text:p>
          </table:table-cell>
          <table:table-cell table:formula="of:=IF([.E176]=0;[.C176];0)" office:value-type="float" office:value="0" calcext:value-type="float">
            <text:p>0</text:p>
          </table:table-cell>
          <table:table-cell table:formula="of:=[.D1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tone_modify_low</text:p>
          </table:table-cell>
          <table:table-cell table:formula="of:=([.B176]+[.C176]+[.D176])"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77])" office:value-type="string" office:string-value="02 0A" calcext:value-type="string">
            <text:p>02 0A</text:p>
          </table:table-cell>
          <table:table-cell table:formula="of:=IF([.E177]=1;[.C177];0)" office:value-type="float" office:value="1" calcext:value-type="float">
            <text:p>1</text:p>
          </table:table-cell>
          <table:table-cell table:formula="of:=IF([.E177]=0;[.C177];0)" office:value-type="float" office:value="0" calcext:value-type="float">
            <text:p>0</text:p>
          </table:table-cell>
          <table:table-cell table:formula="of:=[.D1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tone_modify_high</text:p>
          </table:table-cell>
          <table:table-cell table:formula="of:=([.B177]+[.C177]+[.D177])"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78])" office:value-type="string" office:string-value="02 0B" calcext:value-type="string">
            <text:p>02 0B</text:p>
          </table:table-cell>
          <table:table-cell table:formula="of:=IF([.E178]=1;[.C178];0)" office:value-type="float" office:value="1" calcext:value-type="float">
            <text:p>1</text:p>
          </table:table-cell>
          <table:table-cell table:formula="of:=IF([.E178]=0;[.C178];0)" office:value-type="float" office:value="0" calcext:value-type="float">
            <text:p>0</text:p>
          </table:table-cell>
          <table:table-cell table:formula="of:=[.D1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tone_modify_level</text:p>
          </table:table-cell>
          <table:table-cell table:formula="of:=([.B178]+[.C178]+[.D178])" office:value-type="float" office:value="268" calcext:value-type="float">
            <text:p>26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79])" office:value-type="string" office:string-value="02 0C" calcext:value-type="string">
            <text:p>02 0C</text:p>
          </table:table-cell>
          <table:table-cell table:formula="of:=IF([.E179]=1;[.C179];0)" office:value-type="float" office:value="1" calcext:value-type="float">
            <text:p>1</text:p>
          </table:table-cell>
          <table:table-cell table:formula="of:=IF([.E179]=0;[.C179];0)" office:value-type="float" office:value="0" calcext:value-type="float">
            <text:p>0</text:p>
          </table:table-cell>
          <table:table-cell table:formula="of:=[.D179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guitar_sim_type</text:p>
          </table:table-cell>
          <table:table-cell table:formula="of:=([.B179]+[.C179]+[.D179])"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80])" office:value-type="string" office:string-value="02 0E" calcext:value-type="string">
            <text:p>02 0E</text:p>
          </table:table-cell>
          <table:table-cell table:formula="of:=IF([.E180]=1;[.C180];0)" office:value-type="float" office:value="1" calcext:value-type="float">
            <text:p>1</text:p>
          </table:table-cell>
          <table:table-cell table:formula="of:=IF([.E180]=0;[.C180];0)" office:value-type="float" office:value="0" calcext:value-type="float">
            <text:p>0</text:p>
          </table:table-cell>
          <table:table-cell table:formula="of:=[.D1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guitar_sim_low</text:p>
          </table:table-cell>
          <table:table-cell table:formula="of:=([.B180]+[.C180]+[.D180])"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81])" office:value-type="string" office:string-value="02 0F" calcext:value-type="string">
            <text:p>02 0F</text:p>
          </table:table-cell>
          <table:table-cell table:formula="of:=IF([.E181]=1;[.C181];0)" office:value-type="float" office:value="1" calcext:value-type="float">
            <text:p>1</text:p>
          </table:table-cell>
          <table:table-cell table:formula="of:=IF([.E181]=0;[.C181];0)" office:value-type="float" office:value="0" calcext:value-type="float">
            <text:p>0</text:p>
          </table:table-cell>
          <table:table-cell table:formula="of:=[.D1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guitar_sim_high</text:p>
          </table:table-cell>
          <table:table-cell table:formula="of:=([.B181]+[.C181]+[.D181])"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82])" office:value-type="string" office:string-value="02 10" calcext:value-type="string">
            <text:p>02 10</text:p>
          </table:table-cell>
          <table:table-cell table:formula="of:=IF([.E182]=1;[.C182];0)" office:value-type="float" office:value="1" calcext:value-type="float">
            <text:p>1</text:p>
          </table:table-cell>
          <table:table-cell table:formula="of:=IF([.E182]=0;[.C182];0)" office:value-type="float" office:value="0" calcext:value-type="float">
            <text:p>0</text:p>
          </table:table-cell>
          <table:table-cell table:formula="of:=[.D1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guitar_sim_level</text:p>
          </table:table-cell>
          <table:table-cell table:formula="of:=([.B182]+[.C182]+[.D182])"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83])" office:value-type="string" office:string-value="02 11" calcext:value-type="string">
            <text:p>02 11</text:p>
          </table:table-cell>
          <table:table-cell table:formula="of:=IF([.E183]=1;[.C183];0)" office:value-type="float" office:value="1" calcext:value-type="float">
            <text:p>1</text:p>
          </table:table-cell>
          <table:table-cell table:formula="of:=IF([.E183]=0;[.C183];0)" office:value-type="float" office:value="0" calcext:value-type="float">
            <text:p>0</text:p>
          </table:table-cell>
          <table:table-cell table:formula="of:=[.D1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guitar_sim_body</text:p>
          </table:table-cell>
          <table:table-cell table:formula="of:=([.B183]+[.C183]+[.D183])"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84])" office:value-type="string" office:string-value="02 12" calcext:value-type="string">
            <text:p>02 12</text:p>
          </table:table-cell>
          <table:table-cell table:formula="of:=IF([.E184]=1;[.C184];0)" office:value-type="float" office:value="1" calcext:value-type="float">
            <text:p>1</text:p>
          </table:table-cell>
          <table:table-cell table:formula="of:=IF([.E184]=0;[.C184];0)" office:value-type="float" office:value="0" calcext:value-type="float">
            <text:p>0</text:p>
          </table:table-cell>
          <table:table-cell table:formula="of:=[.D18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low_gear_sens</text:p>
          </table:table-cell>
          <table:table-cell table:formula="of:=([.B184]+[.C184]+[.D184])"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85])" office:value-type="string" office:string-value="02 14" calcext:value-type="string">
            <text:p>02 14</text:p>
          </table:table-cell>
          <table:table-cell table:formula="of:=IF([.E185]=1;[.C185];0)" office:value-type="float" office:value="1" calcext:value-type="float">
            <text:p>1</text:p>
          </table:table-cell>
          <table:table-cell table:formula="of:=IF([.E185]=0;[.C185];0)" office:value-type="float" office:value="0" calcext:value-type="float">
            <text:p>0</text:p>
          </table:table-cell>
          <table:table-cell table:formula="of:=[.D1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low_gear_rise_time</text:p>
          </table:table-cell>
          <table:table-cell table:formula="of:=([.B185]+[.C185]+[.D185])"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86])" office:value-type="string" office:string-value="02 15" calcext:value-type="string">
            <text:p>02 15</text:p>
          </table:table-cell>
          <table:table-cell table:formula="of:=IF([.E186]=1;[.C186];0)" office:value-type="float" office:value="1" calcext:value-type="float">
            <text:p>1</text:p>
          </table:table-cell>
          <table:table-cell table:formula="of:=IF([.E186]=0;[.C186];0)" office:value-type="float" office:value="0" calcext:value-type="float">
            <text:p>0</text:p>
          </table:table-cell>
          <table:table-cell table:formula="of:=[.D1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low_gear_level</text:p>
          </table:table-cell>
          <table:table-cell table:formula="of:=([.B186]+[.C186]+[.D186])" office:value-type="float" office:value="278" calcext:value-type="float">
            <text:p>27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87])" office:value-type="string" office:string-value="02 16" calcext:value-type="string">
            <text:p>02 16</text:p>
          </table:table-cell>
          <table:table-cell table:formula="of:=IF([.E187]=1;[.C187];0)" office:value-type="float" office:value="1" calcext:value-type="float">
            <text:p>1</text:p>
          </table:table-cell>
          <table:table-cell table:formula="of:=IF([.E187]=0;[.C187];0)" office:value-type="float" office:value="0" calcext:value-type="float">
            <text:p>0</text:p>
          </table:table-cell>
          <table:table-cell table:formula="of:=[.D187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defretter_tone</text:p>
          </table:table-cell>
          <table:table-cell table:formula="of:=([.B187]+[.C187]+[.D187])"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88])" office:value-type="string" office:string-value="02 18" calcext:value-type="string">
            <text:p>02 18</text:p>
          </table:table-cell>
          <table:table-cell table:formula="of:=IF([.E188]=1;[.C188];0)" office:value-type="float" office:value="1" calcext:value-type="float">
            <text:p>1</text:p>
          </table:table-cell>
          <table:table-cell table:formula="of:=IF([.E188]=0;[.C188];0)" office:value-type="float" office:value="0" calcext:value-type="float">
            <text:p>0</text:p>
          </table:table-cell>
          <table:table-cell table:formula="of:=[.D1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defretter_sens</text:p>
          </table:table-cell>
          <table:table-cell table:formula="of:=([.B188]+[.C188]+[.D188])"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89])" office:value-type="string" office:string-value="02 19" calcext:value-type="string">
            <text:p>02 19</text:p>
          </table:table-cell>
          <table:table-cell table:formula="of:=IF([.E189]=1;[.C189];0)" office:value-type="float" office:value="1" calcext:value-type="float">
            <text:p>1</text:p>
          </table:table-cell>
          <table:table-cell table:formula="of:=IF([.E189]=0;[.C189];0)" office:value-type="float" office:value="0" calcext:value-type="float">
            <text:p>0</text:p>
          </table:table-cell>
          <table:table-cell table:formula="of:=[.D1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defretter_attack</text:p>
          </table:table-cell>
          <table:table-cell table:formula="of:=([.B189]+[.C189]+[.D189])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90])" office:value-type="string" office:string-value="02 1A" calcext:value-type="string">
            <text:p>02 1A</text:p>
          </table:table-cell>
          <table:table-cell table:formula="of:=IF([.E190]=1;[.C190];0)" office:value-type="float" office:value="1" calcext:value-type="float">
            <text:p>1</text:p>
          </table:table-cell>
          <table:table-cell table:formula="of:=IF([.E190]=0;[.C190];0)" office:value-type="float" office:value="0" calcext:value-type="float">
            <text:p>0</text:p>
          </table:table-cell>
          <table:table-cell table:formula="of:=[.D1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defretter_depth</text:p>
          </table:table-cell>
          <table:table-cell table:formula="of:=([.B190]+[.C190]+[.D190])"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91])" office:value-type="string" office:string-value="02 1B" calcext:value-type="string">
            <text:p>02 1B</text:p>
          </table:table-cell>
          <table:table-cell table:formula="of:=IF([.E191]=1;[.C191];0)" office:value-type="float" office:value="1" calcext:value-type="float">
            <text:p>1</text:p>
          </table:table-cell>
          <table:table-cell table:formula="of:=IF([.E191]=0;[.C191];0)" office:value-type="float" office:value="0" calcext:value-type="float">
            <text:p>0</text:p>
          </table:table-cell>
          <table:table-cell table:formula="of:=[.D1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defretter_reso</text:p>
          </table:table-cell>
          <table:table-cell table:formula="of:=([.B191]+[.C191]+[.D191])"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92])" office:value-type="string" office:string-value="02 1C" calcext:value-type="string">
            <text:p>02 1C</text:p>
          </table:table-cell>
          <table:table-cell table:formula="of:=IF([.E192]=1;[.C192];0)" office:value-type="float" office:value="1" calcext:value-type="float">
            <text:p>1</text:p>
          </table:table-cell>
          <table:table-cell table:formula="of:=IF([.E192]=0;[.C192];0)" office:value-type="float" office:value="0" calcext:value-type="float">
            <text:p>0</text:p>
          </table:table-cell>
          <table:table-cell table:formula="of:=[.D1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defretter_effect_level</text:p>
          </table:table-cell>
          <table:table-cell table:formula="of:=([.B192]+[.C192]+[.D192])"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93])" office:value-type="string" office:string-value="02 1D" calcext:value-type="string">
            <text:p>02 1D</text:p>
          </table:table-cell>
          <table:table-cell table:formula="of:=IF([.E193]=1;[.C193];0)" office:value-type="float" office:value="1" calcext:value-type="float">
            <text:p>1</text:p>
          </table:table-cell>
          <table:table-cell table:formula="of:=IF([.E193]=0;[.C193];0)" office:value-type="float" office:value="0" calcext:value-type="float">
            <text:p>0</text:p>
          </table:table-cell>
          <table:table-cell table:formula="of:=[.D1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defretter_direct_mix</text:p>
          </table:table-cell>
          <table:table-cell table:formula="of:=([.B193]+[.C193]+[.D193])" office:value-type="float" office:value="286" calcext:value-type="float">
            <text:p>28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94])" office:value-type="string" office:string-value="02 1E" calcext:value-type="string">
            <text:p>02 1E</text:p>
          </table:table-cell>
          <table:table-cell table:formula="of:=IF([.E194]=1;[.C194];0)" office:value-type="float" office:value="1" calcext:value-type="float">
            <text:p>1</text:p>
          </table:table-cell>
          <table:table-cell table:formula="of:=IF([.E194]=0;[.C194];0)" office:value-type="float" office:value="0" calcext:value-type="float">
            <text:p>0</text:p>
          </table:table-cell>
          <table:table-cell table:formula="of:=[.D19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wave_synth_wave</text:p>
          </table:table-cell>
          <table:table-cell table:formula="of:=([.B194]+[.C194]+[.D194])"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95])" office:value-type="string" office:string-value="02 20" calcext:value-type="string">
            <text:p>02 20</text:p>
          </table:table-cell>
          <table:table-cell table:formula="of:=IF([.E195]=1;[.C195];0)" office:value-type="float" office:value="1" calcext:value-type="float">
            <text:p>1</text:p>
          </table:table-cell>
          <table:table-cell table:formula="of:=IF([.E195]=0;[.C195];0)" office:value-type="float" office:value="0" calcext:value-type="float">
            <text:p>0</text:p>
          </table:table-cell>
          <table:table-cell table:formula="of:=[.D1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wave_synth_cutoff</text:p>
          </table:table-cell>
          <table:table-cell table:formula="of:=([.B195]+[.C195]+[.D195])"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96])" office:value-type="string" office:string-value="02 21" calcext:value-type="string">
            <text:p>02 21</text:p>
          </table:table-cell>
          <table:table-cell table:formula="of:=IF([.E196]=1;[.C196];0)" office:value-type="float" office:value="1" calcext:value-type="float">
            <text:p>1</text:p>
          </table:table-cell>
          <table:table-cell table:formula="of:=IF([.E196]=0;[.C196];0)" office:value-type="float" office:value="0" calcext:value-type="float">
            <text:p>0</text:p>
          </table:table-cell>
          <table:table-cell table:formula="of:=[.D1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wave_synth_reso</text:p>
          </table:table-cell>
          <table:table-cell table:formula="of:=([.B196]+[.C196]+[.D196])"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97])" office:value-type="string" office:string-value="02 22" calcext:value-type="string">
            <text:p>02 22</text:p>
          </table:table-cell>
          <table:table-cell table:formula="of:=IF([.E197]=1;[.C197];0)" office:value-type="float" office:value="1" calcext:value-type="float">
            <text:p>1</text:p>
          </table:table-cell>
          <table:table-cell table:formula="of:=IF([.E197]=0;[.C197];0)" office:value-type="float" office:value="0" calcext:value-type="float">
            <text:p>0</text:p>
          </table:table-cell>
          <table:table-cell table:formula="of:=[.D1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wave_synth_filter_sens</text:p>
          </table:table-cell>
          <table:table-cell table:formula="of:=([.B197]+[.C197]+[.D197])"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98])" office:value-type="string" office:string-value="02 23" calcext:value-type="string">
            <text:p>02 23</text:p>
          </table:table-cell>
          <table:table-cell table:formula="of:=IF([.E198]=1;[.C198];0)" office:value-type="float" office:value="1" calcext:value-type="float">
            <text:p>1</text:p>
          </table:table-cell>
          <table:table-cell table:formula="of:=IF([.E198]=0;[.C198];0)" office:value-type="float" office:value="0" calcext:value-type="float">
            <text:p>0</text:p>
          </table:table-cell>
          <table:table-cell table:formula="of:=[.D1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wave_synth_filter_decay</text:p>
          </table:table-cell>
          <table:table-cell table:formula="of:=([.B198]+[.C198]+[.D198])"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199])" office:value-type="string" office:string-value="02 24" calcext:value-type="string">
            <text:p>02 24</text:p>
          </table:table-cell>
          <table:table-cell table:formula="of:=IF([.E199]=1;[.C199];0)" office:value-type="float" office:value="1" calcext:value-type="float">
            <text:p>1</text:p>
          </table:table-cell>
          <table:table-cell table:formula="of:=IF([.E199]=0;[.C199];0)" office:value-type="float" office:value="0" calcext:value-type="float">
            <text:p>0</text:p>
          </table:table-cell>
          <table:table-cell table:formula="of:=[.D1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wave_synth_filter_depth</text:p>
          </table:table-cell>
          <table:table-cell table:formula="of:=([.B199]+[.C199]+[.D199])"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00])" office:value-type="string" office:string-value="02 25" calcext:value-type="string">
            <text:p>02 25</text:p>
          </table:table-cell>
          <table:table-cell table:formula="of:=IF([.E200]=1;[.C200];0)" office:value-type="float" office:value="1" calcext:value-type="float">
            <text:p>1</text:p>
          </table:table-cell>
          <table:table-cell table:formula="of:=IF([.E200]=0;[.C200];0)" office:value-type="float" office:value="0" calcext:value-type="float">
            <text:p>0</text:p>
          </table:table-cell>
          <table:table-cell table:formula="of:=[.D2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wave_synth_synth_level</text:p>
          </table:table-cell>
          <table:table-cell table:formula="of:=([.B200]+[.C200]+[.D200])"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01])" office:value-type="string" office:string-value="02 26" calcext:value-type="string">
            <text:p>02 26</text:p>
          </table:table-cell>
          <table:table-cell table:formula="of:=IF([.E201]=1;[.C201];0)" office:value-type="float" office:value="1" calcext:value-type="float">
            <text:p>1</text:p>
          </table:table-cell>
          <table:table-cell table:formula="of:=IF([.E201]=0;[.C201];0)" office:value-type="float" office:value="0" calcext:value-type="float">
            <text:p>0</text:p>
          </table:table-cell>
          <table:table-cell table:formula="of:=[.D2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wave_synth_direct_mix</text:p>
          </table:table-cell>
          <table:table-cell table:formula="of:=([.B201]+[.C201]+[.D201])" office:value-type="float" office:value="295" calcext:value-type="float">
            <text:p>2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02])" office:value-type="string" office:string-value="02 27" calcext:value-type="string">
            <text:p>02 27</text:p>
          </table:table-cell>
          <table:table-cell table:formula="of:=IF([.E202]=1;[.C202];0)" office:value-type="float" office:value="1" calcext:value-type="float">
            <text:p>1</text:p>
          </table:table-cell>
          <table:table-cell table:formula="of:=IF([.E202]=0;[.C202];0)" office:value-type="float" office:value="0" calcext:value-type="float">
            <text:p>0</text:p>
          </table:table-cell>
          <table:table-cell table:formula="of:=[.D20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itar_sim_tone</text:p>
          </table:table-cell>
          <table:table-cell table:formula="of:=([.B202]+[.C202]+[.D202])"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03])" office:value-type="string" office:string-value="02 29" calcext:value-type="string">
            <text:p>02 29</text:p>
          </table:table-cell>
          <table:table-cell table:formula="of:=IF([.E203]=1;[.C203];0)" office:value-type="float" office:value="1" calcext:value-type="float">
            <text:p>1</text:p>
          </table:table-cell>
          <table:table-cell table:formula="of:=IF([.E203]=0;[.C203];0)" office:value-type="float" office:value="0" calcext:value-type="float">
            <text:p>0</text:p>
          </table:table-cell>
          <table:table-cell table:formula="of:=[.D2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itar_sim_sens</text:p>
          </table:table-cell>
          <table:table-cell table:formula="of:=([.B203]+[.C203]+[.D203])"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04])" office:value-type="string" office:string-value="02 2A" calcext:value-type="string">
            <text:p>02 2A</text:p>
          </table:table-cell>
          <table:table-cell table:formula="of:=IF([.E204]=1;[.C204];0)" office:value-type="float" office:value="1" calcext:value-type="float">
            <text:p>1</text:p>
          </table:table-cell>
          <table:table-cell table:formula="of:=IF([.E204]=0;[.C204];0)" office:value-type="float" office:value="0" calcext:value-type="float">
            <text:p>0</text:p>
          </table:table-cell>
          <table:table-cell table:formula="of:=[.D2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itar_sim_depth</text:p>
          </table:table-cell>
          <table:table-cell table:formula="of:=([.B204]+[.C204]+[.D204])"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05])" office:value-type="string" office:string-value="02 2B" calcext:value-type="string">
            <text:p>02 2B</text:p>
          </table:table-cell>
          <table:table-cell table:formula="of:=IF([.E205]=1;[.C205];0)" office:value-type="float" office:value="1" calcext:value-type="float">
            <text:p>1</text:p>
          </table:table-cell>
          <table:table-cell table:formula="of:=IF([.E205]=0;[.C205];0)" office:value-type="float" office:value="0" calcext:value-type="float">
            <text:p>0</text:p>
          </table:table-cell>
          <table:table-cell table:formula="of:=[.D2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itar_sim_reso</text:p>
          </table:table-cell>
          <table:table-cell table:formula="of:=([.B205]+[.C205]+[.D205])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06])" office:value-type="string" office:string-value="02 2C" calcext:value-type="string">
            <text:p>02 2C</text:p>
          </table:table-cell>
          <table:table-cell table:formula="of:=IF([.E206]=1;[.C206];0)" office:value-type="float" office:value="1" calcext:value-type="float">
            <text:p>1</text:p>
          </table:table-cell>
          <table:table-cell table:formula="of:=IF([.E206]=0;[.C206];0)" office:value-type="float" office:value="0" calcext:value-type="float">
            <text:p>0</text:p>
          </table:table-cell>
          <table:table-cell table:formula="of:=[.D2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itar_sim_buzz</text:p>
          </table:table-cell>
          <table:table-cell table:formula="of:=([.B206]+[.C206]+[.D206])"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07])" office:value-type="string" office:string-value="02 2D" calcext:value-type="string">
            <text:p>02 2D</text:p>
          </table:table-cell>
          <table:table-cell table:formula="of:=IF([.E207]=1;[.C207];0)" office:value-type="float" office:value="1" calcext:value-type="float">
            <text:p>1</text:p>
          </table:table-cell>
          <table:table-cell table:formula="of:=IF([.E207]=0;[.C207];0)" office:value-type="float" office:value="0" calcext:value-type="float">
            <text:p>0</text:p>
          </table:table-cell>
          <table:table-cell table:formula="of:=[.D2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itar_sim_effect_level</text:p>
          </table:table-cell>
          <table:table-cell table:formula="of:=([.B207]+[.C207]+[.D207])"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08])" office:value-type="string" office:string-value="02 2E" calcext:value-type="string">
            <text:p>02 2E</text:p>
          </table:table-cell>
          <table:table-cell table:formula="of:=IF([.E208]=1;[.C208];0)" office:value-type="float" office:value="1" calcext:value-type="float">
            <text:p>1</text:p>
          </table:table-cell>
          <table:table-cell table:formula="of:=IF([.E208]=0;[.C208];0)" office:value-type="float" office:value="0" calcext:value-type="float">
            <text:p>0</text:p>
          </table:table-cell>
          <table:table-cell table:formula="of:=[.D2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itar_sim_direct_mix</text:p>
          </table:table-cell>
          <table:table-cell table:formula="of:=([.B208]+[.C208]+[.D208])" office:value-type="float" office:value="303" calcext:value-type="float">
            <text:p>30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09])" office:value-type="string" office:string-value="02 2F" calcext:value-type="string">
            <text:p>02 2F</text:p>
          </table:table-cell>
          <table:table-cell table:formula="of:=IF([.E209]=1;[.C209];0)" office:value-type="float" office:value="1" calcext:value-type="float">
            <text:p>1</text:p>
          </table:table-cell>
          <table:table-cell table:formula="of:=IF([.E209]=0;[.C209];0)" office:value-type="float" office:value="0" calcext:value-type="float">
            <text:p>0</text:p>
          </table:table-cell>
          <table:table-cell table:formula="of:=[.D209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octave_range</text:p>
          </table:table-cell>
          <table:table-cell table:formula="of:=([.B209]+[.C209]+[.D209])"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10])" office:value-type="string" office:string-value="02 31" calcext:value-type="string">
            <text:p>02 31</text:p>
          </table:table-cell>
          <table:table-cell table:formula="of:=IF([.E210]=1;[.C210];0)" office:value-type="float" office:value="1" calcext:value-type="float">
            <text:p>1</text:p>
          </table:table-cell>
          <table:table-cell table:formula="of:=IF([.E210]=0;[.C210];0)" office:value-type="float" office:value="0" calcext:value-type="float">
            <text:p>0</text:p>
          </table:table-cell>
          <table:table-cell table:formula="of:=[.D2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octave_level</text:p>
          </table:table-cell>
          <table:table-cell table:formula="of:=([.B210]+[.C210]+[.D210])"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11])" office:value-type="string" office:string-value="02 32" calcext:value-type="string">
            <text:p>02 32</text:p>
          </table:table-cell>
          <table:table-cell table:formula="of:=IF([.E211]=1;[.C211];0)" office:value-type="float" office:value="1" calcext:value-type="float">
            <text:p>1</text:p>
          </table:table-cell>
          <table:table-cell table:formula="of:=IF([.E211]=0;[.C211];0)" office:value-type="float" office:value="0" calcext:value-type="float">
            <text:p>0</text:p>
          </table:table-cell>
          <table:table-cell table:formula="of:=[.D2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octave_direct_mix</text:p>
          </table:table-cell>
          <table:table-cell table:formula="of:=([.B211]+[.C211]+[.D211])" office:value-type="float" office:value="307" calcext:value-type="float">
            <text:p>30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12])" office:value-type="string" office:string-value="02 33" calcext:value-type="string">
            <text:p>02 33</text:p>
          </table:table-cell>
          <table:table-cell table:formula="of:=IF([.E212]=1;[.C212];0)" office:value-type="float" office:value="1" calcext:value-type="float">
            <text:p>1</text:p>
          </table:table-cell>
          <table:table-cell table:formula="of:=IF([.E212]=0;[.C212];0)" office:value-type="float" office:value="0" calcext:value-type="float">
            <text:p>0</text:p>
          </table:table-cell>
          <table:table-cell table:formula="of:=[.D21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itch_shifter_voice</text:p>
          </table:table-cell>
          <table:table-cell table:formula="of:=([.B212]+[.C212]+[.D212])"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13])" office:value-type="string" office:string-value="02 35" calcext:value-type="string">
            <text:p>02 35</text:p>
          </table:table-cell>
          <table:table-cell table:formula="of:=IF([.E213]=1;[.C213];0)" office:value-type="float" office:value="1" calcext:value-type="float">
            <text:p>1</text:p>
          </table:table-cell>
          <table:table-cell table:formula="of:=IF([.E213]=0;[.C213];0)" office:value-type="float" office:value="0" calcext:value-type="float">
            <text:p>0</text:p>
          </table:table-cell>
          <table:table-cell table:formula="of:=[.D2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itch_shifter_ps1mode</text:p>
          </table:table-cell>
          <table:table-cell table:formula="of:=([.B213]+[.C213]+[.D213])"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14])" office:value-type="string" office:string-value="02 36" calcext:value-type="string">
            <text:p>02 36</text:p>
          </table:table-cell>
          <table:table-cell table:formula="of:=IF([.E214]=1;[.C214];0)" office:value-type="float" office:value="1" calcext:value-type="float">
            <text:p>1</text:p>
          </table:table-cell>
          <table:table-cell table:formula="of:=IF([.E214]=0;[.C214];0)" office:value-type="float" office:value="0" calcext:value-type="float">
            <text:p>0</text:p>
          </table:table-cell>
          <table:table-cell table:formula="of:=[.D2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itch_shifter_ps1pitch</text:p>
          </table:table-cell>
          <table:table-cell table:formula="of:=([.B214]+[.C214]+[.D214])"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15])" office:value-type="string" office:string-value="02 37" calcext:value-type="string">
            <text:p>02 37</text:p>
          </table:table-cell>
          <table:table-cell table:formula="of:=IF([.E215]=1;[.C215];0)" office:value-type="float" office:value="1" calcext:value-type="float">
            <text:p>1</text:p>
          </table:table-cell>
          <table:table-cell table:formula="of:=IF([.E215]=0;[.C215];0)" office:value-type="float" office:value="0" calcext:value-type="float">
            <text:p>0</text:p>
          </table:table-cell>
          <table:table-cell table:formula="of:=[.D2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itch_shifter_ps1fine</text:p>
          </table:table-cell>
          <table:table-cell table:formula="of:=([.B215]+[.C215]+[.D215])"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16])" office:value-type="string" office:string-value="02 38" calcext:value-type="string">
            <text:p>02 38</text:p>
          </table:table-cell>
          <table:table-cell table:formula="of:=IF([.E216]=1;[.C216];0)" office:value-type="float" office:value="1" calcext:value-type="float">
            <text:p>1</text:p>
          </table:table-cell>
          <table:table-cell table:formula="of:=IF([.E216]=0;[.C216];0)" office:value-type="float" office:value="0" calcext:value-type="float">
            <text:p>0</text:p>
          </table:table-cell>
          <table:table-cell table:formula="of:=[.D2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itch_shifter_ps1pre_dly</text:p>
          </table:table-cell>
          <table:table-cell table:formula="of:=([.B216]+[.C216]+[.D216])"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17])" office:value-type="string" office:string-value="02 39" calcext:value-type="string">
            <text:p>02 39</text:p>
          </table:table-cell>
          <table:table-cell table:formula="of:=IF([.E217]=1;[.C217];0)" office:value-type="float" office:value="2" calcext:value-type="float">
            <text:p>2</text:p>
          </table:table-cell>
          <table:table-cell table:formula="of:=IF([.E217]=0;[.C217];0)" office:value-type="float" office:value="0" calcext:value-type="float">
            <text:p>0</text:p>
          </table:table-cell>
          <table:table-cell table:formula="of:=[.D2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itch_shifter_ps1level</text:p>
          </table:table-cell>
          <table:table-cell table:formula="of:=([.B217]+[.C217]+[.D217])"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18])" office:value-type="string" office:string-value="02 3B" calcext:value-type="string">
            <text:p>02 3B</text:p>
          </table:table-cell>
          <table:table-cell table:formula="of:=IF([.E218]=1;[.C218];0)" office:value-type="float" office:value="1" calcext:value-type="float">
            <text:p>1</text:p>
          </table:table-cell>
          <table:table-cell table:formula="of:=IF([.E218]=0;[.C218];0)" office:value-type="float" office:value="0" calcext:value-type="float">
            <text:p>0</text:p>
          </table:table-cell>
          <table:table-cell table:formula="of:=[.D2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itch_shifter_ps2mode</text:p>
          </table:table-cell>
          <table:table-cell table:formula="of:=([.B218]+[.C218]+[.D218])"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19])" office:value-type="string" office:string-value="02 3C" calcext:value-type="string">
            <text:p>02 3C</text:p>
          </table:table-cell>
          <table:table-cell table:formula="of:=IF([.E219]=1;[.C219];0)" office:value-type="float" office:value="1" calcext:value-type="float">
            <text:p>1</text:p>
          </table:table-cell>
          <table:table-cell table:formula="of:=IF([.E219]=0;[.C219];0)" office:value-type="float" office:value="0" calcext:value-type="float">
            <text:p>0</text:p>
          </table:table-cell>
          <table:table-cell table:formula="of:=[.D2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itch_shifter_ps2pitch</text:p>
          </table:table-cell>
          <table:table-cell table:formula="of:=([.B219]+[.C219]+[.D219])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20])" office:value-type="string" office:string-value="02 3D" calcext:value-type="string">
            <text:p>02 3D</text:p>
          </table:table-cell>
          <table:table-cell table:formula="of:=IF([.E220]=1;[.C220];0)" office:value-type="float" office:value="1" calcext:value-type="float">
            <text:p>1</text:p>
          </table:table-cell>
          <table:table-cell table:formula="of:=IF([.E220]=0;[.C220];0)" office:value-type="float" office:value="0" calcext:value-type="float">
            <text:p>0</text:p>
          </table:table-cell>
          <table:table-cell table:formula="of:=[.D2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itch_shifter_ps2fine</text:p>
          </table:table-cell>
          <table:table-cell table:formula="of:=([.B220]+[.C220]+[.D220])"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21])" office:value-type="string" office:string-value="02 3E" calcext:value-type="string">
            <text:p>02 3E</text:p>
          </table:table-cell>
          <table:table-cell table:formula="of:=IF([.E221]=1;[.C221];0)" office:value-type="float" office:value="1" calcext:value-type="float">
            <text:p>1</text:p>
          </table:table-cell>
          <table:table-cell table:formula="of:=IF([.E221]=0;[.C221];0)" office:value-type="float" office:value="0" calcext:value-type="float">
            <text:p>0</text:p>
          </table:table-cell>
          <table:table-cell table:formula="of:=[.D2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itch_shifter_ps2pre_dly</text:p>
          </table:table-cell>
          <table:table-cell table:formula="of:=([.B221]+[.C221]+[.D221])"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22])" office:value-type="string" office:string-value="02 3F" calcext:value-type="string">
            <text:p>02 3F</text:p>
          </table:table-cell>
          <table:table-cell table:formula="of:=IF([.E222]=1;[.C222];0)" office:value-type="float" office:value="2" calcext:value-type="float">
            <text:p>2</text:p>
          </table:table-cell>
          <table:table-cell table:formula="of:=IF([.E222]=0;[.C222];0)" office:value-type="float" office:value="0" calcext:value-type="float">
            <text:p>0</text:p>
          </table:table-cell>
          <table:table-cell table:formula="of:=[.D2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itch_shifter_ps2level</text:p>
          </table:table-cell>
          <table:table-cell table:formula="of:=([.B222]+[.C222]+[.D222])"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23])" office:value-type="string" office:string-value="02 41" calcext:value-type="string">
            <text:p>02 41</text:p>
          </table:table-cell>
          <table:table-cell table:formula="of:=IF([.E223]=1;[.C223];0)" office:value-type="float" office:value="1" calcext:value-type="float">
            <text:p>1</text:p>
          </table:table-cell>
          <table:table-cell table:formula="of:=IF([.E223]=0;[.C223];0)" office:value-type="float" office:value="0" calcext:value-type="float">
            <text:p>0</text:p>
          </table:table-cell>
          <table:table-cell table:formula="of:=[.D2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itch_shifter_ps1f_back</text:p>
          </table:table-cell>
          <table:table-cell table:formula="of:=([.B223]+[.C223]+[.D223])"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24])" office:value-type="string" office:string-value="02 42" calcext:value-type="string">
            <text:p>02 42</text:p>
          </table:table-cell>
          <table:table-cell table:formula="of:=IF([.E224]=1;[.C224];0)" office:value-type="float" office:value="1" calcext:value-type="float">
            <text:p>1</text:p>
          </table:table-cell>
          <table:table-cell table:formula="of:=IF([.E224]=0;[.C224];0)" office:value-type="float" office:value="0" calcext:value-type="float">
            <text:p>0</text:p>
          </table:table-cell>
          <table:table-cell table:formula="of:=[.D2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itch_shifter_direct_mix</text:p>
          </table:table-cell>
          <table:table-cell table:formula="of:=([.B224]+[.C224]+[.D224])" office:value-type="float" office:value="323" calcext:value-type="float">
            <text:p>32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25])" office:value-type="string" office:string-value="02 43" calcext:value-type="string">
            <text:p>02 43</text:p>
          </table:table-cell>
          <table:table-cell table:formula="of:=IF([.E225]=1;[.C225];0)" office:value-type="float" office:value="1" calcext:value-type="float">
            <text:p>1</text:p>
          </table:table-cell>
          <table:table-cell table:formula="of:=IF([.E225]=0;[.C225];0)" office:value-type="float" office:value="0" calcext:value-type="float">
            <text:p>0</text:p>
          </table:table-cell>
          <table:table-cell table:formula="of:=[.D225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voice</text:p>
          </table:table-cell>
          <table:table-cell table:formula="of:=([.B225]+[.C225]+[.D225])"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26])" office:value-type="string" office:string-value="02 45" calcext:value-type="string">
            <text:p>02 45</text:p>
          </table:table-cell>
          <table:table-cell table:formula="of:=IF([.E226]=1;[.C226];0)" office:value-type="float" office:value="1" calcext:value-type="float">
            <text:p>1</text:p>
          </table:table-cell>
          <table:table-cell table:formula="of:=IF([.E226]=0;[.C226];0)" office:value-type="float" office:value="0" calcext:value-type="float">
            <text:p>0</text:p>
          </table:table-cell>
          <table:table-cell table:formula="of:=[.D2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1harm</text:p>
          </table:table-cell>
          <table:table-cell table:formula="of:=([.B226]+[.C226]+[.D226])"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27])" office:value-type="string" office:string-value="02 46" calcext:value-type="string">
            <text:p>02 46</text:p>
          </table:table-cell>
          <table:table-cell table:formula="of:=IF([.E227]=1;[.C227];0)" office:value-type="float" office:value="1" calcext:value-type="float">
            <text:p>1</text:p>
          </table:table-cell>
          <table:table-cell table:formula="of:=IF([.E227]=0;[.C227];0)" office:value-type="float" office:value="0" calcext:value-type="float">
            <text:p>0</text:p>
          </table:table-cell>
          <table:table-cell table:formula="of:=[.D2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1pre_dly</text:p>
          </table:table-cell>
          <table:table-cell table:formula="of:=([.B227]+[.C227]+[.D227])"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28])" office:value-type="string" office:string-value="02 47" calcext:value-type="string">
            <text:p>02 47</text:p>
          </table:table-cell>
          <table:table-cell table:formula="of:=IF([.E228]=1;[.C228];0)" office:value-type="float" office:value="2" calcext:value-type="float">
            <text:p>2</text:p>
          </table:table-cell>
          <table:table-cell table:formula="of:=IF([.E228]=0;[.C228];0)" office:value-type="float" office:value="0" calcext:value-type="float">
            <text:p>0</text:p>
          </table:table-cell>
          <table:table-cell table:formula="of:=[.D2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1level</text:p>
          </table:table-cell>
          <table:table-cell table:formula="of:=([.B228]+[.C228]+[.D228])"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29])" office:value-type="string" office:string-value="02 49" calcext:value-type="string">
            <text:p>02 49</text:p>
          </table:table-cell>
          <table:table-cell table:formula="of:=IF([.E229]=1;[.C229];0)" office:value-type="float" office:value="1" calcext:value-type="float">
            <text:p>1</text:p>
          </table:table-cell>
          <table:table-cell table:formula="of:=IF([.E229]=0;[.C229];0)" office:value-type="float" office:value="0" calcext:value-type="float">
            <text:p>0</text:p>
          </table:table-cell>
          <table:table-cell table:formula="of:=[.D2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2harm</text:p>
          </table:table-cell>
          <table:table-cell table:formula="of:=([.B229]+[.C229]+[.D229])"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30])" office:value-type="string" office:string-value="02 4A" calcext:value-type="string">
            <text:p>02 4A</text:p>
          </table:table-cell>
          <table:table-cell table:formula="of:=IF([.E230]=1;[.C230];0)" office:value-type="float" office:value="1" calcext:value-type="float">
            <text:p>1</text:p>
          </table:table-cell>
          <table:table-cell table:formula="of:=IF([.E230]=0;[.C230];0)" office:value-type="float" office:value="0" calcext:value-type="float">
            <text:p>0</text:p>
          </table:table-cell>
          <table:table-cell table:formula="of:=[.D2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2pre_dly</text:p>
          </table:table-cell>
          <table:table-cell table:formula="of:=([.B230]+[.C230]+[.D230])"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31])" office:value-type="string" office:string-value="02 4B" calcext:value-type="string">
            <text:p>02 4B</text:p>
          </table:table-cell>
          <table:table-cell table:formula="of:=IF([.E231]=1;[.C231];0)" office:value-type="float" office:value="2" calcext:value-type="float">
            <text:p>2</text:p>
          </table:table-cell>
          <table:table-cell table:formula="of:=IF([.E231]=0;[.C231];0)" office:value-type="float" office:value="0" calcext:value-type="float">
            <text:p>0</text:p>
          </table:table-cell>
          <table:table-cell table:formula="of:=[.D2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2level</text:p>
          </table:table-cell>
          <table:table-cell table:formula="of:=([.B231]+[.C231]+[.D231])"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32])" office:value-type="string" office:string-value="02 4D" calcext:value-type="string">
            <text:p>02 4D</text:p>
          </table:table-cell>
          <table:table-cell table:formula="of:=IF([.E232]=1;[.C232];0)" office:value-type="float" office:value="1" calcext:value-type="float">
            <text:p>1</text:p>
          </table:table-cell>
          <table:table-cell table:formula="of:=IF([.E232]=0;[.C232];0)" office:value-type="float" office:value="0" calcext:value-type="float">
            <text:p>0</text:p>
          </table:table-cell>
          <table:table-cell table:formula="of:=[.D2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1f_back</text:p>
          </table:table-cell>
          <table:table-cell table:formula="of:=([.B232]+[.C232]+[.D232])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33])" office:value-type="string" office:string-value="02 4E" calcext:value-type="string">
            <text:p>02 4E</text:p>
          </table:table-cell>
          <table:table-cell table:formula="of:=IF([.E233]=1;[.C233];0)" office:value-type="float" office:value="1" calcext:value-type="float">
            <text:p>1</text:p>
          </table:table-cell>
          <table:table-cell table:formula="of:=IF([.E233]=0;[.C233];0)" office:value-type="float" office:value="0" calcext:value-type="float">
            <text:p>0</text:p>
          </table:table-cell>
          <table:table-cell table:formula="of:=[.D2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direct_mix</text:p>
          </table:table-cell>
          <table:table-cell table:formula="of:=([.B233]+[.C233]+[.D233])"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34])" office:value-type="string" office:string-value="02 4F" calcext:value-type="string">
            <text:p>02 4F</text:p>
          </table:table-cell>
          <table:table-cell table:formula="of:=IF([.E234]=1;[.C234];0)" office:value-type="float" office:value="1" calcext:value-type="float">
            <text:p>1</text:p>
          </table:table-cell>
          <table:table-cell table:formula="of:=IF([.E234]=0;[.C234];0)" office:value-type="float" office:value="0" calcext:value-type="float">
            <text:p>0</text:p>
          </table:table-cell>
          <table:table-cell table:formula="of:=[.D2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1c</text:p>
          </table:table-cell>
          <table:table-cell table:formula="of:=([.B234]+[.C234]+[.D234])"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35])" office:value-type="string" office:string-value="02 50" calcext:value-type="string">
            <text:p>02 50</text:p>
          </table:table-cell>
          <table:table-cell table:formula="of:=IF([.E235]=1;[.C235];0)" office:value-type="float" office:value="1" calcext:value-type="float">
            <text:p>1</text:p>
          </table:table-cell>
          <table:table-cell table:formula="of:=IF([.E235]=0;[.C235];0)" office:value-type="float" office:value="0" calcext:value-type="float">
            <text:p>0</text:p>
          </table:table-cell>
          <table:table-cell table:formula="of:=[.D2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1db</text:p>
          </table:table-cell>
          <table:table-cell table:formula="of:=([.B235]+[.C235]+[.D235])"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36])" office:value-type="string" office:string-value="02 51" calcext:value-type="string">
            <text:p>02 51</text:p>
          </table:table-cell>
          <table:table-cell table:formula="of:=IF([.E236]=1;[.C236];0)" office:value-type="float" office:value="1" calcext:value-type="float">
            <text:p>1</text:p>
          </table:table-cell>
          <table:table-cell table:formula="of:=IF([.E236]=0;[.C236];0)" office:value-type="float" office:value="0" calcext:value-type="float">
            <text:p>0</text:p>
          </table:table-cell>
          <table:table-cell table:formula="of:=[.D2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1d</text:p>
          </table:table-cell>
          <table:table-cell table:formula="of:=([.B236]+[.C236]+[.D236])"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37])" office:value-type="string" office:string-value="02 52" calcext:value-type="string">
            <text:p>02 52</text:p>
          </table:table-cell>
          <table:table-cell table:formula="of:=IF([.E237]=1;[.C237];0)" office:value-type="float" office:value="1" calcext:value-type="float">
            <text:p>1</text:p>
          </table:table-cell>
          <table:table-cell table:formula="of:=IF([.E237]=0;[.C237];0)" office:value-type="float" office:value="0" calcext:value-type="float">
            <text:p>0</text:p>
          </table:table-cell>
          <table:table-cell table:formula="of:=[.D2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1eb</text:p>
          </table:table-cell>
          <table:table-cell table:formula="of:=([.B237]+[.C237]+[.D237])"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38])" office:value-type="string" office:string-value="02 53" calcext:value-type="string">
            <text:p>02 53</text:p>
          </table:table-cell>
          <table:table-cell table:formula="of:=IF([.E238]=1;[.C238];0)" office:value-type="float" office:value="1" calcext:value-type="float">
            <text:p>1</text:p>
          </table:table-cell>
          <table:table-cell table:formula="of:=IF([.E238]=0;[.C238];0)" office:value-type="float" office:value="0" calcext:value-type="float">
            <text:p>0</text:p>
          </table:table-cell>
          <table:table-cell table:formula="of:=[.D2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1e</text:p>
          </table:table-cell>
          <table:table-cell table:formula="of:=([.B238]+[.C238]+[.D238])"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39])" office:value-type="string" office:string-value="02 54" calcext:value-type="string">
            <text:p>02 54</text:p>
          </table:table-cell>
          <table:table-cell table:formula="of:=IF([.E239]=1;[.C239];0)" office:value-type="float" office:value="1" calcext:value-type="float">
            <text:p>1</text:p>
          </table:table-cell>
          <table:table-cell table:formula="of:=IF([.E239]=0;[.C239];0)" office:value-type="float" office:value="0" calcext:value-type="float">
            <text:p>0</text:p>
          </table:table-cell>
          <table:table-cell table:formula="of:=[.D2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1f</text:p>
          </table:table-cell>
          <table:table-cell table:formula="of:=([.B239]+[.C239]+[.D239])"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40])" office:value-type="string" office:string-value="02 55" calcext:value-type="string">
            <text:p>02 55</text:p>
          </table:table-cell>
          <table:table-cell table:formula="of:=IF([.E240]=1;[.C240];0)" office:value-type="float" office:value="1" calcext:value-type="float">
            <text:p>1</text:p>
          </table:table-cell>
          <table:table-cell table:formula="of:=IF([.E240]=0;[.C240];0)" office:value-type="float" office:value="0" calcext:value-type="float">
            <text:p>0</text:p>
          </table:table-cell>
          <table:table-cell table:formula="of:=[.D2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1f_s</text:p>
          </table:table-cell>
          <table:table-cell table:formula="of:=([.B240]+[.C240]+[.D240])"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41])" office:value-type="string" office:string-value="02 56" calcext:value-type="string">
            <text:p>02 56</text:p>
          </table:table-cell>
          <table:table-cell table:formula="of:=IF([.E241]=1;[.C241];0)" office:value-type="float" office:value="1" calcext:value-type="float">
            <text:p>1</text:p>
          </table:table-cell>
          <table:table-cell table:formula="of:=IF([.E241]=0;[.C241];0)" office:value-type="float" office:value="0" calcext:value-type="float">
            <text:p>0</text:p>
          </table:table-cell>
          <table:table-cell table:formula="of:=[.D2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1g</text:p>
          </table:table-cell>
          <table:table-cell table:formula="of:=([.B241]+[.C241]+[.D241])"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42])" office:value-type="string" office:string-value="02 57" calcext:value-type="string">
            <text:p>02 57</text:p>
          </table:table-cell>
          <table:table-cell table:formula="of:=IF([.E242]=1;[.C242];0)" office:value-type="float" office:value="1" calcext:value-type="float">
            <text:p>1</text:p>
          </table:table-cell>
          <table:table-cell table:formula="of:=IF([.E242]=0;[.C242];0)" office:value-type="float" office:value="0" calcext:value-type="float">
            <text:p>0</text:p>
          </table:table-cell>
          <table:table-cell table:formula="of:=[.D2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1ab</text:p>
          </table:table-cell>
          <table:table-cell table:formula="of:=([.B242]+[.C242]+[.D242])"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43])" office:value-type="string" office:string-value="02 58" calcext:value-type="string">
            <text:p>02 58</text:p>
          </table:table-cell>
          <table:table-cell table:formula="of:=IF([.E243]=1;[.C243];0)" office:value-type="float" office:value="1" calcext:value-type="float">
            <text:p>1</text:p>
          </table:table-cell>
          <table:table-cell table:formula="of:=IF([.E243]=0;[.C243];0)" office:value-type="float" office:value="0" calcext:value-type="float">
            <text:p>0</text:p>
          </table:table-cell>
          <table:table-cell table:formula="of:=[.D2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1a</text:p>
          </table:table-cell>
          <table:table-cell table:formula="of:=([.B243]+[.C243]+[.D243])"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44])" office:value-type="string" office:string-value="02 59" calcext:value-type="string">
            <text:p>02 59</text:p>
          </table:table-cell>
          <table:table-cell table:formula="of:=IF([.E244]=1;[.C244];0)" office:value-type="float" office:value="1" calcext:value-type="float">
            <text:p>1</text:p>
          </table:table-cell>
          <table:table-cell table:formula="of:=IF([.E244]=0;[.C244];0)" office:value-type="float" office:value="0" calcext:value-type="float">
            <text:p>0</text:p>
          </table:table-cell>
          <table:table-cell table:formula="of:=[.D2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1bb</text:p>
          </table:table-cell>
          <table:table-cell table:formula="of:=([.B244]+[.C244]+[.D244])"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45])" office:value-type="string" office:string-value="02 5A" calcext:value-type="string">
            <text:p>02 5A</text:p>
          </table:table-cell>
          <table:table-cell table:formula="of:=IF([.E245]=1;[.C245];0)" office:value-type="float" office:value="1" calcext:value-type="float">
            <text:p>1</text:p>
          </table:table-cell>
          <table:table-cell table:formula="of:=IF([.E245]=0;[.C245];0)" office:value-type="float" office:value="0" calcext:value-type="float">
            <text:p>0</text:p>
          </table:table-cell>
          <table:table-cell table:formula="of:=[.D2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1b</text:p>
          </table:table-cell>
          <table:table-cell table:formula="of:=([.B245]+[.C245]+[.D245])"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46])" office:value-type="string" office:string-value="02 5B" calcext:value-type="string">
            <text:p>02 5B</text:p>
          </table:table-cell>
          <table:table-cell table:formula="of:=IF([.E246]=1;[.C246];0)" office:value-type="float" office:value="1" calcext:value-type="float">
            <text:p>1</text:p>
          </table:table-cell>
          <table:table-cell table:formula="of:=IF([.E246]=0;[.C246];0)" office:value-type="float" office:value="0" calcext:value-type="float">
            <text:p>0</text:p>
          </table:table-cell>
          <table:table-cell table:formula="of:=[.D2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2c</text:p>
          </table:table-cell>
          <table:table-cell table:formula="of:=([.B246]+[.C246]+[.D246])"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47])" office:value-type="string" office:string-value="02 5C" calcext:value-type="string">
            <text:p>02 5C</text:p>
          </table:table-cell>
          <table:table-cell table:formula="of:=IF([.E247]=1;[.C247];0)" office:value-type="float" office:value="1" calcext:value-type="float">
            <text:p>1</text:p>
          </table:table-cell>
          <table:table-cell table:formula="of:=IF([.E247]=0;[.C247];0)" office:value-type="float" office:value="0" calcext:value-type="float">
            <text:p>0</text:p>
          </table:table-cell>
          <table:table-cell table:formula="of:=[.D2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2db</text:p>
          </table:table-cell>
          <table:table-cell table:formula="of:=([.B247]+[.C247]+[.D247])"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48])" office:value-type="string" office:string-value="02 5D" calcext:value-type="string">
            <text:p>02 5D</text:p>
          </table:table-cell>
          <table:table-cell table:formula="of:=IF([.E248]=1;[.C248];0)" office:value-type="float" office:value="1" calcext:value-type="float">
            <text:p>1</text:p>
          </table:table-cell>
          <table:table-cell table:formula="of:=IF([.E248]=0;[.C248];0)" office:value-type="float" office:value="0" calcext:value-type="float">
            <text:p>0</text:p>
          </table:table-cell>
          <table:table-cell table:formula="of:=[.D2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2d</text:p>
          </table:table-cell>
          <table:table-cell table:formula="of:=([.B248]+[.C248]+[.D248])"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49])" office:value-type="string" office:string-value="02 5E" calcext:value-type="string">
            <text:p>02 5E</text:p>
          </table:table-cell>
          <table:table-cell table:formula="of:=IF([.E249]=1;[.C249];0)" office:value-type="float" office:value="1" calcext:value-type="float">
            <text:p>1</text:p>
          </table:table-cell>
          <table:table-cell table:formula="of:=IF([.E249]=0;[.C249];0)" office:value-type="float" office:value="0" calcext:value-type="float">
            <text:p>0</text:p>
          </table:table-cell>
          <table:table-cell table:formula="of:=[.D2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2eb</text:p>
          </table:table-cell>
          <table:table-cell table:formula="of:=([.B249]+[.C249]+[.D249])"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50])" office:value-type="string" office:string-value="02 5F" calcext:value-type="string">
            <text:p>02 5F</text:p>
          </table:table-cell>
          <table:table-cell table:formula="of:=IF([.E250]=1;[.C250];0)" office:value-type="float" office:value="1" calcext:value-type="float">
            <text:p>1</text:p>
          </table:table-cell>
          <table:table-cell table:formula="of:=IF([.E250]=0;[.C250];0)" office:value-type="float" office:value="0" calcext:value-type="float">
            <text:p>0</text:p>
          </table:table-cell>
          <table:table-cell table:formula="of:=[.D2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2e</text:p>
          </table:table-cell>
          <table:table-cell table:formula="of:=([.B250]+[.C250]+[.D250])"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51])" office:value-type="string" office:string-value="02 60" calcext:value-type="string">
            <text:p>02 60</text:p>
          </table:table-cell>
          <table:table-cell table:formula="of:=IF([.E251]=1;[.C251];0)" office:value-type="float" office:value="1" calcext:value-type="float">
            <text:p>1</text:p>
          </table:table-cell>
          <table:table-cell table:formula="of:=IF([.E251]=0;[.C251];0)" office:value-type="float" office:value="0" calcext:value-type="float">
            <text:p>0</text:p>
          </table:table-cell>
          <table:table-cell table:formula="of:=[.D2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2f</text:p>
          </table:table-cell>
          <table:table-cell table:formula="of:=([.B251]+[.C251]+[.D251])"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52])" office:value-type="string" office:string-value="02 61" calcext:value-type="string">
            <text:p>02 61</text:p>
          </table:table-cell>
          <table:table-cell table:formula="of:=IF([.E252]=1;[.C252];0)" office:value-type="float" office:value="1" calcext:value-type="float">
            <text:p>1</text:p>
          </table:table-cell>
          <table:table-cell table:formula="of:=IF([.E252]=0;[.C252];0)" office:value-type="float" office:value="0" calcext:value-type="float">
            <text:p>0</text:p>
          </table:table-cell>
          <table:table-cell table:formula="of:=[.D2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2f_s</text:p>
          </table:table-cell>
          <table:table-cell table:formula="of:=([.B252]+[.C252]+[.D252])"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53])" office:value-type="string" office:string-value="02 62" calcext:value-type="string">
            <text:p>02 62</text:p>
          </table:table-cell>
          <table:table-cell table:formula="of:=IF([.E253]=1;[.C253];0)" office:value-type="float" office:value="1" calcext:value-type="float">
            <text:p>1</text:p>
          </table:table-cell>
          <table:table-cell table:formula="of:=IF([.E253]=0;[.C253];0)" office:value-type="float" office:value="0" calcext:value-type="float">
            <text:p>0</text:p>
          </table:table-cell>
          <table:table-cell table:formula="of:=[.D2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2g</text:p>
          </table:table-cell>
          <table:table-cell table:formula="of:=([.B253]+[.C253]+[.D253])"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54])" office:value-type="string" office:string-value="02 63" calcext:value-type="string">
            <text:p>02 63</text:p>
          </table:table-cell>
          <table:table-cell table:formula="of:=IF([.E254]=1;[.C254];0)" office:value-type="float" office:value="1" calcext:value-type="float">
            <text:p>1</text:p>
          </table:table-cell>
          <table:table-cell table:formula="of:=IF([.E254]=0;[.C254];0)" office:value-type="float" office:value="0" calcext:value-type="float">
            <text:p>0</text:p>
          </table:table-cell>
          <table:table-cell table:formula="of:=[.D2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2ab</text:p>
          </table:table-cell>
          <table:table-cell table:formula="of:=([.B254]+[.C254]+[.D254])"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55])" office:value-type="string" office:string-value="02 64" calcext:value-type="string">
            <text:p>02 64</text:p>
          </table:table-cell>
          <table:table-cell table:formula="of:=IF([.E255]=1;[.C255];0)" office:value-type="float" office:value="1" calcext:value-type="float">
            <text:p>1</text:p>
          </table:table-cell>
          <table:table-cell table:formula="of:=IF([.E255]=0;[.C255];0)" office:value-type="float" office:value="0" calcext:value-type="float">
            <text:p>0</text:p>
          </table:table-cell>
          <table:table-cell table:formula="of:=[.D2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2a</text:p>
          </table:table-cell>
          <table:table-cell table:formula="of:=([.B255]+[.C255]+[.D255])"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56])" office:value-type="string" office:string-value="02 65" calcext:value-type="string">
            <text:p>02 65</text:p>
          </table:table-cell>
          <table:table-cell table:formula="of:=IF([.E256]=1;[.C256];0)" office:value-type="float" office:value="1" calcext:value-type="float">
            <text:p>1</text:p>
          </table:table-cell>
          <table:table-cell table:formula="of:=IF([.E256]=0;[.C256];0)" office:value-type="float" office:value="0" calcext:value-type="float">
            <text:p>0</text:p>
          </table:table-cell>
          <table:table-cell table:formula="of:=[.D2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2bb</text:p>
          </table:table-cell>
          <table:table-cell table:formula="of:=([.B256]+[.C256]+[.D256])"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57])" office:value-type="string" office:string-value="02 66" calcext:value-type="string">
            <text:p>02 66</text:p>
          </table:table-cell>
          <table:table-cell table:formula="of:=IF([.E257]=1;[.C257];0)" office:value-type="float" office:value="1" calcext:value-type="float">
            <text:p>1</text:p>
          </table:table-cell>
          <table:table-cell table:formula="of:=IF([.E257]=0;[.C257];0)" office:value-type="float" office:value="0" calcext:value-type="float">
            <text:p>0</text:p>
          </table:table-cell>
          <table:table-cell table:formula="of:=[.D2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armonist_hr2b</text:p>
          </table:table-cell>
          <table:table-cell table:formula="of:=([.B257]+[.C257]+[.D257])" office:value-type="float" office:value="359" calcext:value-type="float">
            <text:p>35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58])" office:value-type="string" office:string-value="02 67" calcext:value-type="string">
            <text:p>02 67</text:p>
          </table:table-cell>
          <table:table-cell table:formula="of:=IF([.E258]=1;[.C258];0)" office:value-type="float" office:value="1" calcext:value-type="float">
            <text:p>1</text:p>
          </table:table-cell>
          <table:table-cell table:formula="of:=IF([.E258]=0;[.C258];0)" office:value-type="float" office:value="0" calcext:value-type="float">
            <text:p>0</text:p>
          </table:table-cell>
          <table:table-cell table:formula="of:=[.D25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ound_hold_hold</text:p>
          </table:table-cell>
          <table:table-cell table:formula="of:=([.B258]+[.C258]+[.D258])"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59])" office:value-type="string" office:string-value="02 69" calcext:value-type="string">
            <text:p>02 69</text:p>
          </table:table-cell>
          <table:table-cell table:formula="of:=IF([.E259]=1;[.C259];0)" office:value-type="float" office:value="1" calcext:value-type="float">
            <text:p>1</text:p>
          </table:table-cell>
          <table:table-cell table:formula="of:=IF([.E259]=0;[.C259];0)" office:value-type="float" office:value="0" calcext:value-type="float">
            <text:p>0</text:p>
          </table:table-cell>
          <table:table-cell table:formula="of:=[.D2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ound_hold_rise_time</text:p>
          </table:table-cell>
          <table:table-cell table:formula="of:=([.B259]+[.C259]+[.D259])"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60])" office:value-type="string" office:string-value="02 6A" calcext:value-type="string">
            <text:p>02 6A</text:p>
          </table:table-cell>
          <table:table-cell table:formula="of:=IF([.E260]=1;[.C260];0)" office:value-type="float" office:value="1" calcext:value-type="float">
            <text:p>1</text:p>
          </table:table-cell>
          <table:table-cell table:formula="of:=IF([.E260]=0;[.C260];0)" office:value-type="float" office:value="0" calcext:value-type="float">
            <text:p>0</text:p>
          </table:table-cell>
          <table:table-cell table:formula="of:=[.D2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ound_hold_effect_level</text:p>
          </table:table-cell>
          <table:table-cell table:formula="of:=([.B260]+[.C260]+[.D260])" office:value-type="float" office:value="363" calcext:value-type="float">
            <text:p>36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61])" office:value-type="string" office:string-value="02 6B" calcext:value-type="string">
            <text:p>02 6B</text:p>
          </table:table-cell>
          <table:table-cell table:formula="of:=IF([.E261]=1;[.C261];0)" office:value-type="float" office:value="1" calcext:value-type="float">
            <text:p>1</text:p>
          </table:table-cell>
          <table:table-cell table:formula="of:=IF([.E261]=0;[.C261];0)" office:value-type="float" office:value="0" calcext:value-type="float">
            <text:p>0</text:p>
          </table:table-cell>
          <table:table-cell table:formula="of:=[.D261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c_processor_type</text:p>
          </table:table-cell>
          <table:table-cell table:formula="of:=([.B261]+[.C261]+[.D261])"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62])" office:value-type="string" office:string-value="02 6D" calcext:value-type="string">
            <text:p>02 6D</text:p>
          </table:table-cell>
          <table:table-cell table:formula="of:=IF([.E262]=1;[.C262];0)" office:value-type="float" office:value="1" calcext:value-type="float">
            <text:p>1</text:p>
          </table:table-cell>
          <table:table-cell table:formula="of:=IF([.E262]=0;[.C262];0)" office:value-type="float" office:value="0" calcext:value-type="float">
            <text:p>0</text:p>
          </table:table-cell>
          <table:table-cell table:formula="of:=[.D2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c_processor_bass</text:p>
          </table:table-cell>
          <table:table-cell table:formula="of:=([.B262]+[.C262]+[.D262])"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63])" office:value-type="string" office:string-value="02 6E" calcext:value-type="string">
            <text:p>02 6E</text:p>
          </table:table-cell>
          <table:table-cell table:formula="of:=IF([.E263]=1;[.C263];0)" office:value-type="float" office:value="1" calcext:value-type="float">
            <text:p>1</text:p>
          </table:table-cell>
          <table:table-cell table:formula="of:=IF([.E263]=0;[.C263];0)" office:value-type="float" office:value="0" calcext:value-type="float">
            <text:p>0</text:p>
          </table:table-cell>
          <table:table-cell table:formula="of:=[.D2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c_processor_middle</text:p>
          </table:table-cell>
          <table:table-cell table:formula="of:=([.B263]+[.C263]+[.D263])"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64])" office:value-type="string" office:string-value="02 6F" calcext:value-type="string">
            <text:p>02 6F</text:p>
          </table:table-cell>
          <table:table-cell table:formula="of:=IF([.E264]=1;[.C264];0)" office:value-type="float" office:value="1" calcext:value-type="float">
            <text:p>1</text:p>
          </table:table-cell>
          <table:table-cell table:formula="of:=IF([.E264]=0;[.C264];0)" office:value-type="float" office:value="0" calcext:value-type="float">
            <text:p>0</text:p>
          </table:table-cell>
          <table:table-cell table:formula="of:=[.D2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c_processor_middle_freq</text:p>
          </table:table-cell>
          <table:table-cell table:formula="of:=([.B264]+[.C264]+[.D264])"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65])" office:value-type="string" office:string-value="02 70" calcext:value-type="string">
            <text:p>02 70</text:p>
          </table:table-cell>
          <table:table-cell table:formula="of:=IF([.E265]=1;[.C265];0)" office:value-type="float" office:value="1" calcext:value-type="float">
            <text:p>1</text:p>
          </table:table-cell>
          <table:table-cell table:formula="of:=IF([.E265]=0;[.C265];0)" office:value-type="float" office:value="0" calcext:value-type="float">
            <text:p>0</text:p>
          </table:table-cell>
          <table:table-cell table:formula="of:=[.D2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c_processor_treble</text:p>
          </table:table-cell>
          <table:table-cell table:formula="of:=([.B265]+[.C265]+[.D265])"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66])" office:value-type="string" office:string-value="02 71" calcext:value-type="string">
            <text:p>02 71</text:p>
          </table:table-cell>
          <table:table-cell table:formula="of:=IF([.E266]=1;[.C266];0)" office:value-type="float" office:value="1" calcext:value-type="float">
            <text:p>1</text:p>
          </table:table-cell>
          <table:table-cell table:formula="of:=IF([.E266]=0;[.C266];0)" office:value-type="float" office:value="0" calcext:value-type="float">
            <text:p>0</text:p>
          </table:table-cell>
          <table:table-cell table:formula="of:=[.D2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c_processor_presence</text:p>
          </table:table-cell>
          <table:table-cell table:formula="of:=([.B266]+[.C266]+[.D266])"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67])" office:value-type="string" office:string-value="02 72" calcext:value-type="string">
            <text:p>02 72</text:p>
          </table:table-cell>
          <table:table-cell table:formula="of:=IF([.E267]=1;[.C267];0)" office:value-type="float" office:value="1" calcext:value-type="float">
            <text:p>1</text:p>
          </table:table-cell>
          <table:table-cell table:formula="of:=IF([.E267]=0;[.C267];0)" office:value-type="float" office:value="0" calcext:value-type="float">
            <text:p>0</text:p>
          </table:table-cell>
          <table:table-cell table:formula="of:=[.D2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c_processor_level</text:p>
          </table:table-cell>
          <table:table-cell table:formula="of:=([.B267]+[.C267]+[.D267])" office:value-type="float" office:value="371" calcext:value-type="float">
            <text:p>37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68])" office:value-type="string" office:string-value="02 73" calcext:value-type="string">
            <text:p>02 73</text:p>
          </table:table-cell>
          <table:table-cell table:formula="of:=IF([.E268]=1;[.C268];0)" office:value-type="float" office:value="1" calcext:value-type="float">
            <text:p>1</text:p>
          </table:table-cell>
          <table:table-cell table:formula="of:=IF([.E268]=0;[.C268];0)" office:value-type="float" office:value="0" calcext:value-type="float">
            <text:p>0</text:p>
          </table:table-cell>
          <table:table-cell table:formula="of:=[.D26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haser_type</text:p>
          </table:table-cell>
          <table:table-cell table:formula="of:=([.B268]+[.C268]+[.D268])"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69])" office:value-type="string" office:string-value="02 75" calcext:value-type="string">
            <text:p>02 75</text:p>
          </table:table-cell>
          <table:table-cell table:formula="of:=IF([.E269]=1;[.C269];0)" office:value-type="float" office:value="1" calcext:value-type="float">
            <text:p>1</text:p>
          </table:table-cell>
          <table:table-cell table:formula="of:=IF([.E269]=0;[.C269];0)" office:value-type="float" office:value="0" calcext:value-type="float">
            <text:p>0</text:p>
          </table:table-cell>
          <table:table-cell table:formula="of:=[.D2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haser_rate</text:p>
          </table:table-cell>
          <table:table-cell table:formula="of:=([.B269]+[.C269]+[.D269])"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70])" office:value-type="string" office:string-value="02 76" calcext:value-type="string">
            <text:p>02 76</text:p>
          </table:table-cell>
          <table:table-cell table:formula="of:=IF([.E270]=1;[.C270];0)" office:value-type="float" office:value="1" calcext:value-type="float">
            <text:p>1</text:p>
          </table:table-cell>
          <table:table-cell table:formula="of:=IF([.E270]=0;[.C270];0)" office:value-type="float" office:value="0" calcext:value-type="float">
            <text:p>0</text:p>
          </table:table-cell>
          <table:table-cell table:formula="of:=[.D2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haser_depth</text:p>
          </table:table-cell>
          <table:table-cell table:formula="of:=([.B270]+[.C270]+[.D270])"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71])" office:value-type="string" office:string-value="02 77" calcext:value-type="string">
            <text:p>02 77</text:p>
          </table:table-cell>
          <table:table-cell table:formula="of:=IF([.E271]=1;[.C271];0)" office:value-type="float" office:value="1" calcext:value-type="float">
            <text:p>1</text:p>
          </table:table-cell>
          <table:table-cell table:formula="of:=IF([.E271]=0;[.C271];0)" office:value-type="float" office:value="0" calcext:value-type="float">
            <text:p>0</text:p>
          </table:table-cell>
          <table:table-cell table:formula="of:=[.D2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haser_manual</text:p>
          </table:table-cell>
          <table:table-cell table:formula="of:=([.B271]+[.C271]+[.D271])"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72])" office:value-type="string" office:string-value="02 78" calcext:value-type="string">
            <text:p>02 78</text:p>
          </table:table-cell>
          <table:table-cell table:formula="of:=IF([.E272]=1;[.C272];0)" office:value-type="float" office:value="1" calcext:value-type="float">
            <text:p>1</text:p>
          </table:table-cell>
          <table:table-cell table:formula="of:=IF([.E272]=0;[.C272];0)" office:value-type="float" office:value="0" calcext:value-type="float">
            <text:p>0</text:p>
          </table:table-cell>
          <table:table-cell table:formula="of:=[.D2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haser_reso</text:p>
          </table:table-cell>
          <table:table-cell table:formula="of:=([.B272]+[.C272]+[.D272])"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73])" office:value-type="string" office:string-value="02 79" calcext:value-type="string">
            <text:p>02 79</text:p>
          </table:table-cell>
          <table:table-cell table:formula="of:=IF([.E273]=1;[.C273];0)" office:value-type="float" office:value="1" calcext:value-type="float">
            <text:p>1</text:p>
          </table:table-cell>
          <table:table-cell table:formula="of:=IF([.E273]=0;[.C273];0)" office:value-type="float" office:value="0" calcext:value-type="float">
            <text:p>0</text:p>
          </table:table-cell>
          <table:table-cell table:formula="of:=[.D2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haser_step_rate</text:p>
          </table:table-cell>
          <table:table-cell table:formula="of:=([.B273]+[.C273]+[.D273])"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74])" office:value-type="string" office:string-value="02 7A" calcext:value-type="string">
            <text:p>02 7A</text:p>
          </table:table-cell>
          <table:table-cell table:formula="of:=IF([.E274]=1;[.C274];0)" office:value-type="float" office:value="1" calcext:value-type="float">
            <text:p>1</text:p>
          </table:table-cell>
          <table:table-cell table:formula="of:=IF([.E274]=0;[.C274];0)" office:value-type="float" office:value="0" calcext:value-type="float">
            <text:p>0</text:p>
          </table:table-cell>
          <table:table-cell table:formula="of:=[.D2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haser_effect_level</text:p>
          </table:table-cell>
          <table:table-cell table:formula="of:=([.B274]+[.C274]+[.D274])"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75])" office:value-type="string" office:string-value="02 7B" calcext:value-type="string">
            <text:p>02 7B</text:p>
          </table:table-cell>
          <table:table-cell table:formula="of:=IF([.E275]=1;[.C275];0)" office:value-type="float" office:value="1" calcext:value-type="float">
            <text:p>1</text:p>
          </table:table-cell>
          <table:table-cell table:formula="of:=IF([.E275]=0;[.C275];0)" office:value-type="float" office:value="0" calcext:value-type="float">
            <text:p>0</text:p>
          </table:table-cell>
          <table:table-cell table:formula="of:=[.D2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haser_direct_mix</text:p>
          </table:table-cell>
          <table:table-cell table:formula="of:=([.B275]+[.C275]+[.D275])" office:value-type="float" office:value="380" calcext:value-type="float">
            <text:p>38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76])" office:value-type="string" office:string-value="02 7C" calcext:value-type="string">
            <text:p>02 7C</text:p>
          </table:table-cell>
          <table:table-cell table:formula="of:=IF([.E276]=1;[.C276];0)" office:value-type="float" office:value="1" calcext:value-type="float">
            <text:p>1</text:p>
          </table:table-cell>
          <table:table-cell table:formula="of:=IF([.E276]=0;[.C276];0)" office:value-type="float" office:value="0" calcext:value-type="float">
            <text:p>0</text:p>
          </table:table-cell>
          <table:table-cell table:formula="of:=[.D276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flanger_rate</text:p>
          </table:table-cell>
          <table:table-cell table:formula="of:=([.B276]+[.C276]+[.D276])"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77])" office:value-type="string" office:string-value="02 7E" calcext:value-type="string">
            <text:p>02 7E</text:p>
          </table:table-cell>
          <table:table-cell table:formula="of:=IF([.E277]=1;[.C277];0)" office:value-type="float" office:value="1" calcext:value-type="float">
            <text:p>1</text:p>
          </table:table-cell>
          <table:table-cell table:formula="of:=IF([.E277]=0;[.C277];0)" office:value-type="float" office:value="0" calcext:value-type="float">
            <text:p>0</text:p>
          </table:table-cell>
          <table:table-cell table:formula="of:=[.D2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flanger_depth</text:p>
          </table:table-cell>
          <table:table-cell table:formula="of:=([.B277]+[.C277]+[.D277])"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78])" office:value-type="string" office:string-value="02 7F" calcext:value-type="string">
            <text:p>02 7F</text:p>
          </table:table-cell>
          <table:table-cell table:formula="of:=IF([.E278]=1;[.C278];0)" office:value-type="float" office:value="1" calcext:value-type="float">
            <text:p>1</text:p>
          </table:table-cell>
          <table:table-cell table:formula="of:=IF([.E278]=0;[.C278];0)" office:value-type="float" office:value="0" calcext:value-type="float">
            <text:p>0</text:p>
          </table:table-cell>
          <table:table-cell table:formula="of:=[.D2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flanger_manual</text:p>
          </table:table-cell>
          <table:table-cell table:formula="of:=([.B278]+[.C278]+[.D278])"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79])" office:value-type="string" office:string-value="03 00" calcext:value-type="string">
            <text:p>03 00</text:p>
          </table:table-cell>
          <table:table-cell table:formula="of:=IF([.E279]=1;[.C279];0)" office:value-type="float" office:value="1" calcext:value-type="float">
            <text:p>1</text:p>
          </table:table-cell>
          <table:table-cell table:formula="of:=IF([.E279]=0;[.C279];0)" office:value-type="float" office:value="0" calcext:value-type="float">
            <text:p>0</text:p>
          </table:table-cell>
          <table:table-cell table:formula="of:=[.D2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flanger_reso</text:p>
          </table:table-cell>
          <table:table-cell table:formula="of:=([.B279]+[.C279]+[.D279])"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80])" office:value-type="string" office:string-value="03 01" calcext:value-type="string">
            <text:p>03 01</text:p>
          </table:table-cell>
          <table:table-cell table:formula="of:=IF([.E280]=1;[.C280];0)" office:value-type="float" office:value="1" calcext:value-type="float">
            <text:p>1</text:p>
          </table:table-cell>
          <table:table-cell table:formula="of:=IF([.E280]=0;[.C280];0)" office:value-type="float" office:value="0" calcext:value-type="float">
            <text:p>0</text:p>
          </table:table-cell>
          <table:table-cell table:formula="of:=[.D2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flanger_separation</text:p>
          </table:table-cell>
          <table:table-cell table:formula="of:=([.B280]+[.C280]+[.D280])"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81])" office:value-type="string" office:string-value="03 02" calcext:value-type="string">
            <text:p>03 02</text:p>
          </table:table-cell>
          <table:table-cell table:formula="of:=IF([.E281]=1;[.C281];0)" office:value-type="float" office:value="1" calcext:value-type="float">
            <text:p>1</text:p>
          </table:table-cell>
          <table:table-cell table:formula="of:=IF([.E281]=0;[.C281];0)" office:value-type="float" office:value="0" calcext:value-type="float">
            <text:p>0</text:p>
          </table:table-cell>
          <table:table-cell table:formula="of:=[.D2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flanger_low_cut</text:p>
          </table:table-cell>
          <table:table-cell table:formula="of:=([.B281]+[.C281]+[.D281])"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82])" office:value-type="string" office:string-value="03 03" calcext:value-type="string">
            <text:p>03 03</text:p>
          </table:table-cell>
          <table:table-cell table:formula="of:=IF([.E282]=1;[.C282];0)" office:value-type="float" office:value="1" calcext:value-type="float">
            <text:p>1</text:p>
          </table:table-cell>
          <table:table-cell table:formula="of:=IF([.E282]=0;[.C282];0)" office:value-type="float" office:value="0" calcext:value-type="float">
            <text:p>0</text:p>
          </table:table-cell>
          <table:table-cell table:formula="of:=[.D2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flanger_effect_level</text:p>
          </table:table-cell>
          <table:table-cell table:formula="of:=([.B282]+[.C282]+[.D282])"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83])" office:value-type="string" office:string-value="03 04" calcext:value-type="string">
            <text:p>03 04</text:p>
          </table:table-cell>
          <table:table-cell table:formula="of:=IF([.E283]=1;[.C283];0)" office:value-type="float" office:value="1" calcext:value-type="float">
            <text:p>1</text:p>
          </table:table-cell>
          <table:table-cell table:formula="of:=IF([.E283]=0;[.C283];0)" office:value-type="float" office:value="0" calcext:value-type="float">
            <text:p>0</text:p>
          </table:table-cell>
          <table:table-cell table:formula="of:=[.D2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flanger_direct_mix</text:p>
          </table:table-cell>
          <table:table-cell table:formula="of:=([.B283]+[.C283]+[.D283])" office:value-type="float" office:value="389" calcext:value-type="float">
            <text:p>38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84])" office:value-type="string" office:string-value="03 05" calcext:value-type="string">
            <text:p>03 05</text:p>
          </table:table-cell>
          <table:table-cell table:formula="of:=IF([.E284]=1;[.C284];0)" office:value-type="float" office:value="1" calcext:value-type="float">
            <text:p>1</text:p>
          </table:table-cell>
          <table:table-cell table:formula="of:=IF([.E284]=0;[.C284];0)" office:value-type="float" office:value="0" calcext:value-type="float">
            <text:p>0</text:p>
          </table:table-cell>
          <table:table-cell table:formula="of:=[.D28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tremolo_wave_shape</text:p>
          </table:table-cell>
          <table:table-cell table:formula="of:=([.B284]+[.C284]+[.D284])"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85])" office:value-type="string" office:string-value="03 07" calcext:value-type="string">
            <text:p>03 07</text:p>
          </table:table-cell>
          <table:table-cell table:formula="of:=IF([.E285]=1;[.C285];0)" office:value-type="float" office:value="1" calcext:value-type="float">
            <text:p>1</text:p>
          </table:table-cell>
          <table:table-cell table:formula="of:=IF([.E285]=0;[.C285];0)" office:value-type="float" office:value="0" calcext:value-type="float">
            <text:p>0</text:p>
          </table:table-cell>
          <table:table-cell table:formula="of:=[.D2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tremolo_rate</text:p>
          </table:table-cell>
          <table:table-cell table:formula="of:=([.B285]+[.C285]+[.D285])"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86])" office:value-type="string" office:string-value="03 08" calcext:value-type="string">
            <text:p>03 08</text:p>
          </table:table-cell>
          <table:table-cell table:formula="of:=IF([.E286]=1;[.C286];0)" office:value-type="float" office:value="1" calcext:value-type="float">
            <text:p>1</text:p>
          </table:table-cell>
          <table:table-cell table:formula="of:=IF([.E286]=0;[.C286];0)" office:value-type="float" office:value="0" calcext:value-type="float">
            <text:p>0</text:p>
          </table:table-cell>
          <table:table-cell table:formula="of:=[.D2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tremolo_depth</text:p>
          </table:table-cell>
          <table:table-cell table:formula="of:=([.B286]+[.C286]+[.D286])"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87])" office:value-type="string" office:string-value="03 09" calcext:value-type="string">
            <text:p>03 09</text:p>
          </table:table-cell>
          <table:table-cell table:formula="of:=IF([.E287]=1;[.C287];0)" office:value-type="float" office:value="1" calcext:value-type="float">
            <text:p>1</text:p>
          </table:table-cell>
          <table:table-cell table:formula="of:=IF([.E287]=0;[.C287];0)" office:value-type="float" office:value="0" calcext:value-type="float">
            <text:p>0</text:p>
          </table:table-cell>
          <table:table-cell table:formula="of:=[.D2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tremolo_level</text:p>
          </table:table-cell>
          <table:table-cell table:formula="of:=([.B287]+[.C287]+[.D287])" office:value-type="float" office:value="394" calcext:value-type="float">
            <text:p>39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88])" office:value-type="string" office:string-value="03 0A" calcext:value-type="string">
            <text:p>03 0A</text:p>
          </table:table-cell>
          <table:table-cell table:formula="of:=IF([.E288]=1;[.C288];0)" office:value-type="float" office:value="1" calcext:value-type="float">
            <text:p>1</text:p>
          </table:table-cell>
          <table:table-cell table:formula="of:=IF([.E288]=0;[.C288];0)" office:value-type="float" office:value="0" calcext:value-type="float">
            <text:p>0</text:p>
          </table:table-cell>
          <table:table-cell table:formula="of:=[.D28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otary_speed_select</text:p>
          </table:table-cell>
          <table:table-cell table:formula="of:=([.B288]+[.C288]+[.D288])"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89])" office:value-type="string" office:string-value="03 0C" calcext:value-type="string">
            <text:p>03 0C</text:p>
          </table:table-cell>
          <table:table-cell table:formula="of:=IF([.E289]=1;[.C289];0)" office:value-type="float" office:value="1" calcext:value-type="float">
            <text:p>1</text:p>
          </table:table-cell>
          <table:table-cell table:formula="of:=IF([.E289]=0;[.C289];0)" office:value-type="float" office:value="0" calcext:value-type="float">
            <text:p>0</text:p>
          </table:table-cell>
          <table:table-cell table:formula="of:=[.D2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otary_rate_slow</text:p>
          </table:table-cell>
          <table:table-cell table:formula="of:=([.B289]+[.C289]+[.D289])"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90])" office:value-type="string" office:string-value="03 0D" calcext:value-type="string">
            <text:p>03 0D</text:p>
          </table:table-cell>
          <table:table-cell table:formula="of:=IF([.E290]=1;[.C290];0)" office:value-type="float" office:value="1" calcext:value-type="float">
            <text:p>1</text:p>
          </table:table-cell>
          <table:table-cell table:formula="of:=IF([.E290]=0;[.C290];0)" office:value-type="float" office:value="0" calcext:value-type="float">
            <text:p>0</text:p>
          </table:table-cell>
          <table:table-cell table:formula="of:=[.D2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otary_rate_fast</text:p>
          </table:table-cell>
          <table:table-cell table:formula="of:=([.B290]+[.C290]+[.D290])"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91])" office:value-type="string" office:string-value="03 0E" calcext:value-type="string">
            <text:p>03 0E</text:p>
          </table:table-cell>
          <table:table-cell table:formula="of:=IF([.E291]=1;[.C291];0)" office:value-type="float" office:value="1" calcext:value-type="float">
            <text:p>1</text:p>
          </table:table-cell>
          <table:table-cell table:formula="of:=IF([.E291]=0;[.C291];0)" office:value-type="float" office:value="0" calcext:value-type="float">
            <text:p>0</text:p>
          </table:table-cell>
          <table:table-cell table:formula="of:=[.D2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otary_rise_time</text:p>
          </table:table-cell>
          <table:table-cell table:formula="of:=([.B291]+[.C291]+[.D291])"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92])" office:value-type="string" office:string-value="03 0F" calcext:value-type="string">
            <text:p>03 0F</text:p>
          </table:table-cell>
          <table:table-cell table:formula="of:=IF([.E292]=1;[.C292];0)" office:value-type="float" office:value="1" calcext:value-type="float">
            <text:p>1</text:p>
          </table:table-cell>
          <table:table-cell table:formula="of:=IF([.E292]=0;[.C292];0)" office:value-type="float" office:value="0" calcext:value-type="float">
            <text:p>0</text:p>
          </table:table-cell>
          <table:table-cell table:formula="of:=[.D2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otary_fall_time</text:p>
          </table:table-cell>
          <table:table-cell table:formula="of:=([.B292]+[.C292]+[.D292])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93])" office:value-type="string" office:string-value="03 10" calcext:value-type="string">
            <text:p>03 10</text:p>
          </table:table-cell>
          <table:table-cell table:formula="of:=IF([.E293]=1;[.C293];0)" office:value-type="float" office:value="1" calcext:value-type="float">
            <text:p>1</text:p>
          </table:table-cell>
          <table:table-cell table:formula="of:=IF([.E293]=0;[.C293];0)" office:value-type="float" office:value="0" calcext:value-type="float">
            <text:p>0</text:p>
          </table:table-cell>
          <table:table-cell table:formula="of:=[.D2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otary_depth</text:p>
          </table:table-cell>
          <table:table-cell table:formula="of:=([.B293]+[.C293]+[.D293])"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94])" office:value-type="string" office:string-value="03 11" calcext:value-type="string">
            <text:p>03 11</text:p>
          </table:table-cell>
          <table:table-cell table:formula="of:=IF([.E294]=1;[.C294];0)" office:value-type="float" office:value="1" calcext:value-type="float">
            <text:p>1</text:p>
          </table:table-cell>
          <table:table-cell table:formula="of:=IF([.E294]=0;[.C294];0)" office:value-type="float" office:value="0" calcext:value-type="float">
            <text:p>0</text:p>
          </table:table-cell>
          <table:table-cell table:formula="of:=[.D2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otary_level</text:p>
          </table:table-cell>
          <table:table-cell table:formula="of:=([.B294]+[.C294]+[.D294])" office:value-type="float" office:value="402" calcext:value-type="float">
            <text:p>40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95])" office:value-type="string" office:string-value="03 12" calcext:value-type="string">
            <text:p>03 12</text:p>
          </table:table-cell>
          <table:table-cell table:formula="of:=IF([.E295]=1;[.C295];0)" office:value-type="float" office:value="1" calcext:value-type="float">
            <text:p>1</text:p>
          </table:table-cell>
          <table:table-cell table:formula="of:=IF([.E295]=0;[.C295];0)" office:value-type="float" office:value="0" calcext:value-type="float">
            <text:p>0</text:p>
          </table:table-cell>
          <table:table-cell table:formula="of:=[.D295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uni_v_rate</text:p>
          </table:table-cell>
          <table:table-cell table:formula="of:=([.B295]+[.C295]+[.D295])"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96])" office:value-type="string" office:string-value="03 14" calcext:value-type="string">
            <text:p>03 14</text:p>
          </table:table-cell>
          <table:table-cell table:formula="of:=IF([.E296]=1;[.C296];0)" office:value-type="float" office:value="1" calcext:value-type="float">
            <text:p>1</text:p>
          </table:table-cell>
          <table:table-cell table:formula="of:=IF([.E296]=0;[.C296];0)" office:value-type="float" office:value="0" calcext:value-type="float">
            <text:p>0</text:p>
          </table:table-cell>
          <table:table-cell table:formula="of:=[.D2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uni_v_depth</text:p>
          </table:table-cell>
          <table:table-cell table:formula="of:=([.B296]+[.C296]+[.D296])"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97])" office:value-type="string" office:string-value="03 15" calcext:value-type="string">
            <text:p>03 15</text:p>
          </table:table-cell>
          <table:table-cell table:formula="of:=IF([.E297]=1;[.C297];0)" office:value-type="float" office:value="1" calcext:value-type="float">
            <text:p>1</text:p>
          </table:table-cell>
          <table:table-cell table:formula="of:=IF([.E297]=0;[.C297];0)" office:value-type="float" office:value="0" calcext:value-type="float">
            <text:p>0</text:p>
          </table:table-cell>
          <table:table-cell table:formula="of:=[.D2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uni_v_level</text:p>
          </table:table-cell>
          <table:table-cell table:formula="of:=([.B297]+[.C297]+[.D297])" office:value-type="float" office:value="406" calcext:value-type="float">
            <text:p>40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98])" office:value-type="string" office:string-value="03 16" calcext:value-type="string">
            <text:p>03 16</text:p>
          </table:table-cell>
          <table:table-cell table:formula="of:=IF([.E298]=1;[.C298];0)" office:value-type="float" office:value="1" calcext:value-type="float">
            <text:p>1</text:p>
          </table:table-cell>
          <table:table-cell table:formula="of:=IF([.E298]=0;[.C298];0)" office:value-type="float" office:value="0" calcext:value-type="float">
            <text:p>0</text:p>
          </table:table-cell>
          <table:table-cell table:formula="of:=[.D29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an_type</text:p>
          </table:table-cell>
          <table:table-cell table:formula="of:=([.B298]+[.C298]+[.D298])"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299])" office:value-type="string" office:string-value="03 18" calcext:value-type="string">
            <text:p>03 18</text:p>
          </table:table-cell>
          <table:table-cell table:formula="of:=IF([.E299]=1;[.C299];0)" office:value-type="float" office:value="1" calcext:value-type="float">
            <text:p>1</text:p>
          </table:table-cell>
          <table:table-cell table:formula="of:=IF([.E299]=0;[.C299];0)" office:value-type="float" office:value="0" calcext:value-type="float">
            <text:p>0</text:p>
          </table:table-cell>
          <table:table-cell table:formula="of:=[.D2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an_pos</text:p>
          </table:table-cell>
          <table:table-cell table:formula="of:=([.B299]+[.C299]+[.D299])"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00])" office:value-type="string" office:string-value="03 19" calcext:value-type="string">
            <text:p>03 19</text:p>
          </table:table-cell>
          <table:table-cell table:formula="of:=IF([.E300]=1;[.C300];0)" office:value-type="float" office:value="1" calcext:value-type="float">
            <text:p>1</text:p>
          </table:table-cell>
          <table:table-cell table:formula="of:=IF([.E300]=0;[.C300];0)" office:value-type="float" office:value="0" calcext:value-type="float">
            <text:p>0</text:p>
          </table:table-cell>
          <table:table-cell table:formula="of:=[.D3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an_wave_shape</text:p>
          </table:table-cell>
          <table:table-cell table:formula="of:=([.B300]+[.C300]+[.D300])"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01])" office:value-type="string" office:string-value="03 1A" calcext:value-type="string">
            <text:p>03 1A</text:p>
          </table:table-cell>
          <table:table-cell table:formula="of:=IF([.E301]=1;[.C301];0)" office:value-type="float" office:value="1" calcext:value-type="float">
            <text:p>1</text:p>
          </table:table-cell>
          <table:table-cell table:formula="of:=IF([.E301]=0;[.C301];0)" office:value-type="float" office:value="0" calcext:value-type="float">
            <text:p>0</text:p>
          </table:table-cell>
          <table:table-cell table:formula="of:=[.D3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an_rate</text:p>
          </table:table-cell>
          <table:table-cell table:formula="of:=([.B301]+[.C301]+[.D301])"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02])" office:value-type="string" office:string-value="03 1B" calcext:value-type="string">
            <text:p>03 1B</text:p>
          </table:table-cell>
          <table:table-cell table:formula="of:=IF([.E302]=1;[.C302];0)" office:value-type="float" office:value="1" calcext:value-type="float">
            <text:p>1</text:p>
          </table:table-cell>
          <table:table-cell table:formula="of:=IF([.E302]=0;[.C302];0)" office:value-type="float" office:value="0" calcext:value-type="float">
            <text:p>0</text:p>
          </table:table-cell>
          <table:table-cell table:formula="of:=[.D3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an_depth</text:p>
          </table:table-cell>
          <table:table-cell table:formula="of:=([.B302]+[.C302]+[.D302])"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03])" office:value-type="string" office:string-value="03 1C" calcext:value-type="string">
            <text:p>03 1C</text:p>
          </table:table-cell>
          <table:table-cell table:formula="of:=IF([.E303]=1;[.C303];0)" office:value-type="float" office:value="1" calcext:value-type="float">
            <text:p>1</text:p>
          </table:table-cell>
          <table:table-cell table:formula="of:=IF([.E303]=0;[.C303];0)" office:value-type="float" office:value="0" calcext:value-type="float">
            <text:p>0</text:p>
          </table:table-cell>
          <table:table-cell table:formula="of:=[.D3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pan_level</text:p>
          </table:table-cell>
          <table:table-cell table:formula="of:=([.B303]+[.C303]+[.D303])" office:value-type="float" office:value="413" calcext:value-type="float">
            <text:p>4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04])" office:value-type="string" office:string-value="03 1D" calcext:value-type="string">
            <text:p>03 1D</text:p>
          </table:table-cell>
          <table:table-cell table:formula="of:=IF([.E304]=1;[.C304];0)" office:value-type="float" office:value="1" calcext:value-type="float">
            <text:p>1</text:p>
          </table:table-cell>
          <table:table-cell table:formula="of:=IF([.E304]=0;[.C304];0)" office:value-type="float" office:value="0" calcext:value-type="float">
            <text:p>0</text:p>
          </table:table-cell>
          <table:table-cell table:formula="of:=[.D30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licer_pattern</text:p>
          </table:table-cell>
          <table:table-cell table:formula="of:=([.B304]+[.C304]+[.D304])"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05])" office:value-type="string" office:string-value="03 1F" calcext:value-type="string">
            <text:p>03 1F</text:p>
          </table:table-cell>
          <table:table-cell table:formula="of:=IF([.E305]=1;[.C305];0)" office:value-type="float" office:value="1" calcext:value-type="float">
            <text:p>1</text:p>
          </table:table-cell>
          <table:table-cell table:formula="of:=IF([.E305]=0;[.C305];0)" office:value-type="float" office:value="0" calcext:value-type="float">
            <text:p>0</text:p>
          </table:table-cell>
          <table:table-cell table:formula="of:=[.D3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licer_rate</text:p>
          </table:table-cell>
          <table:table-cell table:formula="of:=([.B305]+[.C305]+[.D305])"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06])" office:value-type="string" office:string-value="03 20" calcext:value-type="string">
            <text:p>03 20</text:p>
          </table:table-cell>
          <table:table-cell table:formula="of:=IF([.E306]=1;[.C306];0)" office:value-type="float" office:value="1" calcext:value-type="float">
            <text:p>1</text:p>
          </table:table-cell>
          <table:table-cell table:formula="of:=IF([.E306]=0;[.C306];0)" office:value-type="float" office:value="0" calcext:value-type="float">
            <text:p>0</text:p>
          </table:table-cell>
          <table:table-cell table:formula="of:=[.D3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licer_trigger_sens</text:p>
          </table:table-cell>
          <table:table-cell table:formula="of:=([.B306]+[.C306]+[.D306])"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07])" office:value-type="string" office:string-value="03 21" calcext:value-type="string">
            <text:p>03 21</text:p>
          </table:table-cell>
          <table:table-cell table:formula="of:=IF([.E307]=1;[.C307];0)" office:value-type="float" office:value="1" calcext:value-type="float">
            <text:p>1</text:p>
          </table:table-cell>
          <table:table-cell table:formula="of:=IF([.E307]=0;[.C307];0)" office:value-type="float" office:value="0" calcext:value-type="float">
            <text:p>0</text:p>
          </table:table-cell>
          <table:table-cell table:formula="of:=[.D3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licer_effect_level</text:p>
          </table:table-cell>
          <table:table-cell table:formula="of:=([.B307]+[.C307]+[.D307])"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08])" office:value-type="string" office:string-value="03 22" calcext:value-type="string">
            <text:p>03 22</text:p>
          </table:table-cell>
          <table:table-cell table:formula="of:=IF([.E308]=1;[.C308];0)" office:value-type="float" office:value="1" calcext:value-type="float">
            <text:p>1</text:p>
          </table:table-cell>
          <table:table-cell table:formula="of:=IF([.E308]=0;[.C308];0)" office:value-type="float" office:value="0" calcext:value-type="float">
            <text:p>0</text:p>
          </table:table-cell>
          <table:table-cell table:formula="of:=[.D3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licer_direct_mix</text:p>
          </table:table-cell>
          <table:table-cell table:formula="of:=([.B308]+[.C308]+[.D308])" office:value-type="float" office:value="419" calcext:value-type="float">
            <text:p>41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09])" office:value-type="string" office:string-value="03 23" calcext:value-type="string">
            <text:p>03 23</text:p>
          </table:table-cell>
          <table:table-cell table:formula="of:=IF([.E309]=1;[.C309];0)" office:value-type="float" office:value="1" calcext:value-type="float">
            <text:p>1</text:p>
          </table:table-cell>
          <table:table-cell table:formula="of:=IF([.E309]=0;[.C309];0)" office:value-type="float" office:value="0" calcext:value-type="float">
            <text:p>0</text:p>
          </table:table-cell>
          <table:table-cell table:formula="of:=[.D309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vibrato_rate</text:p>
          </table:table-cell>
          <table:table-cell table:formula="of:=([.B309]+[.C309]+[.D309])"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10])" office:value-type="string" office:string-value="03 25" calcext:value-type="string">
            <text:p>03 25</text:p>
          </table:table-cell>
          <table:table-cell table:formula="of:=IF([.E310]=1;[.C310];0)" office:value-type="float" office:value="1" calcext:value-type="float">
            <text:p>1</text:p>
          </table:table-cell>
          <table:table-cell table:formula="of:=IF([.E310]=0;[.C310];0)" office:value-type="float" office:value="0" calcext:value-type="float">
            <text:p>0</text:p>
          </table:table-cell>
          <table:table-cell table:formula="of:=[.D3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vibrato_depth</text:p>
          </table:table-cell>
          <table:table-cell table:formula="of:=([.B310]+[.C310]+[.D310])"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11])" office:value-type="string" office:string-value="03 26" calcext:value-type="string">
            <text:p>03 26</text:p>
          </table:table-cell>
          <table:table-cell table:formula="of:=IF([.E311]=1;[.C311];0)" office:value-type="float" office:value="1" calcext:value-type="float">
            <text:p>1</text:p>
          </table:table-cell>
          <table:table-cell table:formula="of:=IF([.E311]=0;[.C311];0)" office:value-type="float" office:value="0" calcext:value-type="float">
            <text:p>0</text:p>
          </table:table-cell>
          <table:table-cell table:formula="of:=[.D3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vibrato_trigger</text:p>
          </table:table-cell>
          <table:table-cell table:formula="of:=([.B311]+[.C311]+[.D311])"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12])" office:value-type="string" office:string-value="03 27" calcext:value-type="string">
            <text:p>03 27</text:p>
          </table:table-cell>
          <table:table-cell table:formula="of:=IF([.E312]=1;[.C312];0)" office:value-type="float" office:value="1" calcext:value-type="float">
            <text:p>1</text:p>
          </table:table-cell>
          <table:table-cell table:formula="of:=IF([.E312]=0;[.C312];0)" office:value-type="float" office:value="0" calcext:value-type="float">
            <text:p>0</text:p>
          </table:table-cell>
          <table:table-cell table:formula="of:=[.D3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vibrato_rise_time</text:p>
          </table:table-cell>
          <table:table-cell table:formula="of:=([.B312]+[.C312]+[.D312])"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13])" office:value-type="string" office:string-value="03 28" calcext:value-type="string">
            <text:p>03 28</text:p>
          </table:table-cell>
          <table:table-cell table:formula="of:=IF([.E313]=1;[.C313];0)" office:value-type="float" office:value="1" calcext:value-type="float">
            <text:p>1</text:p>
          </table:table-cell>
          <table:table-cell table:formula="of:=IF([.E313]=0;[.C313];0)" office:value-type="float" office:value="0" calcext:value-type="float">
            <text:p>0</text:p>
          </table:table-cell>
          <table:table-cell table:formula="of:=[.D3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vibrato_level</text:p>
          </table:table-cell>
          <table:table-cell table:formula="of:=([.B313]+[.C313]+[.D313])" office:value-type="float" office:value="425" calcext:value-type="float">
            <text:p>42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14])" office:value-type="string" office:string-value="03 29" calcext:value-type="string">
            <text:p>03 29</text:p>
          </table:table-cell>
          <table:table-cell table:formula="of:=IF([.E314]=1;[.C314];0)" office:value-type="float" office:value="1" calcext:value-type="float">
            <text:p>1</text:p>
          </table:table-cell>
          <table:table-cell table:formula="of:=IF([.E314]=0;[.C314];0)" office:value-type="float" office:value="0" calcext:value-type="float">
            <text:p>0</text:p>
          </table:table-cell>
          <table:table-cell table:formula="of:=[.D31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ing_mod_mode</text:p>
          </table:table-cell>
          <table:table-cell table:formula="of:=([.B314]+[.C314]+[.D314])"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15])" office:value-type="string" office:string-value="03 2B" calcext:value-type="string">
            <text:p>03 2B</text:p>
          </table:table-cell>
          <table:table-cell table:formula="of:=IF([.E315]=1;[.C315];0)" office:value-type="float" office:value="1" calcext:value-type="float">
            <text:p>1</text:p>
          </table:table-cell>
          <table:table-cell table:formula="of:=IF([.E315]=0;[.C315];0)" office:value-type="float" office:value="0" calcext:value-type="float">
            <text:p>0</text:p>
          </table:table-cell>
          <table:table-cell table:formula="of:=[.D3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ing_mod_freq</text:p>
          </table:table-cell>
          <table:table-cell table:formula="of:=([.B315]+[.C315]+[.D315])"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16])" office:value-type="string" office:string-value="03 2C" calcext:value-type="string">
            <text:p>03 2C</text:p>
          </table:table-cell>
          <table:table-cell table:formula="of:=IF([.E316]=1;[.C316];0)" office:value-type="float" office:value="1" calcext:value-type="float">
            <text:p>1</text:p>
          </table:table-cell>
          <table:table-cell table:formula="of:=IF([.E316]=0;[.C316];0)" office:value-type="float" office:value="0" calcext:value-type="float">
            <text:p>0</text:p>
          </table:table-cell>
          <table:table-cell table:formula="of:=[.D3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ing_mod_effect_level</text:p>
          </table:table-cell>
          <table:table-cell table:formula="of:=([.B316]+[.C316]+[.D316])"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17])" office:value-type="string" office:string-value="03 2D" calcext:value-type="string">
            <text:p>03 2D</text:p>
          </table:table-cell>
          <table:table-cell table:formula="of:=IF([.E317]=1;[.C317];0)" office:value-type="float" office:value="1" calcext:value-type="float">
            <text:p>1</text:p>
          </table:table-cell>
          <table:table-cell table:formula="of:=IF([.E317]=0;[.C317];0)" office:value-type="float" office:value="0" calcext:value-type="float">
            <text:p>0</text:p>
          </table:table-cell>
          <table:table-cell table:formula="of:=[.D3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ing_mod_direct_mix</text:p>
          </table:table-cell>
          <table:table-cell table:formula="of:=([.B317]+[.C317]+[.D317])" office:value-type="float" office:value="430" calcext:value-type="float">
            <text:p>43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18])" office:value-type="string" office:string-value="03 2E" calcext:value-type="string">
            <text:p>03 2E</text:p>
          </table:table-cell>
          <table:table-cell table:formula="of:=IF([.E318]=1;[.C318];0)" office:value-type="float" office:value="1" calcext:value-type="float">
            <text:p>1</text:p>
          </table:table-cell>
          <table:table-cell table:formula="of:=IF([.E318]=0;[.C318];0)" office:value-type="float" office:value="0" calcext:value-type="float">
            <text:p>0</text:p>
          </table:table-cell>
          <table:table-cell table:formula="of:=[.D31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umanizer_mode</text:p>
          </table:table-cell>
          <table:table-cell table:formula="of:=([.B318]+[.C318]+[.D318])"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19])" office:value-type="string" office:string-value="03 30" calcext:value-type="string">
            <text:p>03 30</text:p>
          </table:table-cell>
          <table:table-cell table:formula="of:=IF([.E319]=1;[.C319];0)" office:value-type="float" office:value="1" calcext:value-type="float">
            <text:p>1</text:p>
          </table:table-cell>
          <table:table-cell table:formula="of:=IF([.E319]=0;[.C319];0)" office:value-type="float" office:value="0" calcext:value-type="float">
            <text:p>0</text:p>
          </table:table-cell>
          <table:table-cell table:formula="of:=[.D3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umanizer_vowel1</text:p>
          </table:table-cell>
          <table:table-cell table:formula="of:=([.B319]+[.C319]+[.D319])"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20])" office:value-type="string" office:string-value="03 31" calcext:value-type="string">
            <text:p>03 31</text:p>
          </table:table-cell>
          <table:table-cell table:formula="of:=IF([.E320]=1;[.C320];0)" office:value-type="float" office:value="1" calcext:value-type="float">
            <text:p>1</text:p>
          </table:table-cell>
          <table:table-cell table:formula="of:=IF([.E320]=0;[.C320];0)" office:value-type="float" office:value="0" calcext:value-type="float">
            <text:p>0</text:p>
          </table:table-cell>
          <table:table-cell table:formula="of:=[.D3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umanizer_vowel2</text:p>
          </table:table-cell>
          <table:table-cell table:formula="of:=([.B320]+[.C320]+[.D320])"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21])" office:value-type="string" office:string-value="03 32" calcext:value-type="string">
            <text:p>03 32</text:p>
          </table:table-cell>
          <table:table-cell table:formula="of:=IF([.E321]=1;[.C321];0)" office:value-type="float" office:value="1" calcext:value-type="float">
            <text:p>1</text:p>
          </table:table-cell>
          <table:table-cell table:formula="of:=IF([.E321]=0;[.C321];0)" office:value-type="float" office:value="0" calcext:value-type="float">
            <text:p>0</text:p>
          </table:table-cell>
          <table:table-cell table:formula="of:=[.D3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umanizer_sens</text:p>
          </table:table-cell>
          <table:table-cell table:formula="of:=([.B321]+[.C321]+[.D321])"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22])" office:value-type="string" office:string-value="03 33" calcext:value-type="string">
            <text:p>03 33</text:p>
          </table:table-cell>
          <table:table-cell table:formula="of:=IF([.E322]=1;[.C322];0)" office:value-type="float" office:value="1" calcext:value-type="float">
            <text:p>1</text:p>
          </table:table-cell>
          <table:table-cell table:formula="of:=IF([.E322]=0;[.C322];0)" office:value-type="float" office:value="0" calcext:value-type="float">
            <text:p>0</text:p>
          </table:table-cell>
          <table:table-cell table:formula="of:=[.D3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umanizer_rate</text:p>
          </table:table-cell>
          <table:table-cell table:formula="of:=([.B322]+[.C322]+[.D322])"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23])" office:value-type="string" office:string-value="03 34" calcext:value-type="string">
            <text:p>03 34</text:p>
          </table:table-cell>
          <table:table-cell table:formula="of:=IF([.E323]=1;[.C323];0)" office:value-type="float" office:value="1" calcext:value-type="float">
            <text:p>1</text:p>
          </table:table-cell>
          <table:table-cell table:formula="of:=IF([.E323]=0;[.C323];0)" office:value-type="float" office:value="0" calcext:value-type="float">
            <text:p>0</text:p>
          </table:table-cell>
          <table:table-cell table:formula="of:=[.D3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umanizer_depth</text:p>
          </table:table-cell>
          <table:table-cell table:formula="of:=([.B323]+[.C323]+[.D323])"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24])" office:value-type="string" office:string-value="03 35" calcext:value-type="string">
            <text:p>03 35</text:p>
          </table:table-cell>
          <table:table-cell table:formula="of:=IF([.E324]=1;[.C324];0)" office:value-type="float" office:value="1" calcext:value-type="float">
            <text:p>1</text:p>
          </table:table-cell>
          <table:table-cell table:formula="of:=IF([.E324]=0;[.C324];0)" office:value-type="float" office:value="0" calcext:value-type="float">
            <text:p>0</text:p>
          </table:table-cell>
          <table:table-cell table:formula="of:=[.D3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umanizer_manual</text:p>
          </table:table-cell>
          <table:table-cell table:formula="of:=([.B324]+[.C324]+[.D324])"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25])" office:value-type="string" office:string-value="03 36" calcext:value-type="string">
            <text:p>03 36</text:p>
          </table:table-cell>
          <table:table-cell table:formula="of:=IF([.E325]=1;[.C325];0)" office:value-type="float" office:value="1" calcext:value-type="float">
            <text:p>1</text:p>
          </table:table-cell>
          <table:table-cell table:formula="of:=IF([.E325]=0;[.C325];0)" office:value-type="float" office:value="0" calcext:value-type="float">
            <text:p>0</text:p>
          </table:table-cell>
          <table:table-cell table:formula="of:=[.D3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humanizer_level</text:p>
          </table:table-cell>
          <table:table-cell table:formula="of:=([.B325]+[.C325]+[.D325])" office:value-type="float" office:value="439" calcext:value-type="float">
            <text:p>43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26])" office:value-type="string" office:string-value="03 37" calcext:value-type="string">
            <text:p>03 37</text:p>
          </table:table-cell>
          <table:table-cell table:formula="of:=IF([.E326]=1;[.C326];0)" office:value-type="float" office:value="1" calcext:value-type="float">
            <text:p>1</text:p>
          </table:table-cell>
          <table:table-cell table:formula="of:=IF([.E326]=0;[.C326];0)" office:value-type="float" office:value="0" calcext:value-type="float">
            <text:p>0</text:p>
          </table:table-cell>
          <table:table-cell table:formula="of:=[.D326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2x2_chorus_xover_freq</text:p>
          </table:table-cell>
          <table:table-cell table:formula="of:=([.B326]+[.C326]+[.D326])"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27])" office:value-type="string" office:string-value="03 39" calcext:value-type="string">
            <text:p>03 39</text:p>
          </table:table-cell>
          <table:table-cell table:formula="of:=IF([.E327]=1;[.C327];0)" office:value-type="float" office:value="1" calcext:value-type="float">
            <text:p>1</text:p>
          </table:table-cell>
          <table:table-cell table:formula="of:=IF([.E327]=0;[.C327];0)" office:value-type="float" office:value="0" calcext:value-type="float">
            <text:p>0</text:p>
          </table:table-cell>
          <table:table-cell table:formula="of:=[.D3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2x2_chorus_low_rate</text:p>
          </table:table-cell>
          <table:table-cell table:formula="of:=([.B327]+[.C327]+[.D327])"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28])" office:value-type="string" office:string-value="03 3A" calcext:value-type="string">
            <text:p>03 3A</text:p>
          </table:table-cell>
          <table:table-cell table:formula="of:=IF([.E328]=1;[.C328];0)" office:value-type="float" office:value="1" calcext:value-type="float">
            <text:p>1</text:p>
          </table:table-cell>
          <table:table-cell table:formula="of:=IF([.E328]=0;[.C328];0)" office:value-type="float" office:value="0" calcext:value-type="float">
            <text:p>0</text:p>
          </table:table-cell>
          <table:table-cell table:formula="of:=[.D3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2x2_chorus_low_depth</text:p>
          </table:table-cell>
          <table:table-cell table:formula="of:=([.B328]+[.C328]+[.D328])"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29])" office:value-type="string" office:string-value="03 3B" calcext:value-type="string">
            <text:p>03 3B</text:p>
          </table:table-cell>
          <table:table-cell table:formula="of:=IF([.E329]=1;[.C329];0)" office:value-type="float" office:value="1" calcext:value-type="float">
            <text:p>1</text:p>
          </table:table-cell>
          <table:table-cell table:formula="of:=IF([.E329]=0;[.C329];0)" office:value-type="float" office:value="0" calcext:value-type="float">
            <text:p>0</text:p>
          </table:table-cell>
          <table:table-cell table:formula="of:=[.D3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2x2_chorus_low_pre_delay</text:p>
          </table:table-cell>
          <table:table-cell table:formula="of:=([.B329]+[.C329]+[.D329])"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30])" office:value-type="string" office:string-value="03 3C" calcext:value-type="string">
            <text:p>03 3C</text:p>
          </table:table-cell>
          <table:table-cell table:formula="of:=IF([.E330]=1;[.C330];0)" office:value-type="float" office:value="1" calcext:value-type="float">
            <text:p>1</text:p>
          </table:table-cell>
          <table:table-cell table:formula="of:=IF([.E330]=0;[.C330];0)" office:value-type="float" office:value="0" calcext:value-type="float">
            <text:p>0</text:p>
          </table:table-cell>
          <table:table-cell table:formula="of:=[.D3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2x2_chorus_low_level</text:p>
          </table:table-cell>
          <table:table-cell table:formula="of:=([.B330]+[.C330]+[.D330])"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31])" office:value-type="string" office:string-value="03 3D" calcext:value-type="string">
            <text:p>03 3D</text:p>
          </table:table-cell>
          <table:table-cell table:formula="of:=IF([.E331]=1;[.C331];0)" office:value-type="float" office:value="1" calcext:value-type="float">
            <text:p>1</text:p>
          </table:table-cell>
          <table:table-cell table:formula="of:=IF([.E331]=0;[.C331];0)" office:value-type="float" office:value="0" calcext:value-type="float">
            <text:p>0</text:p>
          </table:table-cell>
          <table:table-cell table:formula="of:=[.D3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2x2_chorus_high_rate</text:p>
          </table:table-cell>
          <table:table-cell table:formula="of:=([.B331]+[.C331]+[.D331])"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32])" office:value-type="string" office:string-value="03 3E" calcext:value-type="string">
            <text:p>03 3E</text:p>
          </table:table-cell>
          <table:table-cell table:formula="of:=IF([.E332]=1;[.C332];0)" office:value-type="float" office:value="1" calcext:value-type="float">
            <text:p>1</text:p>
          </table:table-cell>
          <table:table-cell table:formula="of:=IF([.E332]=0;[.C332];0)" office:value-type="float" office:value="0" calcext:value-type="float">
            <text:p>0</text:p>
          </table:table-cell>
          <table:table-cell table:formula="of:=[.D3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2x2_chorus_high_depth</text:p>
          </table:table-cell>
          <table:table-cell table:formula="of:=([.B332]+[.C332]+[.D332])"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33])" office:value-type="string" office:string-value="03 3F" calcext:value-type="string">
            <text:p>03 3F</text:p>
          </table:table-cell>
          <table:table-cell table:formula="of:=IF([.E333]=1;[.C333];0)" office:value-type="float" office:value="1" calcext:value-type="float">
            <text:p>1</text:p>
          </table:table-cell>
          <table:table-cell table:formula="of:=IF([.E333]=0;[.C333];0)" office:value-type="float" office:value="0" calcext:value-type="float">
            <text:p>0</text:p>
          </table:table-cell>
          <table:table-cell table:formula="of:=[.D3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2x2_chorus_high_pre_delay</text:p>
          </table:table-cell>
          <table:table-cell table:formula="of:=([.B333]+[.C333]+[.D333])"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34])" office:value-type="string" office:string-value="03 40" calcext:value-type="string">
            <text:p>03 40</text:p>
          </table:table-cell>
          <table:table-cell table:formula="of:=IF([.E334]=1;[.C334];0)" office:value-type="float" office:value="1" calcext:value-type="float">
            <text:p>1</text:p>
          </table:table-cell>
          <table:table-cell table:formula="of:=IF([.E334]=0;[.C334];0)" office:value-type="float" office:value="0" calcext:value-type="float">
            <text:p>0</text:p>
          </table:table-cell>
          <table:table-cell table:formula="of:=[.D3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2x2_chorus_high_level</text:p>
          </table:table-cell>
          <table:table-cell table:formula="of:=([.B334]+[.C334]+[.D334])"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35])" office:value-type="string" office:string-value="03 41" calcext:value-type="string">
            <text:p>03 41</text:p>
          </table:table-cell>
          <table:table-cell table:formula="of:=IF([.E335]=1;[.C335];0)" office:value-type="float" office:value="1" calcext:value-type="float">
            <text:p>1</text:p>
          </table:table-cell>
          <table:table-cell table:formula="of:=IF([.E335]=0;[.C335];0)" office:value-type="float" office:value="0" calcext:value-type="float">
            <text:p>0</text:p>
          </table:table-cell>
          <table:table-cell table:formula="of:=[.D3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2x2_chorus_direct_level</text:p>
          </table:table-cell>
          <table:table-cell table:formula="of:=([.B335]+[.C335]+[.D335])"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36])" office:value-type="string" office:string-value="03 42" calcext:value-type="string">
            <text:p>03 42</text:p>
          </table:table-cell>
          <table:table-cell table:formula="of:=IF([.E336]=1;[.C336];0)" office:value-type="float" office:value="1" calcext:value-type="float">
            <text:p>1</text:p>
          </table:table-cell>
          <table:table-cell table:formula="of:=IF([.E336]=0;[.C336];0)" office:value-type="float" office:value="0" calcext:value-type="float">
            <text:p>0</text:p>
          </table:table-cell>
          <table:table-cell table:formula="of:=[.D3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delay_type</text:p>
          </table:table-cell>
          <table:table-cell table:formula="of:=([.B336]+[.C336]+[.D336])"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37])" office:value-type="string" office:string-value="03 43" calcext:value-type="string">
            <text:p>03 43</text:p>
          </table:table-cell>
          <table:table-cell table:formula="of:=IF([.E337]=1;[.C337];0)" office:value-type="float" office:value="1" calcext:value-type="float">
            <text:p>1</text:p>
          </table:table-cell>
          <table:table-cell table:formula="of:=IF([.E337]=0;[.C337];0)" office:value-type="float" office:value="0" calcext:value-type="float">
            <text:p>0</text:p>
          </table:table-cell>
          <table:table-cell table:formula="of:=[.D3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delay_time</text:p>
          </table:table-cell>
          <table:table-cell table:formula="of:=([.B337]+[.C337]+[.D337])"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38])" office:value-type="string" office:string-value="03 44" calcext:value-type="string">
            <text:p>03 44</text:p>
          </table:table-cell>
          <table:table-cell table:formula="of:=IF([.E338]=1;[.C338];0)" office:value-type="float" office:value="2" calcext:value-type="float">
            <text:p>2</text:p>
          </table:table-cell>
          <table:table-cell table:formula="of:=IF([.E338]=0;[.C338];0)" office:value-type="float" office:value="0" calcext:value-type="float">
            <text:p>0</text:p>
          </table:table-cell>
          <table:table-cell table:formula="of:=[.D3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delay_f_back</text:p>
          </table:table-cell>
          <table:table-cell table:formula="of:=([.B338]+[.C338]+[.D338])"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39])" office:value-type="string" office:string-value="03 46" calcext:value-type="string">
            <text:p>03 46</text:p>
          </table:table-cell>
          <table:table-cell table:formula="of:=IF([.E339]=1;[.C339];0)" office:value-type="float" office:value="1" calcext:value-type="float">
            <text:p>1</text:p>
          </table:table-cell>
          <table:table-cell table:formula="of:=IF([.E339]=0;[.C339];0)" office:value-type="float" office:value="0" calcext:value-type="float">
            <text:p>0</text:p>
          </table:table-cell>
          <table:table-cell table:formula="of:=[.D3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delay_high_cut</text:p>
          </table:table-cell>
          <table:table-cell table:formula="of:=([.B339]+[.C339]+[.D339])"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40])" office:value-type="string" office:string-value="03 47" calcext:value-type="string">
            <text:p>03 47</text:p>
          </table:table-cell>
          <table:table-cell table:formula="of:=IF([.E340]=1;[.C340];0)" office:value-type="float" office:value="1" calcext:value-type="float">
            <text:p>1</text:p>
          </table:table-cell>
          <table:table-cell table:formula="of:=IF([.E340]=0;[.C340];0)" office:value-type="float" office:value="0" calcext:value-type="float">
            <text:p>0</text:p>
          </table:table-cell>
          <table:table-cell table:formula="of:=[.D3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delay_effect_level</text:p>
          </table:table-cell>
          <table:table-cell table:formula="of:=([.B340]+[.C340]+[.D340])"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41])" office:value-type="string" office:string-value="03 48" calcext:value-type="string">
            <text:p>03 48</text:p>
          </table:table-cell>
          <table:table-cell table:formula="of:=IF([.E341]=1;[.C341];0)" office:value-type="float" office:value="1" calcext:value-type="float">
            <text:p>1</text:p>
          </table:table-cell>
          <table:table-cell table:formula="of:=IF([.E341]=0;[.C341];0)" office:value-type="float" office:value="0" calcext:value-type="float">
            <text:p>0</text:p>
          </table:table-cell>
          <table:table-cell table:formula="of:=[.D3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delay_direct_mix</text:p>
          </table:table-cell>
          <table:table-cell table:formula="of:=([.B341]+[.C341]+[.D341])"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42])" office:value-type="string" office:string-value="03 49" calcext:value-type="string">
            <text:p>03 49</text:p>
          </table:table-cell>
          <table:table-cell table:formula="of:=IF([.E342]=1;[.C342];0)" office:value-type="float" office:value="1" calcext:value-type="float">
            <text:p>1</text:p>
          </table:table-cell>
          <table:table-cell table:formula="of:=IF([.E342]=0;[.C342];0)" office:value-type="float" office:value="0" calcext:value-type="float">
            <text:p>0</text:p>
          </table:table-cell>
          <table:table-cell table:formula="of:=[.D3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sub_delay_tap_time</text:p>
          </table:table-cell>
          <table:table-cell table:formula="of:=([.B342]+[.C342]+[.D342])" office:value-type="float" office:value="458" calcext:value-type="float">
            <text:p>45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43])" office:value-type="string" office:string-value="03 4A" calcext:value-type="string">
            <text:p>03 4A</text:p>
          </table:table-cell>
          <table:table-cell table:formula="of:=IF([.E343]=1;[.C343];0)" office:value-type="float" office:value="1" calcext:value-type="float">
            <text:p>1</text:p>
          </table:table-cell>
          <table:table-cell table:formula="of:=IF([.E343]=0;[.C343];0)" office:value-type="float" office:value="0" calcext:value-type="float">
            <text:p>0</text:p>
          </table:table-cell>
          <table:table-cell table:formula="of:=[.D343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on_off</text:p>
          </table:table-cell>
          <table:table-cell table:formula="of:=([.B343]+[.C343]+[.D343])"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44])" office:value-type="string" office:string-value="03 4C" calcext:value-type="string">
            <text:p>03 4C</text:p>
          </table:table-cell>
          <table:table-cell table:formula="of:=IF([.E344]=1;[.C344];0)" office:value-type="float" office:value="1" calcext:value-type="float">
            <text:p>1</text:p>
          </table:table-cell>
          <table:table-cell table:formula="of:=IF([.E344]=0;[.C344];0)" office:value-type="float" office:value="0" calcext:value-type="float">
            <text:p>0</text:p>
          </table:table-cell>
          <table:table-cell table:formula="of:=[.D3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fx_type</text:p>
          </table:table-cell>
          <table:table-cell table:formula="of:=([.B344]+[.C344]+[.D344])"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45])" office:value-type="string" office:string-value="03 4D" calcext:value-type="string">
            <text:p>03 4D</text:p>
          </table:table-cell>
          <table:table-cell table:formula="of:=IF([.E345]=1;[.C345];0)" office:value-type="float" office:value="1" calcext:value-type="float">
            <text:p>1</text:p>
          </table:table-cell>
          <table:table-cell table:formula="of:=IF([.E345]=0;[.C345];0)" office:value-type="float" office:value="0" calcext:value-type="float">
            <text:p>0</text:p>
          </table:table-cell>
          <table:table-cell table:formula="of:=[.D3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od_ds_type</text:p>
          </table:table-cell>
          <table:table-cell table:formula="of:=([.B345]+[.C345]+[.D345])"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46])" office:value-type="string" office:string-value="03 4E" calcext:value-type="string">
            <text:p>03 4E</text:p>
          </table:table-cell>
          <table:table-cell table:formula="of:=IF([.E346]=1;[.C346];0)" office:value-type="float" office:value="1" calcext:value-type="float">
            <text:p>1</text:p>
          </table:table-cell>
          <table:table-cell table:formula="of:=IF([.E346]=0;[.C346];0)" office:value-type="float" office:value="0" calcext:value-type="float">
            <text:p>0</text:p>
          </table:table-cell>
          <table:table-cell table:formula="of:=[.D3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od_ds_drive</text:p>
          </table:table-cell>
          <table:table-cell table:formula="of:=([.B346]+[.C346]+[.D346])"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47])" office:value-type="string" office:string-value="03 4F" calcext:value-type="string">
            <text:p>03 4F</text:p>
          </table:table-cell>
          <table:table-cell table:formula="of:=IF([.E347]=1;[.C347];0)" office:value-type="float" office:value="1" calcext:value-type="float">
            <text:p>1</text:p>
          </table:table-cell>
          <table:table-cell table:formula="of:=IF([.E347]=0;[.C347];0)" office:value-type="float" office:value="0" calcext:value-type="float">
            <text:p>0</text:p>
          </table:table-cell>
          <table:table-cell table:formula="of:=[.D3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od_ds_bottom</text:p>
          </table:table-cell>
          <table:table-cell table:formula="of:=([.B347]+[.C347]+[.D347])"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48])" office:value-type="string" office:string-value="03 50" calcext:value-type="string">
            <text:p>03 50</text:p>
          </table:table-cell>
          <table:table-cell table:formula="of:=IF([.E348]=1;[.C348];0)" office:value-type="float" office:value="1" calcext:value-type="float">
            <text:p>1</text:p>
          </table:table-cell>
          <table:table-cell table:formula="of:=IF([.E348]=0;[.C348];0)" office:value-type="float" office:value="0" calcext:value-type="float">
            <text:p>0</text:p>
          </table:table-cell>
          <table:table-cell table:formula="of:=[.D3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od_ds_tone</text:p>
          </table:table-cell>
          <table:table-cell table:formula="of:=([.B348]+[.C348]+[.D348])"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49])" office:value-type="string" office:string-value="03 51" calcext:value-type="string">
            <text:p>03 51</text:p>
          </table:table-cell>
          <table:table-cell table:formula="of:=IF([.E349]=1;[.C349];0)" office:value-type="float" office:value="1" calcext:value-type="float">
            <text:p>1</text:p>
          </table:table-cell>
          <table:table-cell table:formula="of:=IF([.E349]=0;[.C349];0)" office:value-type="float" office:value="0" calcext:value-type="float">
            <text:p>0</text:p>
          </table:table-cell>
          <table:table-cell table:formula="of:=[.D3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od_ds_solo_sw</text:p>
          </table:table-cell>
          <table:table-cell table:formula="of:=([.B349]+[.C349]+[.D349])"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50])" office:value-type="string" office:string-value="03 52" calcext:value-type="string">
            <text:p>03 52</text:p>
          </table:table-cell>
          <table:table-cell table:formula="of:=IF([.E350]=1;[.C350];0)" office:value-type="float" office:value="1" calcext:value-type="float">
            <text:p>1</text:p>
          </table:table-cell>
          <table:table-cell table:formula="of:=IF([.E350]=0;[.C350];0)" office:value-type="float" office:value="0" calcext:value-type="float">
            <text:p>0</text:p>
          </table:table-cell>
          <table:table-cell table:formula="of:=[.D3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od_ds_solo_level</text:p>
          </table:table-cell>
          <table:table-cell table:formula="of:=([.B350]+[.C350]+[.D350])"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51])" office:value-type="string" office:string-value="03 53" calcext:value-type="string">
            <text:p>03 53</text:p>
          </table:table-cell>
          <table:table-cell table:formula="of:=IF([.E351]=1;[.C351];0)" office:value-type="float" office:value="1" calcext:value-type="float">
            <text:p>1</text:p>
          </table:table-cell>
          <table:table-cell table:formula="of:=IF([.E351]=0;[.C351];0)" office:value-type="float" office:value="0" calcext:value-type="float">
            <text:p>0</text:p>
          </table:table-cell>
          <table:table-cell table:formula="of:=[.D3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od_ds_effect_level</text:p>
          </table:table-cell>
          <table:table-cell table:formula="of:=([.B351]+[.C351]+[.D351])"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52])" office:value-type="string" office:string-value="03 54" calcext:value-type="string">
            <text:p>03 54</text:p>
          </table:table-cell>
          <table:table-cell table:formula="of:=IF([.E352]=1;[.C352];0)" office:value-type="float" office:value="1" calcext:value-type="float">
            <text:p>1</text:p>
          </table:table-cell>
          <table:table-cell table:formula="of:=IF([.E352]=0;[.C352];0)" office:value-type="float" office:value="0" calcext:value-type="float">
            <text:p>0</text:p>
          </table:table-cell>
          <table:table-cell table:formula="of:=[.D3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od_ds_direct_mix</text:p>
          </table:table-cell>
          <table:table-cell table:formula="of:=([.B352]+[.C352]+[.D352])"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T2SBH([.B353])" office:value-type="string" office:string-value="03 55" calcext:value-type="string">
            <text:p>03 55</text:p>
          </table:table-cell>
          <table:table-cell table:formula="of:=IF([.E353]=1;[.C353];0)" office:value-type="float" office:value="1" calcext:value-type="float">
            <text:p>1</text:p>
          </table:table-cell>
          <table:table-cell table:formula="of:=IF([.E353]=0;[.C353];0)" office:value-type="float" office:value="0" calcext:value-type="float">
            <text:p>0</text:p>
          </table:table-cell>
          <table:table-cell table:formula="of:=[.D35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t_wah_mode</text:p>
          </table:table-cell>
          <table:table-cell table:formula="of:=([.B353]+[.C353]+[.D353])"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54])" office:value-type="string" office:string-value="03 58" calcext:value-type="string">
            <text:p>03 58</text:p>
          </table:table-cell>
          <table:table-cell table:formula="of:=IF([.E354]=1;[.C354];0)" office:value-type="float" office:value="1" calcext:value-type="float">
            <text:p>1</text:p>
          </table:table-cell>
          <table:table-cell table:formula="of:=IF([.E354]=0;[.C354];0)" office:value-type="float" office:value="0" calcext:value-type="float">
            <text:p>0</text:p>
          </table:table-cell>
          <table:table-cell table:formula="of:=[.D3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t_wah_polar</text:p>
          </table:table-cell>
          <table:table-cell table:formula="of:=([.B354]+[.C354]+[.D354])"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55])" office:value-type="string" office:string-value="03 59" calcext:value-type="string">
            <text:p>03 59</text:p>
          </table:table-cell>
          <table:table-cell table:formula="of:=IF([.E355]=1;[.C355];0)" office:value-type="float" office:value="1" calcext:value-type="float">
            <text:p>1</text:p>
          </table:table-cell>
          <table:table-cell table:formula="of:=IF([.E355]=0;[.C355];0)" office:value-type="float" office:value="0" calcext:value-type="float">
            <text:p>0</text:p>
          </table:table-cell>
          <table:table-cell table:formula="of:=[.D3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t_wah_sens</text:p>
          </table:table-cell>
          <table:table-cell table:formula="of:=([.B355]+[.C355]+[.D355])"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56])" office:value-type="string" office:string-value="03 5A" calcext:value-type="string">
            <text:p>03 5A</text:p>
          </table:table-cell>
          <table:table-cell table:formula="of:=IF([.E356]=1;[.C356];0)" office:value-type="float" office:value="1" calcext:value-type="float">
            <text:p>1</text:p>
          </table:table-cell>
          <table:table-cell table:formula="of:=IF([.E356]=0;[.C356];0)" office:value-type="float" office:value="0" calcext:value-type="float">
            <text:p>0</text:p>
          </table:table-cell>
          <table:table-cell table:formula="of:=[.D3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t_wah_freq</text:p>
          </table:table-cell>
          <table:table-cell table:formula="of:=([.B356]+[.C356]+[.D356])"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57])" office:value-type="string" office:string-value="03 5B" calcext:value-type="string">
            <text:p>03 5B</text:p>
          </table:table-cell>
          <table:table-cell table:formula="of:=IF([.E357]=1;[.C357];0)" office:value-type="float" office:value="1" calcext:value-type="float">
            <text:p>1</text:p>
          </table:table-cell>
          <table:table-cell table:formula="of:=IF([.E357]=0;[.C357];0)" office:value-type="float" office:value="0" calcext:value-type="float">
            <text:p>0</text:p>
          </table:table-cell>
          <table:table-cell table:formula="of:=[.D3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t_wah_peak</text:p>
          </table:table-cell>
          <table:table-cell table:formula="of:=([.B357]+[.C357]+[.D357])"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58])" office:value-type="string" office:string-value="03 5C" calcext:value-type="string">
            <text:p>03 5C</text:p>
          </table:table-cell>
          <table:table-cell table:formula="of:=IF([.E358]=1;[.C358];0)" office:value-type="float" office:value="1" calcext:value-type="float">
            <text:p>1</text:p>
          </table:table-cell>
          <table:table-cell table:formula="of:=IF([.E358]=0;[.C358];0)" office:value-type="float" office:value="0" calcext:value-type="float">
            <text:p>0</text:p>
          </table:table-cell>
          <table:table-cell table:formula="of:=[.D3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t_wah_direct_mix</text:p>
          </table:table-cell>
          <table:table-cell table:formula="of:=([.B358]+[.C358]+[.D358])"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59])" office:value-type="string" office:string-value="03 5D" calcext:value-type="string">
            <text:p>03 5D</text:p>
          </table:table-cell>
          <table:table-cell table:formula="of:=IF([.E359]=1;[.C359];0)" office:value-type="float" office:value="1" calcext:value-type="float">
            <text:p>1</text:p>
          </table:table-cell>
          <table:table-cell table:formula="of:=IF([.E359]=0;[.C359];0)" office:value-type="float" office:value="0" calcext:value-type="float">
            <text:p>0</text:p>
          </table:table-cell>
          <table:table-cell table:formula="of:=[.D3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t_wah_effect_level</text:p>
          </table:table-cell>
          <table:table-cell table:formula="of:=([.B359]+[.C359]+[.D359])" office:value-type="float" office:value="478" calcext:value-type="float">
            <text:p>47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60])" office:value-type="string" office:string-value="03 5E" calcext:value-type="string">
            <text:p>03 5E</text:p>
          </table:table-cell>
          <table:table-cell table:formula="of:=IF([.E360]=1;[.C360];0)" office:value-type="float" office:value="1" calcext:value-type="float">
            <text:p>1</text:p>
          </table:table-cell>
          <table:table-cell table:formula="of:=IF([.E360]=0;[.C360];0)" office:value-type="float" office:value="0" calcext:value-type="float">
            <text:p>0</text:p>
          </table:table-cell>
          <table:table-cell table:formula="of:=[.D360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uto_wah_mode</text:p>
          </table:table-cell>
          <table:table-cell table:formula="of:=([.B360]+[.C360]+[.D360])"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61])" office:value-type="string" office:string-value="03 60" calcext:value-type="string">
            <text:p>03 60</text:p>
          </table:table-cell>
          <table:table-cell table:formula="of:=IF([.E361]=1;[.C361];0)" office:value-type="float" office:value="1" calcext:value-type="float">
            <text:p>1</text:p>
          </table:table-cell>
          <table:table-cell table:formula="of:=IF([.E361]=0;[.C361];0)" office:value-type="float" office:value="0" calcext:value-type="float">
            <text:p>0</text:p>
          </table:table-cell>
          <table:table-cell table:formula="of:=[.D3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uto_wah_freq</text:p>
          </table:table-cell>
          <table:table-cell table:formula="of:=([.B361]+[.C361]+[.D361])"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62])" office:value-type="string" office:string-value="03 61" calcext:value-type="string">
            <text:p>03 61</text:p>
          </table:table-cell>
          <table:table-cell table:formula="of:=IF([.E362]=1;[.C362];0)" office:value-type="float" office:value="1" calcext:value-type="float">
            <text:p>1</text:p>
          </table:table-cell>
          <table:table-cell table:formula="of:=IF([.E362]=0;[.C362];0)" office:value-type="float" office:value="0" calcext:value-type="float">
            <text:p>0</text:p>
          </table:table-cell>
          <table:table-cell table:formula="of:=[.D3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uto_wah_peak</text:p>
          </table:table-cell>
          <table:table-cell table:formula="of:=([.B362]+[.C362]+[.D362])"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63])" office:value-type="string" office:string-value="03 62" calcext:value-type="string">
            <text:p>03 62</text:p>
          </table:table-cell>
          <table:table-cell table:formula="of:=IF([.E363]=1;[.C363];0)" office:value-type="float" office:value="1" calcext:value-type="float">
            <text:p>1</text:p>
          </table:table-cell>
          <table:table-cell table:formula="of:=IF([.E363]=0;[.C363];0)" office:value-type="float" office:value="0" calcext:value-type="float">
            <text:p>0</text:p>
          </table:table-cell>
          <table:table-cell table:formula="of:=[.D3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uto_wah_rate</text:p>
          </table:table-cell>
          <table:table-cell table:formula="of:=([.B363]+[.C363]+[.D363])"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64])" office:value-type="string" office:string-value="03 63" calcext:value-type="string">
            <text:p>03 63</text:p>
          </table:table-cell>
          <table:table-cell table:formula="of:=IF([.E364]=1;[.C364];0)" office:value-type="float" office:value="1" calcext:value-type="float">
            <text:p>1</text:p>
          </table:table-cell>
          <table:table-cell table:formula="of:=IF([.E364]=0;[.C364];0)" office:value-type="float" office:value="0" calcext:value-type="float">
            <text:p>0</text:p>
          </table:table-cell>
          <table:table-cell table:formula="of:=[.D3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uto_wah_depth</text:p>
          </table:table-cell>
          <table:table-cell table:formula="of:=([.B364]+[.C364]+[.D364])"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65])" office:value-type="string" office:string-value="03 64" calcext:value-type="string">
            <text:p>03 64</text:p>
          </table:table-cell>
          <table:table-cell table:formula="of:=IF([.E365]=1;[.C365];0)" office:value-type="float" office:value="1" calcext:value-type="float">
            <text:p>1</text:p>
          </table:table-cell>
          <table:table-cell table:formula="of:=IF([.E365]=0;[.C365];0)" office:value-type="float" office:value="0" calcext:value-type="float">
            <text:p>0</text:p>
          </table:table-cell>
          <table:table-cell table:formula="of:=[.D3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uto_wah_direct_mix</text:p>
          </table:table-cell>
          <table:table-cell table:formula="of:=([.B365]+[.C365]+[.D365])"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66])" office:value-type="string" office:string-value="03 65" calcext:value-type="string">
            <text:p>03 65</text:p>
          </table:table-cell>
          <table:table-cell table:formula="of:=IF([.E366]=1;[.C366];0)" office:value-type="float" office:value="1" calcext:value-type="float">
            <text:p>1</text:p>
          </table:table-cell>
          <table:table-cell table:formula="of:=IF([.E366]=0;[.C366];0)" office:value-type="float" office:value="0" calcext:value-type="float">
            <text:p>0</text:p>
          </table:table-cell>
          <table:table-cell table:formula="of:=[.D3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uto_wah_effect_level</text:p>
          </table:table-cell>
          <table:table-cell table:formula="of:=([.B366]+[.C366]+[.D366])" office:value-type="float" office:value="486" calcext:value-type="float">
            <text:p>48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67])" office:value-type="string" office:string-value="03 66" calcext:value-type="string">
            <text:p>03 66</text:p>
          </table:table-cell>
          <table:table-cell table:formula="of:=IF([.E367]=1;[.C367];0)" office:value-type="float" office:value="1" calcext:value-type="float">
            <text:p>1</text:p>
          </table:table-cell>
          <table:table-cell table:formula="of:=IF([.E367]=0;[.C367];0)" office:value-type="float" office:value="0" calcext:value-type="float">
            <text:p>0</text:p>
          </table:table-cell>
          <table:table-cell table:formula="of:=[.D367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wah_type</text:p>
          </table:table-cell>
          <table:table-cell table:formula="of:=([.B367]+[.C367]+[.D367])"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68])" office:value-type="string" office:string-value="03 68" calcext:value-type="string">
            <text:p>03 68</text:p>
          </table:table-cell>
          <table:table-cell table:formula="of:=IF([.E368]=1;[.C368];0)" office:value-type="float" office:value="1" calcext:value-type="float">
            <text:p>1</text:p>
          </table:table-cell>
          <table:table-cell table:formula="of:=IF([.E368]=0;[.C368];0)" office:value-type="float" office:value="0" calcext:value-type="float">
            <text:p>0</text:p>
          </table:table-cell>
          <table:table-cell table:formula="of:=[.D3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wah_pedal_pos</text:p>
          </table:table-cell>
          <table:table-cell table:formula="of:=([.B368]+[.C368]+[.D368])"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69])" office:value-type="string" office:string-value="03 69" calcext:value-type="string">
            <text:p>03 69</text:p>
          </table:table-cell>
          <table:table-cell table:formula="of:=IF([.E369]=1;[.C369];0)" office:value-type="float" office:value="1" calcext:value-type="float">
            <text:p>1</text:p>
          </table:table-cell>
          <table:table-cell table:formula="of:=IF([.E369]=0;[.C369];0)" office:value-type="float" office:value="0" calcext:value-type="float">
            <text:p>0</text:p>
          </table:table-cell>
          <table:table-cell table:formula="of:=[.D3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wah_pedal_min</text:p>
          </table:table-cell>
          <table:table-cell table:formula="of:=([.B369]+[.C369]+[.D369])"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70])" office:value-type="string" office:string-value="03 6A" calcext:value-type="string">
            <text:p>03 6A</text:p>
          </table:table-cell>
          <table:table-cell table:formula="of:=IF([.E370]=1;[.C370];0)" office:value-type="float" office:value="1" calcext:value-type="float">
            <text:p>1</text:p>
          </table:table-cell>
          <table:table-cell table:formula="of:=IF([.E370]=0;[.C370];0)" office:value-type="float" office:value="0" calcext:value-type="float">
            <text:p>0</text:p>
          </table:table-cell>
          <table:table-cell table:formula="of:=[.D3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wah_pedal_max</text:p>
          </table:table-cell>
          <table:table-cell table:formula="of:=([.B370]+[.C370]+[.D370])"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71])" office:value-type="string" office:string-value="03 6B" calcext:value-type="string">
            <text:p>03 6B</text:p>
          </table:table-cell>
          <table:table-cell table:formula="of:=IF([.E371]=1;[.C371];0)" office:value-type="float" office:value="1" calcext:value-type="float">
            <text:p>1</text:p>
          </table:table-cell>
          <table:table-cell table:formula="of:=IF([.E371]=0;[.C371];0)" office:value-type="float" office:value="0" calcext:value-type="float">
            <text:p>0</text:p>
          </table:table-cell>
          <table:table-cell table:formula="of:=[.D3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wah_effect_level</text:p>
          </table:table-cell>
          <table:table-cell table:formula="of:=([.B371]+[.C371]+[.D371])"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72])" office:value-type="string" office:string-value="03 6C" calcext:value-type="string">
            <text:p>03 6C</text:p>
          </table:table-cell>
          <table:table-cell table:formula="of:=IF([.E372]=1;[.C372];0)" office:value-type="float" office:value="1" calcext:value-type="float">
            <text:p>1</text:p>
          </table:table-cell>
          <table:table-cell table:formula="of:=IF([.E372]=0;[.C372];0)" office:value-type="float" office:value="0" calcext:value-type="float">
            <text:p>0</text:p>
          </table:table-cell>
          <table:table-cell table:formula="of:=[.D3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wah_direct_mix</text:p>
          </table:table-cell>
          <table:table-cell table:formula="of:=([.B372]+[.C372]+[.D372])" office:value-type="float" office:value="493" calcext:value-type="float">
            <text:p>49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73])" office:value-type="string" office:string-value="03 6D" calcext:value-type="string">
            <text:p>03 6D</text:p>
          </table:table-cell>
          <table:table-cell table:formula="of:=IF([.E373]=1;[.C373];0)" office:value-type="float" office:value="1" calcext:value-type="float">
            <text:p>1</text:p>
          </table:table-cell>
          <table:table-cell table:formula="of:=IF([.E373]=0;[.C373];0)" office:value-type="float" office:value="0" calcext:value-type="float">
            <text:p>0</text:p>
          </table:table-cell>
          <table:table-cell table:formula="of:=[.D373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dv_comp_type</text:p>
          </table:table-cell>
          <table:table-cell table:formula="of:=([.B373]+[.C373]+[.D373])"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74])" office:value-type="string" office:string-value="03 6F" calcext:value-type="string">
            <text:p>03 6F</text:p>
          </table:table-cell>
          <table:table-cell table:formula="of:=IF([.E374]=1;[.C374];0)" office:value-type="float" office:value="1" calcext:value-type="float">
            <text:p>1</text:p>
          </table:table-cell>
          <table:table-cell table:formula="of:=IF([.E374]=0;[.C374];0)" office:value-type="float" office:value="0" calcext:value-type="float">
            <text:p>0</text:p>
          </table:table-cell>
          <table:table-cell table:formula="of:=[.D3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dv_comp_sustain</text:p>
          </table:table-cell>
          <table:table-cell table:formula="of:=([.B374]+[.C374]+[.D374])"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75])" office:value-type="string" office:string-value="03 70" calcext:value-type="string">
            <text:p>03 70</text:p>
          </table:table-cell>
          <table:table-cell table:formula="of:=IF([.E375]=1;[.C375];0)" office:value-type="float" office:value="1" calcext:value-type="float">
            <text:p>1</text:p>
          </table:table-cell>
          <table:table-cell table:formula="of:=IF([.E375]=0;[.C375];0)" office:value-type="float" office:value="0" calcext:value-type="float">
            <text:p>0</text:p>
          </table:table-cell>
          <table:table-cell table:formula="of:=[.D3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dv_comp_attack</text:p>
          </table:table-cell>
          <table:table-cell table:formula="of:=([.B375]+[.C375]+[.D375])"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76])" office:value-type="string" office:string-value="03 71" calcext:value-type="string">
            <text:p>03 71</text:p>
          </table:table-cell>
          <table:table-cell table:formula="of:=IF([.E376]=1;[.C376];0)" office:value-type="float" office:value="1" calcext:value-type="float">
            <text:p>1</text:p>
          </table:table-cell>
          <table:table-cell table:formula="of:=IF([.E376]=0;[.C376];0)" office:value-type="float" office:value="0" calcext:value-type="float">
            <text:p>0</text:p>
          </table:table-cell>
          <table:table-cell table:formula="of:=[.D3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dv_comp_tone</text:p>
          </table:table-cell>
          <table:table-cell table:formula="of:=([.B376]+[.C376]+[.D376])"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77])" office:value-type="string" office:string-value="03 72" calcext:value-type="string">
            <text:p>03 72</text:p>
          </table:table-cell>
          <table:table-cell table:formula="of:=IF([.E377]=1;[.C377];0)" office:value-type="float" office:value="1" calcext:value-type="float">
            <text:p>1</text:p>
          </table:table-cell>
          <table:table-cell table:formula="of:=IF([.E377]=0;[.C377];0)" office:value-type="float" office:value="0" calcext:value-type="float">
            <text:p>0</text:p>
          </table:table-cell>
          <table:table-cell table:formula="of:=[.D3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dv_comp_level</text:p>
          </table:table-cell>
          <table:table-cell table:formula="of:=([.B377]+[.C377]+[.D377])" office:value-type="float" office:value="499" calcext:value-type="float">
            <text:p>4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78])" office:value-type="string" office:string-value="03 73" calcext:value-type="string">
            <text:p>03 73</text:p>
          </table:table-cell>
          <table:table-cell table:formula="of:=IF([.E378]=1;[.C378];0)" office:value-type="float" office:value="1" calcext:value-type="float">
            <text:p>1</text:p>
          </table:table-cell>
          <table:table-cell table:formula="of:=IF([.E378]=0;[.C378];0)" office:value-type="float" office:value="0" calcext:value-type="float">
            <text:p>0</text:p>
          </table:table-cell>
          <table:table-cell table:formula="of:=[.D37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limiter_type</text:p>
          </table:table-cell>
          <table:table-cell table:formula="of:=([.B378]+[.C378]+[.D378])"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79])" office:value-type="string" office:string-value="03 75" calcext:value-type="string">
            <text:p>03 75</text:p>
          </table:table-cell>
          <table:table-cell table:formula="of:=IF([.E379]=1;[.C379];0)" office:value-type="float" office:value="1" calcext:value-type="float">
            <text:p>1</text:p>
          </table:table-cell>
          <table:table-cell table:formula="of:=IF([.E379]=0;[.C379];0)" office:value-type="float" office:value="0" calcext:value-type="float">
            <text:p>0</text:p>
          </table:table-cell>
          <table:table-cell table:formula="of:=[.D3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limiter_attack</text:p>
          </table:table-cell>
          <table:table-cell table:formula="of:=([.B379]+[.C379]+[.D379])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80])" office:value-type="string" office:string-value="03 76" calcext:value-type="string">
            <text:p>03 76</text:p>
          </table:table-cell>
          <table:table-cell table:formula="of:=IF([.E380]=1;[.C380];0)" office:value-type="float" office:value="1" calcext:value-type="float">
            <text:p>1</text:p>
          </table:table-cell>
          <table:table-cell table:formula="of:=IF([.E380]=0;[.C380];0)" office:value-type="float" office:value="0" calcext:value-type="float">
            <text:p>0</text:p>
          </table:table-cell>
          <table:table-cell table:formula="of:=[.D3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limiter_thresh</text:p>
          </table:table-cell>
          <table:table-cell table:formula="of:=([.B380]+[.C380]+[.D380])"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81])" office:value-type="string" office:string-value="03 77" calcext:value-type="string">
            <text:p>03 77</text:p>
          </table:table-cell>
          <table:table-cell table:formula="of:=IF([.E381]=1;[.C381];0)" office:value-type="float" office:value="1" calcext:value-type="float">
            <text:p>1</text:p>
          </table:table-cell>
          <table:table-cell table:formula="of:=IF([.E381]=0;[.C381];0)" office:value-type="float" office:value="0" calcext:value-type="float">
            <text:p>0</text:p>
          </table:table-cell>
          <table:table-cell table:formula="of:=[.D3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limiter_ratio</text:p>
          </table:table-cell>
          <table:table-cell table:formula="of:=([.B381]+[.C381]+[.D381])"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82])" office:value-type="string" office:string-value="03 78" calcext:value-type="string">
            <text:p>03 78</text:p>
          </table:table-cell>
          <table:table-cell table:formula="of:=IF([.E382]=1;[.C382];0)" office:value-type="float" office:value="1" calcext:value-type="float">
            <text:p>1</text:p>
          </table:table-cell>
          <table:table-cell table:formula="of:=IF([.E382]=0;[.C382];0)" office:value-type="float" office:value="0" calcext:value-type="float">
            <text:p>0</text:p>
          </table:table-cell>
          <table:table-cell table:formula="of:=[.D3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limiter_release</text:p>
          </table:table-cell>
          <table:table-cell table:formula="of:=([.B382]+[.C382]+[.D382])"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83])" office:value-type="string" office:string-value="03 79" calcext:value-type="string">
            <text:p>03 79</text:p>
          </table:table-cell>
          <table:table-cell table:formula="of:=IF([.E383]=1;[.C383];0)" office:value-type="float" office:value="1" calcext:value-type="float">
            <text:p>1</text:p>
          </table:table-cell>
          <table:table-cell table:formula="of:=IF([.E383]=0;[.C383];0)" office:value-type="float" office:value="0" calcext:value-type="float">
            <text:p>0</text:p>
          </table:table-cell>
          <table:table-cell table:formula="of:=[.D3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limiter_level</text:p>
          </table:table-cell>
          <table:table-cell table:formula="of:=([.B383]+[.C383]+[.D383])" office:value-type="float" office:value="506" calcext:value-type="float">
            <text:p>50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84])" office:value-type="string" office:string-value="03 7A" calcext:value-type="string">
            <text:p>03 7A</text:p>
          </table:table-cell>
          <table:table-cell table:formula="of:=IF([.E384]=1;[.C384];0)" office:value-type="float" office:value="1" calcext:value-type="float">
            <text:p>1</text:p>
          </table:table-cell>
          <table:table-cell table:formula="of:=IF([.E384]=0;[.C384];0)" office:value-type="float" office:value="0" calcext:value-type="float">
            <text:p>0</text:p>
          </table:table-cell>
          <table:table-cell table:formula="of:=[.D38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graphic_eq_31hz</text:p>
          </table:table-cell>
          <table:table-cell table:formula="of:=([.B384]+[.C384]+[.D384])"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85])" office:value-type="string" office:string-value="03 7C" calcext:value-type="string">
            <text:p>03 7C</text:p>
          </table:table-cell>
          <table:table-cell table:formula="of:=IF([.E385]=1;[.C385];0)" office:value-type="float" office:value="1" calcext:value-type="float">
            <text:p>1</text:p>
          </table:table-cell>
          <table:table-cell table:formula="of:=IF([.E385]=0;[.C385];0)" office:value-type="float" office:value="0" calcext:value-type="float">
            <text:p>0</text:p>
          </table:table-cell>
          <table:table-cell table:formula="of:=[.D3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graphic_eq_62hz</text:p>
          </table:table-cell>
          <table:table-cell table:formula="of:=([.B385]+[.C385]+[.D385])"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86])" office:value-type="string" office:string-value="03 7D" calcext:value-type="string">
            <text:p>03 7D</text:p>
          </table:table-cell>
          <table:table-cell table:formula="of:=IF([.E386]=1;[.C386];0)" office:value-type="float" office:value="1" calcext:value-type="float">
            <text:p>1</text:p>
          </table:table-cell>
          <table:table-cell table:formula="of:=IF([.E386]=0;[.C386];0)" office:value-type="float" office:value="0" calcext:value-type="float">
            <text:p>0</text:p>
          </table:table-cell>
          <table:table-cell table:formula="of:=[.D3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graphic_eq_125hz</text:p>
          </table:table-cell>
          <table:table-cell table:formula="of:=([.B386]+[.C386]+[.D386])"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87])" office:value-type="string" office:string-value="03 7E" calcext:value-type="string">
            <text:p>03 7E</text:p>
          </table:table-cell>
          <table:table-cell table:formula="of:=IF([.E387]=1;[.C387];0)" office:value-type="float" office:value="1" calcext:value-type="float">
            <text:p>1</text:p>
          </table:table-cell>
          <table:table-cell table:formula="of:=IF([.E387]=0;[.C387];0)" office:value-type="float" office:value="0" calcext:value-type="float">
            <text:p>0</text:p>
          </table:table-cell>
          <table:table-cell table:formula="of:=[.D3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graphic_eq_250hz</text:p>
          </table:table-cell>
          <table:table-cell table:formula="of:=([.B387]+[.C387]+[.D387])"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88])" office:value-type="string" office:string-value="03 7F" calcext:value-type="string">
            <text:p>03 7F</text:p>
          </table:table-cell>
          <table:table-cell table:formula="of:=IF([.E388]=1;[.C388];0)" office:value-type="float" office:value="1" calcext:value-type="float">
            <text:p>1</text:p>
          </table:table-cell>
          <table:table-cell table:formula="of:=IF([.E388]=0;[.C388];0)" office:value-type="float" office:value="0" calcext:value-type="float">
            <text:p>0</text:p>
          </table:table-cell>
          <table:table-cell table:formula="of:=[.D3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graphic_eq_500hz</text:p>
          </table:table-cell>
          <table:table-cell table:formula="of:=([.B388]+[.C388]+[.D388])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89])" office:value-type="string" office:string-value="04 00" calcext:value-type="string">
            <text:p>04 00</text:p>
          </table:table-cell>
          <table:table-cell table:formula="of:=IF([.E389]=1;[.C389];0)" office:value-type="float" office:value="1" calcext:value-type="float">
            <text:p>1</text:p>
          </table:table-cell>
          <table:table-cell table:formula="of:=IF([.E389]=0;[.C389];0)" office:value-type="float" office:value="0" calcext:value-type="float">
            <text:p>0</text:p>
          </table:table-cell>
          <table:table-cell table:formula="of:=[.D3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graphic_eq_1khz</text:p>
          </table:table-cell>
          <table:table-cell table:formula="of:=([.B389]+[.C389]+[.D389])"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90])" office:value-type="string" office:string-value="04 01" calcext:value-type="string">
            <text:p>04 01</text:p>
          </table:table-cell>
          <table:table-cell table:formula="of:=IF([.E390]=1;[.C390];0)" office:value-type="float" office:value="1" calcext:value-type="float">
            <text:p>1</text:p>
          </table:table-cell>
          <table:table-cell table:formula="of:=IF([.E390]=0;[.C390];0)" office:value-type="float" office:value="0" calcext:value-type="float">
            <text:p>0</text:p>
          </table:table-cell>
          <table:table-cell table:formula="of:=[.D3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graphic_eq_2khz</text:p>
          </table:table-cell>
          <table:table-cell table:formula="of:=([.B390]+[.C390]+[.D390])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91])" office:value-type="string" office:string-value="04 02" calcext:value-type="string">
            <text:p>04 02</text:p>
          </table:table-cell>
          <table:table-cell table:formula="of:=IF([.E391]=1;[.C391];0)" office:value-type="float" office:value="1" calcext:value-type="float">
            <text:p>1</text:p>
          </table:table-cell>
          <table:table-cell table:formula="of:=IF([.E391]=0;[.C391];0)" office:value-type="float" office:value="0" calcext:value-type="float">
            <text:p>0</text:p>
          </table:table-cell>
          <table:table-cell table:formula="of:=[.D3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graphic_eq_4khz</text:p>
          </table:table-cell>
          <table:table-cell table:formula="of:=([.B391]+[.C391]+[.D391])"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92])" office:value-type="string" office:string-value="04 03" calcext:value-type="string">
            <text:p>04 03</text:p>
          </table:table-cell>
          <table:table-cell table:formula="of:=IF([.E392]=1;[.C392];0)" office:value-type="float" office:value="1" calcext:value-type="float">
            <text:p>1</text:p>
          </table:table-cell>
          <table:table-cell table:formula="of:=IF([.E392]=0;[.C392];0)" office:value-type="float" office:value="0" calcext:value-type="float">
            <text:p>0</text:p>
          </table:table-cell>
          <table:table-cell table:formula="of:=[.D3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graphic_eq_8khz</text:p>
          </table:table-cell>
          <table:table-cell table:formula="of:=([.B392]+[.C392]+[.D392])"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93])" office:value-type="string" office:string-value="04 04" calcext:value-type="string">
            <text:p>04 04</text:p>
          </table:table-cell>
          <table:table-cell table:formula="of:=IF([.E393]=1;[.C393];0)" office:value-type="float" office:value="1" calcext:value-type="float">
            <text:p>1</text:p>
          </table:table-cell>
          <table:table-cell table:formula="of:=IF([.E393]=0;[.C393];0)" office:value-type="float" office:value="0" calcext:value-type="float">
            <text:p>0</text:p>
          </table:table-cell>
          <table:table-cell table:formula="of:=[.D3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graphic_eq_16khz</text:p>
          </table:table-cell>
          <table:table-cell table:formula="of:=([.B393]+[.C393]+[.D393])"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94])" office:value-type="string" office:string-value="04 05" calcext:value-type="string">
            <text:p>04 05</text:p>
          </table:table-cell>
          <table:table-cell table:formula="of:=IF([.E394]=1;[.C394];0)" office:value-type="float" office:value="1" calcext:value-type="float">
            <text:p>1</text:p>
          </table:table-cell>
          <table:table-cell table:formula="of:=IF([.E394]=0;[.C394];0)" office:value-type="float" office:value="0" calcext:value-type="float">
            <text:p>0</text:p>
          </table:table-cell>
          <table:table-cell table:formula="of:=[.D3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graphic_eq_level</text:p>
          </table:table-cell>
          <table:table-cell table:formula="of:=([.B394]+[.C394]+[.D394])" office:value-type="float" office:value="518" calcext:value-type="float">
            <text:p>51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95])" office:value-type="string" office:string-value="04 06" calcext:value-type="string">
            <text:p>04 06</text:p>
          </table:table-cell>
          <table:table-cell table:formula="of:=IF([.E395]=1;[.C395];0)" office:value-type="float" office:value="1" calcext:value-type="float">
            <text:p>1</text:p>
          </table:table-cell>
          <table:table-cell table:formula="of:=IF([.E395]=0;[.C395];0)" office:value-type="float" office:value="0" calcext:value-type="float">
            <text:p>0</text:p>
          </table:table-cell>
          <table:table-cell table:formula="of:=[.D395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arametric_eq_low_cut</text:p>
          </table:table-cell>
          <table:table-cell table:formula="of:=([.B395]+[.C395]+[.D395])"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96])" office:value-type="string" office:string-value="04 08" calcext:value-type="string">
            <text:p>04 08</text:p>
          </table:table-cell>
          <table:table-cell table:formula="of:=IF([.E396]=1;[.C396];0)" office:value-type="float" office:value="1" calcext:value-type="float">
            <text:p>1</text:p>
          </table:table-cell>
          <table:table-cell table:formula="of:=IF([.E396]=0;[.C396];0)" office:value-type="float" office:value="0" calcext:value-type="float">
            <text:p>0</text:p>
          </table:table-cell>
          <table:table-cell table:formula="of:=[.D3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arametric_eq_low_gain</text:p>
          </table:table-cell>
          <table:table-cell table:formula="of:=([.B396]+[.C396]+[.D396])"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97])" office:value-type="string" office:string-value="04 09" calcext:value-type="string">
            <text:p>04 09</text:p>
          </table:table-cell>
          <table:table-cell table:formula="of:=IF([.E397]=1;[.C397];0)" office:value-type="float" office:value="1" calcext:value-type="float">
            <text:p>1</text:p>
          </table:table-cell>
          <table:table-cell table:formula="of:=IF([.E397]=0;[.C397];0)" office:value-type="float" office:value="0" calcext:value-type="float">
            <text:p>0</text:p>
          </table:table-cell>
          <table:table-cell table:formula="of:=[.D3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arametric_eq_low_mid_freq</text:p>
          </table:table-cell>
          <table:table-cell table:formula="of:=([.B397]+[.C397]+[.D397])"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98])" office:value-type="string" office:string-value="04 0A" calcext:value-type="string">
            <text:p>04 0A</text:p>
          </table:table-cell>
          <table:table-cell table:formula="of:=IF([.E398]=1;[.C398];0)" office:value-type="float" office:value="1" calcext:value-type="float">
            <text:p>1</text:p>
          </table:table-cell>
          <table:table-cell table:formula="of:=IF([.E398]=0;[.C398];0)" office:value-type="float" office:value="0" calcext:value-type="float">
            <text:p>0</text:p>
          </table:table-cell>
          <table:table-cell table:formula="of:=[.D3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arametric_eq_low_mid_q</text:p>
          </table:table-cell>
          <table:table-cell table:formula="of:=([.B398]+[.C398]+[.D398])"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399])" office:value-type="string" office:string-value="04 0B" calcext:value-type="string">
            <text:p>04 0B</text:p>
          </table:table-cell>
          <table:table-cell table:formula="of:=IF([.E399]=1;[.C399];0)" office:value-type="float" office:value="1" calcext:value-type="float">
            <text:p>1</text:p>
          </table:table-cell>
          <table:table-cell table:formula="of:=IF([.E399]=0;[.C399];0)" office:value-type="float" office:value="0" calcext:value-type="float">
            <text:p>0</text:p>
          </table:table-cell>
          <table:table-cell table:formula="of:=[.D3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arametric_eq_low_mid_gain</text:p>
          </table:table-cell>
          <table:table-cell table:formula="of:=([.B399]+[.C399]+[.D399])"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00])" office:value-type="string" office:string-value="04 0C" calcext:value-type="string">
            <text:p>04 0C</text:p>
          </table:table-cell>
          <table:table-cell table:formula="of:=IF([.E400]=1;[.C400];0)" office:value-type="float" office:value="1" calcext:value-type="float">
            <text:p>1</text:p>
          </table:table-cell>
          <table:table-cell table:formula="of:=IF([.E400]=0;[.C400];0)" office:value-type="float" office:value="0" calcext:value-type="float">
            <text:p>0</text:p>
          </table:table-cell>
          <table:table-cell table:formula="of:=[.D4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arametric_eq_high_mid_freq</text:p>
          </table:table-cell>
          <table:table-cell table:formula="of:=([.B400]+[.C400]+[.D400])"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01])" office:value-type="string" office:string-value="04 0D" calcext:value-type="string">
            <text:p>04 0D</text:p>
          </table:table-cell>
          <table:table-cell table:formula="of:=IF([.E401]=1;[.C401];0)" office:value-type="float" office:value="1" calcext:value-type="float">
            <text:p>1</text:p>
          </table:table-cell>
          <table:table-cell table:formula="of:=IF([.E401]=0;[.C401];0)" office:value-type="float" office:value="0" calcext:value-type="float">
            <text:p>0</text:p>
          </table:table-cell>
          <table:table-cell table:formula="of:=[.D4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arametric_eq_high_mid_q</text:p>
          </table:table-cell>
          <table:table-cell table:formula="of:=([.B401]+[.C401]+[.D401])"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02])" office:value-type="string" office:string-value="04 0E" calcext:value-type="string">
            <text:p>04 0E</text:p>
          </table:table-cell>
          <table:table-cell table:formula="of:=IF([.E402]=1;[.C402];0)" office:value-type="float" office:value="1" calcext:value-type="float">
            <text:p>1</text:p>
          </table:table-cell>
          <table:table-cell table:formula="of:=IF([.E402]=0;[.C402];0)" office:value-type="float" office:value="0" calcext:value-type="float">
            <text:p>0</text:p>
          </table:table-cell>
          <table:table-cell table:formula="of:=[.D4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arametric_eq_high_mid_gain</text:p>
          </table:table-cell>
          <table:table-cell table:formula="of:=([.B402]+[.C402]+[.D402])"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03])" office:value-type="string" office:string-value="04 0F" calcext:value-type="string">
            <text:p>04 0F</text:p>
          </table:table-cell>
          <table:table-cell table:formula="of:=IF([.E403]=1;[.C403];0)" office:value-type="float" office:value="1" calcext:value-type="float">
            <text:p>1</text:p>
          </table:table-cell>
          <table:table-cell table:formula="of:=IF([.E403]=0;[.C403];0)" office:value-type="float" office:value="0" calcext:value-type="float">
            <text:p>0</text:p>
          </table:table-cell>
          <table:table-cell table:formula="of:=[.D4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arametric_eq_high_gain</text:p>
          </table:table-cell>
          <table:table-cell table:formula="of:=([.B403]+[.C403]+[.D403])"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04])" office:value-type="string" office:string-value="04 10" calcext:value-type="string">
            <text:p>04 10</text:p>
          </table:table-cell>
          <table:table-cell table:formula="of:=IF([.E404]=1;[.C404];0)" office:value-type="float" office:value="1" calcext:value-type="float">
            <text:p>1</text:p>
          </table:table-cell>
          <table:table-cell table:formula="of:=IF([.E404]=0;[.C404];0)" office:value-type="float" office:value="0" calcext:value-type="float">
            <text:p>0</text:p>
          </table:table-cell>
          <table:table-cell table:formula="of:=[.D4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arametric_eq_high_cut</text:p>
          </table:table-cell>
          <table:table-cell table:formula="of:=([.B404]+[.C404]+[.D404])"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05])" office:value-type="string" office:string-value="04 11" calcext:value-type="string">
            <text:p>04 11</text:p>
          </table:table-cell>
          <table:table-cell table:formula="of:=IF([.E405]=1;[.C405];0)" office:value-type="float" office:value="1" calcext:value-type="float">
            <text:p>1</text:p>
          </table:table-cell>
          <table:table-cell table:formula="of:=IF([.E405]=0;[.C405];0)" office:value-type="float" office:value="0" calcext:value-type="float">
            <text:p>0</text:p>
          </table:table-cell>
          <table:table-cell table:formula="of:=[.D4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arametric_eq_level</text:p>
          </table:table-cell>
          <table:table-cell table:formula="of:=([.B405]+[.C405]+[.D405])" office:value-type="float" office:value="530" calcext:value-type="float">
            <text:p>53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06])" office:value-type="string" office:string-value="04 12" calcext:value-type="string">
            <text:p>04 12</text:p>
          </table:table-cell>
          <table:table-cell table:formula="of:=IF([.E406]=1;[.C406];0)" office:value-type="float" office:value="1" calcext:value-type="float">
            <text:p>1</text:p>
          </table:table-cell>
          <table:table-cell table:formula="of:=IF([.E406]=0;[.C406];0)" office:value-type="float" office:value="0" calcext:value-type="float">
            <text:p>0</text:p>
          </table:table-cell>
          <table:table-cell table:formula="of:=[.D406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tone_modify_type</text:p>
          </table:table-cell>
          <table:table-cell table:formula="of:=([.B406]+[.C406]+[.D406])"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07])" office:value-type="string" office:string-value="04 14" calcext:value-type="string">
            <text:p>04 14</text:p>
          </table:table-cell>
          <table:table-cell table:formula="of:=IF([.E407]=1;[.C407];0)" office:value-type="float" office:value="1" calcext:value-type="float">
            <text:p>1</text:p>
          </table:table-cell>
          <table:table-cell table:formula="of:=IF([.E407]=0;[.C407];0)" office:value-type="float" office:value="0" calcext:value-type="float">
            <text:p>0</text:p>
          </table:table-cell>
          <table:table-cell table:formula="of:=[.D4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tone_modify_reso</text:p>
          </table:table-cell>
          <table:table-cell table:formula="of:=([.B407]+[.C407]+[.D407])"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08])" office:value-type="string" office:string-value="04 15" calcext:value-type="string">
            <text:p>04 15</text:p>
          </table:table-cell>
          <table:table-cell table:formula="of:=IF([.E408]=1;[.C408];0)" office:value-type="float" office:value="1" calcext:value-type="float">
            <text:p>1</text:p>
          </table:table-cell>
          <table:table-cell table:formula="of:=IF([.E408]=0;[.C408];0)" office:value-type="float" office:value="0" calcext:value-type="float">
            <text:p>0</text:p>
          </table:table-cell>
          <table:table-cell table:formula="of:=[.D4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tone_modify_low</text:p>
          </table:table-cell>
          <table:table-cell table:formula="of:=([.B408]+[.C408]+[.D408])"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09])" office:value-type="string" office:string-value="04 16" calcext:value-type="string">
            <text:p>04 16</text:p>
          </table:table-cell>
          <table:table-cell table:formula="of:=IF([.E409]=1;[.C409];0)" office:value-type="float" office:value="1" calcext:value-type="float">
            <text:p>1</text:p>
          </table:table-cell>
          <table:table-cell table:formula="of:=IF([.E409]=0;[.C409];0)" office:value-type="float" office:value="0" calcext:value-type="float">
            <text:p>0</text:p>
          </table:table-cell>
          <table:table-cell table:formula="of:=[.D4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tone_modify_high</text:p>
          </table:table-cell>
          <table:table-cell table:formula="of:=([.B409]+[.C409]+[.D409])"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10])" office:value-type="string" office:string-value="04 17" calcext:value-type="string">
            <text:p>04 17</text:p>
          </table:table-cell>
          <table:table-cell table:formula="of:=IF([.E410]=1;[.C410];0)" office:value-type="float" office:value="1" calcext:value-type="float">
            <text:p>1</text:p>
          </table:table-cell>
          <table:table-cell table:formula="of:=IF([.E410]=0;[.C410];0)" office:value-type="float" office:value="0" calcext:value-type="float">
            <text:p>0</text:p>
          </table:table-cell>
          <table:table-cell table:formula="of:=[.D4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tone_modify_level</text:p>
          </table:table-cell>
          <table:table-cell table:formula="of:=([.B410]+[.C410]+[.D410])" office:value-type="float" office:value="536" calcext:value-type="float">
            <text:p>53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11])" office:value-type="string" office:string-value="04 18" calcext:value-type="string">
            <text:p>04 18</text:p>
          </table:table-cell>
          <table:table-cell table:formula="of:=IF([.E411]=1;[.C411];0)" office:value-type="float" office:value="1" calcext:value-type="float">
            <text:p>1</text:p>
          </table:table-cell>
          <table:table-cell table:formula="of:=IF([.E411]=0;[.C411];0)" office:value-type="float" office:value="0" calcext:value-type="float">
            <text:p>0</text:p>
          </table:table-cell>
          <table:table-cell table:formula="of:=[.D411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guitar_sim_type</text:p>
          </table:table-cell>
          <table:table-cell table:formula="of:=([.B411]+[.C411]+[.D411])"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12])" office:value-type="string" office:string-value="04 1A" calcext:value-type="string">
            <text:p>04 1A</text:p>
          </table:table-cell>
          <table:table-cell table:formula="of:=IF([.E412]=1;[.C412];0)" office:value-type="float" office:value="1" calcext:value-type="float">
            <text:p>1</text:p>
          </table:table-cell>
          <table:table-cell table:formula="of:=IF([.E412]=0;[.C412];0)" office:value-type="float" office:value="0" calcext:value-type="float">
            <text:p>0</text:p>
          </table:table-cell>
          <table:table-cell table:formula="of:=[.D4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guitar_sim_low</text:p>
          </table:table-cell>
          <table:table-cell table:formula="of:=([.B412]+[.C412]+[.D412])"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13])" office:value-type="string" office:string-value="04 1B" calcext:value-type="string">
            <text:p>04 1B</text:p>
          </table:table-cell>
          <table:table-cell table:formula="of:=IF([.E413]=1;[.C413];0)" office:value-type="float" office:value="1" calcext:value-type="float">
            <text:p>1</text:p>
          </table:table-cell>
          <table:table-cell table:formula="of:=IF([.E413]=0;[.C413];0)" office:value-type="float" office:value="0" calcext:value-type="float">
            <text:p>0</text:p>
          </table:table-cell>
          <table:table-cell table:formula="of:=[.D4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guitar_sim_high</text:p>
          </table:table-cell>
          <table:table-cell table:formula="of:=([.B413]+[.C413]+[.D413])"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14])" office:value-type="string" office:string-value="04 1C" calcext:value-type="string">
            <text:p>04 1C</text:p>
          </table:table-cell>
          <table:table-cell table:formula="of:=IF([.E414]=1;[.C414];0)" office:value-type="float" office:value="1" calcext:value-type="float">
            <text:p>1</text:p>
          </table:table-cell>
          <table:table-cell table:formula="of:=IF([.E414]=0;[.C414];0)" office:value-type="float" office:value="0" calcext:value-type="float">
            <text:p>0</text:p>
          </table:table-cell>
          <table:table-cell table:formula="of:=[.D4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guitar_sim_level</text:p>
          </table:table-cell>
          <table:table-cell table:formula="of:=([.B414]+[.C414]+[.D414])"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15])" office:value-type="string" office:string-value="04 1D" calcext:value-type="string">
            <text:p>04 1D</text:p>
          </table:table-cell>
          <table:table-cell table:formula="of:=IF([.E415]=1;[.C415];0)" office:value-type="float" office:value="1" calcext:value-type="float">
            <text:p>1</text:p>
          </table:table-cell>
          <table:table-cell table:formula="of:=IF([.E415]=0;[.C415];0)" office:value-type="float" office:value="0" calcext:value-type="float">
            <text:p>0</text:p>
          </table:table-cell>
          <table:table-cell table:formula="of:=[.D4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guitar_sim_body</text:p>
          </table:table-cell>
          <table:table-cell table:formula="of:=([.B415]+[.C415]+[.D415])" office:value-type="float" office:value="542" calcext:value-type="float">
            <text:p>54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16])" office:value-type="string" office:string-value="04 1E" calcext:value-type="string">
            <text:p>04 1E</text:p>
          </table:table-cell>
          <table:table-cell table:formula="of:=IF([.E416]=1;[.C416];0)" office:value-type="float" office:value="1" calcext:value-type="float">
            <text:p>1</text:p>
          </table:table-cell>
          <table:table-cell table:formula="of:=IF([.E416]=0;[.C416];0)" office:value-type="float" office:value="0" calcext:value-type="float">
            <text:p>0</text:p>
          </table:table-cell>
          <table:table-cell table:formula="of:=[.D416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low_gear_sens</text:p>
          </table:table-cell>
          <table:table-cell table:formula="of:=([.B416]+[.C416]+[.D416])"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17])" office:value-type="string" office:string-value="04 20" calcext:value-type="string">
            <text:p>04 20</text:p>
          </table:table-cell>
          <table:table-cell table:formula="of:=IF([.E417]=1;[.C417];0)" office:value-type="float" office:value="1" calcext:value-type="float">
            <text:p>1</text:p>
          </table:table-cell>
          <table:table-cell table:formula="of:=IF([.E417]=0;[.C417];0)" office:value-type="float" office:value="0" calcext:value-type="float">
            <text:p>0</text:p>
          </table:table-cell>
          <table:table-cell table:formula="of:=[.D4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low_gear_rise_time</text:p>
          </table:table-cell>
          <table:table-cell table:formula="of:=([.B417]+[.C417]+[.D417])"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18])" office:value-type="string" office:string-value="04 21" calcext:value-type="string">
            <text:p>04 21</text:p>
          </table:table-cell>
          <table:table-cell table:formula="of:=IF([.E418]=1;[.C418];0)" office:value-type="float" office:value="1" calcext:value-type="float">
            <text:p>1</text:p>
          </table:table-cell>
          <table:table-cell table:formula="of:=IF([.E418]=0;[.C418];0)" office:value-type="float" office:value="0" calcext:value-type="float">
            <text:p>0</text:p>
          </table:table-cell>
          <table:table-cell table:formula="of:=[.D4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low_gear_level</text:p>
          </table:table-cell>
          <table:table-cell table:formula="of:=([.B418]+[.C418]+[.D418])" office:value-type="float" office:value="546" calcext:value-type="float">
            <text:p>54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19])" office:value-type="string" office:string-value="04 22" calcext:value-type="string">
            <text:p>04 22</text:p>
          </table:table-cell>
          <table:table-cell table:formula="of:=IF([.E419]=1;[.C419];0)" office:value-type="float" office:value="1" calcext:value-type="float">
            <text:p>1</text:p>
          </table:table-cell>
          <table:table-cell table:formula="of:=IF([.E419]=0;[.C419];0)" office:value-type="float" office:value="0" calcext:value-type="float">
            <text:p>0</text:p>
          </table:table-cell>
          <table:table-cell table:formula="of:=[.D419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defretter_tone</text:p>
          </table:table-cell>
          <table:table-cell table:formula="of:=([.B419]+[.C419]+[.D419])"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20])" office:value-type="string" office:string-value="04 24" calcext:value-type="string">
            <text:p>04 24</text:p>
          </table:table-cell>
          <table:table-cell table:formula="of:=IF([.E420]=1;[.C420];0)" office:value-type="float" office:value="1" calcext:value-type="float">
            <text:p>1</text:p>
          </table:table-cell>
          <table:table-cell table:formula="of:=IF([.E420]=0;[.C420];0)" office:value-type="float" office:value="0" calcext:value-type="float">
            <text:p>0</text:p>
          </table:table-cell>
          <table:table-cell table:formula="of:=[.D4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defretter_sens</text:p>
          </table:table-cell>
          <table:table-cell table:formula="of:=([.B420]+[.C420]+[.D420])"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21])" office:value-type="string" office:string-value="04 25" calcext:value-type="string">
            <text:p>04 25</text:p>
          </table:table-cell>
          <table:table-cell table:formula="of:=IF([.E421]=1;[.C421];0)" office:value-type="float" office:value="1" calcext:value-type="float">
            <text:p>1</text:p>
          </table:table-cell>
          <table:table-cell table:formula="of:=IF([.E421]=0;[.C421];0)" office:value-type="float" office:value="0" calcext:value-type="float">
            <text:p>0</text:p>
          </table:table-cell>
          <table:table-cell table:formula="of:=[.D4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defretter_attack</text:p>
          </table:table-cell>
          <table:table-cell table:formula="of:=([.B421]+[.C421]+[.D421])"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22])" office:value-type="string" office:string-value="04 26" calcext:value-type="string">
            <text:p>04 26</text:p>
          </table:table-cell>
          <table:table-cell table:formula="of:=IF([.E422]=1;[.C422];0)" office:value-type="float" office:value="1" calcext:value-type="float">
            <text:p>1</text:p>
          </table:table-cell>
          <table:table-cell table:formula="of:=IF([.E422]=0;[.C422];0)" office:value-type="float" office:value="0" calcext:value-type="float">
            <text:p>0</text:p>
          </table:table-cell>
          <table:table-cell table:formula="of:=[.D4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defretter_depth</text:p>
          </table:table-cell>
          <table:table-cell table:formula="of:=([.B422]+[.C422]+[.D422])"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23])" office:value-type="string" office:string-value="04 27" calcext:value-type="string">
            <text:p>04 27</text:p>
          </table:table-cell>
          <table:table-cell table:formula="of:=IF([.E423]=1;[.C423];0)" office:value-type="float" office:value="1" calcext:value-type="float">
            <text:p>1</text:p>
          </table:table-cell>
          <table:table-cell table:formula="of:=IF([.E423]=0;[.C423];0)" office:value-type="float" office:value="0" calcext:value-type="float">
            <text:p>0</text:p>
          </table:table-cell>
          <table:table-cell table:formula="of:=[.D4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defretter_reso</text:p>
          </table:table-cell>
          <table:table-cell table:formula="of:=([.B423]+[.C423]+[.D423])"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24])" office:value-type="string" office:string-value="04 28" calcext:value-type="string">
            <text:p>04 28</text:p>
          </table:table-cell>
          <table:table-cell table:formula="of:=IF([.E424]=1;[.C424];0)" office:value-type="float" office:value="1" calcext:value-type="float">
            <text:p>1</text:p>
          </table:table-cell>
          <table:table-cell table:formula="of:=IF([.E424]=0;[.C424];0)" office:value-type="float" office:value="0" calcext:value-type="float">
            <text:p>0</text:p>
          </table:table-cell>
          <table:table-cell table:formula="of:=[.D4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defretter_effect_level</text:p>
          </table:table-cell>
          <table:table-cell table:formula="of:=([.B424]+[.C424]+[.D424])"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25])" office:value-type="string" office:string-value="04 29" calcext:value-type="string">
            <text:p>04 29</text:p>
          </table:table-cell>
          <table:table-cell table:formula="of:=IF([.E425]=1;[.C425];0)" office:value-type="float" office:value="1" calcext:value-type="float">
            <text:p>1</text:p>
          </table:table-cell>
          <table:table-cell table:formula="of:=IF([.E425]=0;[.C425];0)" office:value-type="float" office:value="0" calcext:value-type="float">
            <text:p>0</text:p>
          </table:table-cell>
          <table:table-cell table:formula="of:=[.D4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defretter_direct_mix</text:p>
          </table:table-cell>
          <table:table-cell table:formula="of:=([.B425]+[.C425]+[.D425])" office:value-type="float" office:value="554" calcext:value-type="float">
            <text:p>55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26])" office:value-type="string" office:string-value="04 2A" calcext:value-type="string">
            <text:p>04 2A</text:p>
          </table:table-cell>
          <table:table-cell table:formula="of:=IF([.E426]=1;[.C426];0)" office:value-type="float" office:value="1" calcext:value-type="float">
            <text:p>1</text:p>
          </table:table-cell>
          <table:table-cell table:formula="of:=IF([.E426]=0;[.C426];0)" office:value-type="float" office:value="0" calcext:value-type="float">
            <text:p>0</text:p>
          </table:table-cell>
          <table:table-cell table:formula="of:=[.D426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wave_synth_wave</text:p>
          </table:table-cell>
          <table:table-cell table:formula="of:=([.B426]+[.C426]+[.D426])"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27])" office:value-type="string" office:string-value="04 2C" calcext:value-type="string">
            <text:p>04 2C</text:p>
          </table:table-cell>
          <table:table-cell table:formula="of:=IF([.E427]=1;[.C427];0)" office:value-type="float" office:value="1" calcext:value-type="float">
            <text:p>1</text:p>
          </table:table-cell>
          <table:table-cell table:formula="of:=IF([.E427]=0;[.C427];0)" office:value-type="float" office:value="0" calcext:value-type="float">
            <text:p>0</text:p>
          </table:table-cell>
          <table:table-cell table:formula="of:=[.D4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wave_synth_cutoff</text:p>
          </table:table-cell>
          <table:table-cell table:formula="of:=([.B427]+[.C427]+[.D427])"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28])" office:value-type="string" office:string-value="04 2D" calcext:value-type="string">
            <text:p>04 2D</text:p>
          </table:table-cell>
          <table:table-cell table:formula="of:=IF([.E428]=1;[.C428];0)" office:value-type="float" office:value="1" calcext:value-type="float">
            <text:p>1</text:p>
          </table:table-cell>
          <table:table-cell table:formula="of:=IF([.E428]=0;[.C428];0)" office:value-type="float" office:value="0" calcext:value-type="float">
            <text:p>0</text:p>
          </table:table-cell>
          <table:table-cell table:formula="of:=[.D4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wave_synth_reso</text:p>
          </table:table-cell>
          <table:table-cell table:formula="of:=([.B428]+[.C428]+[.D428])"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29])" office:value-type="string" office:string-value="04 2E" calcext:value-type="string">
            <text:p>04 2E</text:p>
          </table:table-cell>
          <table:table-cell table:formula="of:=IF([.E429]=1;[.C429];0)" office:value-type="float" office:value="1" calcext:value-type="float">
            <text:p>1</text:p>
          </table:table-cell>
          <table:table-cell table:formula="of:=IF([.E429]=0;[.C429];0)" office:value-type="float" office:value="0" calcext:value-type="float">
            <text:p>0</text:p>
          </table:table-cell>
          <table:table-cell table:formula="of:=[.D4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wave_synth_filter_sens</text:p>
          </table:table-cell>
          <table:table-cell table:formula="of:=([.B429]+[.C429]+[.D429])"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30])" office:value-type="string" office:string-value="04 2F" calcext:value-type="string">
            <text:p>04 2F</text:p>
          </table:table-cell>
          <table:table-cell table:formula="of:=IF([.E430]=1;[.C430];0)" office:value-type="float" office:value="1" calcext:value-type="float">
            <text:p>1</text:p>
          </table:table-cell>
          <table:table-cell table:formula="of:=IF([.E430]=0;[.C430];0)" office:value-type="float" office:value="0" calcext:value-type="float">
            <text:p>0</text:p>
          </table:table-cell>
          <table:table-cell table:formula="of:=[.D4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wave_synth_filter_decay</text:p>
          </table:table-cell>
          <table:table-cell table:formula="of:=([.B430]+[.C430]+[.D430])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31])" office:value-type="string" office:string-value="04 30" calcext:value-type="string">
            <text:p>04 30</text:p>
          </table:table-cell>
          <table:table-cell table:formula="of:=IF([.E431]=1;[.C431];0)" office:value-type="float" office:value="1" calcext:value-type="float">
            <text:p>1</text:p>
          </table:table-cell>
          <table:table-cell table:formula="of:=IF([.E431]=0;[.C431];0)" office:value-type="float" office:value="0" calcext:value-type="float">
            <text:p>0</text:p>
          </table:table-cell>
          <table:table-cell table:formula="of:=[.D4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wave_synth_filter_depth</text:p>
          </table:table-cell>
          <table:table-cell table:formula="of:=([.B431]+[.C431]+[.D431])"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32])" office:value-type="string" office:string-value="04 31" calcext:value-type="string">
            <text:p>04 31</text:p>
          </table:table-cell>
          <table:table-cell table:formula="of:=IF([.E432]=1;[.C432];0)" office:value-type="float" office:value="1" calcext:value-type="float">
            <text:p>1</text:p>
          </table:table-cell>
          <table:table-cell table:formula="of:=IF([.E432]=0;[.C432];0)" office:value-type="float" office:value="0" calcext:value-type="float">
            <text:p>0</text:p>
          </table:table-cell>
          <table:table-cell table:formula="of:=[.D4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wave_synth_synth_level</text:p>
          </table:table-cell>
          <table:table-cell table:formula="of:=([.B432]+[.C432]+[.D432])"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33])" office:value-type="string" office:string-value="04 32" calcext:value-type="string">
            <text:p>04 32</text:p>
          </table:table-cell>
          <table:table-cell table:formula="of:=IF([.E433]=1;[.C433];0)" office:value-type="float" office:value="1" calcext:value-type="float">
            <text:p>1</text:p>
          </table:table-cell>
          <table:table-cell table:formula="of:=IF([.E433]=0;[.C433];0)" office:value-type="float" office:value="0" calcext:value-type="float">
            <text:p>0</text:p>
          </table:table-cell>
          <table:table-cell table:formula="of:=[.D4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wave_synth_direct_mix</text:p>
          </table:table-cell>
          <table:table-cell table:formula="of:=([.B433]+[.C433]+[.D433])" office:value-type="float" office:value="563" calcext:value-type="float">
            <text:p>56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34])" office:value-type="string" office:string-value="04 33" calcext:value-type="string">
            <text:p>04 33</text:p>
          </table:table-cell>
          <table:table-cell table:formula="of:=IF([.E434]=1;[.C434];0)" office:value-type="float" office:value="1" calcext:value-type="float">
            <text:p>1</text:p>
          </table:table-cell>
          <table:table-cell table:formula="of:=IF([.E434]=0;[.C434];0)" office:value-type="float" office:value="0" calcext:value-type="float">
            <text:p>0</text:p>
          </table:table-cell>
          <table:table-cell table:formula="of:=[.D43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itar_sim_tone</text:p>
          </table:table-cell>
          <table:table-cell table:formula="of:=([.B434]+[.C434]+[.D434])"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35])" office:value-type="string" office:string-value="04 35" calcext:value-type="string">
            <text:p>04 35</text:p>
          </table:table-cell>
          <table:table-cell table:formula="of:=IF([.E435]=1;[.C435];0)" office:value-type="float" office:value="1" calcext:value-type="float">
            <text:p>1</text:p>
          </table:table-cell>
          <table:table-cell table:formula="of:=IF([.E435]=0;[.C435];0)" office:value-type="float" office:value="0" calcext:value-type="float">
            <text:p>0</text:p>
          </table:table-cell>
          <table:table-cell table:formula="of:=[.D4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itar_sim_sens</text:p>
          </table:table-cell>
          <table:table-cell table:formula="of:=([.B435]+[.C435]+[.D435])"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36])" office:value-type="string" office:string-value="04 36" calcext:value-type="string">
            <text:p>04 36</text:p>
          </table:table-cell>
          <table:table-cell table:formula="of:=IF([.E436]=1;[.C436];0)" office:value-type="float" office:value="1" calcext:value-type="float">
            <text:p>1</text:p>
          </table:table-cell>
          <table:table-cell table:formula="of:=IF([.E436]=0;[.C436];0)" office:value-type="float" office:value="0" calcext:value-type="float">
            <text:p>0</text:p>
          </table:table-cell>
          <table:table-cell table:formula="of:=[.D4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itar_sim_depth</text:p>
          </table:table-cell>
          <table:table-cell table:formula="of:=([.B436]+[.C436]+[.D436])"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37])" office:value-type="string" office:string-value="04 37" calcext:value-type="string">
            <text:p>04 37</text:p>
          </table:table-cell>
          <table:table-cell table:formula="of:=IF([.E437]=1;[.C437];0)" office:value-type="float" office:value="1" calcext:value-type="float">
            <text:p>1</text:p>
          </table:table-cell>
          <table:table-cell table:formula="of:=IF([.E437]=0;[.C437];0)" office:value-type="float" office:value="0" calcext:value-type="float">
            <text:p>0</text:p>
          </table:table-cell>
          <table:table-cell table:formula="of:=[.D4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itar_sim_reso</text:p>
          </table:table-cell>
          <table:table-cell table:formula="of:=([.B437]+[.C437]+[.D437])"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38])" office:value-type="string" office:string-value="04 38" calcext:value-type="string">
            <text:p>04 38</text:p>
          </table:table-cell>
          <table:table-cell table:formula="of:=IF([.E438]=1;[.C438];0)" office:value-type="float" office:value="1" calcext:value-type="float">
            <text:p>1</text:p>
          </table:table-cell>
          <table:table-cell table:formula="of:=IF([.E438]=0;[.C438];0)" office:value-type="float" office:value="0" calcext:value-type="float">
            <text:p>0</text:p>
          </table:table-cell>
          <table:table-cell table:formula="of:=[.D4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itar_sim_buzz</text:p>
          </table:table-cell>
          <table:table-cell table:formula="of:=([.B438]+[.C438]+[.D438])"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39])" office:value-type="string" office:string-value="04 39" calcext:value-type="string">
            <text:p>04 39</text:p>
          </table:table-cell>
          <table:table-cell table:formula="of:=IF([.E439]=1;[.C439];0)" office:value-type="float" office:value="1" calcext:value-type="float">
            <text:p>1</text:p>
          </table:table-cell>
          <table:table-cell table:formula="of:=IF([.E439]=0;[.C439];0)" office:value-type="float" office:value="0" calcext:value-type="float">
            <text:p>0</text:p>
          </table:table-cell>
          <table:table-cell table:formula="of:=[.D4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itar_sim_effect_level</text:p>
          </table:table-cell>
          <table:table-cell table:formula="of:=([.B439]+[.C439]+[.D439])"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40])" office:value-type="string" office:string-value="04 3A" calcext:value-type="string">
            <text:p>04 3A</text:p>
          </table:table-cell>
          <table:table-cell table:formula="of:=IF([.E440]=1;[.C440];0)" office:value-type="float" office:value="1" calcext:value-type="float">
            <text:p>1</text:p>
          </table:table-cell>
          <table:table-cell table:formula="of:=IF([.E440]=0;[.C440];0)" office:value-type="float" office:value="0" calcext:value-type="float">
            <text:p>0</text:p>
          </table:table-cell>
          <table:table-cell table:formula="of:=[.D4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itar_sim_direct_mix</text:p>
          </table:table-cell>
          <table:table-cell table:formula="of:=([.B440]+[.C440]+[.D440])" office:value-type="float" office:value="571" calcext:value-type="float">
            <text:p>57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41])" office:value-type="string" office:string-value="04 3B" calcext:value-type="string">
            <text:p>04 3B</text:p>
          </table:table-cell>
          <table:table-cell table:formula="of:=IF([.E441]=1;[.C441];0)" office:value-type="float" office:value="1" calcext:value-type="float">
            <text:p>1</text:p>
          </table:table-cell>
          <table:table-cell table:formula="of:=IF([.E441]=0;[.C441];0)" office:value-type="float" office:value="0" calcext:value-type="float">
            <text:p>0</text:p>
          </table:table-cell>
          <table:table-cell table:formula="of:=[.D441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octave_range</text:p>
          </table:table-cell>
          <table:table-cell table:formula="of:=([.B441]+[.C441]+[.D441])"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42])" office:value-type="string" office:string-value="04 3D" calcext:value-type="string">
            <text:p>04 3D</text:p>
          </table:table-cell>
          <table:table-cell table:formula="of:=IF([.E442]=1;[.C442];0)" office:value-type="float" office:value="1" calcext:value-type="float">
            <text:p>1</text:p>
          </table:table-cell>
          <table:table-cell table:formula="of:=IF([.E442]=0;[.C442];0)" office:value-type="float" office:value="0" calcext:value-type="float">
            <text:p>0</text:p>
          </table:table-cell>
          <table:table-cell table:formula="of:=[.D4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octave_level</text:p>
          </table:table-cell>
          <table:table-cell table:formula="of:=([.B442]+[.C442]+[.D442])"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43])" office:value-type="string" office:string-value="04 3E" calcext:value-type="string">
            <text:p>04 3E</text:p>
          </table:table-cell>
          <table:table-cell table:formula="of:=IF([.E443]=1;[.C443];0)" office:value-type="float" office:value="1" calcext:value-type="float">
            <text:p>1</text:p>
          </table:table-cell>
          <table:table-cell table:formula="of:=IF([.E443]=0;[.C443];0)" office:value-type="float" office:value="0" calcext:value-type="float">
            <text:p>0</text:p>
          </table:table-cell>
          <table:table-cell table:formula="of:=[.D4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octave_direct_mix</text:p>
          </table:table-cell>
          <table:table-cell table:formula="of:=([.B443]+[.C443]+[.D443])" office:value-type="float" office:value="575" calcext:value-type="float">
            <text:p>5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44])" office:value-type="string" office:string-value="04 3F" calcext:value-type="string">
            <text:p>04 3F</text:p>
          </table:table-cell>
          <table:table-cell table:formula="of:=IF([.E444]=1;[.C444];0)" office:value-type="float" office:value="1" calcext:value-type="float">
            <text:p>1</text:p>
          </table:table-cell>
          <table:table-cell table:formula="of:=IF([.E444]=0;[.C444];0)" office:value-type="float" office:value="0" calcext:value-type="float">
            <text:p>0</text:p>
          </table:table-cell>
          <table:table-cell table:formula="of:=[.D44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itch_shifter_voice</text:p>
          </table:table-cell>
          <table:table-cell table:formula="of:=([.B444]+[.C444]+[.D444])"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45])" office:value-type="string" office:string-value="04 41" calcext:value-type="string">
            <text:p>04 41</text:p>
          </table:table-cell>
          <table:table-cell table:formula="of:=IF([.E445]=1;[.C445];0)" office:value-type="float" office:value="1" calcext:value-type="float">
            <text:p>1</text:p>
          </table:table-cell>
          <table:table-cell table:formula="of:=IF([.E445]=0;[.C445];0)" office:value-type="float" office:value="0" calcext:value-type="float">
            <text:p>0</text:p>
          </table:table-cell>
          <table:table-cell table:formula="of:=[.D4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itch_shifter_ps1mode</text:p>
          </table:table-cell>
          <table:table-cell table:formula="of:=([.B445]+[.C445]+[.D445])"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46])" office:value-type="string" office:string-value="04 42" calcext:value-type="string">
            <text:p>04 42</text:p>
          </table:table-cell>
          <table:table-cell table:formula="of:=IF([.E446]=1;[.C446];0)" office:value-type="float" office:value="1" calcext:value-type="float">
            <text:p>1</text:p>
          </table:table-cell>
          <table:table-cell table:formula="of:=IF([.E446]=0;[.C446];0)" office:value-type="float" office:value="0" calcext:value-type="float">
            <text:p>0</text:p>
          </table:table-cell>
          <table:table-cell table:formula="of:=[.D4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itch_shifter_ps1pitch</text:p>
          </table:table-cell>
          <table:table-cell table:formula="of:=([.B446]+[.C446]+[.D446])"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47])" office:value-type="string" office:string-value="04 43" calcext:value-type="string">
            <text:p>04 43</text:p>
          </table:table-cell>
          <table:table-cell table:formula="of:=IF([.E447]=1;[.C447];0)" office:value-type="float" office:value="1" calcext:value-type="float">
            <text:p>1</text:p>
          </table:table-cell>
          <table:table-cell table:formula="of:=IF([.E447]=0;[.C447];0)" office:value-type="float" office:value="0" calcext:value-type="float">
            <text:p>0</text:p>
          </table:table-cell>
          <table:table-cell table:formula="of:=[.D4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itch_shifter_ps1fine</text:p>
          </table:table-cell>
          <table:table-cell table:formula="of:=([.B447]+[.C447]+[.D447])"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48])" office:value-type="string" office:string-value="04 44" calcext:value-type="string">
            <text:p>04 44</text:p>
          </table:table-cell>
          <table:table-cell table:formula="of:=IF([.E448]=1;[.C448];0)" office:value-type="float" office:value="1" calcext:value-type="float">
            <text:p>1</text:p>
          </table:table-cell>
          <table:table-cell table:formula="of:=IF([.E448]=0;[.C448];0)" office:value-type="float" office:value="0" calcext:value-type="float">
            <text:p>0</text:p>
          </table:table-cell>
          <table:table-cell table:formula="of:=[.D4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itch_shifter_ps1pre_dly</text:p>
          </table:table-cell>
          <table:table-cell table:formula="of:=([.B448]+[.C448]+[.D448])"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49])" office:value-type="string" office:string-value="04 45" calcext:value-type="string">
            <text:p>04 45</text:p>
          </table:table-cell>
          <table:table-cell table:formula="of:=IF([.E449]=1;[.C449];0)" office:value-type="float" office:value="2" calcext:value-type="float">
            <text:p>2</text:p>
          </table:table-cell>
          <table:table-cell table:formula="of:=IF([.E449]=0;[.C449];0)" office:value-type="float" office:value="0" calcext:value-type="float">
            <text:p>0</text:p>
          </table:table-cell>
          <table:table-cell table:formula="of:=[.D4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itch_shifter_ps1level</text:p>
          </table:table-cell>
          <table:table-cell table:formula="of:=([.B449]+[.C449]+[.D449])"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50])" office:value-type="string" office:string-value="04 47" calcext:value-type="string">
            <text:p>04 47</text:p>
          </table:table-cell>
          <table:table-cell table:formula="of:=IF([.E450]=1;[.C450];0)" office:value-type="float" office:value="1" calcext:value-type="float">
            <text:p>1</text:p>
          </table:table-cell>
          <table:table-cell table:formula="of:=IF([.E450]=0;[.C450];0)" office:value-type="float" office:value="0" calcext:value-type="float">
            <text:p>0</text:p>
          </table:table-cell>
          <table:table-cell table:formula="of:=[.D4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itch_shifter_ps2mode</text:p>
          </table:table-cell>
          <table:table-cell table:formula="of:=([.B450]+[.C450]+[.D450])"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51])" office:value-type="string" office:string-value="04 48" calcext:value-type="string">
            <text:p>04 48</text:p>
          </table:table-cell>
          <table:table-cell table:formula="of:=IF([.E451]=1;[.C451];0)" office:value-type="float" office:value="1" calcext:value-type="float">
            <text:p>1</text:p>
          </table:table-cell>
          <table:table-cell table:formula="of:=IF([.E451]=0;[.C451];0)" office:value-type="float" office:value="0" calcext:value-type="float">
            <text:p>0</text:p>
          </table:table-cell>
          <table:table-cell table:formula="of:=[.D4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itch_shifter_ps2pitch</text:p>
          </table:table-cell>
          <table:table-cell table:formula="of:=([.B451]+[.C451]+[.D451])"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52])" office:value-type="string" office:string-value="04 49" calcext:value-type="string">
            <text:p>04 49</text:p>
          </table:table-cell>
          <table:table-cell table:formula="of:=IF([.E452]=1;[.C452];0)" office:value-type="float" office:value="1" calcext:value-type="float">
            <text:p>1</text:p>
          </table:table-cell>
          <table:table-cell table:formula="of:=IF([.E452]=0;[.C452];0)" office:value-type="float" office:value="0" calcext:value-type="float">
            <text:p>0</text:p>
          </table:table-cell>
          <table:table-cell table:formula="of:=[.D4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itch_shifter_ps2fine</text:p>
          </table:table-cell>
          <table:table-cell table:formula="of:=([.B452]+[.C452]+[.D452])"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53])" office:value-type="string" office:string-value="04 4A" calcext:value-type="string">
            <text:p>04 4A</text:p>
          </table:table-cell>
          <table:table-cell table:formula="of:=IF([.E453]=1;[.C453];0)" office:value-type="float" office:value="1" calcext:value-type="float">
            <text:p>1</text:p>
          </table:table-cell>
          <table:table-cell table:formula="of:=IF([.E453]=0;[.C453];0)" office:value-type="float" office:value="0" calcext:value-type="float">
            <text:p>0</text:p>
          </table:table-cell>
          <table:table-cell table:formula="of:=[.D4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itch_shifter_ps2pre_dly</text:p>
          </table:table-cell>
          <table:table-cell table:formula="of:=([.B453]+[.C453]+[.D453])"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54])" office:value-type="string" office:string-value="04 4B" calcext:value-type="string">
            <text:p>04 4B</text:p>
          </table:table-cell>
          <table:table-cell table:formula="of:=IF([.E454]=1;[.C454];0)" office:value-type="float" office:value="2" calcext:value-type="float">
            <text:p>2</text:p>
          </table:table-cell>
          <table:table-cell table:formula="of:=IF([.E454]=0;[.C454];0)" office:value-type="float" office:value="0" calcext:value-type="float">
            <text:p>0</text:p>
          </table:table-cell>
          <table:table-cell table:formula="of:=[.D4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itch_shifter_ps2level</text:p>
          </table:table-cell>
          <table:table-cell table:formula="of:=([.B454]+[.C454]+[.D454])"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55])" office:value-type="string" office:string-value="04 4D" calcext:value-type="string">
            <text:p>04 4D</text:p>
          </table:table-cell>
          <table:table-cell table:formula="of:=IF([.E455]=1;[.C455];0)" office:value-type="float" office:value="1" calcext:value-type="float">
            <text:p>1</text:p>
          </table:table-cell>
          <table:table-cell table:formula="of:=IF([.E455]=0;[.C455];0)" office:value-type="float" office:value="0" calcext:value-type="float">
            <text:p>0</text:p>
          </table:table-cell>
          <table:table-cell table:formula="of:=[.D4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itch_shifter_ps1f_back</text:p>
          </table:table-cell>
          <table:table-cell table:formula="of:=([.B455]+[.C455]+[.D455])"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56])" office:value-type="string" office:string-value="04 4E" calcext:value-type="string">
            <text:p>04 4E</text:p>
          </table:table-cell>
          <table:table-cell table:formula="of:=IF([.E456]=1;[.C456];0)" office:value-type="float" office:value="1" calcext:value-type="float">
            <text:p>1</text:p>
          </table:table-cell>
          <table:table-cell table:formula="of:=IF([.E456]=0;[.C456];0)" office:value-type="float" office:value="0" calcext:value-type="float">
            <text:p>0</text:p>
          </table:table-cell>
          <table:table-cell table:formula="of:=[.D4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itch_shifter_direct_mix</text:p>
          </table:table-cell>
          <table:table-cell table:formula="of:=([.B456]+[.C456]+[.D456])" office:value-type="float" office:value="591" calcext:value-type="float">
            <text:p>5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57])" office:value-type="string" office:string-value="04 4F" calcext:value-type="string">
            <text:p>04 4F</text:p>
          </table:table-cell>
          <table:table-cell table:formula="of:=IF([.E457]=1;[.C457];0)" office:value-type="float" office:value="1" calcext:value-type="float">
            <text:p>1</text:p>
          </table:table-cell>
          <table:table-cell table:formula="of:=IF([.E457]=0;[.C457];0)" office:value-type="float" office:value="0" calcext:value-type="float">
            <text:p>0</text:p>
          </table:table-cell>
          <table:table-cell table:formula="of:=[.D457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voice</text:p>
          </table:table-cell>
          <table:table-cell table:formula="of:=([.B457]+[.C457]+[.D457])"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58])" office:value-type="string" office:string-value="04 51" calcext:value-type="string">
            <text:p>04 51</text:p>
          </table:table-cell>
          <table:table-cell table:formula="of:=IF([.E458]=1;[.C458];0)" office:value-type="float" office:value="1" calcext:value-type="float">
            <text:p>1</text:p>
          </table:table-cell>
          <table:table-cell table:formula="of:=IF([.E458]=0;[.C458];0)" office:value-type="float" office:value="0" calcext:value-type="float">
            <text:p>0</text:p>
          </table:table-cell>
          <table:table-cell table:formula="of:=[.D4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1harm</text:p>
          </table:table-cell>
          <table:table-cell table:formula="of:=([.B458]+[.C458]+[.D458])"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59])" office:value-type="string" office:string-value="04 52" calcext:value-type="string">
            <text:p>04 52</text:p>
          </table:table-cell>
          <table:table-cell table:formula="of:=IF([.E459]=1;[.C459];0)" office:value-type="float" office:value="1" calcext:value-type="float">
            <text:p>1</text:p>
          </table:table-cell>
          <table:table-cell table:formula="of:=IF([.E459]=0;[.C459];0)" office:value-type="float" office:value="0" calcext:value-type="float">
            <text:p>0</text:p>
          </table:table-cell>
          <table:table-cell table:formula="of:=[.D4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1pre_dly</text:p>
          </table:table-cell>
          <table:table-cell table:formula="of:=([.B459]+[.C459]+[.D459])"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60])" office:value-type="string" office:string-value="04 53" calcext:value-type="string">
            <text:p>04 53</text:p>
          </table:table-cell>
          <table:table-cell table:formula="of:=IF([.E460]=1;[.C460];0)" office:value-type="float" office:value="2" calcext:value-type="float">
            <text:p>2</text:p>
          </table:table-cell>
          <table:table-cell table:formula="of:=IF([.E460]=0;[.C460];0)" office:value-type="float" office:value="0" calcext:value-type="float">
            <text:p>0</text:p>
          </table:table-cell>
          <table:table-cell table:formula="of:=[.D4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1level</text:p>
          </table:table-cell>
          <table:table-cell table:formula="of:=([.B460]+[.C460]+[.D460])"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61])" office:value-type="string" office:string-value="04 55" calcext:value-type="string">
            <text:p>04 55</text:p>
          </table:table-cell>
          <table:table-cell table:formula="of:=IF([.E461]=1;[.C461];0)" office:value-type="float" office:value="1" calcext:value-type="float">
            <text:p>1</text:p>
          </table:table-cell>
          <table:table-cell table:formula="of:=IF([.E461]=0;[.C461];0)" office:value-type="float" office:value="0" calcext:value-type="float">
            <text:p>0</text:p>
          </table:table-cell>
          <table:table-cell table:formula="of:=[.D4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2harm</text:p>
          </table:table-cell>
          <table:table-cell table:formula="of:=([.B461]+[.C461]+[.D461])"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62])" office:value-type="string" office:string-value="04 56" calcext:value-type="string">
            <text:p>04 56</text:p>
          </table:table-cell>
          <table:table-cell table:formula="of:=IF([.E462]=1;[.C462];0)" office:value-type="float" office:value="1" calcext:value-type="float">
            <text:p>1</text:p>
          </table:table-cell>
          <table:table-cell table:formula="of:=IF([.E462]=0;[.C462];0)" office:value-type="float" office:value="0" calcext:value-type="float">
            <text:p>0</text:p>
          </table:table-cell>
          <table:table-cell table:formula="of:=[.D4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2pre_dly</text:p>
          </table:table-cell>
          <table:table-cell table:formula="of:=([.B462]+[.C462]+[.D462])"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63])" office:value-type="string" office:string-value="04 57" calcext:value-type="string">
            <text:p>04 57</text:p>
          </table:table-cell>
          <table:table-cell table:formula="of:=IF([.E463]=1;[.C463];0)" office:value-type="float" office:value="2" calcext:value-type="float">
            <text:p>2</text:p>
          </table:table-cell>
          <table:table-cell table:formula="of:=IF([.E463]=0;[.C463];0)" office:value-type="float" office:value="0" calcext:value-type="float">
            <text:p>0</text:p>
          </table:table-cell>
          <table:table-cell table:formula="of:=[.D4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2level</text:p>
          </table:table-cell>
          <table:table-cell table:formula="of:=([.B463]+[.C463]+[.D463])"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64])" office:value-type="string" office:string-value="04 59" calcext:value-type="string">
            <text:p>04 59</text:p>
          </table:table-cell>
          <table:table-cell table:formula="of:=IF([.E464]=1;[.C464];0)" office:value-type="float" office:value="1" calcext:value-type="float">
            <text:p>1</text:p>
          </table:table-cell>
          <table:table-cell table:formula="of:=IF([.E464]=0;[.C464];0)" office:value-type="float" office:value="0" calcext:value-type="float">
            <text:p>0</text:p>
          </table:table-cell>
          <table:table-cell table:formula="of:=[.D4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1f_back</text:p>
          </table:table-cell>
          <table:table-cell table:formula="of:=([.B464]+[.C464]+[.D464])"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65])" office:value-type="string" office:string-value="04 5A" calcext:value-type="string">
            <text:p>04 5A</text:p>
          </table:table-cell>
          <table:table-cell table:formula="of:=IF([.E465]=1;[.C465];0)" office:value-type="float" office:value="1" calcext:value-type="float">
            <text:p>1</text:p>
          </table:table-cell>
          <table:table-cell table:formula="of:=IF([.E465]=0;[.C465];0)" office:value-type="float" office:value="0" calcext:value-type="float">
            <text:p>0</text:p>
          </table:table-cell>
          <table:table-cell table:formula="of:=[.D4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direct_mix</text:p>
          </table:table-cell>
          <table:table-cell table:formula="of:=([.B465]+[.C465]+[.D465])"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66])" office:value-type="string" office:string-value="04 5B" calcext:value-type="string">
            <text:p>04 5B</text:p>
          </table:table-cell>
          <table:table-cell table:formula="of:=IF([.E466]=1;[.C466];0)" office:value-type="float" office:value="1" calcext:value-type="float">
            <text:p>1</text:p>
          </table:table-cell>
          <table:table-cell table:formula="of:=IF([.E466]=0;[.C466];0)" office:value-type="float" office:value="0" calcext:value-type="float">
            <text:p>0</text:p>
          </table:table-cell>
          <table:table-cell table:formula="of:=[.D4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1c</text:p>
          </table:table-cell>
          <table:table-cell table:formula="of:=([.B466]+[.C466]+[.D466])"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67])" office:value-type="string" office:string-value="04 5C" calcext:value-type="string">
            <text:p>04 5C</text:p>
          </table:table-cell>
          <table:table-cell table:formula="of:=IF([.E467]=1;[.C467];0)" office:value-type="float" office:value="1" calcext:value-type="float">
            <text:p>1</text:p>
          </table:table-cell>
          <table:table-cell table:formula="of:=IF([.E467]=0;[.C467];0)" office:value-type="float" office:value="0" calcext:value-type="float">
            <text:p>0</text:p>
          </table:table-cell>
          <table:table-cell table:formula="of:=[.D4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1db</text:p>
          </table:table-cell>
          <table:table-cell table:formula="of:=([.B467]+[.C467]+[.D467])"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68])" office:value-type="string" office:string-value="04 5D" calcext:value-type="string">
            <text:p>04 5D</text:p>
          </table:table-cell>
          <table:table-cell table:formula="of:=IF([.E468]=1;[.C468];0)" office:value-type="float" office:value="1" calcext:value-type="float">
            <text:p>1</text:p>
          </table:table-cell>
          <table:table-cell table:formula="of:=IF([.E468]=0;[.C468];0)" office:value-type="float" office:value="0" calcext:value-type="float">
            <text:p>0</text:p>
          </table:table-cell>
          <table:table-cell table:formula="of:=[.D4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1d</text:p>
          </table:table-cell>
          <table:table-cell table:formula="of:=([.B468]+[.C468]+[.D468])"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69])" office:value-type="string" office:string-value="04 5E" calcext:value-type="string">
            <text:p>04 5E</text:p>
          </table:table-cell>
          <table:table-cell table:formula="of:=IF([.E469]=1;[.C469];0)" office:value-type="float" office:value="1" calcext:value-type="float">
            <text:p>1</text:p>
          </table:table-cell>
          <table:table-cell table:formula="of:=IF([.E469]=0;[.C469];0)" office:value-type="float" office:value="0" calcext:value-type="float">
            <text:p>0</text:p>
          </table:table-cell>
          <table:table-cell table:formula="of:=[.D4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1eb</text:p>
          </table:table-cell>
          <table:table-cell table:formula="of:=([.B469]+[.C469]+[.D469])"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70])" office:value-type="string" office:string-value="04 5F" calcext:value-type="string">
            <text:p>04 5F</text:p>
          </table:table-cell>
          <table:table-cell table:formula="of:=IF([.E470]=1;[.C470];0)" office:value-type="float" office:value="1" calcext:value-type="float">
            <text:p>1</text:p>
          </table:table-cell>
          <table:table-cell table:formula="of:=IF([.E470]=0;[.C470];0)" office:value-type="float" office:value="0" calcext:value-type="float">
            <text:p>0</text:p>
          </table:table-cell>
          <table:table-cell table:formula="of:=[.D4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1e</text:p>
          </table:table-cell>
          <table:table-cell table:formula="of:=([.B470]+[.C470]+[.D470])"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71])" office:value-type="string" office:string-value="04 60" calcext:value-type="string">
            <text:p>04 60</text:p>
          </table:table-cell>
          <table:table-cell table:formula="of:=IF([.E471]=1;[.C471];0)" office:value-type="float" office:value="1" calcext:value-type="float">
            <text:p>1</text:p>
          </table:table-cell>
          <table:table-cell table:formula="of:=IF([.E471]=0;[.C471];0)" office:value-type="float" office:value="0" calcext:value-type="float">
            <text:p>0</text:p>
          </table:table-cell>
          <table:table-cell table:formula="of:=[.D4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1f</text:p>
          </table:table-cell>
          <table:table-cell table:formula="of:=([.B471]+[.C471]+[.D471])"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72])" office:value-type="string" office:string-value="04 61" calcext:value-type="string">
            <text:p>04 61</text:p>
          </table:table-cell>
          <table:table-cell table:formula="of:=IF([.E472]=1;[.C472];0)" office:value-type="float" office:value="1" calcext:value-type="float">
            <text:p>1</text:p>
          </table:table-cell>
          <table:table-cell table:formula="of:=IF([.E472]=0;[.C472];0)" office:value-type="float" office:value="0" calcext:value-type="float">
            <text:p>0</text:p>
          </table:table-cell>
          <table:table-cell table:formula="of:=[.D4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1f_s</text:p>
          </table:table-cell>
          <table:table-cell table:formula="of:=([.B472]+[.C472]+[.D472])"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73])" office:value-type="string" office:string-value="04 62" calcext:value-type="string">
            <text:p>04 62</text:p>
          </table:table-cell>
          <table:table-cell table:formula="of:=IF([.E473]=1;[.C473];0)" office:value-type="float" office:value="1" calcext:value-type="float">
            <text:p>1</text:p>
          </table:table-cell>
          <table:table-cell table:formula="of:=IF([.E473]=0;[.C473];0)" office:value-type="float" office:value="0" calcext:value-type="float">
            <text:p>0</text:p>
          </table:table-cell>
          <table:table-cell table:formula="of:=[.D4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1g</text:p>
          </table:table-cell>
          <table:table-cell table:formula="of:=([.B473]+[.C473]+[.D473])"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74])" office:value-type="string" office:string-value="04 63" calcext:value-type="string">
            <text:p>04 63</text:p>
          </table:table-cell>
          <table:table-cell table:formula="of:=IF([.E474]=1;[.C474];0)" office:value-type="float" office:value="1" calcext:value-type="float">
            <text:p>1</text:p>
          </table:table-cell>
          <table:table-cell table:formula="of:=IF([.E474]=0;[.C474];0)" office:value-type="float" office:value="0" calcext:value-type="float">
            <text:p>0</text:p>
          </table:table-cell>
          <table:table-cell table:formula="of:=[.D4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1ab</text:p>
          </table:table-cell>
          <table:table-cell table:formula="of:=([.B474]+[.C474]+[.D474])"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75])" office:value-type="string" office:string-value="04 64" calcext:value-type="string">
            <text:p>04 64</text:p>
          </table:table-cell>
          <table:table-cell table:formula="of:=IF([.E475]=1;[.C475];0)" office:value-type="float" office:value="1" calcext:value-type="float">
            <text:p>1</text:p>
          </table:table-cell>
          <table:table-cell table:formula="of:=IF([.E475]=0;[.C475];0)" office:value-type="float" office:value="0" calcext:value-type="float">
            <text:p>0</text:p>
          </table:table-cell>
          <table:table-cell table:formula="of:=[.D4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1a</text:p>
          </table:table-cell>
          <table:table-cell table:formula="of:=([.B475]+[.C475]+[.D475])"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76])" office:value-type="string" office:string-value="04 65" calcext:value-type="string">
            <text:p>04 65</text:p>
          </table:table-cell>
          <table:table-cell table:formula="of:=IF([.E476]=1;[.C476];0)" office:value-type="float" office:value="1" calcext:value-type="float">
            <text:p>1</text:p>
          </table:table-cell>
          <table:table-cell table:formula="of:=IF([.E476]=0;[.C476];0)" office:value-type="float" office:value="0" calcext:value-type="float">
            <text:p>0</text:p>
          </table:table-cell>
          <table:table-cell table:formula="of:=[.D4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1bb</text:p>
          </table:table-cell>
          <table:table-cell table:formula="of:=([.B476]+[.C476]+[.D476])"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77])" office:value-type="string" office:string-value="04 66" calcext:value-type="string">
            <text:p>04 66</text:p>
          </table:table-cell>
          <table:table-cell table:formula="of:=IF([.E477]=1;[.C477];0)" office:value-type="float" office:value="1" calcext:value-type="float">
            <text:p>1</text:p>
          </table:table-cell>
          <table:table-cell table:formula="of:=IF([.E477]=0;[.C477];0)" office:value-type="float" office:value="0" calcext:value-type="float">
            <text:p>0</text:p>
          </table:table-cell>
          <table:table-cell table:formula="of:=[.D4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1b</text:p>
          </table:table-cell>
          <table:table-cell table:formula="of:=([.B477]+[.C477]+[.D477])"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78])" office:value-type="string" office:string-value="04 67" calcext:value-type="string">
            <text:p>04 67</text:p>
          </table:table-cell>
          <table:table-cell table:formula="of:=IF([.E478]=1;[.C478];0)" office:value-type="float" office:value="1" calcext:value-type="float">
            <text:p>1</text:p>
          </table:table-cell>
          <table:table-cell table:formula="of:=IF([.E478]=0;[.C478];0)" office:value-type="float" office:value="0" calcext:value-type="float">
            <text:p>0</text:p>
          </table:table-cell>
          <table:table-cell table:formula="of:=[.D4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2c</text:p>
          </table:table-cell>
          <table:table-cell table:formula="of:=([.B478]+[.C478]+[.D478])"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79])" office:value-type="string" office:string-value="04 68" calcext:value-type="string">
            <text:p>04 68</text:p>
          </table:table-cell>
          <table:table-cell table:formula="of:=IF([.E479]=1;[.C479];0)" office:value-type="float" office:value="1" calcext:value-type="float">
            <text:p>1</text:p>
          </table:table-cell>
          <table:table-cell table:formula="of:=IF([.E479]=0;[.C479];0)" office:value-type="float" office:value="0" calcext:value-type="float">
            <text:p>0</text:p>
          </table:table-cell>
          <table:table-cell table:formula="of:=[.D4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2db</text:p>
          </table:table-cell>
          <table:table-cell table:formula="of:=([.B479]+[.C479]+[.D479])"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80])" office:value-type="string" office:string-value="04 69" calcext:value-type="string">
            <text:p>04 69</text:p>
          </table:table-cell>
          <table:table-cell table:formula="of:=IF([.E480]=1;[.C480];0)" office:value-type="float" office:value="1" calcext:value-type="float">
            <text:p>1</text:p>
          </table:table-cell>
          <table:table-cell table:formula="of:=IF([.E480]=0;[.C480];0)" office:value-type="float" office:value="0" calcext:value-type="float">
            <text:p>0</text:p>
          </table:table-cell>
          <table:table-cell table:formula="of:=[.D4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2d</text:p>
          </table:table-cell>
          <table:table-cell table:formula="of:=([.B480]+[.C480]+[.D480])"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81])" office:value-type="string" office:string-value="04 6A" calcext:value-type="string">
            <text:p>04 6A</text:p>
          </table:table-cell>
          <table:table-cell table:formula="of:=IF([.E481]=1;[.C481];0)" office:value-type="float" office:value="1" calcext:value-type="float">
            <text:p>1</text:p>
          </table:table-cell>
          <table:table-cell table:formula="of:=IF([.E481]=0;[.C481];0)" office:value-type="float" office:value="0" calcext:value-type="float">
            <text:p>0</text:p>
          </table:table-cell>
          <table:table-cell table:formula="of:=[.D4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2eb</text:p>
          </table:table-cell>
          <table:table-cell table:formula="of:=([.B481]+[.C481]+[.D481])"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82])" office:value-type="string" office:string-value="04 6B" calcext:value-type="string">
            <text:p>04 6B</text:p>
          </table:table-cell>
          <table:table-cell table:formula="of:=IF([.E482]=1;[.C482];0)" office:value-type="float" office:value="1" calcext:value-type="float">
            <text:p>1</text:p>
          </table:table-cell>
          <table:table-cell table:formula="of:=IF([.E482]=0;[.C482];0)" office:value-type="float" office:value="0" calcext:value-type="float">
            <text:p>0</text:p>
          </table:table-cell>
          <table:table-cell table:formula="of:=[.D4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2e</text:p>
          </table:table-cell>
          <table:table-cell table:formula="of:=([.B482]+[.C482]+[.D482])"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83])" office:value-type="string" office:string-value="04 6C" calcext:value-type="string">
            <text:p>04 6C</text:p>
          </table:table-cell>
          <table:table-cell table:formula="of:=IF([.E483]=1;[.C483];0)" office:value-type="float" office:value="1" calcext:value-type="float">
            <text:p>1</text:p>
          </table:table-cell>
          <table:table-cell table:formula="of:=IF([.E483]=0;[.C483];0)" office:value-type="float" office:value="0" calcext:value-type="float">
            <text:p>0</text:p>
          </table:table-cell>
          <table:table-cell table:formula="of:=[.D4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2f</text:p>
          </table:table-cell>
          <table:table-cell table:formula="of:=([.B483]+[.C483]+[.D483])"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84])" office:value-type="string" office:string-value="04 6D" calcext:value-type="string">
            <text:p>04 6D</text:p>
          </table:table-cell>
          <table:table-cell table:formula="of:=IF([.E484]=1;[.C484];0)" office:value-type="float" office:value="1" calcext:value-type="float">
            <text:p>1</text:p>
          </table:table-cell>
          <table:table-cell table:formula="of:=IF([.E484]=0;[.C484];0)" office:value-type="float" office:value="0" calcext:value-type="float">
            <text:p>0</text:p>
          </table:table-cell>
          <table:table-cell table:formula="of:=[.D4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2f_s</text:p>
          </table:table-cell>
          <table:table-cell table:formula="of:=([.B484]+[.C484]+[.D484])"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85])" office:value-type="string" office:string-value="04 6E" calcext:value-type="string">
            <text:p>04 6E</text:p>
          </table:table-cell>
          <table:table-cell table:formula="of:=IF([.E485]=1;[.C485];0)" office:value-type="float" office:value="1" calcext:value-type="float">
            <text:p>1</text:p>
          </table:table-cell>
          <table:table-cell table:formula="of:=IF([.E485]=0;[.C485];0)" office:value-type="float" office:value="0" calcext:value-type="float">
            <text:p>0</text:p>
          </table:table-cell>
          <table:table-cell table:formula="of:=[.D4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2g</text:p>
          </table:table-cell>
          <table:table-cell table:formula="of:=([.B485]+[.C485]+[.D485])"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86])" office:value-type="string" office:string-value="04 6F" calcext:value-type="string">
            <text:p>04 6F</text:p>
          </table:table-cell>
          <table:table-cell table:formula="of:=IF([.E486]=1;[.C486];0)" office:value-type="float" office:value="1" calcext:value-type="float">
            <text:p>1</text:p>
          </table:table-cell>
          <table:table-cell table:formula="of:=IF([.E486]=0;[.C486];0)" office:value-type="float" office:value="0" calcext:value-type="float">
            <text:p>0</text:p>
          </table:table-cell>
          <table:table-cell table:formula="of:=[.D4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2ab</text:p>
          </table:table-cell>
          <table:table-cell table:formula="of:=([.B486]+[.C486]+[.D486])"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87])" office:value-type="string" office:string-value="04 70" calcext:value-type="string">
            <text:p>04 70</text:p>
          </table:table-cell>
          <table:table-cell table:formula="of:=IF([.E487]=1;[.C487];0)" office:value-type="float" office:value="1" calcext:value-type="float">
            <text:p>1</text:p>
          </table:table-cell>
          <table:table-cell table:formula="of:=IF([.E487]=0;[.C487];0)" office:value-type="float" office:value="0" calcext:value-type="float">
            <text:p>0</text:p>
          </table:table-cell>
          <table:table-cell table:formula="of:=[.D4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2a</text:p>
          </table:table-cell>
          <table:table-cell table:formula="of:=([.B487]+[.C487]+[.D487])"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88])" office:value-type="string" office:string-value="04 71" calcext:value-type="string">
            <text:p>04 71</text:p>
          </table:table-cell>
          <table:table-cell table:formula="of:=IF([.E488]=1;[.C488];0)" office:value-type="float" office:value="1" calcext:value-type="float">
            <text:p>1</text:p>
          </table:table-cell>
          <table:table-cell table:formula="of:=IF([.E488]=0;[.C488];0)" office:value-type="float" office:value="0" calcext:value-type="float">
            <text:p>0</text:p>
          </table:table-cell>
          <table:table-cell table:formula="of:=[.D4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2bb</text:p>
          </table:table-cell>
          <table:table-cell table:formula="of:=([.B488]+[.C488]+[.D488])"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89])" office:value-type="string" office:string-value="04 72" calcext:value-type="string">
            <text:p>04 72</text:p>
          </table:table-cell>
          <table:table-cell table:formula="of:=IF([.E489]=1;[.C489];0)" office:value-type="float" office:value="1" calcext:value-type="float">
            <text:p>1</text:p>
          </table:table-cell>
          <table:table-cell table:formula="of:=IF([.E489]=0;[.C489];0)" office:value-type="float" office:value="0" calcext:value-type="float">
            <text:p>0</text:p>
          </table:table-cell>
          <table:table-cell table:formula="of:=[.D4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armonist_hr2b</text:p>
          </table:table-cell>
          <table:table-cell table:formula="of:=([.B489]+[.C489]+[.D489])" office:value-type="float" office:value="627" calcext:value-type="float">
            <text:p>62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90])" office:value-type="string" office:string-value="04 73" calcext:value-type="string">
            <text:p>04 73</text:p>
          </table:table-cell>
          <table:table-cell table:formula="of:=IF([.E490]=1;[.C490];0)" office:value-type="float" office:value="1" calcext:value-type="float">
            <text:p>1</text:p>
          </table:table-cell>
          <table:table-cell table:formula="of:=IF([.E490]=0;[.C490];0)" office:value-type="float" office:value="0" calcext:value-type="float">
            <text:p>0</text:p>
          </table:table-cell>
          <table:table-cell table:formula="of:=[.D490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ound_hold_hold</text:p>
          </table:table-cell>
          <table:table-cell table:formula="of:=([.B490]+[.C490]+[.D490])"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91])" office:value-type="string" office:string-value="04 75" calcext:value-type="string">
            <text:p>04 75</text:p>
          </table:table-cell>
          <table:table-cell table:formula="of:=IF([.E491]=1;[.C491];0)" office:value-type="float" office:value="1" calcext:value-type="float">
            <text:p>1</text:p>
          </table:table-cell>
          <table:table-cell table:formula="of:=IF([.E491]=0;[.C491];0)" office:value-type="float" office:value="0" calcext:value-type="float">
            <text:p>0</text:p>
          </table:table-cell>
          <table:table-cell table:formula="of:=[.D4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ound_hold_rise_time</text:p>
          </table:table-cell>
          <table:table-cell table:formula="of:=([.B491]+[.C491]+[.D491])"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92])" office:value-type="string" office:string-value="04 76" calcext:value-type="string">
            <text:p>04 76</text:p>
          </table:table-cell>
          <table:table-cell table:formula="of:=IF([.E492]=1;[.C492];0)" office:value-type="float" office:value="1" calcext:value-type="float">
            <text:p>1</text:p>
          </table:table-cell>
          <table:table-cell table:formula="of:=IF([.E492]=0;[.C492];0)" office:value-type="float" office:value="0" calcext:value-type="float">
            <text:p>0</text:p>
          </table:table-cell>
          <table:table-cell table:formula="of:=[.D4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ound_hold_effect_level</text:p>
          </table:table-cell>
          <table:table-cell table:formula="of:=([.B492]+[.C492]+[.D492])" office:value-type="float" office:value="631" calcext:value-type="float">
            <text:p>63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93])" office:value-type="string" office:string-value="04 77" calcext:value-type="string">
            <text:p>04 77</text:p>
          </table:table-cell>
          <table:table-cell table:formula="of:=IF([.E493]=1;[.C493];0)" office:value-type="float" office:value="1" calcext:value-type="float">
            <text:p>1</text:p>
          </table:table-cell>
          <table:table-cell table:formula="of:=IF([.E493]=0;[.C493];0)" office:value-type="float" office:value="0" calcext:value-type="float">
            <text:p>0</text:p>
          </table:table-cell>
          <table:table-cell table:formula="of:=[.D493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c_processor_type</text:p>
          </table:table-cell>
          <table:table-cell table:formula="of:=([.B493]+[.C493]+[.D493])"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94])" office:value-type="string" office:string-value="04 79" calcext:value-type="string">
            <text:p>04 79</text:p>
          </table:table-cell>
          <table:table-cell table:formula="of:=IF([.E494]=1;[.C494];0)" office:value-type="float" office:value="1" calcext:value-type="float">
            <text:p>1</text:p>
          </table:table-cell>
          <table:table-cell table:formula="of:=IF([.E494]=0;[.C494];0)" office:value-type="float" office:value="0" calcext:value-type="float">
            <text:p>0</text:p>
          </table:table-cell>
          <table:table-cell table:formula="of:=[.D4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c_processor_bass</text:p>
          </table:table-cell>
          <table:table-cell table:formula="of:=([.B494]+[.C494]+[.D494])"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95])" office:value-type="string" office:string-value="04 7A" calcext:value-type="string">
            <text:p>04 7A</text:p>
          </table:table-cell>
          <table:table-cell table:formula="of:=IF([.E495]=1;[.C495];0)" office:value-type="float" office:value="1" calcext:value-type="float">
            <text:p>1</text:p>
          </table:table-cell>
          <table:table-cell table:formula="of:=IF([.E495]=0;[.C495];0)" office:value-type="float" office:value="0" calcext:value-type="float">
            <text:p>0</text:p>
          </table:table-cell>
          <table:table-cell table:formula="of:=[.D4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c_processor_middle</text:p>
          </table:table-cell>
          <table:table-cell table:formula="of:=([.B495]+[.C495]+[.D495])"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96])" office:value-type="string" office:string-value="04 7B" calcext:value-type="string">
            <text:p>04 7B</text:p>
          </table:table-cell>
          <table:table-cell table:formula="of:=IF([.E496]=1;[.C496];0)" office:value-type="float" office:value="1" calcext:value-type="float">
            <text:p>1</text:p>
          </table:table-cell>
          <table:table-cell table:formula="of:=IF([.E496]=0;[.C496];0)" office:value-type="float" office:value="0" calcext:value-type="float">
            <text:p>0</text:p>
          </table:table-cell>
          <table:table-cell table:formula="of:=[.D4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c_processor_middle_freq</text:p>
          </table:table-cell>
          <table:table-cell table:formula="of:=([.B496]+[.C496]+[.D496])"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97])" office:value-type="string" office:string-value="04 7C" calcext:value-type="string">
            <text:p>04 7C</text:p>
          </table:table-cell>
          <table:table-cell table:formula="of:=IF([.E497]=1;[.C497];0)" office:value-type="float" office:value="1" calcext:value-type="float">
            <text:p>1</text:p>
          </table:table-cell>
          <table:table-cell table:formula="of:=IF([.E497]=0;[.C497];0)" office:value-type="float" office:value="0" calcext:value-type="float">
            <text:p>0</text:p>
          </table:table-cell>
          <table:table-cell table:formula="of:=[.D4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c_processor_treble</text:p>
          </table:table-cell>
          <table:table-cell table:formula="of:=([.B497]+[.C497]+[.D497])"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98])" office:value-type="string" office:string-value="04 7D" calcext:value-type="string">
            <text:p>04 7D</text:p>
          </table:table-cell>
          <table:table-cell table:formula="of:=IF([.E498]=1;[.C498];0)" office:value-type="float" office:value="1" calcext:value-type="float">
            <text:p>1</text:p>
          </table:table-cell>
          <table:table-cell table:formula="of:=IF([.E498]=0;[.C498];0)" office:value-type="float" office:value="0" calcext:value-type="float">
            <text:p>0</text:p>
          </table:table-cell>
          <table:table-cell table:formula="of:=[.D4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c_processor_presence</text:p>
          </table:table-cell>
          <table:table-cell table:formula="of:=([.B498]+[.C498]+[.D498])"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499])" office:value-type="string" office:string-value="04 7E" calcext:value-type="string">
            <text:p>04 7E</text:p>
          </table:table-cell>
          <table:table-cell table:formula="of:=IF([.E499]=1;[.C499];0)" office:value-type="float" office:value="1" calcext:value-type="float">
            <text:p>1</text:p>
          </table:table-cell>
          <table:table-cell table:formula="of:=IF([.E499]=0;[.C499];0)" office:value-type="float" office:value="0" calcext:value-type="float">
            <text:p>0</text:p>
          </table:table-cell>
          <table:table-cell table:formula="of:=[.D4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c_processor_level</text:p>
          </table:table-cell>
          <table:table-cell table:formula="of:=([.B499]+[.C499]+[.D499])" office:value-type="float" office:value="639" calcext:value-type="float">
            <text:p>63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00])" office:value-type="string" office:string-value="04 7F" calcext:value-type="string">
            <text:p>04 7F</text:p>
          </table:table-cell>
          <table:table-cell table:formula="of:=IF([.E500]=1;[.C500];0)" office:value-type="float" office:value="1" calcext:value-type="float">
            <text:p>1</text:p>
          </table:table-cell>
          <table:table-cell table:formula="of:=IF([.E500]=0;[.C500];0)" office:value-type="float" office:value="0" calcext:value-type="float">
            <text:p>0</text:p>
          </table:table-cell>
          <table:table-cell table:formula="of:=[.D500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haser_type</text:p>
          </table:table-cell>
          <table:table-cell table:formula="of:=([.B500]+[.C500]+[.D500])"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01])" office:value-type="string" office:string-value="05 01" calcext:value-type="string">
            <text:p>05 01</text:p>
          </table:table-cell>
          <table:table-cell table:formula="of:=IF([.E501]=1;[.C501];0)" office:value-type="float" office:value="1" calcext:value-type="float">
            <text:p>1</text:p>
          </table:table-cell>
          <table:table-cell table:formula="of:=IF([.E501]=0;[.C501];0)" office:value-type="float" office:value="0" calcext:value-type="float">
            <text:p>0</text:p>
          </table:table-cell>
          <table:table-cell table:formula="of:=[.D5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haser_rate</text:p>
          </table:table-cell>
          <table:table-cell table:formula="of:=([.B501]+[.C501]+[.D501])"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02])" office:value-type="string" office:string-value="05 02" calcext:value-type="string">
            <text:p>05 02</text:p>
          </table:table-cell>
          <table:table-cell table:formula="of:=IF([.E502]=1;[.C502];0)" office:value-type="float" office:value="1" calcext:value-type="float">
            <text:p>1</text:p>
          </table:table-cell>
          <table:table-cell table:formula="of:=IF([.E502]=0;[.C502];0)" office:value-type="float" office:value="0" calcext:value-type="float">
            <text:p>0</text:p>
          </table:table-cell>
          <table:table-cell table:formula="of:=[.D5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haser_depth</text:p>
          </table:table-cell>
          <table:table-cell table:formula="of:=([.B502]+[.C502]+[.D502])"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03])" office:value-type="string" office:string-value="05 03" calcext:value-type="string">
            <text:p>05 03</text:p>
          </table:table-cell>
          <table:table-cell table:formula="of:=IF([.E503]=1;[.C503];0)" office:value-type="float" office:value="1" calcext:value-type="float">
            <text:p>1</text:p>
          </table:table-cell>
          <table:table-cell table:formula="of:=IF([.E503]=0;[.C503];0)" office:value-type="float" office:value="0" calcext:value-type="float">
            <text:p>0</text:p>
          </table:table-cell>
          <table:table-cell table:formula="of:=[.D5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haser_manual</text:p>
          </table:table-cell>
          <table:table-cell table:formula="of:=([.B503]+[.C503]+[.D503])"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04])" office:value-type="string" office:string-value="05 04" calcext:value-type="string">
            <text:p>05 04</text:p>
          </table:table-cell>
          <table:table-cell table:formula="of:=IF([.E504]=1;[.C504];0)" office:value-type="float" office:value="1" calcext:value-type="float">
            <text:p>1</text:p>
          </table:table-cell>
          <table:table-cell table:formula="of:=IF([.E504]=0;[.C504];0)" office:value-type="float" office:value="0" calcext:value-type="float">
            <text:p>0</text:p>
          </table:table-cell>
          <table:table-cell table:formula="of:=[.D5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haser_reso</text:p>
          </table:table-cell>
          <table:table-cell table:formula="of:=([.B504]+[.C504]+[.D504])"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05])" office:value-type="string" office:string-value="05 05" calcext:value-type="string">
            <text:p>05 05</text:p>
          </table:table-cell>
          <table:table-cell table:formula="of:=IF([.E505]=1;[.C505];0)" office:value-type="float" office:value="1" calcext:value-type="float">
            <text:p>1</text:p>
          </table:table-cell>
          <table:table-cell table:formula="of:=IF([.E505]=0;[.C505];0)" office:value-type="float" office:value="0" calcext:value-type="float">
            <text:p>0</text:p>
          </table:table-cell>
          <table:table-cell table:formula="of:=[.D5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haser_step_rate</text:p>
          </table:table-cell>
          <table:table-cell table:formula="of:=([.B505]+[.C505]+[.D505])"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06])" office:value-type="string" office:string-value="05 06" calcext:value-type="string">
            <text:p>05 06</text:p>
          </table:table-cell>
          <table:table-cell table:formula="of:=IF([.E506]=1;[.C506];0)" office:value-type="float" office:value="1" calcext:value-type="float">
            <text:p>1</text:p>
          </table:table-cell>
          <table:table-cell table:formula="of:=IF([.E506]=0;[.C506];0)" office:value-type="float" office:value="0" calcext:value-type="float">
            <text:p>0</text:p>
          </table:table-cell>
          <table:table-cell table:formula="of:=[.D5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haser_effect_level</text:p>
          </table:table-cell>
          <table:table-cell table:formula="of:=([.B506]+[.C506]+[.D506])"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07])" office:value-type="string" office:string-value="05 07" calcext:value-type="string">
            <text:p>05 07</text:p>
          </table:table-cell>
          <table:table-cell table:formula="of:=IF([.E507]=1;[.C507];0)" office:value-type="float" office:value="1" calcext:value-type="float">
            <text:p>1</text:p>
          </table:table-cell>
          <table:table-cell table:formula="of:=IF([.E507]=0;[.C507];0)" office:value-type="float" office:value="0" calcext:value-type="float">
            <text:p>0</text:p>
          </table:table-cell>
          <table:table-cell table:formula="of:=[.D5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haser_direct_mix</text:p>
          </table:table-cell>
          <table:table-cell table:formula="of:=([.B507]+[.C507]+[.D507])" office:value-type="float" office:value="648" calcext:value-type="float">
            <text:p>64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08])" office:value-type="string" office:string-value="05 08" calcext:value-type="string">
            <text:p>05 08</text:p>
          </table:table-cell>
          <table:table-cell table:formula="of:=IF([.E508]=1;[.C508];0)" office:value-type="float" office:value="1" calcext:value-type="float">
            <text:p>1</text:p>
          </table:table-cell>
          <table:table-cell table:formula="of:=IF([.E508]=0;[.C508];0)" office:value-type="float" office:value="0" calcext:value-type="float">
            <text:p>0</text:p>
          </table:table-cell>
          <table:table-cell table:formula="of:=[.D50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flanger_rate</text:p>
          </table:table-cell>
          <table:table-cell table:formula="of:=([.B508]+[.C508]+[.D508])"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09])" office:value-type="string" office:string-value="05 0A" calcext:value-type="string">
            <text:p>05 0A</text:p>
          </table:table-cell>
          <table:table-cell table:formula="of:=IF([.E509]=1;[.C509];0)" office:value-type="float" office:value="1" calcext:value-type="float">
            <text:p>1</text:p>
          </table:table-cell>
          <table:table-cell table:formula="of:=IF([.E509]=0;[.C509];0)" office:value-type="float" office:value="0" calcext:value-type="float">
            <text:p>0</text:p>
          </table:table-cell>
          <table:table-cell table:formula="of:=[.D5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flanger_depth</text:p>
          </table:table-cell>
          <table:table-cell table:formula="of:=([.B509]+[.C509]+[.D509])"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10])" office:value-type="string" office:string-value="05 0B" calcext:value-type="string">
            <text:p>05 0B</text:p>
          </table:table-cell>
          <table:table-cell table:formula="of:=IF([.E510]=1;[.C510];0)" office:value-type="float" office:value="1" calcext:value-type="float">
            <text:p>1</text:p>
          </table:table-cell>
          <table:table-cell table:formula="of:=IF([.E510]=0;[.C510];0)" office:value-type="float" office:value="0" calcext:value-type="float">
            <text:p>0</text:p>
          </table:table-cell>
          <table:table-cell table:formula="of:=[.D5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flanger_manual</text:p>
          </table:table-cell>
          <table:table-cell table:formula="of:=([.B510]+[.C510]+[.D510])"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11])" office:value-type="string" office:string-value="05 0C" calcext:value-type="string">
            <text:p>05 0C</text:p>
          </table:table-cell>
          <table:table-cell table:formula="of:=IF([.E511]=1;[.C511];0)" office:value-type="float" office:value="1" calcext:value-type="float">
            <text:p>1</text:p>
          </table:table-cell>
          <table:table-cell table:formula="of:=IF([.E511]=0;[.C511];0)" office:value-type="float" office:value="0" calcext:value-type="float">
            <text:p>0</text:p>
          </table:table-cell>
          <table:table-cell table:formula="of:=[.D5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flanger_reso</text:p>
          </table:table-cell>
          <table:table-cell table:formula="of:=([.B511]+[.C511]+[.D511])"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12])" office:value-type="string" office:string-value="05 0D" calcext:value-type="string">
            <text:p>05 0D</text:p>
          </table:table-cell>
          <table:table-cell table:formula="of:=IF([.E512]=1;[.C512];0)" office:value-type="float" office:value="1" calcext:value-type="float">
            <text:p>1</text:p>
          </table:table-cell>
          <table:table-cell table:formula="of:=IF([.E512]=0;[.C512];0)" office:value-type="float" office:value="0" calcext:value-type="float">
            <text:p>0</text:p>
          </table:table-cell>
          <table:table-cell table:formula="of:=[.D5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flanger_separation</text:p>
          </table:table-cell>
          <table:table-cell table:formula="of:=([.B512]+[.C512]+[.D512])"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13])" office:value-type="string" office:string-value="05 0E" calcext:value-type="string">
            <text:p>05 0E</text:p>
          </table:table-cell>
          <table:table-cell table:formula="of:=IF([.E513]=1;[.C513];0)" office:value-type="float" office:value="1" calcext:value-type="float">
            <text:p>1</text:p>
          </table:table-cell>
          <table:table-cell table:formula="of:=IF([.E513]=0;[.C513];0)" office:value-type="float" office:value="0" calcext:value-type="float">
            <text:p>0</text:p>
          </table:table-cell>
          <table:table-cell table:formula="of:=[.D5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flanger_low_cut</text:p>
          </table:table-cell>
          <table:table-cell table:formula="of:=([.B513]+[.C513]+[.D513])"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14])" office:value-type="string" office:string-value="05 0F" calcext:value-type="string">
            <text:p>05 0F</text:p>
          </table:table-cell>
          <table:table-cell table:formula="of:=IF([.E514]=1;[.C514];0)" office:value-type="float" office:value="1" calcext:value-type="float">
            <text:p>1</text:p>
          </table:table-cell>
          <table:table-cell table:formula="of:=IF([.E514]=0;[.C514];0)" office:value-type="float" office:value="0" calcext:value-type="float">
            <text:p>0</text:p>
          </table:table-cell>
          <table:table-cell table:formula="of:=[.D5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flanger_effect_level</text:p>
          </table:table-cell>
          <table:table-cell table:formula="of:=([.B514]+[.C514]+[.D514])"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15])" office:value-type="string" office:string-value="05 10" calcext:value-type="string">
            <text:p>05 10</text:p>
          </table:table-cell>
          <table:table-cell table:formula="of:=IF([.E515]=1;[.C515];0)" office:value-type="float" office:value="1" calcext:value-type="float">
            <text:p>1</text:p>
          </table:table-cell>
          <table:table-cell table:formula="of:=IF([.E515]=0;[.C515];0)" office:value-type="float" office:value="0" calcext:value-type="float">
            <text:p>0</text:p>
          </table:table-cell>
          <table:table-cell table:formula="of:=[.D5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flanger_direct_mix</text:p>
          </table:table-cell>
          <table:table-cell table:formula="of:=([.B515]+[.C515]+[.D515])" office:value-type="float" office:value="657" calcext:value-type="float">
            <text:p>65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16])" office:value-type="string" office:string-value="05 11" calcext:value-type="string">
            <text:p>05 11</text:p>
          </table:table-cell>
          <table:table-cell table:formula="of:=IF([.E516]=1;[.C516];0)" office:value-type="float" office:value="1" calcext:value-type="float">
            <text:p>1</text:p>
          </table:table-cell>
          <table:table-cell table:formula="of:=IF([.E516]=0;[.C516];0)" office:value-type="float" office:value="0" calcext:value-type="float">
            <text:p>0</text:p>
          </table:table-cell>
          <table:table-cell table:formula="of:=[.D516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tremolo_wave_shape</text:p>
          </table:table-cell>
          <table:table-cell table:formula="of:=([.B516]+[.C516]+[.D516])"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17])" office:value-type="string" office:string-value="05 13" calcext:value-type="string">
            <text:p>05 13</text:p>
          </table:table-cell>
          <table:table-cell table:formula="of:=IF([.E517]=1;[.C517];0)" office:value-type="float" office:value="1" calcext:value-type="float">
            <text:p>1</text:p>
          </table:table-cell>
          <table:table-cell table:formula="of:=IF([.E517]=0;[.C517];0)" office:value-type="float" office:value="0" calcext:value-type="float">
            <text:p>0</text:p>
          </table:table-cell>
          <table:table-cell table:formula="of:=[.D5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tremolo_rate</text:p>
          </table:table-cell>
          <table:table-cell table:formula="of:=([.B517]+[.C517]+[.D517])"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18])" office:value-type="string" office:string-value="05 14" calcext:value-type="string">
            <text:p>05 14</text:p>
          </table:table-cell>
          <table:table-cell table:formula="of:=IF([.E518]=1;[.C518];0)" office:value-type="float" office:value="1" calcext:value-type="float">
            <text:p>1</text:p>
          </table:table-cell>
          <table:table-cell table:formula="of:=IF([.E518]=0;[.C518];0)" office:value-type="float" office:value="0" calcext:value-type="float">
            <text:p>0</text:p>
          </table:table-cell>
          <table:table-cell table:formula="of:=[.D5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tremolo_depth</text:p>
          </table:table-cell>
          <table:table-cell table:formula="of:=([.B518]+[.C518]+[.D518])"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19])" office:value-type="string" office:string-value="05 15" calcext:value-type="string">
            <text:p>05 15</text:p>
          </table:table-cell>
          <table:table-cell table:formula="of:=IF([.E519]=1;[.C519];0)" office:value-type="float" office:value="1" calcext:value-type="float">
            <text:p>1</text:p>
          </table:table-cell>
          <table:table-cell table:formula="of:=IF([.E519]=0;[.C519];0)" office:value-type="float" office:value="0" calcext:value-type="float">
            <text:p>0</text:p>
          </table:table-cell>
          <table:table-cell table:formula="of:=[.D5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tremolo_level</text:p>
          </table:table-cell>
          <table:table-cell table:formula="of:=([.B519]+[.C519]+[.D519])" office:value-type="float" office:value="662" calcext:value-type="float">
            <text:p>66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20])" office:value-type="string" office:string-value="05 16" calcext:value-type="string">
            <text:p>05 16</text:p>
          </table:table-cell>
          <table:table-cell table:formula="of:=IF([.E520]=1;[.C520];0)" office:value-type="float" office:value="1" calcext:value-type="float">
            <text:p>1</text:p>
          </table:table-cell>
          <table:table-cell table:formula="of:=IF([.E520]=0;[.C520];0)" office:value-type="float" office:value="0" calcext:value-type="float">
            <text:p>0</text:p>
          </table:table-cell>
          <table:table-cell table:formula="of:=[.D520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otary_speed_select</text:p>
          </table:table-cell>
          <table:table-cell table:formula="of:=([.B520]+[.C520]+[.D520])"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21])" office:value-type="string" office:string-value="05 18" calcext:value-type="string">
            <text:p>05 18</text:p>
          </table:table-cell>
          <table:table-cell table:formula="of:=IF([.E521]=1;[.C521];0)" office:value-type="float" office:value="1" calcext:value-type="float">
            <text:p>1</text:p>
          </table:table-cell>
          <table:table-cell table:formula="of:=IF([.E521]=0;[.C521];0)" office:value-type="float" office:value="0" calcext:value-type="float">
            <text:p>0</text:p>
          </table:table-cell>
          <table:table-cell table:formula="of:=[.D5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otary_rate_slow</text:p>
          </table:table-cell>
          <table:table-cell table:formula="of:=([.B521]+[.C521]+[.D521])"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22])" office:value-type="string" office:string-value="05 19" calcext:value-type="string">
            <text:p>05 19</text:p>
          </table:table-cell>
          <table:table-cell table:formula="of:=IF([.E522]=1;[.C522];0)" office:value-type="float" office:value="1" calcext:value-type="float">
            <text:p>1</text:p>
          </table:table-cell>
          <table:table-cell table:formula="of:=IF([.E522]=0;[.C522];0)" office:value-type="float" office:value="0" calcext:value-type="float">
            <text:p>0</text:p>
          </table:table-cell>
          <table:table-cell table:formula="of:=[.D5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otary_rate_fast</text:p>
          </table:table-cell>
          <table:table-cell table:formula="of:=([.B522]+[.C522]+[.D522])"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23])" office:value-type="string" office:string-value="05 1A" calcext:value-type="string">
            <text:p>05 1A</text:p>
          </table:table-cell>
          <table:table-cell table:formula="of:=IF([.E523]=1;[.C523];0)" office:value-type="float" office:value="1" calcext:value-type="float">
            <text:p>1</text:p>
          </table:table-cell>
          <table:table-cell table:formula="of:=IF([.E523]=0;[.C523];0)" office:value-type="float" office:value="0" calcext:value-type="float">
            <text:p>0</text:p>
          </table:table-cell>
          <table:table-cell table:formula="of:=[.D5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otary_rise_time</text:p>
          </table:table-cell>
          <table:table-cell table:formula="of:=([.B523]+[.C523]+[.D523])"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24])" office:value-type="string" office:string-value="05 1B" calcext:value-type="string">
            <text:p>05 1B</text:p>
          </table:table-cell>
          <table:table-cell table:formula="of:=IF([.E524]=1;[.C524];0)" office:value-type="float" office:value="1" calcext:value-type="float">
            <text:p>1</text:p>
          </table:table-cell>
          <table:table-cell table:formula="of:=IF([.E524]=0;[.C524];0)" office:value-type="float" office:value="0" calcext:value-type="float">
            <text:p>0</text:p>
          </table:table-cell>
          <table:table-cell table:formula="of:=[.D5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otary_fall_time</text:p>
          </table:table-cell>
          <table:table-cell table:formula="of:=([.B524]+[.C524]+[.D524])"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25])" office:value-type="string" office:string-value="05 1C" calcext:value-type="string">
            <text:p>05 1C</text:p>
          </table:table-cell>
          <table:table-cell table:formula="of:=IF([.E525]=1;[.C525];0)" office:value-type="float" office:value="1" calcext:value-type="float">
            <text:p>1</text:p>
          </table:table-cell>
          <table:table-cell table:formula="of:=IF([.E525]=0;[.C525];0)" office:value-type="float" office:value="0" calcext:value-type="float">
            <text:p>0</text:p>
          </table:table-cell>
          <table:table-cell table:formula="of:=[.D5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otary_depth</text:p>
          </table:table-cell>
          <table:table-cell table:formula="of:=([.B525]+[.C525]+[.D525])"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26])" office:value-type="string" office:string-value="05 1D" calcext:value-type="string">
            <text:p>05 1D</text:p>
          </table:table-cell>
          <table:table-cell table:formula="of:=IF([.E526]=1;[.C526];0)" office:value-type="float" office:value="1" calcext:value-type="float">
            <text:p>1</text:p>
          </table:table-cell>
          <table:table-cell table:formula="of:=IF([.E526]=0;[.C526];0)" office:value-type="float" office:value="0" calcext:value-type="float">
            <text:p>0</text:p>
          </table:table-cell>
          <table:table-cell table:formula="of:=[.D5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otary_level</text:p>
          </table:table-cell>
          <table:table-cell table:formula="of:=([.B526]+[.C526]+[.D526])" office:value-type="float" office:value="670" calcext:value-type="float">
            <text:p>67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27])" office:value-type="string" office:string-value="05 1E" calcext:value-type="string">
            <text:p>05 1E</text:p>
          </table:table-cell>
          <table:table-cell table:formula="of:=IF([.E527]=1;[.C527];0)" office:value-type="float" office:value="1" calcext:value-type="float">
            <text:p>1</text:p>
          </table:table-cell>
          <table:table-cell table:formula="of:=IF([.E527]=0;[.C527];0)" office:value-type="float" office:value="0" calcext:value-type="float">
            <text:p>0</text:p>
          </table:table-cell>
          <table:table-cell table:formula="of:=[.D527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uni_v_rate</text:p>
          </table:table-cell>
          <table:table-cell table:formula="of:=([.B527]+[.C527]+[.D527])"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28])" office:value-type="string" office:string-value="05 20" calcext:value-type="string">
            <text:p>05 20</text:p>
          </table:table-cell>
          <table:table-cell table:formula="of:=IF([.E528]=1;[.C528];0)" office:value-type="float" office:value="1" calcext:value-type="float">
            <text:p>1</text:p>
          </table:table-cell>
          <table:table-cell table:formula="of:=IF([.E528]=0;[.C528];0)" office:value-type="float" office:value="0" calcext:value-type="float">
            <text:p>0</text:p>
          </table:table-cell>
          <table:table-cell table:formula="of:=[.D5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uni_v_depth</text:p>
          </table:table-cell>
          <table:table-cell table:formula="of:=([.B528]+[.C528]+[.D528])"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29])" office:value-type="string" office:string-value="05 21" calcext:value-type="string">
            <text:p>05 21</text:p>
          </table:table-cell>
          <table:table-cell table:formula="of:=IF([.E529]=1;[.C529];0)" office:value-type="float" office:value="1" calcext:value-type="float">
            <text:p>1</text:p>
          </table:table-cell>
          <table:table-cell table:formula="of:=IF([.E529]=0;[.C529];0)" office:value-type="float" office:value="0" calcext:value-type="float">
            <text:p>0</text:p>
          </table:table-cell>
          <table:table-cell table:formula="of:=[.D5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uni_v_level</text:p>
          </table:table-cell>
          <table:table-cell table:formula="of:=([.B529]+[.C529]+[.D529])" office:value-type="float" office:value="674" calcext:value-type="float">
            <text:p>67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30])" office:value-type="string" office:string-value="05 22" calcext:value-type="string">
            <text:p>05 22</text:p>
          </table:table-cell>
          <table:table-cell table:formula="of:=IF([.E530]=1;[.C530];0)" office:value-type="float" office:value="1" calcext:value-type="float">
            <text:p>1</text:p>
          </table:table-cell>
          <table:table-cell table:formula="of:=IF([.E530]=0;[.C530];0)" office:value-type="float" office:value="0" calcext:value-type="float">
            <text:p>0</text:p>
          </table:table-cell>
          <table:table-cell table:formula="of:=[.D530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an_type</text:p>
          </table:table-cell>
          <table:table-cell table:formula="of:=([.B530]+[.C530]+[.D530])"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31])" office:value-type="string" office:string-value="05 24" calcext:value-type="string">
            <text:p>05 24</text:p>
          </table:table-cell>
          <table:table-cell table:formula="of:=IF([.E531]=1;[.C531];0)" office:value-type="float" office:value="1" calcext:value-type="float">
            <text:p>1</text:p>
          </table:table-cell>
          <table:table-cell table:formula="of:=IF([.E531]=0;[.C531];0)" office:value-type="float" office:value="0" calcext:value-type="float">
            <text:p>0</text:p>
          </table:table-cell>
          <table:table-cell table:formula="of:=[.D5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an_pos</text:p>
          </table:table-cell>
          <table:table-cell table:formula="of:=([.B531]+[.C531]+[.D531])"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32])" office:value-type="string" office:string-value="05 25" calcext:value-type="string">
            <text:p>05 25</text:p>
          </table:table-cell>
          <table:table-cell table:formula="of:=IF([.E532]=1;[.C532];0)" office:value-type="float" office:value="1" calcext:value-type="float">
            <text:p>1</text:p>
          </table:table-cell>
          <table:table-cell table:formula="of:=IF([.E532]=0;[.C532];0)" office:value-type="float" office:value="0" calcext:value-type="float">
            <text:p>0</text:p>
          </table:table-cell>
          <table:table-cell table:formula="of:=[.D5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an_wave_shape</text:p>
          </table:table-cell>
          <table:table-cell table:formula="of:=([.B532]+[.C532]+[.D532])"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33])" office:value-type="string" office:string-value="05 26" calcext:value-type="string">
            <text:p>05 26</text:p>
          </table:table-cell>
          <table:table-cell table:formula="of:=IF([.E533]=1;[.C533];0)" office:value-type="float" office:value="1" calcext:value-type="float">
            <text:p>1</text:p>
          </table:table-cell>
          <table:table-cell table:formula="of:=IF([.E533]=0;[.C533];0)" office:value-type="float" office:value="0" calcext:value-type="float">
            <text:p>0</text:p>
          </table:table-cell>
          <table:table-cell table:formula="of:=[.D5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an_rate</text:p>
          </table:table-cell>
          <table:table-cell table:formula="of:=([.B533]+[.C533]+[.D533])"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34])" office:value-type="string" office:string-value="05 27" calcext:value-type="string">
            <text:p>05 27</text:p>
          </table:table-cell>
          <table:table-cell table:formula="of:=IF([.E534]=1;[.C534];0)" office:value-type="float" office:value="1" calcext:value-type="float">
            <text:p>1</text:p>
          </table:table-cell>
          <table:table-cell table:formula="of:=IF([.E534]=0;[.C534];0)" office:value-type="float" office:value="0" calcext:value-type="float">
            <text:p>0</text:p>
          </table:table-cell>
          <table:table-cell table:formula="of:=[.D5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an_depth</text:p>
          </table:table-cell>
          <table:table-cell table:formula="of:=([.B534]+[.C534]+[.D534])"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35])" office:value-type="string" office:string-value="05 28" calcext:value-type="string">
            <text:p>05 28</text:p>
          </table:table-cell>
          <table:table-cell table:formula="of:=IF([.E535]=1;[.C535];0)" office:value-type="float" office:value="1" calcext:value-type="float">
            <text:p>1</text:p>
          </table:table-cell>
          <table:table-cell table:formula="of:=IF([.E535]=0;[.C535];0)" office:value-type="float" office:value="0" calcext:value-type="float">
            <text:p>0</text:p>
          </table:table-cell>
          <table:table-cell table:formula="of:=[.D5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pan_level</text:p>
          </table:table-cell>
          <table:table-cell table:formula="of:=([.B535]+[.C535]+[.D535])" office:value-type="float" office:value="681" calcext:value-type="float">
            <text:p>68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36])" office:value-type="string" office:string-value="05 29" calcext:value-type="string">
            <text:p>05 29</text:p>
          </table:table-cell>
          <table:table-cell table:formula="of:=IF([.E536]=1;[.C536];0)" office:value-type="float" office:value="1" calcext:value-type="float">
            <text:p>1</text:p>
          </table:table-cell>
          <table:table-cell table:formula="of:=IF([.E536]=0;[.C536];0)" office:value-type="float" office:value="0" calcext:value-type="float">
            <text:p>0</text:p>
          </table:table-cell>
          <table:table-cell table:formula="of:=[.D536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licer_pattern</text:p>
          </table:table-cell>
          <table:table-cell table:formula="of:=([.B536]+[.C536]+[.D536])"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37])" office:value-type="string" office:string-value="05 2B" calcext:value-type="string">
            <text:p>05 2B</text:p>
          </table:table-cell>
          <table:table-cell table:formula="of:=IF([.E537]=1;[.C537];0)" office:value-type="float" office:value="1" calcext:value-type="float">
            <text:p>1</text:p>
          </table:table-cell>
          <table:table-cell table:formula="of:=IF([.E537]=0;[.C537];0)" office:value-type="float" office:value="0" calcext:value-type="float">
            <text:p>0</text:p>
          </table:table-cell>
          <table:table-cell table:formula="of:=[.D5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licer_rate</text:p>
          </table:table-cell>
          <table:table-cell table:formula="of:=([.B537]+[.C537]+[.D537])"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38])" office:value-type="string" office:string-value="05 2C" calcext:value-type="string">
            <text:p>05 2C</text:p>
          </table:table-cell>
          <table:table-cell table:formula="of:=IF([.E538]=1;[.C538];0)" office:value-type="float" office:value="1" calcext:value-type="float">
            <text:p>1</text:p>
          </table:table-cell>
          <table:table-cell table:formula="of:=IF([.E538]=0;[.C538];0)" office:value-type="float" office:value="0" calcext:value-type="float">
            <text:p>0</text:p>
          </table:table-cell>
          <table:table-cell table:formula="of:=[.D5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licer_trigger_sens</text:p>
          </table:table-cell>
          <table:table-cell table:formula="of:=([.B538]+[.C538]+[.D538])"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39])" office:value-type="string" office:string-value="05 2D" calcext:value-type="string">
            <text:p>05 2D</text:p>
          </table:table-cell>
          <table:table-cell table:formula="of:=IF([.E539]=1;[.C539];0)" office:value-type="float" office:value="1" calcext:value-type="float">
            <text:p>1</text:p>
          </table:table-cell>
          <table:table-cell table:formula="of:=IF([.E539]=0;[.C539];0)" office:value-type="float" office:value="0" calcext:value-type="float">
            <text:p>0</text:p>
          </table:table-cell>
          <table:table-cell table:formula="of:=[.D5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licer_effect_level</text:p>
          </table:table-cell>
          <table:table-cell table:formula="of:=([.B539]+[.C539]+[.D539])"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40])" office:value-type="string" office:string-value="05 2E" calcext:value-type="string">
            <text:p>05 2E</text:p>
          </table:table-cell>
          <table:table-cell table:formula="of:=IF([.E540]=1;[.C540];0)" office:value-type="float" office:value="1" calcext:value-type="float">
            <text:p>1</text:p>
          </table:table-cell>
          <table:table-cell table:formula="of:=IF([.E540]=0;[.C540];0)" office:value-type="float" office:value="0" calcext:value-type="float">
            <text:p>0</text:p>
          </table:table-cell>
          <table:table-cell table:formula="of:=[.D5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licer_direct_mix</text:p>
          </table:table-cell>
          <table:table-cell table:formula="of:=([.B540]+[.C540]+[.D540])" office:value-type="float" office:value="687" calcext:value-type="float">
            <text:p>68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41])" office:value-type="string" office:string-value="05 2F" calcext:value-type="string">
            <text:p>05 2F</text:p>
          </table:table-cell>
          <table:table-cell table:formula="of:=IF([.E541]=1;[.C541];0)" office:value-type="float" office:value="1" calcext:value-type="float">
            <text:p>1</text:p>
          </table:table-cell>
          <table:table-cell table:formula="of:=IF([.E541]=0;[.C541];0)" office:value-type="float" office:value="0" calcext:value-type="float">
            <text:p>0</text:p>
          </table:table-cell>
          <table:table-cell table:formula="of:=[.D541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vibrato_rate</text:p>
          </table:table-cell>
          <table:table-cell table:formula="of:=([.B541]+[.C541]+[.D541])"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42])" office:value-type="string" office:string-value="05 31" calcext:value-type="string">
            <text:p>05 31</text:p>
          </table:table-cell>
          <table:table-cell table:formula="of:=IF([.E542]=1;[.C542];0)" office:value-type="float" office:value="1" calcext:value-type="float">
            <text:p>1</text:p>
          </table:table-cell>
          <table:table-cell table:formula="of:=IF([.E542]=0;[.C542];0)" office:value-type="float" office:value="0" calcext:value-type="float">
            <text:p>0</text:p>
          </table:table-cell>
          <table:table-cell table:formula="of:=[.D5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vibrato_depth</text:p>
          </table:table-cell>
          <table:table-cell table:formula="of:=([.B542]+[.C542]+[.D542])"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43])" office:value-type="string" office:string-value="05 32" calcext:value-type="string">
            <text:p>05 32</text:p>
          </table:table-cell>
          <table:table-cell table:formula="of:=IF([.E543]=1;[.C543];0)" office:value-type="float" office:value="1" calcext:value-type="float">
            <text:p>1</text:p>
          </table:table-cell>
          <table:table-cell table:formula="of:=IF([.E543]=0;[.C543];0)" office:value-type="float" office:value="0" calcext:value-type="float">
            <text:p>0</text:p>
          </table:table-cell>
          <table:table-cell table:formula="of:=[.D5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vibrato_trigger</text:p>
          </table:table-cell>
          <table:table-cell table:formula="of:=([.B543]+[.C543]+[.D543])"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44])" office:value-type="string" office:string-value="05 33" calcext:value-type="string">
            <text:p>05 33</text:p>
          </table:table-cell>
          <table:table-cell table:formula="of:=IF([.E544]=1;[.C544];0)" office:value-type="float" office:value="1" calcext:value-type="float">
            <text:p>1</text:p>
          </table:table-cell>
          <table:table-cell table:formula="of:=IF([.E544]=0;[.C544];0)" office:value-type="float" office:value="0" calcext:value-type="float">
            <text:p>0</text:p>
          </table:table-cell>
          <table:table-cell table:formula="of:=[.D5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vibrato_rise_time</text:p>
          </table:table-cell>
          <table:table-cell table:formula="of:=([.B544]+[.C544]+[.D544])"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45])" office:value-type="string" office:string-value="05 34" calcext:value-type="string">
            <text:p>05 34</text:p>
          </table:table-cell>
          <table:table-cell table:formula="of:=IF([.E545]=1;[.C545];0)" office:value-type="float" office:value="1" calcext:value-type="float">
            <text:p>1</text:p>
          </table:table-cell>
          <table:table-cell table:formula="of:=IF([.E545]=0;[.C545];0)" office:value-type="float" office:value="0" calcext:value-type="float">
            <text:p>0</text:p>
          </table:table-cell>
          <table:table-cell table:formula="of:=[.D5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vibrato_level</text:p>
          </table:table-cell>
          <table:table-cell table:formula="of:=([.B545]+[.C545]+[.D545])" office:value-type="float" office:value="693" calcext:value-type="float">
            <text:p>69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46])" office:value-type="string" office:string-value="05 35" calcext:value-type="string">
            <text:p>05 35</text:p>
          </table:table-cell>
          <table:table-cell table:formula="of:=IF([.E546]=1;[.C546];0)" office:value-type="float" office:value="1" calcext:value-type="float">
            <text:p>1</text:p>
          </table:table-cell>
          <table:table-cell table:formula="of:=IF([.E546]=0;[.C546];0)" office:value-type="float" office:value="0" calcext:value-type="float">
            <text:p>0</text:p>
          </table:table-cell>
          <table:table-cell table:formula="of:=[.D546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ing_mod_mode</text:p>
          </table:table-cell>
          <table:table-cell table:formula="of:=([.B546]+[.C546]+[.D546])"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47])" office:value-type="string" office:string-value="05 37" calcext:value-type="string">
            <text:p>05 37</text:p>
          </table:table-cell>
          <table:table-cell table:formula="of:=IF([.E547]=1;[.C547];0)" office:value-type="float" office:value="1" calcext:value-type="float">
            <text:p>1</text:p>
          </table:table-cell>
          <table:table-cell table:formula="of:=IF([.E547]=0;[.C547];0)" office:value-type="float" office:value="0" calcext:value-type="float">
            <text:p>0</text:p>
          </table:table-cell>
          <table:table-cell table:formula="of:=[.D5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ing_mod_freq</text:p>
          </table:table-cell>
          <table:table-cell table:formula="of:=([.B547]+[.C547]+[.D547])"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48])" office:value-type="string" office:string-value="05 38" calcext:value-type="string">
            <text:p>05 38</text:p>
          </table:table-cell>
          <table:table-cell table:formula="of:=IF([.E548]=1;[.C548];0)" office:value-type="float" office:value="1" calcext:value-type="float">
            <text:p>1</text:p>
          </table:table-cell>
          <table:table-cell table:formula="of:=IF([.E548]=0;[.C548];0)" office:value-type="float" office:value="0" calcext:value-type="float">
            <text:p>0</text:p>
          </table:table-cell>
          <table:table-cell table:formula="of:=[.D5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ing_mod_effect_level</text:p>
          </table:table-cell>
          <table:table-cell table:formula="of:=([.B548]+[.C548]+[.D548])"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49])" office:value-type="string" office:string-value="05 39" calcext:value-type="string">
            <text:p>05 39</text:p>
          </table:table-cell>
          <table:table-cell table:formula="of:=IF([.E549]=1;[.C549];0)" office:value-type="float" office:value="1" calcext:value-type="float">
            <text:p>1</text:p>
          </table:table-cell>
          <table:table-cell table:formula="of:=IF([.E549]=0;[.C549];0)" office:value-type="float" office:value="0" calcext:value-type="float">
            <text:p>0</text:p>
          </table:table-cell>
          <table:table-cell table:formula="of:=[.D5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ing_mod_direct_mix</text:p>
          </table:table-cell>
          <table:table-cell table:formula="of:=([.B549]+[.C549]+[.D549])" office:value-type="float" office:value="698" calcext:value-type="float">
            <text:p>69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50])" office:value-type="string" office:string-value="05 3A" calcext:value-type="string">
            <text:p>05 3A</text:p>
          </table:table-cell>
          <table:table-cell table:formula="of:=IF([.E550]=1;[.C550];0)" office:value-type="float" office:value="1" calcext:value-type="float">
            <text:p>1</text:p>
          </table:table-cell>
          <table:table-cell table:formula="of:=IF([.E550]=0;[.C550];0)" office:value-type="float" office:value="0" calcext:value-type="float">
            <text:p>0</text:p>
          </table:table-cell>
          <table:table-cell table:formula="of:=[.D550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umanizer_mode</text:p>
          </table:table-cell>
          <table:table-cell table:formula="of:=([.B550]+[.C550]+[.D550])"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51])" office:value-type="string" office:string-value="05 3C" calcext:value-type="string">
            <text:p>05 3C</text:p>
          </table:table-cell>
          <table:table-cell table:formula="of:=IF([.E551]=1;[.C551];0)" office:value-type="float" office:value="1" calcext:value-type="float">
            <text:p>1</text:p>
          </table:table-cell>
          <table:table-cell table:formula="of:=IF([.E551]=0;[.C551];0)" office:value-type="float" office:value="0" calcext:value-type="float">
            <text:p>0</text:p>
          </table:table-cell>
          <table:table-cell table:formula="of:=[.D5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umanizer_vowel1</text:p>
          </table:table-cell>
          <table:table-cell table:formula="of:=([.B551]+[.C551]+[.D551])"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52])" office:value-type="string" office:string-value="05 3D" calcext:value-type="string">
            <text:p>05 3D</text:p>
          </table:table-cell>
          <table:table-cell table:formula="of:=IF([.E552]=1;[.C552];0)" office:value-type="float" office:value="1" calcext:value-type="float">
            <text:p>1</text:p>
          </table:table-cell>
          <table:table-cell table:formula="of:=IF([.E552]=0;[.C552];0)" office:value-type="float" office:value="0" calcext:value-type="float">
            <text:p>0</text:p>
          </table:table-cell>
          <table:table-cell table:formula="of:=[.D5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umanizer_vowel2</text:p>
          </table:table-cell>
          <table:table-cell table:formula="of:=([.B552]+[.C552]+[.D552])"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53])" office:value-type="string" office:string-value="05 3E" calcext:value-type="string">
            <text:p>05 3E</text:p>
          </table:table-cell>
          <table:table-cell table:formula="of:=IF([.E553]=1;[.C553];0)" office:value-type="float" office:value="1" calcext:value-type="float">
            <text:p>1</text:p>
          </table:table-cell>
          <table:table-cell table:formula="of:=IF([.E553]=0;[.C553];0)" office:value-type="float" office:value="0" calcext:value-type="float">
            <text:p>0</text:p>
          </table:table-cell>
          <table:table-cell table:formula="of:=[.D5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umanizer_sens</text:p>
          </table:table-cell>
          <table:table-cell table:formula="of:=([.B553]+[.C553]+[.D553])"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54])" office:value-type="string" office:string-value="05 3F" calcext:value-type="string">
            <text:p>05 3F</text:p>
          </table:table-cell>
          <table:table-cell table:formula="of:=IF([.E554]=1;[.C554];0)" office:value-type="float" office:value="1" calcext:value-type="float">
            <text:p>1</text:p>
          </table:table-cell>
          <table:table-cell table:formula="of:=IF([.E554]=0;[.C554];0)" office:value-type="float" office:value="0" calcext:value-type="float">
            <text:p>0</text:p>
          </table:table-cell>
          <table:table-cell table:formula="of:=[.D5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umanizer_rate</text:p>
          </table:table-cell>
          <table:table-cell table:formula="of:=([.B554]+[.C554]+[.D554])"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55])" office:value-type="string" office:string-value="05 40" calcext:value-type="string">
            <text:p>05 40</text:p>
          </table:table-cell>
          <table:table-cell table:formula="of:=IF([.E555]=1;[.C555];0)" office:value-type="float" office:value="1" calcext:value-type="float">
            <text:p>1</text:p>
          </table:table-cell>
          <table:table-cell table:formula="of:=IF([.E555]=0;[.C555];0)" office:value-type="float" office:value="0" calcext:value-type="float">
            <text:p>0</text:p>
          </table:table-cell>
          <table:table-cell table:formula="of:=[.D5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umanizer_depth</text:p>
          </table:table-cell>
          <table:table-cell table:formula="of:=([.B555]+[.C555]+[.D555])"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56])" office:value-type="string" office:string-value="05 41" calcext:value-type="string">
            <text:p>05 41</text:p>
          </table:table-cell>
          <table:table-cell table:formula="of:=IF([.E556]=1;[.C556];0)" office:value-type="float" office:value="1" calcext:value-type="float">
            <text:p>1</text:p>
          </table:table-cell>
          <table:table-cell table:formula="of:=IF([.E556]=0;[.C556];0)" office:value-type="float" office:value="0" calcext:value-type="float">
            <text:p>0</text:p>
          </table:table-cell>
          <table:table-cell table:formula="of:=[.D5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umanizer_manual</text:p>
          </table:table-cell>
          <table:table-cell table:formula="of:=([.B556]+[.C556]+[.D556])"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57])" office:value-type="string" office:string-value="05 42" calcext:value-type="string">
            <text:p>05 42</text:p>
          </table:table-cell>
          <table:table-cell table:formula="of:=IF([.E557]=1;[.C557];0)" office:value-type="float" office:value="1" calcext:value-type="float">
            <text:p>1</text:p>
          </table:table-cell>
          <table:table-cell table:formula="of:=IF([.E557]=0;[.C557];0)" office:value-type="float" office:value="0" calcext:value-type="float">
            <text:p>0</text:p>
          </table:table-cell>
          <table:table-cell table:formula="of:=[.D5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humanizer_level</text:p>
          </table:table-cell>
          <table:table-cell table:formula="of:=([.B557]+[.C557]+[.D557])" office:value-type="float" office:value="707" calcext:value-type="float">
            <text:p>70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58])" office:value-type="string" office:string-value="05 43" calcext:value-type="string">
            <text:p>05 43</text:p>
          </table:table-cell>
          <table:table-cell table:formula="of:=IF([.E558]=1;[.C558];0)" office:value-type="float" office:value="1" calcext:value-type="float">
            <text:p>1</text:p>
          </table:table-cell>
          <table:table-cell table:formula="of:=IF([.E558]=0;[.C558];0)" office:value-type="float" office:value="0" calcext:value-type="float">
            <text:p>0</text:p>
          </table:table-cell>
          <table:table-cell table:formula="of:=[.D55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2x2_chorus_xover_freq</text:p>
          </table:table-cell>
          <table:table-cell table:formula="of:=([.B558]+[.C558]+[.D558])"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59])" office:value-type="string" office:string-value="05 45" calcext:value-type="string">
            <text:p>05 45</text:p>
          </table:table-cell>
          <table:table-cell table:formula="of:=IF([.E559]=1;[.C559];0)" office:value-type="float" office:value="1" calcext:value-type="float">
            <text:p>1</text:p>
          </table:table-cell>
          <table:table-cell table:formula="of:=IF([.E559]=0;[.C559];0)" office:value-type="float" office:value="0" calcext:value-type="float">
            <text:p>0</text:p>
          </table:table-cell>
          <table:table-cell table:formula="of:=[.D5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2x2_chorus_low_rate</text:p>
          </table:table-cell>
          <table:table-cell table:formula="of:=([.B559]+[.C559]+[.D559])"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60])" office:value-type="string" office:string-value="05 46" calcext:value-type="string">
            <text:p>05 46</text:p>
          </table:table-cell>
          <table:table-cell table:formula="of:=IF([.E560]=1;[.C560];0)" office:value-type="float" office:value="1" calcext:value-type="float">
            <text:p>1</text:p>
          </table:table-cell>
          <table:table-cell table:formula="of:=IF([.E560]=0;[.C560];0)" office:value-type="float" office:value="0" calcext:value-type="float">
            <text:p>0</text:p>
          </table:table-cell>
          <table:table-cell table:formula="of:=[.D5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2x2_chorus_low_depth</text:p>
          </table:table-cell>
          <table:table-cell table:formula="of:=([.B560]+[.C560]+[.D560])"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61])" office:value-type="string" office:string-value="05 47" calcext:value-type="string">
            <text:p>05 47</text:p>
          </table:table-cell>
          <table:table-cell table:formula="of:=IF([.E561]=1;[.C561];0)" office:value-type="float" office:value="1" calcext:value-type="float">
            <text:p>1</text:p>
          </table:table-cell>
          <table:table-cell table:formula="of:=IF([.E561]=0;[.C561];0)" office:value-type="float" office:value="0" calcext:value-type="float">
            <text:p>0</text:p>
          </table:table-cell>
          <table:table-cell table:formula="of:=[.D5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2x2_chorus_low_pre_delay</text:p>
          </table:table-cell>
          <table:table-cell table:formula="of:=([.B561]+[.C561]+[.D561])"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62])" office:value-type="string" office:string-value="05 48" calcext:value-type="string">
            <text:p>05 48</text:p>
          </table:table-cell>
          <table:table-cell table:formula="of:=IF([.E562]=1;[.C562];0)" office:value-type="float" office:value="1" calcext:value-type="float">
            <text:p>1</text:p>
          </table:table-cell>
          <table:table-cell table:formula="of:=IF([.E562]=0;[.C562];0)" office:value-type="float" office:value="0" calcext:value-type="float">
            <text:p>0</text:p>
          </table:table-cell>
          <table:table-cell table:formula="of:=[.D5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2x2_chorus_low_level</text:p>
          </table:table-cell>
          <table:table-cell table:formula="of:=([.B562]+[.C562]+[.D562])"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63])" office:value-type="string" office:string-value="05 49" calcext:value-type="string">
            <text:p>05 49</text:p>
          </table:table-cell>
          <table:table-cell table:formula="of:=IF([.E563]=1;[.C563];0)" office:value-type="float" office:value="1" calcext:value-type="float">
            <text:p>1</text:p>
          </table:table-cell>
          <table:table-cell table:formula="of:=IF([.E563]=0;[.C563];0)" office:value-type="float" office:value="0" calcext:value-type="float">
            <text:p>0</text:p>
          </table:table-cell>
          <table:table-cell table:formula="of:=[.D5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2x2_chorus_high_rate</text:p>
          </table:table-cell>
          <table:table-cell table:formula="of:=([.B563]+[.C563]+[.D563])"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64])" office:value-type="string" office:string-value="05 4A" calcext:value-type="string">
            <text:p>05 4A</text:p>
          </table:table-cell>
          <table:table-cell table:formula="of:=IF([.E564]=1;[.C564];0)" office:value-type="float" office:value="1" calcext:value-type="float">
            <text:p>1</text:p>
          </table:table-cell>
          <table:table-cell table:formula="of:=IF([.E564]=0;[.C564];0)" office:value-type="float" office:value="0" calcext:value-type="float">
            <text:p>0</text:p>
          </table:table-cell>
          <table:table-cell table:formula="of:=[.D5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2x2_chorus_high_depth</text:p>
          </table:table-cell>
          <table:table-cell table:formula="of:=([.B564]+[.C564]+[.D564])"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65])" office:value-type="string" office:string-value="05 4B" calcext:value-type="string">
            <text:p>05 4B</text:p>
          </table:table-cell>
          <table:table-cell table:formula="of:=IF([.E565]=1;[.C565];0)" office:value-type="float" office:value="1" calcext:value-type="float">
            <text:p>1</text:p>
          </table:table-cell>
          <table:table-cell table:formula="of:=IF([.E565]=0;[.C565];0)" office:value-type="float" office:value="0" calcext:value-type="float">
            <text:p>0</text:p>
          </table:table-cell>
          <table:table-cell table:formula="of:=[.D5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2x2_chorus_high_pre_delay</text:p>
          </table:table-cell>
          <table:table-cell table:formula="of:=([.B565]+[.C565]+[.D565])"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66])" office:value-type="string" office:string-value="05 4C" calcext:value-type="string">
            <text:p>05 4C</text:p>
          </table:table-cell>
          <table:table-cell table:formula="of:=IF([.E566]=1;[.C566];0)" office:value-type="float" office:value="1" calcext:value-type="float">
            <text:p>1</text:p>
          </table:table-cell>
          <table:table-cell table:formula="of:=IF([.E566]=0;[.C566];0)" office:value-type="float" office:value="0" calcext:value-type="float">
            <text:p>0</text:p>
          </table:table-cell>
          <table:table-cell table:formula="of:=[.D5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2x2_chorus_high_level</text:p>
          </table:table-cell>
          <table:table-cell table:formula="of:=([.B566]+[.C566]+[.D566])"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67])" office:value-type="string" office:string-value="05 4D" calcext:value-type="string">
            <text:p>05 4D</text:p>
          </table:table-cell>
          <table:table-cell table:formula="of:=IF([.E567]=1;[.C567];0)" office:value-type="float" office:value="1" calcext:value-type="float">
            <text:p>1</text:p>
          </table:table-cell>
          <table:table-cell table:formula="of:=IF([.E567]=0;[.C567];0)" office:value-type="float" office:value="0" calcext:value-type="float">
            <text:p>0</text:p>
          </table:table-cell>
          <table:table-cell table:formula="of:=[.D5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2x2_chorus_direct_level</text:p>
          </table:table-cell>
          <table:table-cell table:formula="of:=([.B567]+[.C567]+[.D567])"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68])" office:value-type="string" office:string-value="05 4E" calcext:value-type="string">
            <text:p>05 4E</text:p>
          </table:table-cell>
          <table:table-cell table:formula="of:=IF([.E568]=1;[.C568];0)" office:value-type="float" office:value="1" calcext:value-type="float">
            <text:p>1</text:p>
          </table:table-cell>
          <table:table-cell table:formula="of:=IF([.E568]=0;[.C568];0)" office:value-type="float" office:value="0" calcext:value-type="float">
            <text:p>0</text:p>
          </table:table-cell>
          <table:table-cell table:formula="of:=[.D5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delay_type</text:p>
          </table:table-cell>
          <table:table-cell table:formula="of:=([.B568]+[.C568]+[.D568])"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69])" office:value-type="string" office:string-value="05 4F" calcext:value-type="string">
            <text:p>05 4F</text:p>
          </table:table-cell>
          <table:table-cell table:formula="of:=IF([.E569]=1;[.C569];0)" office:value-type="float" office:value="1" calcext:value-type="float">
            <text:p>1</text:p>
          </table:table-cell>
          <table:table-cell table:formula="of:=IF([.E569]=0;[.C569];0)" office:value-type="float" office:value="0" calcext:value-type="float">
            <text:p>0</text:p>
          </table:table-cell>
          <table:table-cell table:formula="of:=[.D5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delay_time</text:p>
          </table:table-cell>
          <table:table-cell table:formula="of:=([.B569]+[.C569]+[.D569])"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70])" office:value-type="string" office:string-value="05 50" calcext:value-type="string">
            <text:p>05 50</text:p>
          </table:table-cell>
          <table:table-cell table:formula="of:=IF([.E570]=1;[.C570];0)" office:value-type="float" office:value="2" calcext:value-type="float">
            <text:p>2</text:p>
          </table:table-cell>
          <table:table-cell table:formula="of:=IF([.E570]=0;[.C570];0)" office:value-type="float" office:value="0" calcext:value-type="float">
            <text:p>0</text:p>
          </table:table-cell>
          <table:table-cell table:formula="of:=[.D5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delay_f_back</text:p>
          </table:table-cell>
          <table:table-cell table:formula="of:=([.B570]+[.C570]+[.D570])"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71])" office:value-type="string" office:string-value="05 52" calcext:value-type="string">
            <text:p>05 52</text:p>
          </table:table-cell>
          <table:table-cell table:formula="of:=IF([.E571]=1;[.C571];0)" office:value-type="float" office:value="1" calcext:value-type="float">
            <text:p>1</text:p>
          </table:table-cell>
          <table:table-cell table:formula="of:=IF([.E571]=0;[.C571];0)" office:value-type="float" office:value="0" calcext:value-type="float">
            <text:p>0</text:p>
          </table:table-cell>
          <table:table-cell table:formula="of:=[.D5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delay_high_cut</text:p>
          </table:table-cell>
          <table:table-cell table:formula="of:=([.B571]+[.C571]+[.D571])"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72])" office:value-type="string" office:string-value="05 53" calcext:value-type="string">
            <text:p>05 53</text:p>
          </table:table-cell>
          <table:table-cell table:formula="of:=IF([.E572]=1;[.C572];0)" office:value-type="float" office:value="1" calcext:value-type="float">
            <text:p>1</text:p>
          </table:table-cell>
          <table:table-cell table:formula="of:=IF([.E572]=0;[.C572];0)" office:value-type="float" office:value="0" calcext:value-type="float">
            <text:p>0</text:p>
          </table:table-cell>
          <table:table-cell table:formula="of:=[.D5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delay_effect_level</text:p>
          </table:table-cell>
          <table:table-cell table:formula="of:=([.B572]+[.C572]+[.D572])"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73])" office:value-type="string" office:string-value="05 54" calcext:value-type="string">
            <text:p>05 54</text:p>
          </table:table-cell>
          <table:table-cell table:formula="of:=IF([.E573]=1;[.C573];0)" office:value-type="float" office:value="1" calcext:value-type="float">
            <text:p>1</text:p>
          </table:table-cell>
          <table:table-cell table:formula="of:=IF([.E573]=0;[.C573];0)" office:value-type="float" office:value="0" calcext:value-type="float">
            <text:p>0</text:p>
          </table:table-cell>
          <table:table-cell table:formula="of:=[.D5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delay_direct_mix</text:p>
          </table:table-cell>
          <table:table-cell table:formula="of:=([.B573]+[.C573]+[.D573])"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74])" office:value-type="string" office:string-value="05 55" calcext:value-type="string">
            <text:p>05 55</text:p>
          </table:table-cell>
          <table:table-cell table:formula="of:=IF([.E574]=1;[.C574];0)" office:value-type="float" office:value="1" calcext:value-type="float">
            <text:p>1</text:p>
          </table:table-cell>
          <table:table-cell table:formula="of:=IF([.E574]=0;[.C574];0)" office:value-type="float" office:value="0" calcext:value-type="float">
            <text:p>0</text:p>
          </table:table-cell>
          <table:table-cell table:formula="of:=[.D5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sub_delay_tap_time</text:p>
          </table:table-cell>
          <table:table-cell table:formula="of:=([.B574]+[.C574]+[.D574])"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NT2SBH([.B575])" office:value-type="string" office:string-value="05 56" calcext:value-type="string">
            <text:p>05 56</text:p>
          </table:table-cell>
          <table:table-cell table:formula="of:=IF([.E575]=1;[.C575];0)" office:value-type="float" office:value="1" calcext:value-type="float">
            <text:p>1</text:p>
          </table:table-cell>
          <table:table-cell table:formula="of:=IF([.E575]=0;[.C575];0)" office:value-type="float" office:value="0" calcext:value-type="float">
            <text:p>0</text:p>
          </table:table-cell>
          <table:table-cell table:formula="of:=[.D575]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_on_off</text:p>
          </table:table-cell>
          <table:table-cell table:formula="of:=([.B575]+[.C575]+[.D575])"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76])" office:value-type="string" office:string-value="05 60" calcext:value-type="string">
            <text:p>05 60</text:p>
          </table:table-cell>
          <table:table-cell table:formula="of:=IF([.E576]=1;[.C576];0)" office:value-type="float" office:value="1" calcext:value-type="float">
            <text:p>1</text:p>
          </table:table-cell>
          <table:table-cell table:formula="of:=IF([.E576]=0;[.C576];0)" office:value-type="float" office:value="0" calcext:value-type="float">
            <text:p>0</text:p>
          </table:table-cell>
          <table:table-cell table:formula="of:=[.D5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_type</text:p>
          </table:table-cell>
          <table:table-cell table:formula="of:=([.B576]+[.C576]+[.D576])"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77])" office:value-type="string" office:string-value="05 61" calcext:value-type="string">
            <text:p>05 61</text:p>
          </table:table-cell>
          <table:table-cell table:formula="of:=IF([.E577]=1;[.C577];0)" office:value-type="float" office:value="1" calcext:value-type="float">
            <text:p>1</text:p>
          </table:table-cell>
          <table:table-cell table:formula="of:=IF([.E577]=0;[.C577];0)" office:value-type="float" office:value="0" calcext:value-type="float">
            <text:p>0</text:p>
          </table:table-cell>
          <table:table-cell table:formula="of:=[.D5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_delay_time</text:p>
          </table:table-cell>
          <table:table-cell table:formula="of:=([.B577]+[.C577]+[.D577])" office:value-type="float" office:value="738" calcext:value-type="float">
            <text:p>7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78])" office:value-type="string" office:string-value="05 62" calcext:value-type="string">
            <text:p>05 62</text:p>
          </table:table-cell>
          <table:table-cell table:formula="of:=IF([.E578]=1;[.C578];0)" office:value-type="float" office:value="2" calcext:value-type="float">
            <text:p>2</text:p>
          </table:table-cell>
          <table:table-cell table:formula="of:=IF([.E578]=0;[.C578];0)" office:value-type="float" office:value="0" calcext:value-type="float">
            <text:p>0</text:p>
          </table:table-cell>
          <table:table-cell table:formula="of:=[.D5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_f_back</text:p>
          </table:table-cell>
          <table:table-cell table:formula="of:=([.B578]+[.C578]+[.D578])"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79])" office:value-type="string" office:string-value="05 64" calcext:value-type="string">
            <text:p>05 64</text:p>
          </table:table-cell>
          <table:table-cell table:formula="of:=IF([.E579]=1;[.C579];0)" office:value-type="float" office:value="1" calcext:value-type="float">
            <text:p>1</text:p>
          </table:table-cell>
          <table:table-cell table:formula="of:=IF([.E579]=0;[.C579];0)" office:value-type="float" office:value="0" calcext:value-type="float">
            <text:p>0</text:p>
          </table:table-cell>
          <table:table-cell table:formula="of:=[.D5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_high_cut</text:p>
          </table:table-cell>
          <table:table-cell table:formula="of:=([.B579]+[.C579]+[.D579])"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80])" office:value-type="string" office:string-value="05 65" calcext:value-type="string">
            <text:p>05 65</text:p>
          </table:table-cell>
          <table:table-cell table:formula="of:=IF([.E580]=1;[.C580];0)" office:value-type="float" office:value="1" calcext:value-type="float">
            <text:p>1</text:p>
          </table:table-cell>
          <table:table-cell table:formula="of:=IF([.E580]=0;[.C580];0)" office:value-type="float" office:value="0" calcext:value-type="float">
            <text:p>0</text:p>
          </table:table-cell>
          <table:table-cell table:formula="of:=[.D5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_effect_level</text:p>
          </table:table-cell>
          <table:table-cell table:formula="of:=([.B580]+[.C580]+[.D580])"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81])" office:value-type="string" office:string-value="05 66" calcext:value-type="string">
            <text:p>05 66</text:p>
          </table:table-cell>
          <table:table-cell table:formula="of:=IF([.E581]=1;[.C581];0)" office:value-type="float" office:value="1" calcext:value-type="float">
            <text:p>1</text:p>
          </table:table-cell>
          <table:table-cell table:formula="of:=IF([.E581]=0;[.C581];0)" office:value-type="float" office:value="0" calcext:value-type="float">
            <text:p>0</text:p>
          </table:table-cell>
          <table:table-cell table:formula="of:=[.D5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_direct_mix</text:p>
          </table:table-cell>
          <table:table-cell table:formula="of:=([.B581]+[.C581]+[.D581])"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82])" office:value-type="string" office:string-value="05 67" calcext:value-type="string">
            <text:p>05 67</text:p>
          </table:table-cell>
          <table:table-cell table:formula="of:=IF([.E582]=1;[.C582];0)" office:value-type="float" office:value="1" calcext:value-type="float">
            <text:p>1</text:p>
          </table:table-cell>
          <table:table-cell table:formula="of:=IF([.E582]=0;[.C582];0)" office:value-type="float" office:value="0" calcext:value-type="float">
            <text:p>0</text:p>
          </table:table-cell>
          <table:table-cell table:formula="of:=[.D5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_tap_time</text:p>
          </table:table-cell>
          <table:table-cell table:formula="of:=([.B582]+[.C582]+[.D582])"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83])" office:value-type="string" office:string-value="05 68" calcext:value-type="string">
            <text:p>05 68</text:p>
          </table:table-cell>
          <table:table-cell table:formula="of:=IF([.E583]=1;[.C583];0)" office:value-type="float" office:value="1" calcext:value-type="float">
            <text:p>1</text:p>
          </table:table-cell>
          <table:table-cell table:formula="of:=IF([.E583]=0;[.C583];0)" office:value-type="float" office:value="0" calcext:value-type="float">
            <text:p>0</text:p>
          </table:table-cell>
          <table:table-cell table:formula="of:=[.D5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_d1_time</text:p>
          </table:table-cell>
          <table:table-cell table:formula="of:=([.B583]+[.C583]+[.D583])"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84])" office:value-type="string" office:string-value="05 69" calcext:value-type="string">
            <text:p>05 69</text:p>
          </table:table-cell>
          <table:table-cell table:formula="of:=IF([.E584]=1;[.C584];0)" office:value-type="float" office:value="2" calcext:value-type="float">
            <text:p>2</text:p>
          </table:table-cell>
          <table:table-cell table:formula="of:=IF([.E584]=0;[.C584];0)" office:value-type="float" office:value="0" calcext:value-type="float">
            <text:p>0</text:p>
          </table:table-cell>
          <table:table-cell table:formula="of:=[.D5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_d1_f_back</text:p>
          </table:table-cell>
          <table:table-cell table:formula="of:=([.B584]+[.C584]+[.D584])"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85])" office:value-type="string" office:string-value="05 6B" calcext:value-type="string">
            <text:p>05 6B</text:p>
          </table:table-cell>
          <table:table-cell table:formula="of:=IF([.E585]=1;[.C585];0)" office:value-type="float" office:value="1" calcext:value-type="float">
            <text:p>1</text:p>
          </table:table-cell>
          <table:table-cell table:formula="of:=IF([.E585]=0;[.C585];0)" office:value-type="float" office:value="0" calcext:value-type="float">
            <text:p>0</text:p>
          </table:table-cell>
          <table:table-cell table:formula="of:=[.D5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_d1_hi_cut</text:p>
          </table:table-cell>
          <table:table-cell table:formula="of:=([.B585]+[.C585]+[.D585])"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86])" office:value-type="string" office:string-value="05 6C" calcext:value-type="string">
            <text:p>05 6C</text:p>
          </table:table-cell>
          <table:table-cell table:formula="of:=IF([.E586]=1;[.C586];0)" office:value-type="float" office:value="1" calcext:value-type="float">
            <text:p>1</text:p>
          </table:table-cell>
          <table:table-cell table:formula="of:=IF([.E586]=0;[.C586];0)" office:value-type="float" office:value="0" calcext:value-type="float">
            <text:p>0</text:p>
          </table:table-cell>
          <table:table-cell table:formula="of:=[.D5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_d1_level</text:p>
          </table:table-cell>
          <table:table-cell table:formula="of:=([.B586]+[.C586]+[.D586])"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87])" office:value-type="string" office:string-value="05 6D" calcext:value-type="string">
            <text:p>05 6D</text:p>
          </table:table-cell>
          <table:table-cell table:formula="of:=IF([.E587]=1;[.C587];0)" office:value-type="float" office:value="1" calcext:value-type="float">
            <text:p>1</text:p>
          </table:table-cell>
          <table:table-cell table:formula="of:=IF([.E587]=0;[.C587];0)" office:value-type="float" office:value="0" calcext:value-type="float">
            <text:p>0</text:p>
          </table:table-cell>
          <table:table-cell table:formula="of:=[.D5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_d2_time</text:p>
          </table:table-cell>
          <table:table-cell table:formula="of:=([.B587]+[.C587]+[.D587])"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88])" office:value-type="string" office:string-value="05 6E" calcext:value-type="string">
            <text:p>05 6E</text:p>
          </table:table-cell>
          <table:table-cell table:formula="of:=IF([.E588]=1;[.C588];0)" office:value-type="float" office:value="2" calcext:value-type="float">
            <text:p>2</text:p>
          </table:table-cell>
          <table:table-cell table:formula="of:=IF([.E588]=0;[.C588];0)" office:value-type="float" office:value="0" calcext:value-type="float">
            <text:p>0</text:p>
          </table:table-cell>
          <table:table-cell table:formula="of:=[.D5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_d2_f_back</text:p>
          </table:table-cell>
          <table:table-cell table:formula="of:=([.B588]+[.C588]+[.D588])"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89])" office:value-type="string" office:string-value="05 70" calcext:value-type="string">
            <text:p>05 70</text:p>
          </table:table-cell>
          <table:table-cell table:formula="of:=IF([.E589]=1;[.C589];0)" office:value-type="float" office:value="1" calcext:value-type="float">
            <text:p>1</text:p>
          </table:table-cell>
          <table:table-cell table:formula="of:=IF([.E589]=0;[.C589];0)" office:value-type="float" office:value="0" calcext:value-type="float">
            <text:p>0</text:p>
          </table:table-cell>
          <table:table-cell table:formula="of:=[.D5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_d2_hi_cut</text:p>
          </table:table-cell>
          <table:table-cell table:formula="of:=([.B589]+[.C589]+[.D589])" office:value-type="float" office:value="753" calcext:value-type="float">
            <text:p>7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90])" office:value-type="string" office:string-value="05 71" calcext:value-type="string">
            <text:p>05 71</text:p>
          </table:table-cell>
          <table:table-cell table:formula="of:=IF([.E590]=1;[.C590];0)" office:value-type="float" office:value="1" calcext:value-type="float">
            <text:p>1</text:p>
          </table:table-cell>
          <table:table-cell table:formula="of:=IF([.E590]=0;[.C590];0)" office:value-type="float" office:value="0" calcext:value-type="float">
            <text:p>0</text:p>
          </table:table-cell>
          <table:table-cell table:formula="of:=[.D5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_d2_level</text:p>
          </table:table-cell>
          <table:table-cell table:formula="of:=([.B590]+[.C590]+[.D590])"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91])" office:value-type="string" office:string-value="05 72" calcext:value-type="string">
            <text:p>05 72</text:p>
          </table:table-cell>
          <table:table-cell table:formula="of:=IF([.E591]=1;[.C591];0)" office:value-type="float" office:value="1" calcext:value-type="float">
            <text:p>1</text:p>
          </table:table-cell>
          <table:table-cell table:formula="of:=IF([.E591]=0;[.C591];0)" office:value-type="float" office:value="0" calcext:value-type="float">
            <text:p>0</text:p>
          </table:table-cell>
          <table:table-cell table:formula="of:=[.D5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_mod_rate</text:p>
          </table:table-cell>
          <table:table-cell table:formula="of:=([.B591]+[.C591]+[.D591])"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592])" office:value-type="string" office:string-value="05 73" calcext:value-type="string">
            <text:p>05 73</text:p>
          </table:table-cell>
          <table:table-cell table:formula="of:=IF([.E592]=1;[.C592];0)" office:value-type="float" office:value="1" calcext:value-type="float">
            <text:p>1</text:p>
          </table:table-cell>
          <table:table-cell table:formula="of:=IF([.E592]=0;[.C592];0)" office:value-type="float" office:value="0" calcext:value-type="float">
            <text:p>0</text:p>
          </table:table-cell>
          <table:table-cell table:formula="of:=[.D5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ay_mod_depth</text:p>
          </table:table-cell>
          <table:table-cell table:formula="of:=([.B592]+[.C592]+[.D592])"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NT2SBH([.B593])" office:value-type="string" office:string-value="05 74" calcext:value-type="string">
            <text:p>05 74</text:p>
          </table:table-cell>
          <table:table-cell table:formula="of:=IF([.E593]=1;[.C593];0)" office:value-type="float" office:value="1" calcext:value-type="float">
            <text:p>1</text:p>
          </table:table-cell>
          <table:table-cell table:formula="of:=IF([.E593]=0;[.C593];0)" office:value-type="float" office:value="0" calcext:value-type="float">
            <text:p>0</text:p>
          </table:table-cell>
          <table:table-cell table:formula="of:=[.D593]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orus_on_off</text:p>
          </table:table-cell>
          <table:table-cell table:formula="of:=([.B593]+[.C593]+[.D593])"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94])" office:value-type="string" office:string-value="06 00" calcext:value-type="string">
            <text:p>06 00</text:p>
          </table:table-cell>
          <table:table-cell table:formula="of:=IF([.E594]=1;[.C594];0)" office:value-type="float" office:value="0" calcext:value-type="float">
            <text:p>0</text:p>
          </table:table-cell>
          <table:table-cell table:formula="of:=IF([.E594]=0;[.C594];0)" office:value-type="float" office:value="1" calcext:value-type="float">
            <text:p>1</text:p>
          </table:table-cell>
          <table:table-cell table:formula="of:=[.D5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orus_mode</text:p>
          </table:table-cell>
          <table:table-cell table:formula="of:=([.B594]+[.C594]+[.D594])"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95])" office:value-type="string" office:string-value="06 01" calcext:value-type="string">
            <text:p>06 01</text:p>
          </table:table-cell>
          <table:table-cell table:formula="of:=IF([.E595]=1;[.C595];0)" office:value-type="float" office:value="0" calcext:value-type="float">
            <text:p>0</text:p>
          </table:table-cell>
          <table:table-cell table:formula="of:=IF([.E595]=0;[.C595];0)" office:value-type="float" office:value="1" calcext:value-type="float">
            <text:p>1</text:p>
          </table:table-cell>
          <table:table-cell table:formula="of:=[.D5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orus_rate</text:p>
          </table:table-cell>
          <table:table-cell table:formula="of:=([.B595]+[.C595]+[.D595])"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96])" office:value-type="string" office:string-value="06 02" calcext:value-type="string">
            <text:p>06 02</text:p>
          </table:table-cell>
          <table:table-cell table:formula="of:=IF([.E596]=1;[.C596];0)" office:value-type="float" office:value="0" calcext:value-type="float">
            <text:p>0</text:p>
          </table:table-cell>
          <table:table-cell table:formula="of:=IF([.E596]=0;[.C596];0)" office:value-type="float" office:value="1" calcext:value-type="float">
            <text:p>1</text:p>
          </table:table-cell>
          <table:table-cell table:formula="of:=[.D5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orus_depth</text:p>
          </table:table-cell>
          <table:table-cell table:formula="of:=([.B596]+[.C596]+[.D596])"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97])" office:value-type="string" office:string-value="06 03" calcext:value-type="string">
            <text:p>06 03</text:p>
          </table:table-cell>
          <table:table-cell table:formula="of:=IF([.E597]=1;[.C597];0)" office:value-type="float" office:value="0" calcext:value-type="float">
            <text:p>0</text:p>
          </table:table-cell>
          <table:table-cell table:formula="of:=IF([.E597]=0;[.C597];0)" office:value-type="float" office:value="1" calcext:value-type="float">
            <text:p>1</text:p>
          </table:table-cell>
          <table:table-cell table:formula="of:=[.D5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orus_pre_delay</text:p>
          </table:table-cell>
          <table:table-cell table:formula="of:=([.B597]+[.C597]+[.D597])"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98])" office:value-type="string" office:string-value="06 04" calcext:value-type="string">
            <text:p>06 04</text:p>
          </table:table-cell>
          <table:table-cell table:formula="of:=IF([.E598]=1;[.C598];0)" office:value-type="float" office:value="0" calcext:value-type="float">
            <text:p>0</text:p>
          </table:table-cell>
          <table:table-cell table:formula="of:=IF([.E598]=0;[.C598];0)" office:value-type="float" office:value="1" calcext:value-type="float">
            <text:p>1</text:p>
          </table:table-cell>
          <table:table-cell table:formula="of:=[.D5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orus_low_cut</text:p>
          </table:table-cell>
          <table:table-cell table:formula="of:=([.B598]+[.C598]+[.D598])"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99])" office:value-type="string" office:string-value="06 05" calcext:value-type="string">
            <text:p>06 05</text:p>
          </table:table-cell>
          <table:table-cell table:formula="of:=IF([.E599]=1;[.C599];0)" office:value-type="float" office:value="0" calcext:value-type="float">
            <text:p>0</text:p>
          </table:table-cell>
          <table:table-cell table:formula="of:=IF([.E599]=0;[.C599];0)" office:value-type="float" office:value="1" calcext:value-type="float">
            <text:p>1</text:p>
          </table:table-cell>
          <table:table-cell table:formula="of:=[.D5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orus_high_cut</text:p>
          </table:table-cell>
          <table:table-cell table:formula="of:=([.B599]+[.C599]+[.D599])"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00])" office:value-type="string" office:string-value="06 06" calcext:value-type="string">
            <text:p>06 06</text:p>
          </table:table-cell>
          <table:table-cell table:formula="of:=IF([.E600]=1;[.C600];0)" office:value-type="float" office:value="0" calcext:value-type="float">
            <text:p>0</text:p>
          </table:table-cell>
          <table:table-cell table:formula="of:=IF([.E600]=0;[.C600];0)" office:value-type="float" office:value="1" calcext:value-type="float">
            <text:p>1</text:p>
          </table:table-cell>
          <table:table-cell table:formula="of:=[.D6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orus_effect_level</text:p>
          </table:table-cell>
          <table:table-cell table:formula="of:=([.B600]+[.C600]+[.D600])"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01])" office:value-type="string" office:string-value="06 07" calcext:value-type="string">
            <text:p>06 07</text:p>
          </table:table-cell>
          <table:table-cell table:formula="of:=IF([.E601]=1;[.C601];0)" office:value-type="float" office:value="0" calcext:value-type="float">
            <text:p>0</text:p>
          </table:table-cell>
          <table:table-cell table:formula="of:=IF([.E601]=0;[.C601];0)" office:value-type="float" office:value="1" calcext:value-type="float">
            <text:p>1</text:p>
          </table:table-cell>
          <table:table-cell table:formula="of:=[.D6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orus_direct_level</text:p>
          </table:table-cell>
          <table:table-cell table:formula="of:=([.B601]+[.C601]+[.D601])"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NT2SBH([.B602])" office:value-type="string" office:string-value="06 08" calcext:value-type="string">
            <text:p>06 08</text:p>
          </table:table-cell>
          <table:table-cell table:formula="of:=IF([.E602]=1;[.C602];0)" office:value-type="float" office:value="0" calcext:value-type="float">
            <text:p>0</text:p>
          </table:table-cell>
          <table:table-cell table:formula="of:=IF([.E602]=0;[.C602];0)" office:value-type="float" office:value="1" calcext:value-type="float">
            <text:p>1</text:p>
          </table:table-cell>
          <table:table-cell table:formula="of:=[.D602]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erb_on_off</text:p>
          </table:table-cell>
          <table:table-cell table:formula="of:=([.B602]+[.C602]+[.D602])"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03])" office:value-type="string" office:string-value="06 10" calcext:value-type="string">
            <text:p>06 10</text:p>
          </table:table-cell>
          <table:table-cell table:formula="of:=IF([.E603]=1;[.C603];0)" office:value-type="float" office:value="1" calcext:value-type="float">
            <text:p>1</text:p>
          </table:table-cell>
          <table:table-cell table:formula="of:=IF([.E603]=0;[.C603];0)" office:value-type="float" office:value="0" calcext:value-type="float">
            <text:p>0</text:p>
          </table:table-cell>
          <table:table-cell table:formula="of:=[.D6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erb_type</text:p>
          </table:table-cell>
          <table:table-cell table:formula="of:=([.B603]+[.C603]+[.D603])"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04])" office:value-type="string" office:string-value="06 11" calcext:value-type="string">
            <text:p>06 11</text:p>
          </table:table-cell>
          <table:table-cell table:formula="of:=IF([.E604]=1;[.C604];0)" office:value-type="float" office:value="1" calcext:value-type="float">
            <text:p>1</text:p>
          </table:table-cell>
          <table:table-cell table:formula="of:=IF([.E604]=0;[.C604];0)" office:value-type="float" office:value="0" calcext:value-type="float">
            <text:p>0</text:p>
          </table:table-cell>
          <table:table-cell table:formula="of:=[.D6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erb_time</text:p>
          </table:table-cell>
          <table:table-cell table:formula="of:=([.B604]+[.C604]+[.D604])"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05])" office:value-type="string" office:string-value="06 12" calcext:value-type="string">
            <text:p>06 12</text:p>
          </table:table-cell>
          <table:table-cell table:formula="of:=IF([.E605]=1;[.C605];0)" office:value-type="float" office:value="1" calcext:value-type="float">
            <text:p>1</text:p>
          </table:table-cell>
          <table:table-cell table:formula="of:=IF([.E605]=0;[.C605];0)" office:value-type="float" office:value="0" calcext:value-type="float">
            <text:p>0</text:p>
          </table:table-cell>
          <table:table-cell table:formula="of:=[.D6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erb_pre_delay</text:p>
          </table:table-cell>
          <table:table-cell table:formula="of:=([.B605]+[.C605]+[.D605])" office:value-type="float" office:value="787" calcext:value-type="float">
            <text:p>7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06])" office:value-type="string" office:string-value="06 13" calcext:value-type="string">
            <text:p>06 13</text:p>
          </table:table-cell>
          <table:table-cell table:formula="of:=IF([.E606]=1;[.C606];0)" office:value-type="float" office:value="2" calcext:value-type="float">
            <text:p>2</text:p>
          </table:table-cell>
          <table:table-cell table:formula="of:=IF([.E606]=0;[.C606];0)" office:value-type="float" office:value="0" calcext:value-type="float">
            <text:p>0</text:p>
          </table:table-cell>
          <table:table-cell table:formula="of:=[.D6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erb_low_cut</text:p>
          </table:table-cell>
          <table:table-cell table:formula="of:=([.B606]+[.C606]+[.D606])"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07])" office:value-type="string" office:string-value="06 15" calcext:value-type="string">
            <text:p>06 15</text:p>
          </table:table-cell>
          <table:table-cell table:formula="of:=IF([.E607]=1;[.C607];0)" office:value-type="float" office:value="1" calcext:value-type="float">
            <text:p>1</text:p>
          </table:table-cell>
          <table:table-cell table:formula="of:=IF([.E607]=0;[.C607];0)" office:value-type="float" office:value="0" calcext:value-type="float">
            <text:p>0</text:p>
          </table:table-cell>
          <table:table-cell table:formula="of:=[.D6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erb_high_cut</text:p>
          </table:table-cell>
          <table:table-cell table:formula="of:=([.B607]+[.C607]+[.D607])"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08])" office:value-type="string" office:string-value="06 16" calcext:value-type="string">
            <text:p>06 16</text:p>
          </table:table-cell>
          <table:table-cell table:formula="of:=IF([.E608]=1;[.C608];0)" office:value-type="float" office:value="1" calcext:value-type="float">
            <text:p>1</text:p>
          </table:table-cell>
          <table:table-cell table:formula="of:=IF([.E608]=0;[.C608];0)" office:value-type="float" office:value="0" calcext:value-type="float">
            <text:p>0</text:p>
          </table:table-cell>
          <table:table-cell table:formula="of:=[.D6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erb_density</text:p>
          </table:table-cell>
          <table:table-cell table:formula="of:=([.B608]+[.C608]+[.D608])"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09])" office:value-type="string" office:string-value="06 17" calcext:value-type="string">
            <text:p>06 17</text:p>
          </table:table-cell>
          <table:table-cell table:formula="of:=IF([.E609]=1;[.C609];0)" office:value-type="float" office:value="1" calcext:value-type="float">
            <text:p>1</text:p>
          </table:table-cell>
          <table:table-cell table:formula="of:=IF([.E609]=0;[.C609];0)" office:value-type="float" office:value="0" calcext:value-type="float">
            <text:p>0</text:p>
          </table:table-cell>
          <table:table-cell table:formula="of:=[.D6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erb_effect_level</text:p>
          </table:table-cell>
          <table:table-cell table:formula="of:=([.B609]+[.C609]+[.D609])"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10])" office:value-type="string" office:string-value="06 18" calcext:value-type="string">
            <text:p>06 18</text:p>
          </table:table-cell>
          <table:table-cell table:formula="of:=IF([.E610]=1;[.C610];0)" office:value-type="float" office:value="1" calcext:value-type="float">
            <text:p>1</text:p>
          </table:table-cell>
          <table:table-cell table:formula="of:=IF([.E610]=0;[.C610];0)" office:value-type="float" office:value="0" calcext:value-type="float">
            <text:p>0</text:p>
          </table:table-cell>
          <table:table-cell table:formula="of:=[.D6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erb_direct_mix</text:p>
          </table:table-cell>
          <table:table-cell table:formula="of:=([.B610]+[.C610]+[.D610])"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11])" office:value-type="string" office:string-value="06 19" calcext:value-type="string">
            <text:p>06 19</text:p>
          </table:table-cell>
          <table:table-cell table:formula="of:=IF([.E611]=1;[.C611];0)" office:value-type="float" office:value="1" calcext:value-type="float">
            <text:p>1</text:p>
          </table:table-cell>
          <table:table-cell table:formula="of:=IF([.E611]=0;[.C611];0)" office:value-type="float" office:value="0" calcext:value-type="float">
            <text:p>0</text:p>
          </table:table-cell>
          <table:table-cell table:formula="of:=[.D6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erb_spring_sens</text:p>
          </table:table-cell>
          <table:table-cell table:formula="of:=([.B611]+[.C611]+[.D611])"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NT2SBH([.B612])" office:value-type="string" office:string-value="06 1A" calcext:value-type="string">
            <text:p>06 1A</text:p>
          </table:table-cell>
          <table:table-cell table:formula="of:=IF([.E612]=1;[.C612];0)" office:value-type="float" office:value="1" calcext:value-type="float">
            <text:p>1</text:p>
          </table:table-cell>
          <table:table-cell table:formula="of:=IF([.E612]=0;[.C612];0)" office:value-type="float" office:value="0" calcext:value-type="float">
            <text:p>0</text:p>
          </table:table-cell>
          <table:table-cell table:formula="of:=[.D612]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dal_fx_on_off</text:p>
          </table:table-cell>
          <table:table-cell table:formula="of:=([.B612]+[.C612]+[.D612])"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13])" office:value-type="string" office:string-value="06 20" calcext:value-type="string">
            <text:p>06 20</text:p>
          </table:table-cell>
          <table:table-cell table:formula="of:=IF([.E613]=1;[.C613];0)" office:value-type="float" office:value="0" calcext:value-type="float">
            <text:p>0</text:p>
          </table:table-cell>
          <table:table-cell table:formula="of:=IF([.E613]=0;[.C613];0)" office:value-type="float" office:value="1" calcext:value-type="float">
            <text:p>1</text:p>
          </table:table-cell>
          <table:table-cell table:formula="of:=[.D613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dal_fx_pedal_bend_pitch</text:p>
          </table:table-cell>
          <table:table-cell table:formula="of:=([.B613]+[.C613]+[.D613])"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14])" office:value-type="string" office:string-value="06 22" calcext:value-type="string">
            <text:p>06 22</text:p>
          </table:table-cell>
          <table:table-cell table:formula="of:=IF([.E614]=1;[.C614];0)" office:value-type="float" office:value="0" calcext:value-type="float">
            <text:p>0</text:p>
          </table:table-cell>
          <table:table-cell table:formula="of:=IF([.E614]=0;[.C614];0)" office:value-type="float" office:value="1" calcext:value-type="float">
            <text:p>1</text:p>
          </table:table-cell>
          <table:table-cell table:formula="of:=[.D6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dal_fx_pedal_bend_position</text:p>
          </table:table-cell>
          <table:table-cell table:formula="of:=([.B614]+[.C614]+[.D614])"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15])" office:value-type="string" office:string-value="06 23" calcext:value-type="string">
            <text:p>06 23</text:p>
          </table:table-cell>
          <table:table-cell table:formula="of:=IF([.E615]=1;[.C615];0)" office:value-type="float" office:value="0" calcext:value-type="float">
            <text:p>0</text:p>
          </table:table-cell>
          <table:table-cell table:formula="of:=IF([.E615]=0;[.C615];0)" office:value-type="float" office:value="1" calcext:value-type="float">
            <text:p>1</text:p>
          </table:table-cell>
          <table:table-cell table:formula="of:=[.D6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dal_fx_pedal_bend_effect_level</text:p>
          </table:table-cell>
          <table:table-cell table:formula="of:=([.B615]+[.C615]+[.D615])"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16])" office:value-type="string" office:string-value="06 24" calcext:value-type="string">
            <text:p>06 24</text:p>
          </table:table-cell>
          <table:table-cell table:formula="of:=IF([.E616]=1;[.C616];0)" office:value-type="float" office:value="0" calcext:value-type="float">
            <text:p>0</text:p>
          </table:table-cell>
          <table:table-cell table:formula="of:=IF([.E616]=0;[.C616];0)" office:value-type="float" office:value="1" calcext:value-type="float">
            <text:p>1</text:p>
          </table:table-cell>
          <table:table-cell table:formula="of:=[.D6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dal_fx_pedal_bend_direct_mix</text:p>
          </table:table-cell>
          <table:table-cell table:formula="of:=([.B616]+[.C616]+[.D616])"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17])" office:value-type="string" office:string-value="06 25" calcext:value-type="string">
            <text:p>06 25</text:p>
          </table:table-cell>
          <table:table-cell table:formula="of:=IF([.E617]=1;[.C617];0)" office:value-type="float" office:value="0" calcext:value-type="float">
            <text:p>0</text:p>
          </table:table-cell>
          <table:table-cell table:formula="of:=IF([.E617]=0;[.C617];0)" office:value-type="float" office:value="1" calcext:value-type="float">
            <text:p>1</text:p>
          </table:table-cell>
          <table:table-cell table:formula="of:=[.D6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dal_fx_wah_type</text:p>
          </table:table-cell>
          <table:table-cell table:formula="of:=([.B617]+[.C617]+[.D617])"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18])" office:value-type="string" office:string-value="06 26" calcext:value-type="string">
            <text:p>06 26</text:p>
          </table:table-cell>
          <table:table-cell table:formula="of:=IF([.E618]=1;[.C618];0)" office:value-type="float" office:value="0" calcext:value-type="float">
            <text:p>0</text:p>
          </table:table-cell>
          <table:table-cell table:formula="of:=IF([.E618]=0;[.C618];0)" office:value-type="float" office:value="1" calcext:value-type="float">
            <text:p>1</text:p>
          </table:table-cell>
          <table:table-cell table:formula="of:=[.D6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dal_fx_wah_position</text:p>
          </table:table-cell>
          <table:table-cell table:formula="of:=([.B618]+[.C618]+[.D618])"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19])" office:value-type="string" office:string-value="06 27" calcext:value-type="string">
            <text:p>06 27</text:p>
          </table:table-cell>
          <table:table-cell table:formula="of:=IF([.E619]=1;[.C619];0)" office:value-type="float" office:value="0" calcext:value-type="float">
            <text:p>0</text:p>
          </table:table-cell>
          <table:table-cell table:formula="of:=IF([.E619]=0;[.C619];0)" office:value-type="float" office:value="1" calcext:value-type="float">
            <text:p>1</text:p>
          </table:table-cell>
          <table:table-cell table:formula="of:=[.D6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dal_fx_wah_pedal_min</text:p>
          </table:table-cell>
          <table:table-cell table:formula="of:=([.B619]+[.C619]+[.D619])"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0])" office:value-type="string" office:string-value="06 28" calcext:value-type="string">
            <text:p>06 28</text:p>
          </table:table-cell>
          <table:table-cell table:formula="of:=IF([.E620]=1;[.C620];0)" office:value-type="float" office:value="0" calcext:value-type="float">
            <text:p>0</text:p>
          </table:table-cell>
          <table:table-cell table:formula="of:=IF([.E620]=0;[.C620];0)" office:value-type="float" office:value="1" calcext:value-type="float">
            <text:p>1</text:p>
          </table:table-cell>
          <table:table-cell table:formula="of:=[.D6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dal_fx_wah_pedal_max</text:p>
          </table:table-cell>
          <table:table-cell table:formula="of:=([.B620]+[.C620]+[.D620])"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1])" office:value-type="string" office:string-value="06 29" calcext:value-type="string">
            <text:p>06 29</text:p>
          </table:table-cell>
          <table:table-cell table:formula="of:=IF([.E621]=1;[.C621];0)" office:value-type="float" office:value="0" calcext:value-type="float">
            <text:p>0</text:p>
          </table:table-cell>
          <table:table-cell table:formula="of:=IF([.E621]=0;[.C621];0)" office:value-type="float" office:value="1" calcext:value-type="float">
            <text:p>1</text:p>
          </table:table-cell>
          <table:table-cell table:formula="of:=[.D6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dal_fx_wah_effect_level</text:p>
          </table:table-cell>
          <table:table-cell table:formula="of:=([.B621]+[.C621]+[.D621])"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2])" office:value-type="string" office:string-value="06 2A" calcext:value-type="string">
            <text:p>06 2A</text:p>
          </table:table-cell>
          <table:table-cell table:formula="of:=IF([.E622]=1;[.C622];0)" office:value-type="float" office:value="0" calcext:value-type="float">
            <text:p>0</text:p>
          </table:table-cell>
          <table:table-cell table:formula="of:=IF([.E622]=0;[.C622];0)" office:value-type="float" office:value="1" calcext:value-type="float">
            <text:p>1</text:p>
          </table:table-cell>
          <table:table-cell table:formula="of:=[.D6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dal_fx_wah_direct_mix</text:p>
          </table:table-cell>
          <table:table-cell table:formula="of:=([.B622]+[.C622]+[.D622])"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NT2SBH([.B623])" office:value-type="string" office:string-value="06 2B" calcext:value-type="string">
            <text:p>06 2B</text:p>
          </table:table-cell>
          <table:table-cell table:formula="of:=IF([.E623]=1;[.C623];0)" office:value-type="float" office:value="0" calcext:value-type="float">
            <text:p>0</text:p>
          </table:table-cell>
          <table:table-cell table:formula="of:=IF([.E623]=0;[.C623];0)" office:value-type="float" office:value="1" calcext:value-type="float">
            <text:p>1</text:p>
          </table:table-cell>
          <table:table-cell table:formula="of:=[.D623]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t_volume_volume_curve</text:p>
          </table:table-cell>
          <table:table-cell table:formula="of:=([.B623]+[.C623]+[.D623])"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4])" office:value-type="string" office:string-value="06 30" calcext:value-type="string">
            <text:p>06 30</text:p>
          </table:table-cell>
          <table:table-cell table:formula="of:=IF([.E624]=1;[.C624];0)" office:value-type="float" office:value="0" calcext:value-type="float">
            <text:p>0</text:p>
          </table:table-cell>
          <table:table-cell table:formula="of:=IF([.E624]=0;[.C624];0)" office:value-type="float" office:value="1" calcext:value-type="float">
            <text:p>1</text:p>
          </table:table-cell>
          <table:table-cell table:formula="of:=[.D6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t_volume_volume_min</text:p>
          </table:table-cell>
          <table:table-cell table:formula="of:=([.B624]+[.C624]+[.D624])"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5])" office:value-type="string" office:string-value="06 31" calcext:value-type="string">
            <text:p>06 31</text:p>
          </table:table-cell>
          <table:table-cell table:formula="of:=IF([.E625]=1;[.C625];0)" office:value-type="float" office:value="0" calcext:value-type="float">
            <text:p>0</text:p>
          </table:table-cell>
          <table:table-cell table:formula="of:=IF([.E625]=0;[.C625];0)" office:value-type="float" office:value="1" calcext:value-type="float">
            <text:p>1</text:p>
          </table:table-cell>
          <table:table-cell table:formula="of:=[.D6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t_volume_volume_max</text:p>
          </table:table-cell>
          <table:table-cell table:formula="of:=([.B625]+[.C625]+[.D625])"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6])" office:value-type="string" office:string-value="06 32" calcext:value-type="string">
            <text:p>06 32</text:p>
          </table:table-cell>
          <table:table-cell table:formula="of:=IF([.E626]=1;[.C626];0)" office:value-type="float" office:value="0" calcext:value-type="float">
            <text:p>0</text:p>
          </table:table-cell>
          <table:table-cell table:formula="of:=IF([.E626]=0;[.C626];0)" office:value-type="float" office:value="1" calcext:value-type="float">
            <text:p>1</text:p>
          </table:table-cell>
          <table:table-cell table:formula="of:=[.D6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t_volume_level</text:p>
          </table:table-cell>
          <table:table-cell table:formula="of:=([.B626]+[.C626]+[.D626])"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NT2SBH([.B627])" office:value-type="string" office:string-value="06 33" calcext:value-type="string">
            <text:p>06 33</text:p>
          </table:table-cell>
          <table:table-cell table:formula="of:=IF([.E627]=1;[.C627];0)" office:value-type="float" office:value="1" calcext:value-type="float">
            <text:p>1</text:p>
          </table:table-cell>
          <table:table-cell table:formula="of:=IF([.E627]=0;[.C627];0)" office:value-type="float" office:value="0" calcext:value-type="float">
            <text:p>0</text:p>
          </table:table-cell>
          <table:table-cell table:formula="of:=[.D627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vider_mode</text:p>
          </table:table-cell>
          <table:table-cell table:formula="of:=([.B627]+[.C627]+[.D627])"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8])" office:value-type="string" office:string-value="06 40" calcext:value-type="string">
            <text:p>06 40</text:p>
          </table:table-cell>
          <table:table-cell table:formula="of:=IF([.E628]=1;[.C628];0)" office:value-type="float" office:value="0" calcext:value-type="float">
            <text:p>0</text:p>
          </table:table-cell>
          <table:table-cell table:formula="of:=IF([.E628]=0;[.C628];0)" office:value-type="float" office:value="1" calcext:value-type="float">
            <text:p>1</text:p>
          </table:table-cell>
          <table:table-cell table:formula="of:=[.D6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vider_ch_select</text:p>
          </table:table-cell>
          <table:table-cell table:formula="of:=([.B628]+[.C628]+[.D628])"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9])" office:value-type="string" office:string-value="06 41" calcext:value-type="string">
            <text:p>06 41</text:p>
          </table:table-cell>
          <table:table-cell table:formula="of:=IF([.E629]=1;[.C629];0)" office:value-type="float" office:value="0" calcext:value-type="float">
            <text:p>0</text:p>
          </table:table-cell>
          <table:table-cell table:formula="of:=IF([.E629]=0;[.C629];0)" office:value-type="float" office:value="1" calcext:value-type="float">
            <text:p>1</text:p>
          </table:table-cell>
          <table:table-cell table:formula="of:=[.D6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vider_ch_a_dynamic</text:p>
          </table:table-cell>
          <table:table-cell table:formula="of:=([.B629]+[.C629]+[.D629])"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0])" office:value-type="string" office:string-value="06 42" calcext:value-type="string">
            <text:p>06 42</text:p>
          </table:table-cell>
          <table:table-cell table:formula="of:=IF([.E630]=1;[.C630];0)" office:value-type="float" office:value="0" calcext:value-type="float">
            <text:p>0</text:p>
          </table:table-cell>
          <table:table-cell table:formula="of:=IF([.E630]=0;[.C630];0)" office:value-type="float" office:value="1" calcext:value-type="float">
            <text:p>1</text:p>
          </table:table-cell>
          <table:table-cell table:formula="of:=[.D6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vider_ch_a_dynamic_sens</text:p>
          </table:table-cell>
          <table:table-cell table:formula="of:=([.B630]+[.C630]+[.D630])"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1])" office:value-type="string" office:string-value="06 43" calcext:value-type="string">
            <text:p>06 43</text:p>
          </table:table-cell>
          <table:table-cell table:formula="of:=IF([.E631]=1;[.C631];0)" office:value-type="float" office:value="0" calcext:value-type="float">
            <text:p>0</text:p>
          </table:table-cell>
          <table:table-cell table:formula="of:=IF([.E631]=0;[.C631];0)" office:value-type="float" office:value="1" calcext:value-type="float">
            <text:p>1</text:p>
          </table:table-cell>
          <table:table-cell table:formula="of:=[.D6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vider_ch_a_filter</text:p>
          </table:table-cell>
          <table:table-cell table:formula="of:=([.B631]+[.C631]+[.D631])"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2])" office:value-type="string" office:string-value="06 44" calcext:value-type="string">
            <text:p>06 44</text:p>
          </table:table-cell>
          <table:table-cell table:formula="of:=IF([.E632]=1;[.C632];0)" office:value-type="float" office:value="0" calcext:value-type="float">
            <text:p>0</text:p>
          </table:table-cell>
          <table:table-cell table:formula="of:=IF([.E632]=0;[.C632];0)" office:value-type="float" office:value="1" calcext:value-type="float">
            <text:p>1</text:p>
          </table:table-cell>
          <table:table-cell table:formula="of:=[.D6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vider_ch_a_cutoff_freq</text:p>
          </table:table-cell>
          <table:table-cell table:formula="of:=([.B632]+[.C632]+[.D632])"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3])" office:value-type="string" office:string-value="06 45" calcext:value-type="string">
            <text:p>06 45</text:p>
          </table:table-cell>
          <table:table-cell table:formula="of:=IF([.E633]=1;[.C633];0)" office:value-type="float" office:value="0" calcext:value-type="float">
            <text:p>0</text:p>
          </table:table-cell>
          <table:table-cell table:formula="of:=IF([.E633]=0;[.C633];0)" office:value-type="float" office:value="1" calcext:value-type="float">
            <text:p>1</text:p>
          </table:table-cell>
          <table:table-cell table:formula="of:=[.D6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vider_ch_b_dynamic</text:p>
          </table:table-cell>
          <table:table-cell table:formula="of:=([.B633]+[.C633]+[.D633])"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4])" office:value-type="string" office:string-value="06 46" calcext:value-type="string">
            <text:p>06 46</text:p>
          </table:table-cell>
          <table:table-cell table:formula="of:=IF([.E634]=1;[.C634];0)" office:value-type="float" office:value="0" calcext:value-type="float">
            <text:p>0</text:p>
          </table:table-cell>
          <table:table-cell table:formula="of:=IF([.E634]=0;[.C634];0)" office:value-type="float" office:value="1" calcext:value-type="float">
            <text:p>1</text:p>
          </table:table-cell>
          <table:table-cell table:formula="of:=[.D6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vider_ch_b_dynamic_sens</text:p>
          </table:table-cell>
          <table:table-cell table:formula="of:=([.B634]+[.C634]+[.D634])"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5])" office:value-type="string" office:string-value="06 47" calcext:value-type="string">
            <text:p>06 47</text:p>
          </table:table-cell>
          <table:table-cell table:formula="of:=IF([.E635]=1;[.C635];0)" office:value-type="float" office:value="0" calcext:value-type="float">
            <text:p>0</text:p>
          </table:table-cell>
          <table:table-cell table:formula="of:=IF([.E635]=0;[.C635];0)" office:value-type="float" office:value="1" calcext:value-type="float">
            <text:p>1</text:p>
          </table:table-cell>
          <table:table-cell table:formula="of:=[.D6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vider_ch_b_filter</text:p>
          </table:table-cell>
          <table:table-cell table:formula="of:=([.B635]+[.C635]+[.D635])"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6])" office:value-type="string" office:string-value="06 48" calcext:value-type="string">
            <text:p>06 48</text:p>
          </table:table-cell>
          <table:table-cell table:formula="of:=IF([.E636]=1;[.C636];0)" office:value-type="float" office:value="0" calcext:value-type="float">
            <text:p>0</text:p>
          </table:table-cell>
          <table:table-cell table:formula="of:=IF([.E636]=0;[.C636];0)" office:value-type="float" office:value="1" calcext:value-type="float">
            <text:p>1</text:p>
          </table:table-cell>
          <table:table-cell table:formula="of:=[.D6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vider_ch_b_cutoff_freq</text:p>
          </table:table-cell>
          <table:table-cell table:formula="of:=([.B636]+[.C636]+[.D636])"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NT2SBH([.B637])" office:value-type="string" office:string-value="06 49" calcext:value-type="string">
            <text:p>06 49</text:p>
          </table:table-cell>
          <table:table-cell table:formula="of:=IF([.E637]=1;[.C637];0)" office:value-type="float" office:value="0" calcext:value-type="float">
            <text:p>0</text:p>
          </table:table-cell>
          <table:table-cell table:formula="of:=IF([.E637]=0;[.C637];0)" office:value-type="float" office:value="1" calcext:value-type="float">
            <text:p>1</text:p>
          </table:table-cell>
          <table:table-cell table:formula="of:=[.D637]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er_mode</text:p>
          </table:table-cell>
          <table:table-cell table:formula="of:=([.B637]+[.C637]+[.D637])"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8])" office:value-type="string" office:string-value="06 50" calcext:value-type="string">
            <text:p>06 50</text:p>
          </table:table-cell>
          <table:table-cell table:formula="of:=IF([.E638]=1;[.C638];0)" office:value-type="float" office:value="0" calcext:value-type="float">
            <text:p>0</text:p>
          </table:table-cell>
          <table:table-cell table:formula="of:=IF([.E638]=0;[.C638];0)" office:value-type="float" office:value="1" calcext:value-type="float">
            <text:p>1</text:p>
          </table:table-cell>
          <table:table-cell table:formula="of:=[.D6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er_ch_a_b_balance</text:p>
          </table:table-cell>
          <table:table-cell table:formula="of:=([.B638]+[.C638]+[.D638])"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9])" office:value-type="string" office:string-value="06 51" calcext:value-type="string">
            <text:p>06 51</text:p>
          </table:table-cell>
          <table:table-cell table:formula="of:=IF([.E639]=1;[.C639];0)" office:value-type="float" office:value="0" calcext:value-type="float">
            <text:p>0</text:p>
          </table:table-cell>
          <table:table-cell table:formula="of:=IF([.E639]=0;[.C639];0)" office:value-type="float" office:value="1" calcext:value-type="float">
            <text:p>1</text:p>
          </table:table-cell>
          <table:table-cell table:formula="of:=[.D6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er_spread</text:p>
          </table:table-cell>
          <table:table-cell table:formula="of:=([.B639]+[.C639]+[.D639])"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NT2SBH([.B640])" office:value-type="string" office:string-value="06 52" calcext:value-type="string">
            <text:p>06 52</text:p>
          </table:table-cell>
          <table:table-cell table:formula="of:=IF([.E640]=1;[.C640];0)" office:value-type="float" office:value="0" calcext:value-type="float">
            <text:p>0</text:p>
          </table:table-cell>
          <table:table-cell table:formula="of:=IF([.E640]=0;[.C640];0)" office:value-type="float" office:value="1" calcext:value-type="float">
            <text:p>1</text:p>
          </table:table-cell>
          <table:table-cell table:formula="of:=[.D640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d_return_on_off</text:p>
          </table:table-cell>
          <table:table-cell table:formula="of:=([.B640]+[.C640]+[.D640])"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41])" office:value-type="string" office:string-value="06 55" calcext:value-type="string">
            <text:p>06 55</text:p>
          </table:table-cell>
          <table:table-cell table:formula="of:=IF([.E641]=1;[.C641];0)" office:value-type="float" office:value="1" calcext:value-type="float">
            <text:p>1</text:p>
          </table:table-cell>
          <table:table-cell table:formula="of:=IF([.E641]=0;[.C641];0)" office:value-type="float" office:value="0" calcext:value-type="float">
            <text:p>0</text:p>
          </table:table-cell>
          <table:table-cell table:formula="of:=[.D6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d_return_mode</text:p>
          </table:table-cell>
          <table:table-cell table:formula="of:=([.B641]+[.C641]+[.D641])"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42])" office:value-type="string" office:string-value="06 56" calcext:value-type="string">
            <text:p>06 56</text:p>
          </table:table-cell>
          <table:table-cell table:formula="of:=IF([.E642]=1;[.C642];0)" office:value-type="float" office:value="1" calcext:value-type="float">
            <text:p>1</text:p>
          </table:table-cell>
          <table:table-cell table:formula="of:=IF([.E642]=0;[.C642];0)" office:value-type="float" office:value="0" calcext:value-type="float">
            <text:p>0</text:p>
          </table:table-cell>
          <table:table-cell table:formula="of:=[.D6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d_return_send_level</text:p>
          </table:table-cell>
          <table:table-cell table:formula="of:=([.B642]+[.C642]+[.D642])"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43])" office:value-type="string" office:string-value="06 57" calcext:value-type="string">
            <text:p>06 57</text:p>
          </table:table-cell>
          <table:table-cell table:formula="of:=IF([.E643]=1;[.C643];0)" office:value-type="float" office:value="1" calcext:value-type="float">
            <text:p>1</text:p>
          </table:table-cell>
          <table:table-cell table:formula="of:=IF([.E643]=0;[.C643];0)" office:value-type="float" office:value="0" calcext:value-type="float">
            <text:p>0</text:p>
          </table:table-cell>
          <table:table-cell table:formula="of:=[.D6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d_return_return_level</text:p>
          </table:table-cell>
          <table:table-cell table:formula="of:=([.B643]+[.C643]+[.D643])"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2SBH([.B644])" office:value-type="string" office:string-value="06 58" calcext:value-type="string">
            <text:p>06 58</text:p>
          </table:table-cell>
          <table:table-cell table:formula="of:=IF([.E644]=1;[.C644];0)" office:value-type="float" office:value="1" calcext:value-type="float">
            <text:p>1</text:p>
          </table:table-cell>
          <table:table-cell table:formula="of:=IF([.E644]=0;[.C644];0)" office:value-type="float" office:value="0" calcext:value-type="float">
            <text:p>0</text:p>
          </table:table-cell>
          <table:table-cell table:formula="of:=[.D644]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p_control</text:p>
          </table:table-cell>
          <table:table-cell table:formula="of:=([.B644]+[.C644]+[.D644])"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NT2SBH([.B645])" office:value-type="string" office:string-value="06 60" calcext:value-type="string">
            <text:p>06 60</text:p>
          </table:table-cell>
          <table:table-cell table:formula="of:=IF([.E645]=1;[.C645];0)" office:value-type="float" office:value="0" calcext:value-type="float">
            <text:p>0</text:p>
          </table:table-cell>
          <table:table-cell table:formula="of:=IF([.E645]=0;[.C645];0)" office:value-type="float" office:value="1" calcext:value-type="float">
            <text:p>1</text:p>
          </table:table-cell>
          <table:table-cell table:formula="of:=[.D645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s1_on_off</text:p>
          </table:table-cell>
          <table:table-cell table:formula="of:=([.B645]+[.C645]+[.D645])"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46])" office:value-type="string" office:string-value="06 63" calcext:value-type="string">
            <text:p>06 63</text:p>
          </table:table-cell>
          <table:table-cell table:formula="of:=IF([.E646]=1;[.C646];0)" office:value-type="float" office:value="1" calcext:value-type="float">
            <text:p>1</text:p>
          </table:table-cell>
          <table:table-cell table:formula="of:=IF([.E646]=0;[.C646];0)" office:value-type="float" office:value="0" calcext:value-type="float">
            <text:p>0</text:p>
          </table:table-cell>
          <table:table-cell table:formula="of:=[.D6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s1_threshold</text:p>
          </table:table-cell>
          <table:table-cell table:formula="of:=([.B646]+[.C646]+[.D646])"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47])" office:value-type="string" office:string-value="06 64" calcext:value-type="string">
            <text:p>06 64</text:p>
          </table:table-cell>
          <table:table-cell table:formula="of:=IF([.E647]=1;[.C647];0)" office:value-type="float" office:value="1" calcext:value-type="float">
            <text:p>1</text:p>
          </table:table-cell>
          <table:table-cell table:formula="of:=IF([.E647]=0;[.C647];0)" office:value-type="float" office:value="0" calcext:value-type="float">
            <text:p>0</text:p>
          </table:table-cell>
          <table:table-cell table:formula="of:=[.D6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s1_release</text:p>
          </table:table-cell>
          <table:table-cell table:formula="of:=([.B647]+[.C647]+[.D647])"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48])" office:value-type="string" office:string-value="06 65" calcext:value-type="string">
            <text:p>06 65</text:p>
          </table:table-cell>
          <table:table-cell table:formula="of:=IF([.E648]=1;[.C648];0)" office:value-type="float" office:value="1" calcext:value-type="float">
            <text:p>1</text:p>
          </table:table-cell>
          <table:table-cell table:formula="of:=IF([.E648]=0;[.C648];0)" office:value-type="float" office:value="0" calcext:value-type="float">
            <text:p>0</text:p>
          </table:table-cell>
          <table:table-cell table:formula="of:=[.D6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s1_detect</text:p>
          </table:table-cell>
          <table:table-cell table:formula="of:=([.B648]+[.C648]+[.D648])" office:value-type="float" office:value="870" calcext:value-type="float">
            <text:p>87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649])" office:value-type="string" office:string-value="06 66" calcext:value-type="string">
            <text:p>06 66</text:p>
          </table:table-cell>
          <table:table-cell table:formula="of:=IF([.E649]=1;[.C649];0)" office:value-type="float" office:value="1" calcext:value-type="float">
            <text:p>1</text:p>
          </table:table-cell>
          <table:table-cell table:formula="of:=IF([.E649]=0;[.C649];0)" office:value-type="float" office:value="0" calcext:value-type="float">
            <text:p>0</text:p>
          </table:table-cell>
          <table:table-cell table:formula="of:=[.D649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s2_on_off</text:p>
          </table:table-cell>
          <table:table-cell table:formula="of:=([.B649]+[.C649]+[.D649])"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50])" office:value-type="string" office:string-value="06 68" calcext:value-type="string">
            <text:p>06 68</text:p>
          </table:table-cell>
          <table:table-cell table:formula="of:=IF([.E650]=1;[.C650];0)" office:value-type="float" office:value="0" calcext:value-type="float">
            <text:p>0</text:p>
          </table:table-cell>
          <table:table-cell table:formula="of:=IF([.E650]=0;[.C650];0)" office:value-type="float" office:value="1" calcext:value-type="float">
            <text:p>1</text:p>
          </table:table-cell>
          <table:table-cell table:formula="of:=[.D6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s2_threshold</text:p>
          </table:table-cell>
          <table:table-cell table:formula="of:=([.B650]+[.C650]+[.D650])"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51])" office:value-type="string" office:string-value="06 69" calcext:value-type="string">
            <text:p>06 69</text:p>
          </table:table-cell>
          <table:table-cell table:formula="of:=IF([.E651]=1;[.C651];0)" office:value-type="float" office:value="0" calcext:value-type="float">
            <text:p>0</text:p>
          </table:table-cell>
          <table:table-cell table:formula="of:=IF([.E651]=0;[.C651];0)" office:value-type="float" office:value="1" calcext:value-type="float">
            <text:p>1</text:p>
          </table:table-cell>
          <table:table-cell table:formula="of:=[.D6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s2_release</text:p>
          </table:table-cell>
          <table:table-cell table:formula="of:=([.B651]+[.C651]+[.D651])"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52])" office:value-type="string" office:string-value="06 6A" calcext:value-type="string">
            <text:p>06 6A</text:p>
          </table:table-cell>
          <table:table-cell table:formula="of:=IF([.E652]=1;[.C652];0)" office:value-type="float" office:value="0" calcext:value-type="float">
            <text:p>0</text:p>
          </table:table-cell>
          <table:table-cell table:formula="of:=IF([.E652]=0;[.C652];0)" office:value-type="float" office:value="1" calcext:value-type="float">
            <text:p>1</text:p>
          </table:table-cell>
          <table:table-cell table:formula="of:=[.D6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s2_detect</text:p>
          </table:table-cell>
          <table:table-cell table:formula="of:=([.B652]+[.C652]+[.D652])"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NT2SBH([.B653])" office:value-type="string" office:string-value="06 6B" calcext:value-type="string">
            <text:p>06 6B</text:p>
          </table:table-cell>
          <table:table-cell table:formula="of:=IF([.E653]=1;[.C653];0)" office:value-type="float" office:value="0" calcext:value-type="float">
            <text:p>0</text:p>
          </table:table-cell>
          <table:table-cell table:formula="of:=IF([.E653]=0;[.C653];0)" office:value-type="float" office:value="1" calcext:value-type="float">
            <text:p>1</text:p>
          </table:table-cell>
          <table:table-cell table:formula="of:=[.D653]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type</text:p>
          </table:table-cell>
          <table:table-cell table:formula="of:=([.B653]+[.C653]+[.D653])"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54])" office:value-type="string" office:string-value="06 70" calcext:value-type="string">
            <text:p>06 70</text:p>
          </table:table-cell>
          <table:table-cell table:formula="of:=IF([.E654]=1;[.C654];0)" office:value-type="float" office:value="1" calcext:value-type="float">
            <text:p>1</text:p>
          </table:table-cell>
          <table:table-cell table:formula="of:=IF([.E654]=0;[.C654];0)" office:value-type="float" office:value="0" calcext:value-type="float">
            <text:p>0</text:p>
          </table:table-cell>
          <table:table-cell table:formula="of:=[.D6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s_bend_pitch</text:p>
          </table:table-cell>
          <table:table-cell table:formula="of:=([.B654]+[.C654]+[.D654])"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55])" office:value-type="string" office:string-value="06 71" calcext:value-type="string">
            <text:p>06 71</text:p>
          </table:table-cell>
          <table:table-cell table:formula="of:=IF([.E655]=1;[.C655];0)" office:value-type="float" office:value="1" calcext:value-type="float">
            <text:p>1</text:p>
          </table:table-cell>
          <table:table-cell table:formula="of:=IF([.E655]=0;[.C655];0)" office:value-type="float" office:value="0" calcext:value-type="float">
            <text:p>0</text:p>
          </table:table-cell>
          <table:table-cell table:formula="of:=[.D6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s_bend_rise_time</text:p>
          </table:table-cell>
          <table:table-cell table:formula="of:=([.B655]+[.C655]+[.D655])"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56])" office:value-type="string" office:string-value="06 72" calcext:value-type="string">
            <text:p>06 72</text:p>
          </table:table-cell>
          <table:table-cell table:formula="of:=IF([.E656]=1;[.C656];0)" office:value-type="float" office:value="1" calcext:value-type="float">
            <text:p>1</text:p>
          </table:table-cell>
          <table:table-cell table:formula="of:=IF([.E656]=0;[.C656];0)" office:value-type="float" office:value="0" calcext:value-type="float">
            <text:p>0</text:p>
          </table:table-cell>
          <table:table-cell table:formula="of:=[.D6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s_bend_fall_time</text:p>
          </table:table-cell>
          <table:table-cell table:formula="of:=([.B656]+[.C656]+[.D656])"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57])" office:value-type="string" office:string-value="06 73" calcext:value-type="string">
            <text:p>06 73</text:p>
          </table:table-cell>
          <table:table-cell table:formula="of:=IF([.E657]=1;[.C657];0)" office:value-type="float" office:value="1" calcext:value-type="float">
            <text:p>1</text:p>
          </table:table-cell>
          <table:table-cell table:formula="of:=IF([.E657]=0;[.C657];0)" office:value-type="float" office:value="0" calcext:value-type="float">
            <text:p>0</text:p>
          </table:table-cell>
          <table:table-cell table:formula="of:=[.D6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laser_beam_rate</text:p>
          </table:table-cell>
          <table:table-cell table:formula="of:=([.B657]+[.C657]+[.D657])"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58])" office:value-type="string" office:string-value="06 74" calcext:value-type="string">
            <text:p>06 74</text:p>
          </table:table-cell>
          <table:table-cell table:formula="of:=IF([.E658]=1;[.C658];0)" office:value-type="float" office:value="1" calcext:value-type="float">
            <text:p>1</text:p>
          </table:table-cell>
          <table:table-cell table:formula="of:=IF([.E658]=0;[.C658];0)" office:value-type="float" office:value="0" calcext:value-type="float">
            <text:p>0</text:p>
          </table:table-cell>
          <table:table-cell table:formula="of:=[.D6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laser_beam_depth</text:p>
          </table:table-cell>
          <table:table-cell table:formula="of:=([.B658]+[.C658]+[.D658])"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59])" office:value-type="string" office:string-value="06 75" calcext:value-type="string">
            <text:p>06 75</text:p>
          </table:table-cell>
          <table:table-cell table:formula="of:=IF([.E659]=1;[.C659];0)" office:value-type="float" office:value="1" calcext:value-type="float">
            <text:p>1</text:p>
          </table:table-cell>
          <table:table-cell table:formula="of:=IF([.E659]=0;[.C659];0)" office:value-type="float" office:value="0" calcext:value-type="float">
            <text:p>0</text:p>
          </table:table-cell>
          <table:table-cell table:formula="of:=[.D6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laser_beam_rise_time</text:p>
          </table:table-cell>
          <table:table-cell table:formula="of:=([.B659]+[.C659]+[.D659])"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60])" office:value-type="string" office:string-value="06 76" calcext:value-type="string">
            <text:p>06 76</text:p>
          </table:table-cell>
          <table:table-cell table:formula="of:=IF([.E660]=1;[.C660];0)" office:value-type="float" office:value="1" calcext:value-type="float">
            <text:p>1</text:p>
          </table:table-cell>
          <table:table-cell table:formula="of:=IF([.E660]=0;[.C660];0)" office:value-type="float" office:value="0" calcext:value-type="float">
            <text:p>0</text:p>
          </table:table-cell>
          <table:table-cell table:formula="of:=[.D6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laser_beam_fall_time</text:p>
          </table:table-cell>
          <table:table-cell table:formula="of:=([.B660]+[.C660]+[.D660])"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61])" office:value-type="string" office:string-value="06 77" calcext:value-type="string">
            <text:p>06 77</text:p>
          </table:table-cell>
          <table:table-cell table:formula="of:=IF([.E661]=1;[.C661];0)" office:value-type="float" office:value="1" calcext:value-type="float">
            <text:p>1</text:p>
          </table:table-cell>
          <table:table-cell table:formula="of:=IF([.E661]=0;[.C661];0)" office:value-type="float" office:value="0" calcext:value-type="float">
            <text:p>0</text:p>
          </table:table-cell>
          <table:table-cell table:formula="of:=[.D6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ring_mod_freq</text:p>
          </table:table-cell>
          <table:table-cell table:formula="of:=([.B661]+[.C661]+[.D661])"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62])" office:value-type="string" office:string-value="06 78" calcext:value-type="string">
            <text:p>06 78</text:p>
          </table:table-cell>
          <table:table-cell table:formula="of:=IF([.E662]=1;[.C662];0)" office:value-type="float" office:value="1" calcext:value-type="float">
            <text:p>1</text:p>
          </table:table-cell>
          <table:table-cell table:formula="of:=IF([.E662]=0;[.C662];0)" office:value-type="float" office:value="0" calcext:value-type="float">
            <text:p>0</text:p>
          </table:table-cell>
          <table:table-cell table:formula="of:=[.D6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ring_mod_rise_time</text:p>
          </table:table-cell>
          <table:table-cell table:formula="of:=([.B662]+[.C662]+[.D662])"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63])" office:value-type="string" office:string-value="06 79" calcext:value-type="string">
            <text:p>06 79</text:p>
          </table:table-cell>
          <table:table-cell table:formula="of:=IF([.E663]=1;[.C663];0)" office:value-type="float" office:value="1" calcext:value-type="float">
            <text:p>1</text:p>
          </table:table-cell>
          <table:table-cell table:formula="of:=IF([.E663]=0;[.C663];0)" office:value-type="float" office:value="0" calcext:value-type="float">
            <text:p>0</text:p>
          </table:table-cell>
          <table:table-cell table:formula="of:=[.D6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ring_mod_fall_time</text:p>
          </table:table-cell>
          <table:table-cell table:formula="of:=([.B663]+[.C663]+[.D663])"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64])" office:value-type="string" office:string-value="06 7A" calcext:value-type="string">
            <text:p>06 7A</text:p>
          </table:table-cell>
          <table:table-cell table:formula="of:=IF([.E664]=1;[.C664];0)" office:value-type="float" office:value="1" calcext:value-type="float">
            <text:p>1</text:p>
          </table:table-cell>
          <table:table-cell table:formula="of:=IF([.E664]=0;[.C664];0)" office:value-type="float" office:value="0" calcext:value-type="float">
            <text:p>0</text:p>
          </table:table-cell>
          <table:table-cell table:formula="of:=[.D6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ring_mod_ring_level</text:p>
          </table:table-cell>
          <table:table-cell table:formula="of:=([.B664]+[.C664]+[.D664])"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65])" office:value-type="string" office:string-value="06 7B" calcext:value-type="string">
            <text:p>06 7B</text:p>
          </table:table-cell>
          <table:table-cell table:formula="of:=IF([.E665]=1;[.C665];0)" office:value-type="float" office:value="1" calcext:value-type="float">
            <text:p>1</text:p>
          </table:table-cell>
          <table:table-cell table:formula="of:=IF([.E665]=0;[.C665];0)" office:value-type="float" office:value="0" calcext:value-type="float">
            <text:p>0</text:p>
          </table:table-cell>
          <table:table-cell table:formula="of:=[.D6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ring_mod_octave_level</text:p>
          </table:table-cell>
          <table:table-cell table:formula="of:=([.B665]+[.C665]+[.D665])"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66])" office:value-type="string" office:string-value="06 7C" calcext:value-type="string">
            <text:p>06 7C</text:p>
          </table:table-cell>
          <table:table-cell table:formula="of:=IF([.E666]=1;[.C666];0)" office:value-type="float" office:value="1" calcext:value-type="float">
            <text:p>1</text:p>
          </table:table-cell>
          <table:table-cell table:formula="of:=IF([.E666]=0;[.C666];0)" office:value-type="float" office:value="0" calcext:value-type="float">
            <text:p>0</text:p>
          </table:table-cell>
          <table:table-cell table:formula="of:=[.D6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ring_mod_direct_mix</text:p>
          </table:table-cell>
          <table:table-cell table:formula="of:=([.B666]+[.C666]+[.D666])"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67])" office:value-type="string" office:string-value="06 7D" calcext:value-type="string">
            <text:p>06 7D</text:p>
          </table:table-cell>
          <table:table-cell table:formula="of:=IF([.E667]=1;[.C667];0)" office:value-type="float" office:value="1" calcext:value-type="float">
            <text:p>1</text:p>
          </table:table-cell>
          <table:table-cell table:formula="of:=IF([.E667]=0;[.C667];0)" office:value-type="float" office:value="0" calcext:value-type="float">
            <text:p>0</text:p>
          </table:table-cell>
          <table:table-cell table:formula="of:=[.D6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twist_level</text:p>
          </table:table-cell>
          <table:table-cell table:formula="of:=([.B667]+[.C667]+[.D667])"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68])" office:value-type="string" office:string-value="06 7E" calcext:value-type="string">
            <text:p>06 7E</text:p>
          </table:table-cell>
          <table:table-cell table:formula="of:=IF([.E668]=1;[.C668];0)" office:value-type="float" office:value="1" calcext:value-type="float">
            <text:p>1</text:p>
          </table:table-cell>
          <table:table-cell table:formula="of:=IF([.E668]=0;[.C668];0)" office:value-type="float" office:value="0" calcext:value-type="float">
            <text:p>0</text:p>
          </table:table-cell>
          <table:table-cell table:formula="of:=[.D6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twist_rise_time</text:p>
          </table:table-cell>
          <table:table-cell table:formula="of:=([.B668]+[.C668]+[.D668])"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69])" office:value-type="string" office:string-value="06 7F" calcext:value-type="string">
            <text:p>06 7F</text:p>
          </table:table-cell>
          <table:table-cell table:formula="of:=IF([.E669]=1;[.C669];0)" office:value-type="float" office:value="1" calcext:value-type="float">
            <text:p>1</text:p>
          </table:table-cell>
          <table:table-cell table:formula="of:=IF([.E669]=0;[.C669];0)" office:value-type="float" office:value="0" calcext:value-type="float">
            <text:p>0</text:p>
          </table:table-cell>
          <table:table-cell table:formula="of:=[.D6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twist_fall_time</text:p>
          </table:table-cell>
          <table:table-cell table:formula="of:=([.B669]+[.C669]+[.D669])"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70])" office:value-type="string" office:string-value="07 00" calcext:value-type="string">
            <text:p>07 00</text:p>
          </table:table-cell>
          <table:table-cell table:formula="of:=IF([.E670]=1;[.C670];0)" office:value-type="float" office:value="1" calcext:value-type="float">
            <text:p>1</text:p>
          </table:table-cell>
          <table:table-cell table:formula="of:=IF([.E670]=0;[.C670];0)" office:value-type="float" office:value="0" calcext:value-type="float">
            <text:p>0</text:p>
          </table:table-cell>
          <table:table-cell table:formula="of:=[.D6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warp_level</text:p>
          </table:table-cell>
          <table:table-cell table:formula="of:=([.B670]+[.C670]+[.D670])"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71])" office:value-type="string" office:string-value="07 01" calcext:value-type="string">
            <text:p>07 01</text:p>
          </table:table-cell>
          <table:table-cell table:formula="of:=IF([.E671]=1;[.C671];0)" office:value-type="float" office:value="1" calcext:value-type="float">
            <text:p>1</text:p>
          </table:table-cell>
          <table:table-cell table:formula="of:=IF([.E671]=0;[.C671];0)" office:value-type="float" office:value="0" calcext:value-type="float">
            <text:p>0</text:p>
          </table:table-cell>
          <table:table-cell table:formula="of:=[.D6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warp_rise_time</text:p>
          </table:table-cell>
          <table:table-cell table:formula="of:=([.B671]+[.C671]+[.D671])"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72])" office:value-type="string" office:string-value="07 02" calcext:value-type="string">
            <text:p>07 02</text:p>
          </table:table-cell>
          <table:table-cell table:formula="of:=IF([.E672]=1;[.C672];0)" office:value-type="float" office:value="1" calcext:value-type="float">
            <text:p>1</text:p>
          </table:table-cell>
          <table:table-cell table:formula="of:=IF([.E672]=0;[.C672];0)" office:value-type="float" office:value="0" calcext:value-type="float">
            <text:p>0</text:p>
          </table:table-cell>
          <table:table-cell table:formula="of:=[.D6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warp_fall_time</text:p>
          </table:table-cell>
          <table:table-cell table:formula="of:=([.B672]+[.C672]+[.D672])"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73])" office:value-type="string" office:string-value="07 03" calcext:value-type="string">
            <text:p>07 03</text:p>
          </table:table-cell>
          <table:table-cell table:formula="of:=IF([.E673]=1;[.C673];0)" office:value-type="float" office:value="1" calcext:value-type="float">
            <text:p>1</text:p>
          </table:table-cell>
          <table:table-cell table:formula="of:=IF([.E673]=0;[.C673];0)" office:value-type="float" office:value="0" calcext:value-type="float">
            <text:p>0</text:p>
          </table:table-cell>
          <table:table-cell table:formula="of:=[.D6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feedbacker_mode</text:p>
          </table:table-cell>
          <table:table-cell table:formula="of:=([.B673]+[.C673]+[.D673])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74])" office:value-type="string" office:string-value="07 04" calcext:value-type="string">
            <text:p>07 04</text:p>
          </table:table-cell>
          <table:table-cell table:formula="of:=IF([.E674]=1;[.C674];0)" office:value-type="float" office:value="1" calcext:value-type="float">
            <text:p>1</text:p>
          </table:table-cell>
          <table:table-cell table:formula="of:=IF([.E674]=0;[.C674];0)" office:value-type="float" office:value="0" calcext:value-type="float">
            <text:p>0</text:p>
          </table:table-cell>
          <table:table-cell table:formula="of:=[.D6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feedbacker_depth</text:p>
          </table:table-cell>
          <table:table-cell table:formula="of:=([.B674]+[.C674]+[.D674])"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75])" office:value-type="string" office:string-value="07 05" calcext:value-type="string">
            <text:p>07 05</text:p>
          </table:table-cell>
          <table:table-cell table:formula="of:=IF([.E675]=1;[.C675];0)" office:value-type="float" office:value="1" calcext:value-type="float">
            <text:p>1</text:p>
          </table:table-cell>
          <table:table-cell table:formula="of:=IF([.E675]=0;[.C675];0)" office:value-type="float" office:value="0" calcext:value-type="float">
            <text:p>0</text:p>
          </table:table-cell>
          <table:table-cell table:formula="of:=[.D6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feedbacker_rise_time</text:p>
          </table:table-cell>
          <table:table-cell table:formula="of:=([.B675]+[.C675]+[.D675])"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76])" office:value-type="string" office:string-value="07 06" calcext:value-type="string">
            <text:p>07 06</text:p>
          </table:table-cell>
          <table:table-cell table:formula="of:=IF([.E676]=1;[.C676];0)" office:value-type="float" office:value="1" calcext:value-type="float">
            <text:p>1</text:p>
          </table:table-cell>
          <table:table-cell table:formula="of:=IF([.E676]=0;[.C676];0)" office:value-type="float" office:value="0" calcext:value-type="float">
            <text:p>0</text:p>
          </table:table-cell>
          <table:table-cell table:formula="of:=[.D6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feedbacker_octave_rise_time</text:p>
          </table:table-cell>
          <table:table-cell table:formula="of:=([.B676]+[.C676]+[.D676])"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77])" office:value-type="string" office:string-value="07 07" calcext:value-type="string">
            <text:p>07 07</text:p>
          </table:table-cell>
          <table:table-cell table:formula="of:=IF([.E677]=1;[.C677];0)" office:value-type="float" office:value="1" calcext:value-type="float">
            <text:p>1</text:p>
          </table:table-cell>
          <table:table-cell table:formula="of:=IF([.E677]=0;[.C677];0)" office:value-type="float" office:value="0" calcext:value-type="float">
            <text:p>0</text:p>
          </table:table-cell>
          <table:table-cell table:formula="of:=[.D6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feedbacker_f_back_level</text:p>
          </table:table-cell>
          <table:table-cell table:formula="of:=([.B677]+[.C677]+[.D677])"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78])" office:value-type="string" office:string-value="07 08" calcext:value-type="string">
            <text:p>07 08</text:p>
          </table:table-cell>
          <table:table-cell table:formula="of:=IF([.E678]=1;[.C678];0)" office:value-type="float" office:value="1" calcext:value-type="float">
            <text:p>1</text:p>
          </table:table-cell>
          <table:table-cell table:formula="of:=IF([.E678]=0;[.C678];0)" office:value-type="float" office:value="0" calcext:value-type="float">
            <text:p>0</text:p>
          </table:table-cell>
          <table:table-cell table:formula="of:=[.D6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feedbacker_octave_f_back_level</text:p>
          </table:table-cell>
          <table:table-cell table:formula="of:=([.B678]+[.C678]+[.D678])"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79])" office:value-type="string" office:string-value="07 09" calcext:value-type="string">
            <text:p>07 09</text:p>
          </table:table-cell>
          <table:table-cell table:formula="of:=IF([.E679]=1;[.C679];0)" office:value-type="float" office:value="1" calcext:value-type="float">
            <text:p>1</text:p>
          </table:table-cell>
          <table:table-cell table:formula="of:=IF([.E679]=0;[.C679];0)" office:value-type="float" office:value="0" calcext:value-type="float">
            <text:p>0</text:p>
          </table:table-cell>
          <table:table-cell table:formula="of:=[.D6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feedbacker_vib_rate</text:p>
          </table:table-cell>
          <table:table-cell table:formula="of:=([.B679]+[.C679]+[.D679])"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80])" office:value-type="string" office:string-value="07 0A" calcext:value-type="string">
            <text:p>07 0A</text:p>
          </table:table-cell>
          <table:table-cell table:formula="of:=IF([.E680]=1;[.C680];0)" office:value-type="float" office:value="1" calcext:value-type="float">
            <text:p>1</text:p>
          </table:table-cell>
          <table:table-cell table:formula="of:=IF([.E680]=0;[.C680];0)" office:value-type="float" office:value="0" calcext:value-type="float">
            <text:p>0</text:p>
          </table:table-cell>
          <table:table-cell table:formula="of:=[.D6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l_fx_feedbacker_vib_depth</text:p>
          </table:table-cell>
          <table:table-cell table:formula="of:=([.B680]+[.C680]+[.D680])"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NT2SBH([.B681])" office:value-type="string" office:string-value="07 0B" calcext:value-type="string">
            <text:p>07 0B</text:p>
          </table:table-cell>
          <table:table-cell table:formula="of:=IF([.E681]=1;[.C681];0)" office:value-type="float" office:value="1" calcext:value-type="float">
            <text:p>1</text:p>
          </table:table-cell>
          <table:table-cell table:formula="of:=IF([.E681]=0;[.C681];0)" office:value-type="float" office:value="0" calcext:value-type="float">
            <text:p>0</text:p>
          </table:table-cell>
          <table:table-cell table:formula="of:=[.D681]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ch_category</text:p>
          </table:table-cell>
          <table:table-cell table:formula="of:=([.B681]+[.C681]+[.D681])"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82])" office:value-type="string" office:string-value="07 0F" calcext:value-type="string">
            <text:p>07 0F</text:p>
          </table:table-cell>
          <table:table-cell table:formula="of:=IF([.E682]=1;[.C682];0)" office:value-type="float" office:value="1" calcext:value-type="float">
            <text:p>1</text:p>
          </table:table-cell>
          <table:table-cell table:formula="of:=IF([.E682]=0;[.C682];0)" office:value-type="float" office:value="0" calcext:value-type="float">
            <text:p>0</text:p>
          </table:table-cell>
          <table:table-cell table:formula="of:=[.D6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ch_level</text:p>
          </table:table-cell>
          <table:table-cell table:formula="of:=([.B682]+[.C682]+[.D682])"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83])" office:value-type="string" office:string-value="07 10" calcext:value-type="string">
            <text:p>07 10</text:p>
          </table:table-cell>
          <table:table-cell table:formula="of:=IF([.E683]=1;[.C683];0)" office:value-type="float" office:value="1" calcext:value-type="float">
            <text:p>1</text:p>
          </table:table-cell>
          <table:table-cell table:formula="of:=IF([.E683]=0;[.C683];0)" office:value-type="float" office:value="0" calcext:value-type="float">
            <text:p>0</text:p>
          </table:table-cell>
          <table:table-cell table:formula="of:=[.D6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ter_eq_low_gain</text:p>
          </table:table-cell>
          <table:table-cell table:formula="of:=([.B683]+[.C683]+[.D683])"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84])" office:value-type="string" office:string-value="07 11" calcext:value-type="string">
            <text:p>07 11</text:p>
          </table:table-cell>
          <table:table-cell table:formula="of:=IF([.E684]=1;[.C684];0)" office:value-type="float" office:value="0" calcext:value-type="float">
            <text:p>0</text:p>
          </table:table-cell>
          <table:table-cell table:formula="of:=IF([.E684]=0;[.C684];0)" office:value-type="float" office:value="1" calcext:value-type="float">
            <text:p>1</text:p>
          </table:table-cell>
          <table:table-cell table:formula="of:=[.D6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ter_eq_mid_freq</text:p>
          </table:table-cell>
          <table:table-cell table:formula="of:=([.B684]+[.C684]+[.D684])"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85])" office:value-type="string" office:string-value="07 12" calcext:value-type="string">
            <text:p>07 12</text:p>
          </table:table-cell>
          <table:table-cell table:formula="of:=IF([.E685]=1;[.C685];0)" office:value-type="float" office:value="0" calcext:value-type="float">
            <text:p>0</text:p>
          </table:table-cell>
          <table:table-cell table:formula="of:=IF([.E685]=0;[.C685];0)" office:value-type="float" office:value="1" calcext:value-type="float">
            <text:p>1</text:p>
          </table:table-cell>
          <table:table-cell table:formula="of:=[.D6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ter_eq_mid_q</text:p>
          </table:table-cell>
          <table:table-cell table:formula="of:=([.B685]+[.C685]+[.D685])"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86])" office:value-type="string" office:string-value="07 13" calcext:value-type="string">
            <text:p>07 13</text:p>
          </table:table-cell>
          <table:table-cell table:formula="of:=IF([.E686]=1;[.C686];0)" office:value-type="float" office:value="0" calcext:value-type="float">
            <text:p>0</text:p>
          </table:table-cell>
          <table:table-cell table:formula="of:=IF([.E686]=0;[.C686];0)" office:value-type="float" office:value="1" calcext:value-type="float">
            <text:p>1</text:p>
          </table:table-cell>
          <table:table-cell table:formula="of:=[.D6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ter_eq_mid_gain</text:p>
          </table:table-cell>
          <table:table-cell table:formula="of:=([.B686]+[.C686]+[.D686])"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87])" office:value-type="string" office:string-value="07 14" calcext:value-type="string">
            <text:p>07 14</text:p>
          </table:table-cell>
          <table:table-cell table:formula="of:=IF([.E687]=1;[.C687];0)" office:value-type="float" office:value="0" calcext:value-type="float">
            <text:p>0</text:p>
          </table:table-cell>
          <table:table-cell table:formula="of:=IF([.E687]=0;[.C687];0)" office:value-type="float" office:value="1" calcext:value-type="float">
            <text:p>1</text:p>
          </table:table-cell>
          <table:table-cell table:formula="of:=[.D6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ter_eq_high_gain</text:p>
          </table:table-cell>
          <table:table-cell table:formula="of:=([.B687]+[.C687]+[.D687])"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88])" office:value-type="string" office:string-value="07 15" calcext:value-type="string">
            <text:p>07 15</text:p>
          </table:table-cell>
          <table:table-cell table:formula="of:=IF([.E688]=1;[.C688];0)" office:value-type="float" office:value="0" calcext:value-type="float">
            <text:p>0</text:p>
          </table:table-cell>
          <table:table-cell table:formula="of:=IF([.E688]=0;[.C688];0)" office:value-type="float" office:value="1" calcext:value-type="float">
            <text:p>1</text:p>
          </table:table-cell>
          <table:table-cell table:formula="of:=[.D6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ter_bpm</text:p>
          </table:table-cell>
          <table:table-cell table:formula="of:=([.B688]+[.C688]+[.D688])"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89])" office:value-type="string" office:string-value="07 16" calcext:value-type="string">
            <text:p>07 16</text:p>
          </table:table-cell>
          <table:table-cell table:formula="of:=IF([.E689]=1;[.C689];0)" office:value-type="float" office:value="2" calcext:value-type="float">
            <text:p>2</text:p>
          </table:table-cell>
          <table:table-cell table:formula="of:=IF([.E689]=0;[.C689];0)" office:value-type="float" office:value="0" calcext:value-type="float">
            <text:p>0</text:p>
          </table:table-cell>
          <table:table-cell table:formula="of:=[.D6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ter_key</text:p>
          </table:table-cell>
          <table:table-cell table:formula="of:=([.B689]+[.C689]+[.D689])"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90])" office:value-type="string" office:string-value="07 18" calcext:value-type="string">
            <text:p>07 18</text:p>
          </table:table-cell>
          <table:table-cell table:formula="of:=IF([.E690]=1;[.C690];0)" office:value-type="float" office:value="1" calcext:value-type="float">
            <text:p>1</text:p>
          </table:table-cell>
          <table:table-cell table:formula="of:=IF([.E690]=0;[.C690];0)" office:value-type="float" office:value="0" calcext:value-type="float">
            <text:p>0</text:p>
          </table:table-cell>
          <table:table-cell table:formula="of:=[.D6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ter_beat</text:p>
          </table:table-cell>
          <table:table-cell table:formula="of:=([.B690]+[.C690]+[.D690])"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NT2SBH([.B691])" office:value-type="string" office:string-value="07 19" calcext:value-type="string">
            <text:p>07 19</text:p>
          </table:table-cell>
          <table:table-cell table:formula="of:=IF([.E691]=1;[.C691];0)" office:value-type="float" office:value="1" calcext:value-type="float">
            <text:p>1</text:p>
          </table:table-cell>
          <table:table-cell table:formula="of:=IF([.E691]=0;[.C691];0)" office:value-type="float" office:value="0" calcext:value-type="float">
            <text:p>0</text:p>
          </table:table-cell>
          <table:table-cell table:formula="of:=[.D691]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1</text:p>
          </table:table-cell>
          <table:table-cell table:formula="of:=([.B691]+[.C691]+[.D691])"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92])" office:value-type="string" office:string-value="07 20" calcext:value-type="string">
            <text:p>07 20</text:p>
          </table:table-cell>
          <table:table-cell table:formula="of:=IF([.E692]=1;[.C692];0)" office:value-type="float" office:value="1" calcext:value-type="float">
            <text:p>1</text:p>
          </table:table-cell>
          <table:table-cell table:formula="of:=IF([.E692]=0;[.C692];0)" office:value-type="float" office:value="0" calcext:value-type="float">
            <text:p>0</text:p>
          </table:table-cell>
          <table:table-cell table:formula="of:=[.D6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2</text:p>
          </table:table-cell>
          <table:table-cell table:formula="of:=([.B692]+[.C692]+[.D692])"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93])" office:value-type="string" office:string-value="07 21" calcext:value-type="string">
            <text:p>07 21</text:p>
          </table:table-cell>
          <table:table-cell table:formula="of:=IF([.E693]=1;[.C693];0)" office:value-type="float" office:value="1" calcext:value-type="float">
            <text:p>1</text:p>
          </table:table-cell>
          <table:table-cell table:formula="of:=IF([.E693]=0;[.C693];0)" office:value-type="float" office:value="0" calcext:value-type="float">
            <text:p>0</text:p>
          </table:table-cell>
          <table:table-cell table:formula="of:=[.D6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3</text:p>
          </table:table-cell>
          <table:table-cell table:formula="of:=([.B693]+[.C693]+[.D693])"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94])" office:value-type="string" office:string-value="07 22" calcext:value-type="string">
            <text:p>07 22</text:p>
          </table:table-cell>
          <table:table-cell table:formula="of:=IF([.E694]=1;[.C694];0)" office:value-type="float" office:value="1" calcext:value-type="float">
            <text:p>1</text:p>
          </table:table-cell>
          <table:table-cell table:formula="of:=IF([.E694]=0;[.C694];0)" office:value-type="float" office:value="0" calcext:value-type="float">
            <text:p>0</text:p>
          </table:table-cell>
          <table:table-cell table:formula="of:=[.D6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4</text:p>
          </table:table-cell>
          <table:table-cell table:formula="of:=([.B694]+[.C694]+[.D694])"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95])" office:value-type="string" office:string-value="07 23" calcext:value-type="string">
            <text:p>07 23</text:p>
          </table:table-cell>
          <table:table-cell table:formula="of:=IF([.E695]=1;[.C695];0)" office:value-type="float" office:value="1" calcext:value-type="float">
            <text:p>1</text:p>
          </table:table-cell>
          <table:table-cell table:formula="of:=IF([.E695]=0;[.C695];0)" office:value-type="float" office:value="0" calcext:value-type="float">
            <text:p>0</text:p>
          </table:table-cell>
          <table:table-cell table:formula="of:=[.D6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5</text:p>
          </table:table-cell>
          <table:table-cell table:formula="of:=([.B695]+[.C695]+[.D695])"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96])" office:value-type="string" office:string-value="07 24" calcext:value-type="string">
            <text:p>07 24</text:p>
          </table:table-cell>
          <table:table-cell table:formula="of:=IF([.E696]=1;[.C696];0)" office:value-type="float" office:value="1" calcext:value-type="float">
            <text:p>1</text:p>
          </table:table-cell>
          <table:table-cell table:formula="of:=IF([.E696]=0;[.C696];0)" office:value-type="float" office:value="0" calcext:value-type="float">
            <text:p>0</text:p>
          </table:table-cell>
          <table:table-cell table:formula="of:=[.D6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6</text:p>
          </table:table-cell>
          <table:table-cell table:formula="of:=([.B696]+[.C696]+[.D696])"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97])" office:value-type="string" office:string-value="07 25" calcext:value-type="string">
            <text:p>07 25</text:p>
          </table:table-cell>
          <table:table-cell table:formula="of:=IF([.E697]=1;[.C697];0)" office:value-type="float" office:value="1" calcext:value-type="float">
            <text:p>1</text:p>
          </table:table-cell>
          <table:table-cell table:formula="of:=IF([.E697]=0;[.C697];0)" office:value-type="float" office:value="0" calcext:value-type="float">
            <text:p>0</text:p>
          </table:table-cell>
          <table:table-cell table:formula="of:=[.D6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7</text:p>
          </table:table-cell>
          <table:table-cell table:formula="of:=([.B697]+[.C697]+[.D697])"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98])" office:value-type="string" office:string-value="07 26" calcext:value-type="string">
            <text:p>07 26</text:p>
          </table:table-cell>
          <table:table-cell table:formula="of:=IF([.E698]=1;[.C698];0)" office:value-type="float" office:value="1" calcext:value-type="float">
            <text:p>1</text:p>
          </table:table-cell>
          <table:table-cell table:formula="of:=IF([.E698]=0;[.C698];0)" office:value-type="float" office:value="0" calcext:value-type="float">
            <text:p>0</text:p>
          </table:table-cell>
          <table:table-cell table:formula="of:=[.D6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8</text:p>
          </table:table-cell>
          <table:table-cell table:formula="of:=([.B698]+[.C698]+[.D698])"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99])" office:value-type="string" office:string-value="07 27" calcext:value-type="string">
            <text:p>07 27</text:p>
          </table:table-cell>
          <table:table-cell table:formula="of:=IF([.E699]=1;[.C699];0)" office:value-type="float" office:value="1" calcext:value-type="float">
            <text:p>1</text:p>
          </table:table-cell>
          <table:table-cell table:formula="of:=IF([.E699]=0;[.C699];0)" office:value-type="float" office:value="0" calcext:value-type="float">
            <text:p>0</text:p>
          </table:table-cell>
          <table:table-cell table:formula="of:=[.D6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9</text:p>
          </table:table-cell>
          <table:table-cell table:formula="of:=([.B699]+[.C699]+[.D699])"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00])" office:value-type="string" office:string-value="07 28" calcext:value-type="string">
            <text:p>07 28</text:p>
          </table:table-cell>
          <table:table-cell table:formula="of:=IF([.E700]=1;[.C700];0)" office:value-type="float" office:value="1" calcext:value-type="float">
            <text:p>1</text:p>
          </table:table-cell>
          <table:table-cell table:formula="of:=IF([.E700]=0;[.C700];0)" office:value-type="float" office:value="0" calcext:value-type="float">
            <text:p>0</text:p>
          </table:table-cell>
          <table:table-cell table:formula="of:=[.D7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10</text:p>
          </table:table-cell>
          <table:table-cell table:formula="of:=([.B700]+[.C700]+[.D700])"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01])" office:value-type="string" office:string-value="07 29" calcext:value-type="string">
            <text:p>07 29</text:p>
          </table:table-cell>
          <table:table-cell table:formula="of:=IF([.E701]=1;[.C701];0)" office:value-type="float" office:value="1" calcext:value-type="float">
            <text:p>1</text:p>
          </table:table-cell>
          <table:table-cell table:formula="of:=IF([.E701]=0;[.C701];0)" office:value-type="float" office:value="0" calcext:value-type="float">
            <text:p>0</text:p>
          </table:table-cell>
          <table:table-cell table:formula="of:=[.D7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11</text:p>
          </table:table-cell>
          <table:table-cell table:formula="of:=([.B701]+[.C701]+[.D701])"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02])" office:value-type="string" office:string-value="07 2A" calcext:value-type="string">
            <text:p>07 2A</text:p>
          </table:table-cell>
          <table:table-cell table:formula="of:=IF([.E702]=1;[.C702];0)" office:value-type="float" office:value="1" calcext:value-type="float">
            <text:p>1</text:p>
          </table:table-cell>
          <table:table-cell table:formula="of:=IF([.E702]=0;[.C702];0)" office:value-type="float" office:value="0" calcext:value-type="float">
            <text:p>0</text:p>
          </table:table-cell>
          <table:table-cell table:formula="of:=[.D7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12</text:p>
          </table:table-cell>
          <table:table-cell table:formula="of:=([.B702]+[.C702]+[.D702])"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03])" office:value-type="string" office:string-value="07 2B" calcext:value-type="string">
            <text:p>07 2B</text:p>
          </table:table-cell>
          <table:table-cell table:formula="of:=IF([.E703]=1;[.C703];0)" office:value-type="float" office:value="1" calcext:value-type="float">
            <text:p>1</text:p>
          </table:table-cell>
          <table:table-cell table:formula="of:=IF([.E703]=0;[.C703];0)" office:value-type="float" office:value="0" calcext:value-type="float">
            <text:p>0</text:p>
          </table:table-cell>
          <table:table-cell table:formula="of:=[.D7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13</text:p>
          </table:table-cell>
          <table:table-cell table:formula="of:=([.B703]+[.C703]+[.D703])"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04])" office:value-type="string" office:string-value="07 2C" calcext:value-type="string">
            <text:p>07 2C</text:p>
          </table:table-cell>
          <table:table-cell table:formula="of:=IF([.E704]=1;[.C704];0)" office:value-type="float" office:value="1" calcext:value-type="float">
            <text:p>1</text:p>
          </table:table-cell>
          <table:table-cell table:formula="of:=IF([.E704]=0;[.C704];0)" office:value-type="float" office:value="0" calcext:value-type="float">
            <text:p>0</text:p>
          </table:table-cell>
          <table:table-cell table:formula="of:=[.D7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14</text:p>
          </table:table-cell>
          <table:table-cell table:formula="of:=([.B704]+[.C704]+[.D704])"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05])" office:value-type="string" office:string-value="07 2D" calcext:value-type="string">
            <text:p>07 2D</text:p>
          </table:table-cell>
          <table:table-cell table:formula="of:=IF([.E705]=1;[.C705];0)" office:value-type="float" office:value="1" calcext:value-type="float">
            <text:p>1</text:p>
          </table:table-cell>
          <table:table-cell table:formula="of:=IF([.E705]=0;[.C705];0)" office:value-type="float" office:value="0" calcext:value-type="float">
            <text:p>0</text:p>
          </table:table-cell>
          <table:table-cell table:formula="of:=[.D7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15</text:p>
          </table:table-cell>
          <table:table-cell table:formula="of:=([.B705]+[.C705]+[.D705])"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06])" office:value-type="string" office:string-value="07 2E" calcext:value-type="string">
            <text:p>07 2E</text:p>
          </table:table-cell>
          <table:table-cell table:formula="of:=IF([.E706]=1;[.C706];0)" office:value-type="float" office:value="1" calcext:value-type="float">
            <text:p>1</text:p>
          </table:table-cell>
          <table:table-cell table:formula="of:=IF([.E706]=0;[.C706];0)" office:value-type="float" office:value="0" calcext:value-type="float">
            <text:p>0</text:p>
          </table:table-cell>
          <table:table-cell table:formula="of:=[.D7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16</text:p>
          </table:table-cell>
          <table:table-cell table:formula="of:=([.B706]+[.C706]+[.D706])"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07])" office:value-type="string" office:string-value="07 2F" calcext:value-type="string">
            <text:p>07 2F</text:p>
          </table:table-cell>
          <table:table-cell table:formula="of:=IF([.E707]=1;[.C707];0)" office:value-type="float" office:value="1" calcext:value-type="float">
            <text:p>1</text:p>
          </table:table-cell>
          <table:table-cell table:formula="of:=IF([.E707]=0;[.C707];0)" office:value-type="float" office:value="0" calcext:value-type="float">
            <text:p>0</text:p>
          </table:table-cell>
          <table:table-cell table:formula="of:=[.D7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17</text:p>
          </table:table-cell>
          <table:table-cell table:formula="of:=([.B707]+[.C707]+[.D707])"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08])" office:value-type="string" office:string-value="07 30" calcext:value-type="string">
            <text:p>07 30</text:p>
          </table:table-cell>
          <table:table-cell table:formula="of:=IF([.E708]=1;[.C708];0)" office:value-type="float" office:value="1" calcext:value-type="float">
            <text:p>1</text:p>
          </table:table-cell>
          <table:table-cell table:formula="of:=IF([.E708]=0;[.C708];0)" office:value-type="float" office:value="0" calcext:value-type="float">
            <text:p>0</text:p>
          </table:table-cell>
          <table:table-cell table:formula="of:=[.D7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18</text:p>
          </table:table-cell>
          <table:table-cell table:formula="of:=([.B708]+[.C708]+[.D708])"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09])" office:value-type="string" office:string-value="07 31" calcext:value-type="string">
            <text:p>07 31</text:p>
          </table:table-cell>
          <table:table-cell table:formula="of:=IF([.E709]=1;[.C709];0)" office:value-type="float" office:value="1" calcext:value-type="float">
            <text:p>1</text:p>
          </table:table-cell>
          <table:table-cell table:formula="of:=IF([.E709]=0;[.C709];0)" office:value-type="float" office:value="0" calcext:value-type="float">
            <text:p>0</text:p>
          </table:table-cell>
          <table:table-cell table:formula="of:=[.D7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19</text:p>
          </table:table-cell>
          <table:table-cell table:formula="of:=([.B709]+[.C709]+[.D709])"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10])" office:value-type="string" office:string-value="07 32" calcext:value-type="string">
            <text:p>07 32</text:p>
          </table:table-cell>
          <table:table-cell table:formula="of:=IF([.E710]=1;[.C710];0)" office:value-type="float" office:value="1" calcext:value-type="float">
            <text:p>1</text:p>
          </table:table-cell>
          <table:table-cell table:formula="of:=IF([.E710]=0;[.C710];0)" office:value-type="float" office:value="0" calcext:value-type="float">
            <text:p>0</text:p>
          </table:table-cell>
          <table:table-cell table:formula="of:=[.D7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chain_position20</text:p>
          </table:table-cell>
          <table:table-cell table:formula="of:=([.B710]+[.C710]+[.D710])"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NT2SBH([.B711])" office:value-type="string" office:string-value="07 33" calcext:value-type="string">
            <text:p>07 33</text:p>
          </table:table-cell>
          <table:table-cell table:formula="of:=IF([.E711]=1;[.C711];0)" office:value-type="float" office:value="1" calcext:value-type="float">
            <text:p>1</text:p>
          </table:table-cell>
          <table:table-cell table:formula="of:=IF([.E711]=0;[.C711];0)" office:value-type="float" office:value="0" calcext:value-type="float">
            <text:p>0</text:p>
          </table:table-cell>
          <table:table-cell table:formula="of:=[.D711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al_mode_bank_down</text:p>
          </table:table-cell>
          <table:table-cell table:formula="of:=([.B711]+[.C711]+[.D711])"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12])" office:value-type="string" office:string-value="07 40" calcext:value-type="string">
            <text:p>07 40</text:p>
          </table:table-cell>
          <table:table-cell table:formula="of:=IF([.E712]=1;[.C712];0)" office:value-type="float" office:value="1" calcext:value-type="float">
            <text:p>1</text:p>
          </table:table-cell>
          <table:table-cell table:formula="of:=IF([.E712]=0;[.C712];0)" office:value-type="float" office:value="0" calcext:value-type="float">
            <text:p>0</text:p>
          </table:table-cell>
          <table:table-cell table:formula="of:=[.D7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al_mode_bank_up</text:p>
          </table:table-cell>
          <table:table-cell table:formula="of:=([.B712]+[.C712]+[.D712])"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13])" office:value-type="string" office:string-value="07 41" calcext:value-type="string">
            <text:p>07 41</text:p>
          </table:table-cell>
          <table:table-cell table:formula="of:=IF([.E713]=1;[.C713];0)" office:value-type="float" office:value="1" calcext:value-type="float">
            <text:p>1</text:p>
          </table:table-cell>
          <table:table-cell table:formula="of:=IF([.E713]=0;[.C713];0)" office:value-type="float" office:value="0" calcext:value-type="float">
            <text:p>0</text:p>
          </table:table-cell>
          <table:table-cell table:formula="of:=[.D7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al_mode_number_pedal1</text:p>
          </table:table-cell>
          <table:table-cell table:formula="of:=([.B713]+[.C713]+[.D713])"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14])" office:value-type="string" office:string-value="07 42" calcext:value-type="string">
            <text:p>07 42</text:p>
          </table:table-cell>
          <table:table-cell table:formula="of:=IF([.E714]=1;[.C714];0)" office:value-type="float" office:value="1" calcext:value-type="float">
            <text:p>1</text:p>
          </table:table-cell>
          <table:table-cell table:formula="of:=IF([.E714]=0;[.C714];0)" office:value-type="float" office:value="0" calcext:value-type="float">
            <text:p>0</text:p>
          </table:table-cell>
          <table:table-cell table:formula="of:=[.D7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al_mode_number_pedal2</text:p>
          </table:table-cell>
          <table:table-cell table:formula="of:=([.B714]+[.C714]+[.D714])"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15])" office:value-type="string" office:string-value="07 43" calcext:value-type="string">
            <text:p>07 43</text:p>
          </table:table-cell>
          <table:table-cell table:formula="of:=IF([.E715]=1;[.C715];0)" office:value-type="float" office:value="1" calcext:value-type="float">
            <text:p>1</text:p>
          </table:table-cell>
          <table:table-cell table:formula="of:=IF([.E715]=0;[.C715];0)" office:value-type="float" office:value="0" calcext:value-type="float">
            <text:p>0</text:p>
          </table:table-cell>
          <table:table-cell table:formula="of:=[.D7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al_mode_number_pedal3</text:p>
          </table:table-cell>
          <table:table-cell table:formula="of:=([.B715]+[.C715]+[.D715])"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16])" office:value-type="string" office:string-value="07 44" calcext:value-type="string">
            <text:p>07 44</text:p>
          </table:table-cell>
          <table:table-cell table:formula="of:=IF([.E716]=1;[.C716];0)" office:value-type="float" office:value="1" calcext:value-type="float">
            <text:p>1</text:p>
          </table:table-cell>
          <table:table-cell table:formula="of:=IF([.E716]=0;[.C716];0)" office:value-type="float" office:value="0" calcext:value-type="float">
            <text:p>0</text:p>
          </table:table-cell>
          <table:table-cell table:formula="of:=[.D7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al_mode_number_pedal4</text:p>
          </table:table-cell>
          <table:table-cell table:formula="of:=([.B716]+[.C716]+[.D716])"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17])" office:value-type="string" office:string-value="07 45" calcext:value-type="string">
            <text:p>07 45</text:p>
          </table:table-cell>
          <table:table-cell table:formula="of:=IF([.E717]=1;[.C717];0)" office:value-type="float" office:value="1" calcext:value-type="float">
            <text:p>1</text:p>
          </table:table-cell>
          <table:table-cell table:formula="of:=IF([.E717]=0;[.C717];0)" office:value-type="float" office:value="0" calcext:value-type="float">
            <text:p>0</text:p>
          </table:table-cell>
          <table:table-cell table:formula="of:=[.D7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al_mode_phrase_loop</text:p>
          </table:table-cell>
          <table:table-cell table:formula="of:=([.B717]+[.C717]+[.D717])"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18])" office:value-type="string" office:string-value="07 46" calcext:value-type="string">
            <text:p>07 46</text:p>
          </table:table-cell>
          <table:table-cell table:formula="of:=IF([.E718]=1;[.C718];0)" office:value-type="float" office:value="1" calcext:value-type="float">
            <text:p>1</text:p>
          </table:table-cell>
          <table:table-cell table:formula="of:=IF([.E718]=0;[.C718];0)" office:value-type="float" office:value="0" calcext:value-type="float">
            <text:p>0</text:p>
          </table:table-cell>
          <table:table-cell table:formula="of:=[.D7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ual_mode_accel_ctrl</text:p>
          </table:table-cell>
          <table:table-cell table:formula="of:=([.B718]+[.C718]+[.D718])"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NT2SBH([.B719])" office:value-type="string" office:string-value="07 47" calcext:value-type="string">
            <text:p>07 47</text:p>
          </table:table-cell>
          <table:table-cell table:formula="of:=IF([.E719]=1;[.C719];0)" office:value-type="float" office:value="1" calcext:value-type="float">
            <text:p>1</text:p>
          </table:table-cell>
          <table:table-cell table:formula="of:=IF([.E719]=0;[.C719];0)" office:value-type="float" office:value="0" calcext:value-type="float">
            <text:p>0</text:p>
          </table:table-cell>
          <table:table-cell table:formula="of:=[.D719]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accel_ctl_func</text:p>
          </table:table-cell>
          <table:table-cell table:formula="of:=([.B719]+[.C719]+[.D719])"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20])" office:value-type="string" office:string-value="07 50" calcext:value-type="string">
            <text:p>07 50</text:p>
          </table:table-cell>
          <table:table-cell table:formula="of:=IF([.E720]=1;[.C720];0)" office:value-type="float" office:value="1" calcext:value-type="float">
            <text:p>1</text:p>
          </table:table-cell>
          <table:table-cell table:formula="of:=IF([.E720]=0;[.C720];0)" office:value-type="float" office:value="0" calcext:value-type="float">
            <text:p>0</text:p>
          </table:table-cell>
          <table:table-cell table:formula="of:=[.D7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accel_ctl_min</text:p>
          </table:table-cell>
          <table:table-cell table:formula="of:=([.B720]+[.C720]+[.D720])"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21])" office:value-type="string" office:string-value="07 51" calcext:value-type="string">
            <text:p>07 51</text:p>
          </table:table-cell>
          <table:table-cell table:formula="of:=IF([.E721]=1;[.C721];0)" office:value-type="float" office:value="1" calcext:value-type="float">
            <text:p>1</text:p>
          </table:table-cell>
          <table:table-cell table:formula="of:=IF([.E721]=0;[.C721];0)" office:value-type="float" office:value="0" calcext:value-type="float">
            <text:p>0</text:p>
          </table:table-cell>
          <table:table-cell table:formula="of:=[.D7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accel_ctl_max</text:p>
          </table:table-cell>
          <table:table-cell table:formula="of:=([.B721]+[.C721]+[.D721])"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22])" office:value-type="string" office:string-value="07 52" calcext:value-type="string">
            <text:p>07 52</text:p>
          </table:table-cell>
          <table:table-cell table:formula="of:=IF([.E722]=1;[.C722];0)" office:value-type="float" office:value="1" calcext:value-type="float">
            <text:p>1</text:p>
          </table:table-cell>
          <table:table-cell table:formula="of:=IF([.E722]=0;[.C722];0)" office:value-type="float" office:value="0" calcext:value-type="float">
            <text:p>0</text:p>
          </table:table-cell>
          <table:table-cell table:formula="of:=[.D7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accel_ctl_src_mode</text:p>
          </table:table-cell>
          <table:table-cell table:formula="of:=([.B722]+[.C722]+[.D722])"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NT2SBH([.B723])" office:value-type="string" office:string-value="07 53" calcext:value-type="string">
            <text:p>07 53</text:p>
          </table:table-cell>
          <table:table-cell table:formula="of:=IF([.E723]=1;[.C723];0)" office:value-type="float" office:value="1" calcext:value-type="float">
            <text:p>1</text:p>
          </table:table-cell>
          <table:table-cell table:formula="of:=IF([.E723]=0;[.C723];0)" office:value-type="float" office:value="0" calcext:value-type="float">
            <text:p>0</text:p>
          </table:table-cell>
          <table:table-cell table:formula="of:=[.D723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exp_sw_func</text:p>
          </table:table-cell>
          <table:table-cell table:formula="of:=([.B723]+[.C723]+[.D723])"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24])" office:value-type="string" office:string-value="07 60" calcext:value-type="string">
            <text:p>07 60</text:p>
          </table:table-cell>
          <table:table-cell table:formula="of:=IF([.E724]=1;[.C724];0)" office:value-type="float" office:value="1" calcext:value-type="float">
            <text:p>1</text:p>
          </table:table-cell>
          <table:table-cell table:formula="of:=IF([.E724]=0;[.C724];0)" office:value-type="float" office:value="0" calcext:value-type="float">
            <text:p>0</text:p>
          </table:table-cell>
          <table:table-cell table:formula="of:=[.D7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exp_sw_min</text:p>
          </table:table-cell>
          <table:table-cell table:formula="of:=([.B724]+[.C724]+[.D724])"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25])" office:value-type="string" office:string-value="07 61" calcext:value-type="string">
            <text:p>07 61</text:p>
          </table:table-cell>
          <table:table-cell table:formula="of:=IF([.E725]=1;[.C725];0)" office:value-type="float" office:value="1" calcext:value-type="float">
            <text:p>1</text:p>
          </table:table-cell>
          <table:table-cell table:formula="of:=IF([.E725]=0;[.C725];0)" office:value-type="float" office:value="0" calcext:value-type="float">
            <text:p>0</text:p>
          </table:table-cell>
          <table:table-cell table:formula="of:=[.D7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exp_sw_max</text:p>
          </table:table-cell>
          <table:table-cell table:formula="of:=([.B725]+[.C725]+[.D725])"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26])" office:value-type="string" office:string-value="07 62" calcext:value-type="string">
            <text:p>07 62</text:p>
          </table:table-cell>
          <table:table-cell table:formula="of:=IF([.E726]=1;[.C726];0)" office:value-type="float" office:value="1" calcext:value-type="float">
            <text:p>1</text:p>
          </table:table-cell>
          <table:table-cell table:formula="of:=IF([.E726]=0;[.C726];0)" office:value-type="float" office:value="0" calcext:value-type="float">
            <text:p>0</text:p>
          </table:table-cell>
          <table:table-cell table:formula="of:=[.D7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exp_sw_src_mode</text:p>
          </table:table-cell>
          <table:table-cell table:formula="of:=([.B726]+[.C726]+[.D726])"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NT2SBH([.B727])" office:value-type="string" office:string-value="07 63" calcext:value-type="string">
            <text:p>07 63</text:p>
          </table:table-cell>
          <table:table-cell table:formula="of:=IF([.E727]=1;[.C727];0)" office:value-type="float" office:value="1" calcext:value-type="float">
            <text:p>1</text:p>
          </table:table-cell>
          <table:table-cell table:formula="of:=IF([.E727]=0;[.C727];0)" office:value-type="float" office:value="0" calcext:value-type="float">
            <text:p>0</text:p>
          </table:table-cell>
          <table:table-cell table:formula="of:=[.D727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sub_ctl1_func</text:p>
          </table:table-cell>
          <table:table-cell table:formula="of:=([.B727]+[.C727]+[.D727])"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28])" office:value-type="string" office:string-value="07 70" calcext:value-type="string">
            <text:p>07 70</text:p>
          </table:table-cell>
          <table:table-cell table:formula="of:=IF([.E728]=1;[.C728];0)" office:value-type="float" office:value="1" calcext:value-type="float">
            <text:p>1</text:p>
          </table:table-cell>
          <table:table-cell table:formula="of:=IF([.E728]=0;[.C728];0)" office:value-type="float" office:value="0" calcext:value-type="float">
            <text:p>0</text:p>
          </table:table-cell>
          <table:table-cell table:formula="of:=[.D7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sub_ctl1_min</text:p>
          </table:table-cell>
          <table:table-cell table:formula="of:=([.B728]+[.C728]+[.D728])"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29])" office:value-type="string" office:string-value="07 71" calcext:value-type="string">
            <text:p>07 71</text:p>
          </table:table-cell>
          <table:table-cell table:formula="of:=IF([.E729]=1;[.C729];0)" office:value-type="float" office:value="1" calcext:value-type="float">
            <text:p>1</text:p>
          </table:table-cell>
          <table:table-cell table:formula="of:=IF([.E729]=0;[.C729];0)" office:value-type="float" office:value="0" calcext:value-type="float">
            <text:p>0</text:p>
          </table:table-cell>
          <table:table-cell table:formula="of:=[.D7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sub_ctl1_max</text:p>
          </table:table-cell>
          <table:table-cell table:formula="of:=([.B729]+[.C729]+[.D729])"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30])" office:value-type="string" office:string-value="07 72" calcext:value-type="string">
            <text:p>07 72</text:p>
          </table:table-cell>
          <table:table-cell table:formula="of:=IF([.E730]=1;[.C730];0)" office:value-type="float" office:value="1" calcext:value-type="float">
            <text:p>1</text:p>
          </table:table-cell>
          <table:table-cell table:formula="of:=IF([.E730]=0;[.C730];0)" office:value-type="float" office:value="0" calcext:value-type="float">
            <text:p>0</text:p>
          </table:table-cell>
          <table:table-cell table:formula="of:=[.D7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sub_ctl1_src_mode</text:p>
          </table:table-cell>
          <table:table-cell table:formula="of:=([.B730]+[.C730]+[.D730])"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NT2SBH([.B731])" office:value-type="string" office:string-value="07 73" calcext:value-type="string">
            <text:p>07 73</text:p>
          </table:table-cell>
          <table:table-cell table:formula="of:=IF([.E731]=1;[.C731];0)" office:value-type="float" office:value="1" calcext:value-type="float">
            <text:p>1</text:p>
          </table:table-cell>
          <table:table-cell table:formula="of:=IF([.E731]=0;[.C731];0)" office:value-type="float" office:value="0" calcext:value-type="float">
            <text:p>0</text:p>
          </table:table-cell>
          <table:table-cell table:formula="of:=[.D731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sub_ctl2_func</text:p>
          </table:table-cell>
          <table:table-cell table:formula="of:=([.B731]+[.C731]+[.D731])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32])" office:value-type="string" office:string-value="08 00" calcext:value-type="string">
            <text:p>08 00</text:p>
          </table:table-cell>
          <table:table-cell table:formula="of:=IF([.E732]=1;[.C732];0)" office:value-type="float" office:value="1" calcext:value-type="float">
            <text:p>1</text:p>
          </table:table-cell>
          <table:table-cell table:formula="of:=IF([.E732]=0;[.C732];0)" office:value-type="float" office:value="0" calcext:value-type="float">
            <text:p>0</text:p>
          </table:table-cell>
          <table:table-cell table:formula="of:=[.D7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sub_ctl2_min</text:p>
          </table:table-cell>
          <table:table-cell table:formula="of:=([.B732]+[.C732]+[.D732])"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33])" office:value-type="string" office:string-value="08 01" calcext:value-type="string">
            <text:p>08 01</text:p>
          </table:table-cell>
          <table:table-cell table:formula="of:=IF([.E733]=1;[.C733];0)" office:value-type="float" office:value="1" calcext:value-type="float">
            <text:p>1</text:p>
          </table:table-cell>
          <table:table-cell table:formula="of:=IF([.E733]=0;[.C733];0)" office:value-type="float" office:value="0" calcext:value-type="float">
            <text:p>0</text:p>
          </table:table-cell>
          <table:table-cell table:formula="of:=[.D7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sub_ctl2_max</text:p>
          </table:table-cell>
          <table:table-cell table:formula="of:=([.B733]+[.C733]+[.D733])"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34])" office:value-type="string" office:string-value="08 02" calcext:value-type="string">
            <text:p>08 02</text:p>
          </table:table-cell>
          <table:table-cell table:formula="of:=IF([.E734]=1;[.C734];0)" office:value-type="float" office:value="1" calcext:value-type="float">
            <text:p>1</text:p>
          </table:table-cell>
          <table:table-cell table:formula="of:=IF([.E734]=0;[.C734];0)" office:value-type="float" office:value="0" calcext:value-type="float">
            <text:p>0</text:p>
          </table:table-cell>
          <table:table-cell table:formula="of:=[.D7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sub_ctl2_src_mode</text:p>
          </table:table-cell>
          <table:table-cell table:formula="of:=([.B734]+[.C734]+[.D734])"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NT2SBH([.B735])" office:value-type="string" office:string-value="08 03" calcext:value-type="string">
            <text:p>08 03</text:p>
          </table:table-cell>
          <table:table-cell table:formula="of:=IF([.E735]=1;[.C735];0)" office:value-type="float" office:value="1" calcext:value-type="float">
            <text:p>1</text:p>
          </table:table-cell>
          <table:table-cell table:formula="of:=IF([.E735]=0;[.C735];0)" office:value-type="float" office:value="0" calcext:value-type="float">
            <text:p>0</text:p>
          </table:table-cell>
          <table:table-cell table:formula="of:=[.D735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exp_func</text:p>
          </table:table-cell>
          <table:table-cell table:formula="of:=([.B735]+[.C735]+[.D735])"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36])" office:value-type="string" office:string-value="08 10" calcext:value-type="string">
            <text:p>08 10</text:p>
          </table:table-cell>
          <table:table-cell table:formula="of:=IF([.E736]=1;[.C736];0)" office:value-type="float" office:value="1" calcext:value-type="float">
            <text:p>1</text:p>
          </table:table-cell>
          <table:table-cell table:formula="of:=IF([.E736]=0;[.C736];0)" office:value-type="float" office:value="0" calcext:value-type="float">
            <text:p>0</text:p>
          </table:table-cell>
          <table:table-cell table:formula="of:=[.D7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exp_patch_level_min</text:p>
          </table:table-cell>
          <table:table-cell table:formula="of:=([.B736]+[.C736]+[.D736])"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37])" office:value-type="string" office:string-value="08 11" calcext:value-type="string">
            <text:p>08 11</text:p>
          </table:table-cell>
          <table:table-cell table:formula="of:=IF([.E737]=1;[.C737];0)" office:value-type="float" office:value="1" calcext:value-type="float">
            <text:p>1</text:p>
          </table:table-cell>
          <table:table-cell table:formula="of:=IF([.E737]=0;[.C737];0)" office:value-type="float" office:value="0" calcext:value-type="float">
            <text:p>0</text:p>
          </table:table-cell>
          <table:table-cell table:formula="of:=[.D7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exp_patch_level_max</text:p>
          </table:table-cell>
          <table:table-cell table:formula="of:=([.B737]+[.C737]+[.D737])"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NT2SBH([.B738])" office:value-type="string" office:string-value="08 12" calcext:value-type="string">
            <text:p>08 12</text:p>
          </table:table-cell>
          <table:table-cell table:formula="of:=IF([.E738]=1;[.C738];0)" office:value-type="float" office:value="1" calcext:value-type="float">
            <text:p>1</text:p>
          </table:table-cell>
          <table:table-cell table:formula="of:=IF([.E738]=0;[.C738];0)" office:value-type="float" office:value="0" calcext:value-type="float">
            <text:p>0</text:p>
          </table:table-cell>
          <table:table-cell table:formula="of:=[.D738]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sub_exp_func</text:p>
          </table:table-cell>
          <table:table-cell table:formula="of:=([.B738]+[.C738]+[.D738])"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39])" office:value-type="string" office:string-value="08 20" calcext:value-type="string">
            <text:p>08 20</text:p>
          </table:table-cell>
          <table:table-cell table:formula="of:=IF([.E739]=1;[.C739];0)" office:value-type="float" office:value="1" calcext:value-type="float">
            <text:p>1</text:p>
          </table:table-cell>
          <table:table-cell table:formula="of:=IF([.E739]=0;[.C739];0)" office:value-type="float" office:value="0" calcext:value-type="float">
            <text:p>0</text:p>
          </table:table-cell>
          <table:table-cell table:formula="of:=[.D7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sub_exp_patch_level_min</text:p>
          </table:table-cell>
          <table:table-cell table:formula="of:=([.B739]+[.C739]+[.D739])"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740])" office:value-type="string" office:string-value="08 21" calcext:value-type="string">
            <text:p>08 21</text:p>
          </table:table-cell>
          <table:table-cell table:formula="of:=IF([.E740]=1;[.C740];0)" office:value-type="float" office:value="1" calcext:value-type="float">
            <text:p>1</text:p>
          </table:table-cell>
          <table:table-cell table:formula="of:=IF([.E740]=0;[.C740];0)" office:value-type="float" office:value="0" calcext:value-type="float">
            <text:p>0</text:p>
          </table:table-cell>
          <table:table-cell table:formula="of:=[.D7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l_exp_sub_exp_patch_level_max</text:p>
          </table:table-cell>
          <table:table-cell table:formula="of:=([.B740]+[.C740]+[.D740])"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NT2SBH([.B741])" office:value-type="string" office:string-value="08 22" calcext:value-type="string">
            <text:p>08 22</text:p>
          </table:table-cell>
          <table:table-cell table:formula="of:=IF([.E741]=1;[.C741];0)" office:value-type="float" office:value="1" calcext:value-type="float">
            <text:p>1</text:p>
          </table:table-cell>
          <table:table-cell table:formula="of:=IF([.E741]=0;[.C74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on_off</text:p>
          </table:table-cell>
          <table:table-cell table:formula="of:=([.B741]+[.C741]+[.D741])"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2])" office:value-type="string" office:string-value="08 30" calcext:value-type="string">
            <text:p>08 30</text:p>
          </table:table-cell>
          <table:table-cell table:formula="of:=IF([.E742]=1;[.C742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1_target</text:p>
          </table:table-cell>
          <table:table-cell table:formula="of:=([.B742]+[.C742]+[.D742])"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3])" office:value-type="string" office:string-value="08 31" calcext:value-type="string">
            <text:p>08 31</text:p>
          </table:table-cell>
          <table:table-cell table:formula="of:=IF([.E743]=1;[.C743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1_target_min</text:p>
          </table:table-cell>
          <table:table-cell table:formula="of:=([.B743]+[.C743]+[.D743])" office:value-type="float" office:value="1075" calcext:value-type="float">
            <text:p>10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4])" office:value-type="string" office:string-value="08 33" calcext:value-type="string">
            <text:p>08 33</text:p>
          </table:table-cell>
          <table:table-cell table:formula="of:=IF([.E744]=1;[.C744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1_target_max</text:p>
          </table:table-cell>
          <table:table-cell table:formula="of:=([.B744]+[.C744]+[.D744])"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5])" office:value-type="string" office:string-value="08 35" calcext:value-type="string">
            <text:p>08 35</text:p>
          </table:table-cell>
          <table:table-cell table:formula="of:=IF([.E745]=1;[.C74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1_source</text:p>
          </table:table-cell>
          <table:table-cell table:formula="of:=([.B745]+[.C745]+[.D745])"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6])" office:value-type="string" office:string-value="08 37" calcext:value-type="string">
            <text:p>08 37</text:p>
          </table:table-cell>
          <table:table-cell table:formula="of:=IF([.E746]=1;[.C746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1_source_mode</text:p>
          </table:table-cell>
          <table:table-cell table:formula="of:=([.B746]+[.C746]+[.D746])"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7])" office:value-type="string" office:string-value="08 38" calcext:value-type="string">
            <text:p>08 38</text:p>
          </table:table-cell>
          <table:table-cell table:formula="of:=IF([.E747]=1;[.C747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1_act_range_lo</text:p>
          </table:table-cell>
          <table:table-cell table:formula="of:=([.B747]+[.C747]+[.D747])"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8])" office:value-type="string" office:string-value="08 39" calcext:value-type="string">
            <text:p>08 39</text:p>
          </table:table-cell>
          <table:table-cell table:formula="of:=IF([.E748]=1;[.C748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1_act_range_hi</text:p>
          </table:table-cell>
          <table:table-cell table:formula="of:=([.B748]+[.C748]+[.D748])"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9])" office:value-type="string" office:string-value="08 3A" calcext:value-type="string">
            <text:p>08 3A</text:p>
          </table:table-cell>
          <table:table-cell table:formula="of:=IF([.E749]=1;[.C749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1_int_pdl_trigger</text:p>
          </table:table-cell>
          <table:table-cell table:formula="of:=([.B749]+[.C749]+[.D749])"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0])" office:value-type="string" office:string-value="08 3B" calcext:value-type="string">
            <text:p>08 3B</text:p>
          </table:table-cell>
          <table:table-cell table:formula="of:=IF([.E750]=1;[.C750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1_int_pdl_time</text:p>
          </table:table-cell>
          <table:table-cell table:formula="of:=([.B750]+[.C750]+[.D750])"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1])" office:value-type="string" office:string-value="08 3C" calcext:value-type="string">
            <text:p>08 3C</text:p>
          </table:table-cell>
          <table:table-cell table:formula="of:=IF([.E751]=1;[.C751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1_int_pdl_curve</text:p>
          </table:table-cell>
          <table:table-cell table:formula="of:=([.B751]+[.C751]+[.D751])"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2])" office:value-type="string" office:string-value="08 3D" calcext:value-type="string">
            <text:p>08 3D</text:p>
          </table:table-cell>
          <table:table-cell table:formula="of:=IF([.E752]=1;[.C752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1_wave_rate</text:p>
          </table:table-cell>
          <table:table-cell table:formula="of:=([.B752]+[.C752]+[.D752])"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3])" office:value-type="string" office:string-value="08 3E" calcext:value-type="string">
            <text:p>08 3E</text:p>
          </table:table-cell>
          <table:table-cell table:formula="of:=IF([.E753]=1;[.C753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1_waveform</text:p>
          </table:table-cell>
          <table:table-cell table:formula="of:=([.B753]+[.C753]+[.D753])"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NT2SBH([.B754])" office:value-type="string" office:string-value="08 3F" calcext:value-type="string">
            <text:p>08 3F</text:p>
          </table:table-cell>
          <table:table-cell table:formula="of:=IF([.E754]=1;[.C754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2_on_off</text:p>
          </table:table-cell>
          <table:table-cell table:formula="of:=([.B754]+[.C754]+[.D754])"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5])" office:value-type="string" office:string-value="08 50" calcext:value-type="string">
            <text:p>08 50</text:p>
          </table:table-cell>
          <table:table-cell table:formula="of:=IF([.E755]=1;[.C75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2_target</text:p>
          </table:table-cell>
          <table:table-cell table:formula="of:=([.B755]+[.C755]+[.D755])"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6])" office:value-type="string" office:string-value="08 51" calcext:value-type="string">
            <text:p>08 51</text:p>
          </table:table-cell>
          <table:table-cell table:formula="of:=IF([.E756]=1;[.C756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2_target_min</text:p>
          </table:table-cell>
          <table:table-cell table:formula="of:=([.B756]+[.C756]+[.D756])" office:value-type="float" office:value="1107" calcext:value-type="float">
            <text:p>11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7])" office:value-type="string" office:string-value="08 53" calcext:value-type="string">
            <text:p>08 53</text:p>
          </table:table-cell>
          <table:table-cell table:formula="of:=IF([.E757]=1;[.C757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2_target_max</text:p>
          </table:table-cell>
          <table:table-cell table:formula="of:=([.B757]+[.C757]+[.D757])" office:value-type="float" office:value="1109" calcext:value-type="float">
            <text:p>11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8])" office:value-type="string" office:string-value="08 55" calcext:value-type="string">
            <text:p>08 55</text:p>
          </table:table-cell>
          <table:table-cell table:formula="of:=IF([.E758]=1;[.C758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2_source</text:p>
          </table:table-cell>
          <table:table-cell table:formula="of:=([.B758]+[.C758]+[.D758])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9])" office:value-type="string" office:string-value="08 57" calcext:value-type="string">
            <text:p>08 57</text:p>
          </table:table-cell>
          <table:table-cell table:formula="of:=IF([.E759]=1;[.C759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2_source_mode</text:p>
          </table:table-cell>
          <table:table-cell table:formula="of:=([.B759]+[.C759]+[.D759])"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0])" office:value-type="string" office:string-value="08 58" calcext:value-type="string">
            <text:p>08 58</text:p>
          </table:table-cell>
          <table:table-cell table:formula="of:=IF([.E760]=1;[.C760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2_act_range_lo</text:p>
          </table:table-cell>
          <table:table-cell table:formula="of:=([.B760]+[.C760]+[.D760])"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1])" office:value-type="string" office:string-value="08 59" calcext:value-type="string">
            <text:p>08 59</text:p>
          </table:table-cell>
          <table:table-cell table:formula="of:=IF([.E761]=1;[.C761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2_act_range_hi</text:p>
          </table:table-cell>
          <table:table-cell table:formula="of:=([.B761]+[.C761]+[.D761])"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2])" office:value-type="string" office:string-value="08 5A" calcext:value-type="string">
            <text:p>08 5A</text:p>
          </table:table-cell>
          <table:table-cell table:formula="of:=IF([.E762]=1;[.C762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2_int_pdl_trigger</text:p>
          </table:table-cell>
          <table:table-cell table:formula="of:=([.B762]+[.C762]+[.D762])"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3])" office:value-type="string" office:string-value="08 5B" calcext:value-type="string">
            <text:p>08 5B</text:p>
          </table:table-cell>
          <table:table-cell table:formula="of:=IF([.E763]=1;[.C763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2_int_pdl_time</text:p>
          </table:table-cell>
          <table:table-cell table:formula="of:=([.B763]+[.C763]+[.D763])"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4])" office:value-type="string" office:string-value="08 5C" calcext:value-type="string">
            <text:p>08 5C</text:p>
          </table:table-cell>
          <table:table-cell table:formula="of:=IF([.E764]=1;[.C764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2_int_pdl_curve</text:p>
          </table:table-cell>
          <table:table-cell table:formula="of:=([.B764]+[.C764]+[.D764])"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5])" office:value-type="string" office:string-value="08 5D" calcext:value-type="string">
            <text:p>08 5D</text:p>
          </table:table-cell>
          <table:table-cell table:formula="of:=IF([.E765]=1;[.C76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2_wave_rate</text:p>
          </table:table-cell>
          <table:table-cell table:formula="of:=([.B765]+[.C765]+[.D765])"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6])" office:value-type="string" office:string-value="08 5E" calcext:value-type="string">
            <text:p>08 5E</text:p>
          </table:table-cell>
          <table:table-cell table:formula="of:=IF([.E766]=1;[.C766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2_waveform</text:p>
          </table:table-cell>
          <table:table-cell table:formula="of:=([.B766]+[.C766]+[.D766])"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NT2SBH([.B767])" office:value-type="string" office:string-value="08 5F" calcext:value-type="string">
            <text:p>08 5F</text:p>
          </table:table-cell>
          <table:table-cell table:formula="of:=IF([.E767]=1;[.C767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3_on_off</text:p>
          </table:table-cell>
          <table:table-cell table:formula="of:=([.B767]+[.C767]+[.D767])"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8])" office:value-type="string" office:string-value="08 70" calcext:value-type="string">
            <text:p>08 70</text:p>
          </table:table-cell>
          <table:table-cell table:formula="of:=IF([.E768]=1;[.C768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3_target</text:p>
          </table:table-cell>
          <table:table-cell table:formula="of:=([.B768]+[.C768]+[.D768])" office:value-type="float" office:value="1137" calcext:value-type="float">
            <text:p>11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9])" office:value-type="string" office:string-value="08 71" calcext:value-type="string">
            <text:p>08 71</text:p>
          </table:table-cell>
          <table:table-cell table:formula="of:=IF([.E769]=1;[.C769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3_target_min</text:p>
          </table:table-cell>
          <table:table-cell table:formula="of:=([.B769]+[.C769]+[.D769])"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0])" office:value-type="string" office:string-value="08 73" calcext:value-type="string">
            <text:p>08 73</text:p>
          </table:table-cell>
          <table:table-cell table:formula="of:=IF([.E770]=1;[.C770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3_target_max</text:p>
          </table:table-cell>
          <table:table-cell table:formula="of:=([.B770]+[.C770]+[.D770])" office:value-type="float" office:value="1141" calcext:value-type="float">
            <text:p>11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1])" office:value-type="string" office:string-value="08 75" calcext:value-type="string">
            <text:p>08 75</text:p>
          </table:table-cell>
          <table:table-cell table:formula="of:=IF([.E771]=1;[.C771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3_source</text:p>
          </table:table-cell>
          <table:table-cell table:formula="of:=([.B771]+[.C771]+[.D771])"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2])" office:value-type="string" office:string-value="08 77" calcext:value-type="string">
            <text:p>08 77</text:p>
          </table:table-cell>
          <table:table-cell table:formula="of:=IF([.E772]=1;[.C772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3_source_mode</text:p>
          </table:table-cell>
          <table:table-cell table:formula="of:=([.B772]+[.C772]+[.D772])"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3])" office:value-type="string" office:string-value="08 78" calcext:value-type="string">
            <text:p>08 78</text:p>
          </table:table-cell>
          <table:table-cell table:formula="of:=IF([.E773]=1;[.C773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3_act_range_lo</text:p>
          </table:table-cell>
          <table:table-cell table:formula="of:=([.B773]+[.C773]+[.D773])"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4])" office:value-type="string" office:string-value="08 79" calcext:value-type="string">
            <text:p>08 79</text:p>
          </table:table-cell>
          <table:table-cell table:formula="of:=IF([.E774]=1;[.C774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3_act_range_hi</text:p>
          </table:table-cell>
          <table:table-cell table:formula="of:=([.B774]+[.C774]+[.D774])" office:value-type="float" office:value="1146" calcext:value-type="float">
            <text:p>1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5])" office:value-type="string" office:string-value="08 7A" calcext:value-type="string">
            <text:p>08 7A</text:p>
          </table:table-cell>
          <table:table-cell table:formula="of:=IF([.E775]=1;[.C77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3_int_pdl_trigger</text:p>
          </table:table-cell>
          <table:table-cell table:formula="of:=([.B775]+[.C775]+[.D775])"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6])" office:value-type="string" office:string-value="08 7B" calcext:value-type="string">
            <text:p>08 7B</text:p>
          </table:table-cell>
          <table:table-cell table:formula="of:=IF([.E776]=1;[.C776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3_int_pdl_time</text:p>
          </table:table-cell>
          <table:table-cell table:formula="of:=([.B776]+[.C776]+[.D776])"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7])" office:value-type="string" office:string-value="08 7C" calcext:value-type="string">
            <text:p>08 7C</text:p>
          </table:table-cell>
          <table:table-cell table:formula="of:=IF([.E777]=1;[.C777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3_int_pdl_curve</text:p>
          </table:table-cell>
          <table:table-cell table:formula="of:=([.B777]+[.C777]+[.D777])"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8])" office:value-type="string" office:string-value="08 7D" calcext:value-type="string">
            <text:p>08 7D</text:p>
          </table:table-cell>
          <table:table-cell table:formula="of:=IF([.E778]=1;[.C778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3_wave_rate</text:p>
          </table:table-cell>
          <table:table-cell table:formula="of:=([.B778]+[.C778]+[.D778])"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9])" office:value-type="string" office:string-value="08 7E" calcext:value-type="string">
            <text:p>08 7E</text:p>
          </table:table-cell>
          <table:table-cell table:formula="of:=IF([.E779]=1;[.C779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3_waveform</text:p>
          </table:table-cell>
          <table:table-cell table:formula="of:=([.B779]+[.C779]+[.D779])"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NT2SBH([.B780])" office:value-type="string" office:string-value="08 7F" calcext:value-type="string">
            <text:p>08 7F</text:p>
          </table:table-cell>
          <table:table-cell table:formula="of:=IF([.E780]=1;[.C780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4_on_off</text:p>
          </table:table-cell>
          <table:table-cell table:formula="of:=([.B780]+[.C780]+[.D780])"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1])" office:value-type="string" office:string-value="09 10" calcext:value-type="string">
            <text:p>09 10</text:p>
          </table:table-cell>
          <table:table-cell table:formula="of:=IF([.E781]=1;[.C781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4_target</text:p>
          </table:table-cell>
          <table:table-cell table:formula="of:=([.B781]+[.C781]+[.D781])"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2])" office:value-type="string" office:string-value="09 11" calcext:value-type="string">
            <text:p>09 11</text:p>
          </table:table-cell>
          <table:table-cell table:formula="of:=IF([.E782]=1;[.C782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4_target_min</text:p>
          </table:table-cell>
          <table:table-cell table:formula="of:=([.B782]+[.C782]+[.D782])"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3])" office:value-type="string" office:string-value="09 13" calcext:value-type="string">
            <text:p>09 13</text:p>
          </table:table-cell>
          <table:table-cell table:formula="of:=IF([.E783]=1;[.C783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4_target_max</text:p>
          </table:table-cell>
          <table:table-cell table:formula="of:=([.B783]+[.C783]+[.D783])" office:value-type="float" office:value="1173" calcext:value-type="float">
            <text:p>11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4])" office:value-type="string" office:string-value="09 15" calcext:value-type="string">
            <text:p>09 15</text:p>
          </table:table-cell>
          <table:table-cell table:formula="of:=IF([.E784]=1;[.C784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4_source</text:p>
          </table:table-cell>
          <table:table-cell table:formula="of:=([.B784]+[.C784]+[.D784])"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5])" office:value-type="string" office:string-value="09 17" calcext:value-type="string">
            <text:p>09 17</text:p>
          </table:table-cell>
          <table:table-cell table:formula="of:=IF([.E785]=1;[.C78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4_source_mode</text:p>
          </table:table-cell>
          <table:table-cell table:formula="of:=([.B785]+[.C785]+[.D785])"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6])" office:value-type="string" office:string-value="09 18" calcext:value-type="string">
            <text:p>09 18</text:p>
          </table:table-cell>
          <table:table-cell table:formula="of:=IF([.E786]=1;[.C786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4_act_range_lo</text:p>
          </table:table-cell>
          <table:table-cell table:formula="of:=([.B786]+[.C786]+[.D786])"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7])" office:value-type="string" office:string-value="09 19" calcext:value-type="string">
            <text:p>09 19</text:p>
          </table:table-cell>
          <table:table-cell table:formula="of:=IF([.E787]=1;[.C787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4_act_range_hi</text:p>
          </table:table-cell>
          <table:table-cell table:formula="of:=([.B787]+[.C787]+[.D787])"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8])" office:value-type="string" office:string-value="09 1A" calcext:value-type="string">
            <text:p>09 1A</text:p>
          </table:table-cell>
          <table:table-cell table:formula="of:=IF([.E788]=1;[.C788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4_int_pdl_trigger</text:p>
          </table:table-cell>
          <table:table-cell table:formula="of:=([.B788]+[.C788]+[.D788])"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9])" office:value-type="string" office:string-value="09 1B" calcext:value-type="string">
            <text:p>09 1B</text:p>
          </table:table-cell>
          <table:table-cell table:formula="of:=IF([.E789]=1;[.C789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4_int_pdl_time</text:p>
          </table:table-cell>
          <table:table-cell table:formula="of:=([.B789]+[.C789]+[.D789])"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0])" office:value-type="string" office:string-value="09 1C" calcext:value-type="string">
            <text:p>09 1C</text:p>
          </table:table-cell>
          <table:table-cell table:formula="of:=IF([.E790]=1;[.C790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4_int_pdl_curve</text:p>
          </table:table-cell>
          <table:table-cell table:formula="of:=([.B790]+[.C790]+[.D790])"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1])" office:value-type="string" office:string-value="09 1D" calcext:value-type="string">
            <text:p>09 1D</text:p>
          </table:table-cell>
          <table:table-cell table:formula="of:=IF([.E791]=1;[.C791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4_wave_rate</text:p>
          </table:table-cell>
          <table:table-cell table:formula="of:=([.B791]+[.C791]+[.D791])"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2])" office:value-type="string" office:string-value="09 1E" calcext:value-type="string">
            <text:p>09 1E</text:p>
          </table:table-cell>
          <table:table-cell table:formula="of:=IF([.E792]=1;[.C792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4_waveform</text:p>
          </table:table-cell>
          <table:table-cell table:formula="of:=([.B792]+[.C792]+[.D792])"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NT2SBH([.B793])" office:value-type="string" office:string-value="09 1F" calcext:value-type="string">
            <text:p>09 1F</text:p>
          </table:table-cell>
          <table:table-cell table:formula="of:=IF([.E793]=1;[.C793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5_on_off</text:p>
          </table:table-cell>
          <table:table-cell table:formula="of:=([.B793]+[.C793]+[.D793])"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4])" office:value-type="string" office:string-value="09 30" calcext:value-type="string">
            <text:p>09 30</text:p>
          </table:table-cell>
          <table:table-cell table:formula="of:=IF([.E794]=1;[.C794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5_target</text:p>
          </table:table-cell>
          <table:table-cell table:formula="of:=([.B794]+[.C794]+[.D794])"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5])" office:value-type="string" office:string-value="09 31" calcext:value-type="string">
            <text:p>09 31</text:p>
          </table:table-cell>
          <table:table-cell table:formula="of:=IF([.E795]=1;[.C79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5_target_min</text:p>
          </table:table-cell>
          <table:table-cell table:formula="of:=([.B795]+[.C795]+[.D795])" office:value-type="float" office:value="1203" calcext:value-type="float">
            <text:p>12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6])" office:value-type="string" office:string-value="09 33" calcext:value-type="string">
            <text:p>09 33</text:p>
          </table:table-cell>
          <table:table-cell table:formula="of:=IF([.E796]=1;[.C796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5_target_max</text:p>
          </table:table-cell>
          <table:table-cell table:formula="of:=([.B796]+[.C796]+[.D796])" office:value-type="float" office:value="1205" calcext:value-type="float">
            <text:p>12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7])" office:value-type="string" office:string-value="09 35" calcext:value-type="string">
            <text:p>09 35</text:p>
          </table:table-cell>
          <table:table-cell table:formula="of:=IF([.E797]=1;[.C797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5_source</text:p>
          </table:table-cell>
          <table:table-cell table:formula="of:=([.B797]+[.C797]+[.D797])"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8])" office:value-type="string" office:string-value="09 37" calcext:value-type="string">
            <text:p>09 37</text:p>
          </table:table-cell>
          <table:table-cell table:formula="of:=IF([.E798]=1;[.C798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5_source_mode</text:p>
          </table:table-cell>
          <table:table-cell table:formula="of:=([.B798]+[.C798]+[.D798])"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9])" office:value-type="string" office:string-value="09 38" calcext:value-type="string">
            <text:p>09 38</text:p>
          </table:table-cell>
          <table:table-cell table:formula="of:=IF([.E799]=1;[.C799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5_act_range_lo</text:p>
          </table:table-cell>
          <table:table-cell table:formula="of:=([.B799]+[.C799]+[.D799])"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0])" office:value-type="string" office:string-value="09 39" calcext:value-type="string">
            <text:p>09 39</text:p>
          </table:table-cell>
          <table:table-cell table:formula="of:=IF([.E800]=1;[.C800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5_act_range_hi</text:p>
          </table:table-cell>
          <table:table-cell table:formula="of:=([.B800]+[.C800]+[.D800])"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1])" office:value-type="string" office:string-value="09 3A" calcext:value-type="string">
            <text:p>09 3A</text:p>
          </table:table-cell>
          <table:table-cell table:formula="of:=IF([.E801]=1;[.C801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5_int_pdl_trigger</text:p>
          </table:table-cell>
          <table:table-cell table:formula="of:=([.B801]+[.C801]+[.D801])"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2])" office:value-type="string" office:string-value="09 3B" calcext:value-type="string">
            <text:p>09 3B</text:p>
          </table:table-cell>
          <table:table-cell table:formula="of:=IF([.E802]=1;[.C802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5_int_pdl_time</text:p>
          </table:table-cell>
          <table:table-cell table:formula="of:=([.B802]+[.C802]+[.D802])"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3])" office:value-type="string" office:string-value="09 3C" calcext:value-type="string">
            <text:p>09 3C</text:p>
          </table:table-cell>
          <table:table-cell table:formula="of:=IF([.E803]=1;[.C803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5_int_pdl_curve</text:p>
          </table:table-cell>
          <table:table-cell table:formula="of:=([.B803]+[.C803]+[.D803])"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4])" office:value-type="string" office:string-value="09 3D" calcext:value-type="string">
            <text:p>09 3D</text:p>
          </table:table-cell>
          <table:table-cell table:formula="of:=IF([.E804]=1;[.C804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5_wave_rate</text:p>
          </table:table-cell>
          <table:table-cell table:formula="of:=([.B804]+[.C804]+[.D804])"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5])" office:value-type="string" office:string-value="09 3E" calcext:value-type="string">
            <text:p>09 3E</text:p>
          </table:table-cell>
          <table:table-cell table:formula="of:=IF([.E805]=1;[.C80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5_waveform</text:p>
          </table:table-cell>
          <table:table-cell table:formula="of:=([.B805]+[.C805]+[.D805])"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NT2SBH([.B806])" office:value-type="string" office:string-value="09 3F" calcext:value-type="string">
            <text:p>09 3F</text:p>
          </table:table-cell>
          <table:table-cell table:formula="of:=IF([.E806]=1;[.C806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6_on_off</text:p>
          </table:table-cell>
          <table:table-cell table:formula="of:=([.B806]+[.C806]+[.D806])"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7])" office:value-type="string" office:string-value="09 50" calcext:value-type="string">
            <text:p>09 50</text:p>
          </table:table-cell>
          <table:table-cell table:formula="of:=IF([.E807]=1;[.C807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6_target</text:p>
          </table:table-cell>
          <table:table-cell table:formula="of:=([.B807]+[.C807]+[.D807])" office:value-type="float" office:value="1233" calcext:value-type="float">
            <text:p>12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8])" office:value-type="string" office:string-value="09 51" calcext:value-type="string">
            <text:p>09 51</text:p>
          </table:table-cell>
          <table:table-cell table:formula="of:=IF([.E808]=1;[.C808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6_target_min</text:p>
          </table:table-cell>
          <table:table-cell table:formula="of:=([.B808]+[.C808]+[.D808])" office:value-type="float" office:value="1235" calcext:value-type="float">
            <text:p>12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9])" office:value-type="string" office:string-value="09 53" calcext:value-type="string">
            <text:p>09 53</text:p>
          </table:table-cell>
          <table:table-cell table:formula="of:=IF([.E809]=1;[.C809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6_target_max</text:p>
          </table:table-cell>
          <table:table-cell table:formula="of:=([.B809]+[.C809]+[.D809])" office:value-type="float" office:value="1237" calcext:value-type="float">
            <text:p>12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0])" office:value-type="string" office:string-value="09 55" calcext:value-type="string">
            <text:p>09 55</text:p>
          </table:table-cell>
          <table:table-cell table:formula="of:=IF([.E810]=1;[.C810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6_source</text:p>
          </table:table-cell>
          <table:table-cell table:formula="of:=([.B810]+[.C810]+[.D810])"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1])" office:value-type="string" office:string-value="09 57" calcext:value-type="string">
            <text:p>09 57</text:p>
          </table:table-cell>
          <table:table-cell table:formula="of:=IF([.E811]=1;[.C811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6_source_mode</text:p>
          </table:table-cell>
          <table:table-cell table:formula="of:=([.B811]+[.C811]+[.D811])"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2])" office:value-type="string" office:string-value="09 58" calcext:value-type="string">
            <text:p>09 58</text:p>
          </table:table-cell>
          <table:table-cell table:formula="of:=IF([.E812]=1;[.C812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6_act_range_lo</text:p>
          </table:table-cell>
          <table:table-cell table:formula="of:=([.B812]+[.C812]+[.D812])"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3])" office:value-type="string" office:string-value="09 59" calcext:value-type="string">
            <text:p>09 59</text:p>
          </table:table-cell>
          <table:table-cell table:formula="of:=IF([.E813]=1;[.C813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6_act_range_hi</text:p>
          </table:table-cell>
          <table:table-cell table:formula="of:=([.B813]+[.C813]+[.D813])"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4])" office:value-type="string" office:string-value="09 5A" calcext:value-type="string">
            <text:p>09 5A</text:p>
          </table:table-cell>
          <table:table-cell table:formula="of:=IF([.E814]=1;[.C814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6_int_pdl_trigger</text:p>
          </table:table-cell>
          <table:table-cell table:formula="of:=([.B814]+[.C814]+[.D814])"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5])" office:value-type="string" office:string-value="09 5B" calcext:value-type="string">
            <text:p>09 5B</text:p>
          </table:table-cell>
          <table:table-cell table:formula="of:=IF([.E815]=1;[.C81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6_int_pdl_time</text:p>
          </table:table-cell>
          <table:table-cell table:formula="of:=([.B815]+[.C815]+[.D815])"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6])" office:value-type="string" office:string-value="09 5C" calcext:value-type="string">
            <text:p>09 5C</text:p>
          </table:table-cell>
          <table:table-cell table:formula="of:=IF([.E816]=1;[.C816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6_int_pdl_curve</text:p>
          </table:table-cell>
          <table:table-cell table:formula="of:=([.B816]+[.C816]+[.D816])"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7])" office:value-type="string" office:string-value="09 5D" calcext:value-type="string">
            <text:p>09 5D</text:p>
          </table:table-cell>
          <table:table-cell table:formula="of:=IF([.E817]=1;[.C817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6_wave_rate</text:p>
          </table:table-cell>
          <table:table-cell table:formula="of:=([.B817]+[.C817]+[.D817])"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8])" office:value-type="string" office:string-value="09 5E" calcext:value-type="string">
            <text:p>09 5E</text:p>
          </table:table-cell>
          <table:table-cell table:formula="of:=IF([.E818]=1;[.C818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6_waveform</text:p>
          </table:table-cell>
          <table:table-cell table:formula="of:=([.B818]+[.C818]+[.D818])"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NT2SBH([.B819])" office:value-type="string" office:string-value="09 5F" calcext:value-type="string">
            <text:p>09 5F</text:p>
          </table:table-cell>
          <table:table-cell table:formula="of:=IF([.E819]=1;[.C819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7_on_off</text:p>
          </table:table-cell>
          <table:table-cell table:formula="of:=([.B819]+[.C819]+[.D819])"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0])" office:value-type="string" office:string-value="09 70" calcext:value-type="string">
            <text:p>09 70</text:p>
          </table:table-cell>
          <table:table-cell table:formula="of:=IF([.E820]=1;[.C820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7_target</text:p>
          </table:table-cell>
          <table:table-cell table:formula="of:=([.B820]+[.C820]+[.D820])"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1])" office:value-type="string" office:string-value="09 71" calcext:value-type="string">
            <text:p>09 71</text:p>
          </table:table-cell>
          <table:table-cell table:formula="of:=IF([.E821]=1;[.C821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7_target_min</text:p>
          </table:table-cell>
          <table:table-cell table:formula="of:=([.B821]+[.C821]+[.D821])" office:value-type="float" office:value="1267" calcext:value-type="float">
            <text:p>12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2])" office:value-type="string" office:string-value="09 73" calcext:value-type="string">
            <text:p>09 73</text:p>
          </table:table-cell>
          <table:table-cell table:formula="of:=IF([.E822]=1;[.C822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7_target_max</text:p>
          </table:table-cell>
          <table:table-cell table:formula="of:=([.B822]+[.C822]+[.D822])"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3])" office:value-type="string" office:string-value="09 75" calcext:value-type="string">
            <text:p>09 75</text:p>
          </table:table-cell>
          <table:table-cell table:formula="of:=IF([.E823]=1;[.C823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7_source</text:p>
          </table:table-cell>
          <table:table-cell table:formula="of:=([.B823]+[.C823]+[.D823])"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4])" office:value-type="string" office:string-value="09 77" calcext:value-type="string">
            <text:p>09 77</text:p>
          </table:table-cell>
          <table:table-cell table:formula="of:=IF([.E824]=1;[.C824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7_source_mode</text:p>
          </table:table-cell>
          <table:table-cell table:formula="of:=([.B824]+[.C824]+[.D824])"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5])" office:value-type="string" office:string-value="09 78" calcext:value-type="string">
            <text:p>09 78</text:p>
          </table:table-cell>
          <table:table-cell table:formula="of:=IF([.E825]=1;[.C82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7_act_range_lo</text:p>
          </table:table-cell>
          <table:table-cell table:formula="of:=([.B825]+[.C825]+[.D825])"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6])" office:value-type="string" office:string-value="09 79" calcext:value-type="string">
            <text:p>09 79</text:p>
          </table:table-cell>
          <table:table-cell table:formula="of:=IF([.E826]=1;[.C826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7_act_range_hi</text:p>
          </table:table-cell>
          <table:table-cell table:formula="of:=([.B826]+[.C826]+[.D826])"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7])" office:value-type="string" office:string-value="09 7A" calcext:value-type="string">
            <text:p>09 7A</text:p>
          </table:table-cell>
          <table:table-cell table:formula="of:=IF([.E827]=1;[.C827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7_int_pdl_trigger</text:p>
          </table:table-cell>
          <table:table-cell table:formula="of:=([.B827]+[.C827]+[.D827])"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8])" office:value-type="string" office:string-value="09 7B" calcext:value-type="string">
            <text:p>09 7B</text:p>
          </table:table-cell>
          <table:table-cell table:formula="of:=IF([.E828]=1;[.C828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7_int_pdl_time</text:p>
          </table:table-cell>
          <table:table-cell table:formula="of:=([.B828]+[.C828]+[.D828])"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9])" office:value-type="string" office:string-value="09 7C" calcext:value-type="string">
            <text:p>09 7C</text:p>
          </table:table-cell>
          <table:table-cell table:formula="of:=IF([.E829]=1;[.C829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7_int_pdl_curve</text:p>
          </table:table-cell>
          <table:table-cell table:formula="of:=([.B829]+[.C829]+[.D829])"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0])" office:value-type="string" office:string-value="09 7D" calcext:value-type="string">
            <text:p>09 7D</text:p>
          </table:table-cell>
          <table:table-cell table:formula="of:=IF([.E830]=1;[.C830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7_wave_rate</text:p>
          </table:table-cell>
          <table:table-cell table:formula="of:=([.B830]+[.C830]+[.D830])"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1])" office:value-type="string" office:string-value="09 7E" calcext:value-type="string">
            <text:p>09 7E</text:p>
          </table:table-cell>
          <table:table-cell table:formula="of:=IF([.E831]=1;[.C831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7_waveform</text:p>
          </table:table-cell>
          <table:table-cell table:formula="of:=([.B831]+[.C831]+[.D831])"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NT2SBH([.B832])" office:value-type="string" office:string-value="09 7F" calcext:value-type="string">
            <text:p>09 7F</text:p>
          </table:table-cell>
          <table:table-cell table:formula="of:=IF([.E832]=1;[.C832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8_on_off</text:p>
          </table:table-cell>
          <table:table-cell table:formula="of:=([.B832]+[.C832]+[.D832])"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3])" office:value-type="string" office:string-value="0A 10" calcext:value-type="string">
            <text:p>0A 10</text:p>
          </table:table-cell>
          <table:table-cell table:formula="of:=IF([.E833]=1;[.C833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8_target</text:p>
          </table:table-cell>
          <table:table-cell table:formula="of:=([.B833]+[.C833]+[.D833])"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4])" office:value-type="string" office:string-value="0A 11" calcext:value-type="string">
            <text:p>0A 11</text:p>
          </table:table-cell>
          <table:table-cell table:formula="of:=IF([.E834]=1;[.C834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8_target_min</text:p>
          </table:table-cell>
          <table:table-cell table:formula="of:=([.B834]+[.C834]+[.D834])" office:value-type="float" office:value="1299" calcext:value-type="float">
            <text:p>12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5])" office:value-type="string" office:string-value="0A 13" calcext:value-type="string">
            <text:p>0A 13</text:p>
          </table:table-cell>
          <table:table-cell table:formula="of:=IF([.E835]=1;[.C83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8_target_max</text:p>
          </table:table-cell>
          <table:table-cell table:formula="of:=([.B835]+[.C835]+[.D835])" office:value-type="float" office:value="1301" calcext:value-type="float">
            <text:p>13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6])" office:value-type="string" office:string-value="0A 15" calcext:value-type="string">
            <text:p>0A 15</text:p>
          </table:table-cell>
          <table:table-cell table:formula="of:=IF([.E836]=1;[.C836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8_source</text:p>
          </table:table-cell>
          <table:table-cell table:formula="of:=([.B836]+[.C836]+[.D836])"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7])" office:value-type="string" office:string-value="0A 17" calcext:value-type="string">
            <text:p>0A 17</text:p>
          </table:table-cell>
          <table:table-cell table:formula="of:=IF([.E837]=1;[.C837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8_source_mode</text:p>
          </table:table-cell>
          <table:table-cell table:formula="of:=([.B837]+[.C837]+[.D837])"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8])" office:value-type="string" office:string-value="0A 18" calcext:value-type="string">
            <text:p>0A 18</text:p>
          </table:table-cell>
          <table:table-cell table:formula="of:=IF([.E838]=1;[.C838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8_act_range_lo</text:p>
          </table:table-cell>
          <table:table-cell table:formula="of:=([.B838]+[.C838]+[.D838])"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9])" office:value-type="string" office:string-value="0A 19" calcext:value-type="string">
            <text:p>0A 19</text:p>
          </table:table-cell>
          <table:table-cell table:formula="of:=IF([.E839]=1;[.C839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8_act_range_hi</text:p>
          </table:table-cell>
          <table:table-cell table:formula="of:=([.B839]+[.C839]+[.D839])"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40])" office:value-type="string" office:string-value="0A 1A" calcext:value-type="string">
            <text:p>0A 1A</text:p>
          </table:table-cell>
          <table:table-cell table:formula="of:=IF([.E840]=1;[.C840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8_int_pdl_trigger</text:p>
          </table:table-cell>
          <table:table-cell table:formula="of:=([.B840]+[.C840]+[.D840])"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41])" office:value-type="string" office:string-value="0A 1B" calcext:value-type="string">
            <text:p>0A 1B</text:p>
          </table:table-cell>
          <table:table-cell table:formula="of:=IF([.E841]=1;[.C841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8_int_pdl_time</text:p>
          </table:table-cell>
          <table:table-cell table:formula="of:=([.B841]+[.C841]+[.D841])"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42])" office:value-type="string" office:string-value="0A 1C" calcext:value-type="string">
            <text:p>0A 1C</text:p>
          </table:table-cell>
          <table:table-cell table:formula="of:=IF([.E842]=1;[.C842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8_int_pdl_curve</text:p>
          </table:table-cell>
          <table:table-cell table:formula="of:=([.B842]+[.C842]+[.D842])"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43])" office:value-type="string" office:string-value="0A 1D" calcext:value-type="string">
            <text:p>0A 1D</text:p>
          </table:table-cell>
          <table:table-cell table:formula="of:=IF([.E843]=1;[.C843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8_wave_rate</text:p>
          </table:table-cell>
          <table:table-cell table:formula="of:=([.B843]+[.C843]+[.D843])"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44])" office:value-type="string" office:string-value="0A 1E" calcext:value-type="string">
            <text:p>0A 1E</text:p>
          </table:table-cell>
          <table:table-cell table:formula="of:=IF([.E844]=1;[.C844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8_waveform</text:p>
          </table:table-cell>
          <table:table-cell table:formula="of:=([.B844]+[.C844]+[.D844])"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NT2SBH([.B845])" office:value-type="string" office:string-value="0A 1F" calcext:value-type="string">
            <text:p>0A 1F</text:p>
          </table:table-cell>
          <table:table-cell table:formula="of:=IF([.E845]=1;[.C84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_common_input_sens</text:p>
          </table:table-cell>
          <table:table-cell table:formula="of:=([.B845]+[.C845]+[.D845])" office:value-type="float" office:value="1328" calcext:value-type="float">
            <text:p>1328</text:p>
          </table:table-cell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table:formula="of:=INT2SBH([.B846])" office:value-type="string" office:string-value="0A 30" calcext:value-type="string">
            <text:p>0A 30</text:p>
          </table:table-cell>
          <table:table-cell table:formula="of:=IF([.E846]=1;[.C846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x1_acsim_high</text:p>
          </table:table-cell>
          <table:table-cell table:formula="of:=([.B846]+[.C846]+[.D846])" office:value-type="float" office:value="2064" calcext:value-type="float">
            <text:p>20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47])" office:value-type="string" office:string-value="10 10" calcext:value-type="string">
            <text:p>10 10</text:p>
          </table:table-cell>
          <table:table-cell table:formula="of:=IF([.E847]=1;[.C847];0)" office:value-type="float" office:value="1" calcext:value-type="float">
            <text:p>1</text:p>
          </table:table-cell>
          <table:table-cell table:formula="of:=IF([.E847]=0;[.C847];0)" office:value-type="float" office:value="0" calcext:value-type="float">
            <text:p>0</text:p>
          </table:table-cell>
          <table:table-cell table:formula="of:=[.D8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csim_body</text:p>
          </table:table-cell>
          <table:table-cell table:formula="of:=([.B847]+[.C847]+[.D847])" office:value-type="float" office:value="2065" calcext:value-type="float">
            <text:p>20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48])" office:value-type="string" office:string-value="10 11" calcext:value-type="string">
            <text:p>10 11</text:p>
          </table:table-cell>
          <table:table-cell table:formula="of:=IF([.E848]=1;[.C848];0)" office:value-type="float" office:value="1" calcext:value-type="float">
            <text:p>1</text:p>
          </table:table-cell>
          <table:table-cell table:formula="of:=IF([.E848]=0;[.C848];0)" office:value-type="float" office:value="0" calcext:value-type="float">
            <text:p>0</text:p>
          </table:table-cell>
          <table:table-cell table:formula="of:=[.D8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csim_low</text:p>
          </table:table-cell>
          <table:table-cell table:formula="of:=([.B848]+[.C848]+[.D848])" office:value-type="float" office:value="2066" calcext:value-type="float">
            <text:p>206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849])" office:value-type="string" office:string-value="10 12" calcext:value-type="string">
            <text:p>10 12</text:p>
          </table:table-cell>
          <table:table-cell table:formula="of:=IF([.E849]=1;[.C849];0)" office:value-type="float" office:value="1" calcext:value-type="float">
            <text:p>1</text:p>
          </table:table-cell>
          <table:table-cell table:formula="of:=IF([.E849]=0;[.C849];0)" office:value-type="float" office:value="0" calcext:value-type="float">
            <text:p>0</text:p>
          </table:table-cell>
          <table:table-cell table:formula="of:=[.D849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acsim_level</text:p>
          </table:table-cell>
          <table:table-cell table:formula="of:=([.B849]+[.C849]+[.D849])" office:value-type="float" office:value="2068" calcext:value-type="float">
            <text:p>206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850])" office:value-type="string" office:string-value="10 14" calcext:value-type="string">
            <text:p>10 14</text:p>
          </table:table-cell>
          <table:table-cell table:formula="of:=IF([.E850]=1;[.C850];0)" office:value-type="float" office:value="1" calcext:value-type="float">
            <text:p>1</text:p>
          </table:table-cell>
          <table:table-cell table:formula="of:=IF([.E850]=0;[.C850];0)" office:value-type="float" office:value="0" calcext:value-type="float">
            <text:p>0</text:p>
          </table:table-cell>
          <table:table-cell table:formula="of:=[.D850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otary2_balance</text:p>
          </table:table-cell>
          <table:table-cell table:formula="of:=([.B850]+[.C850]+[.D850])" office:value-type="float" office:value="2070" calcext:value-type="float">
            <text:p>20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51])" office:value-type="string" office:string-value="10 16" calcext:value-type="string">
            <text:p>10 16</text:p>
          </table:table-cell>
          <table:table-cell table:formula="of:=IF([.E851]=1;[.C851];0)" office:value-type="float" office:value="1" calcext:value-type="float">
            <text:p>1</text:p>
          </table:table-cell>
          <table:table-cell table:formula="of:=IF([.E851]=0;[.C851];0)" office:value-type="float" office:value="0" calcext:value-type="float">
            <text:p>0</text:p>
          </table:table-cell>
          <table:table-cell table:formula="of:=[.D8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otary2_speed_sel</text:p>
          </table:table-cell>
          <table:table-cell table:formula="of:=([.B851]+[.C851]+[.D851])" office:value-type="float" office:value="2071" calcext:value-type="float">
            <text:p>20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52])" office:value-type="string" office:string-value="10 17" calcext:value-type="string">
            <text:p>10 17</text:p>
          </table:table-cell>
          <table:table-cell table:formula="of:=IF([.E852]=1;[.C852];0)" office:value-type="float" office:value="1" calcext:value-type="float">
            <text:p>1</text:p>
          </table:table-cell>
          <table:table-cell table:formula="of:=IF([.E852]=0;[.C852];0)" office:value-type="float" office:value="0" calcext:value-type="float">
            <text:p>0</text:p>
          </table:table-cell>
          <table:table-cell table:formula="of:=[.D8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otary2_rate_slow</text:p>
          </table:table-cell>
          <table:table-cell table:formula="of:=([.B852]+[.C852]+[.D852])"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53])" office:value-type="string" office:string-value="10 18" calcext:value-type="string">
            <text:p>10 18</text:p>
          </table:table-cell>
          <table:table-cell table:formula="of:=IF([.E853]=1;[.C853];0)" office:value-type="float" office:value="1" calcext:value-type="float">
            <text:p>1</text:p>
          </table:table-cell>
          <table:table-cell table:formula="of:=IF([.E853]=0;[.C853];0)" office:value-type="float" office:value="0" calcext:value-type="float">
            <text:p>0</text:p>
          </table:table-cell>
          <table:table-cell table:formula="of:=[.D8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otary2_rate_fast</text:p>
          </table:table-cell>
          <table:table-cell table:formula="of:=([.B853]+[.C853]+[.D853])"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54])" office:value-type="string" office:string-value="10 19" calcext:value-type="string">
            <text:p>10 19</text:p>
          </table:table-cell>
          <table:table-cell table:formula="of:=IF([.E854]=1;[.C854];0)" office:value-type="float" office:value="1" calcext:value-type="float">
            <text:p>1</text:p>
          </table:table-cell>
          <table:table-cell table:formula="of:=IF([.E854]=0;[.C854];0)" office:value-type="float" office:value="0" calcext:value-type="float">
            <text:p>0</text:p>
          </table:table-cell>
          <table:table-cell table:formula="of:=[.D8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otary2_risetime</text:p>
          </table:table-cell>
          <table:table-cell table:formula="of:=([.B854]+[.C854]+[.D854])" office:value-type="float" office:value="2074" calcext:value-type="float">
            <text:p>20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55])" office:value-type="string" office:string-value="10 1A" calcext:value-type="string">
            <text:p>10 1A</text:p>
          </table:table-cell>
          <table:table-cell table:formula="of:=IF([.E855]=1;[.C855];0)" office:value-type="float" office:value="1" calcext:value-type="float">
            <text:p>1</text:p>
          </table:table-cell>
          <table:table-cell table:formula="of:=IF([.E855]=0;[.C855];0)" office:value-type="float" office:value="0" calcext:value-type="float">
            <text:p>0</text:p>
          </table:table-cell>
          <table:table-cell table:formula="of:=[.D8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otary2_falltime</text:p>
          </table:table-cell>
          <table:table-cell table:formula="of:=([.B855]+[.C855]+[.D855])"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56])" office:value-type="string" office:string-value="10 1B" calcext:value-type="string">
            <text:p>10 1B</text:p>
          </table:table-cell>
          <table:table-cell table:formula="of:=IF([.E856]=1;[.C856];0)" office:value-type="float" office:value="1" calcext:value-type="float">
            <text:p>1</text:p>
          </table:table-cell>
          <table:table-cell table:formula="of:=IF([.E856]=0;[.C856];0)" office:value-type="float" office:value="0" calcext:value-type="float">
            <text:p>0</text:p>
          </table:table-cell>
          <table:table-cell table:formula="of:=[.D8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otary2_depth</text:p>
          </table:table-cell>
          <table:table-cell table:formula="of:=([.B856]+[.C856]+[.D856])" office:value-type="float" office:value="2076" calcext:value-type="float">
            <text:p>20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57])" office:value-type="string" office:string-value="10 1C" calcext:value-type="string">
            <text:p>10 1C</text:p>
          </table:table-cell>
          <table:table-cell table:formula="of:=IF([.E857]=1;[.C857];0)" office:value-type="float" office:value="1" calcext:value-type="float">
            <text:p>1</text:p>
          </table:table-cell>
          <table:table-cell table:formula="of:=IF([.E857]=0;[.C857];0)" office:value-type="float" office:value="0" calcext:value-type="float">
            <text:p>0</text:p>
          </table:table-cell>
          <table:table-cell table:formula="of:=[.D8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otary2_level</text:p>
          </table:table-cell>
          <table:table-cell table:formula="of:=([.B857]+[.C857]+[.D857])" office:value-type="float" office:value="2077" calcext:value-type="float">
            <text:p>2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58])" office:value-type="string" office:string-value="10 1D" calcext:value-type="string">
            <text:p>10 1D</text:p>
          </table:table-cell>
          <table:table-cell table:formula="of:=IF([.E858]=1;[.C858];0)" office:value-type="float" office:value="1" calcext:value-type="float">
            <text:p>1</text:p>
          </table:table-cell>
          <table:table-cell table:formula="of:=IF([.E858]=0;[.C858];0)" office:value-type="float" office:value="0" calcext:value-type="float">
            <text:p>0</text:p>
          </table:table-cell>
          <table:table-cell table:formula="of:=[.D8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1_rotary2_direct_mix</text:p>
          </table:table-cell>
          <table:table-cell table:formula="of:=([.B858]+[.C858]+[.D858])" office:value-type="float" office:value="2078" calcext:value-type="float">
            <text:p>2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59])" office:value-type="string" office:string-value="10 1E" calcext:value-type="string">
            <text:p>10 1E</text:p>
          </table:table-cell>
          <table:table-cell table:formula="of:=IF([.E859]=1;[.C859];0)" office:value-type="float" office:value="1" calcext:value-type="float">
            <text:p>1</text:p>
          </table:table-cell>
          <table:table-cell table:formula="of:=IF([.E859]=0;[.C859];0)" office:value-type="float" office:value="0" calcext:value-type="float">
            <text:p>0</text:p>
          </table:table-cell>
          <table:table-cell table:formula="of:=[.D8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csim_high</text:p>
          </table:table-cell>
          <table:table-cell table:formula="of:=([.B859]+[.C859]+[.D859])" office:value-type="float" office:value="2079" calcext:value-type="float">
            <text:p>20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60])" office:value-type="string" office:string-value="10 1F" calcext:value-type="string">
            <text:p>10 1F</text:p>
          </table:table-cell>
          <table:table-cell table:formula="of:=IF([.E860]=1;[.C860];0)" office:value-type="float" office:value="1" calcext:value-type="float">
            <text:p>1</text:p>
          </table:table-cell>
          <table:table-cell table:formula="of:=IF([.E860]=0;[.C860];0)" office:value-type="float" office:value="0" calcext:value-type="float">
            <text:p>0</text:p>
          </table:table-cell>
          <table:table-cell table:formula="of:=[.D8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csim_body</text:p>
          </table:table-cell>
          <table:table-cell table:formula="of:=([.B860]+[.C860]+[.D860])"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61])" office:value-type="string" office:string-value="10 20" calcext:value-type="string">
            <text:p>10 20</text:p>
          </table:table-cell>
          <table:table-cell table:formula="of:=IF([.E861]=1;[.C861];0)" office:value-type="float" office:value="1" calcext:value-type="float">
            <text:p>1</text:p>
          </table:table-cell>
          <table:table-cell table:formula="of:=IF([.E861]=0;[.C861];0)" office:value-type="float" office:value="0" calcext:value-type="float">
            <text:p>0</text:p>
          </table:table-cell>
          <table:table-cell table:formula="of:=[.D8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csim_low</text:p>
          </table:table-cell>
          <table:table-cell table:formula="of:=([.B861]+[.C861]+[.D861])" office:value-type="float" office:value="2081" calcext:value-type="float">
            <text:p>208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862])" office:value-type="string" office:string-value="10 21" calcext:value-type="string">
            <text:p>10 21</text:p>
          </table:table-cell>
          <table:table-cell table:formula="of:=IF([.E862]=1;[.C862];0)" office:value-type="float" office:value="1" calcext:value-type="float">
            <text:p>1</text:p>
          </table:table-cell>
          <table:table-cell table:formula="of:=IF([.E862]=0;[.C862];0)" office:value-type="float" office:value="0" calcext:value-type="float">
            <text:p>0</text:p>
          </table:table-cell>
          <table:table-cell table:formula="of:=[.D86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acsim_level</text:p>
          </table:table-cell>
          <table:table-cell table:formula="of:=([.B862]+[.C862]+[.D862])" office:value-type="float" office:value="2083" calcext:value-type="float">
            <text:p>208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863])" office:value-type="string" office:string-value="10 23" calcext:value-type="string">
            <text:p>10 23</text:p>
          </table:table-cell>
          <table:table-cell table:formula="of:=IF([.E863]=1;[.C863];0)" office:value-type="float" office:value="1" calcext:value-type="float">
            <text:p>1</text:p>
          </table:table-cell>
          <table:table-cell table:formula="of:=IF([.E863]=0;[.C863];0)" office:value-type="float" office:value="0" calcext:value-type="float">
            <text:p>0</text:p>
          </table:table-cell>
          <table:table-cell table:formula="of:=[.D863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otary2_balance</text:p>
          </table:table-cell>
          <table:table-cell table:formula="of:=([.B863]+[.C863]+[.D863])" office:value-type="float" office:value="2085" calcext:value-type="float">
            <text:p>20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64])" office:value-type="string" office:string-value="10 25" calcext:value-type="string">
            <text:p>10 25</text:p>
          </table:table-cell>
          <table:table-cell table:formula="of:=IF([.E864]=1;[.C864];0)" office:value-type="float" office:value="1" calcext:value-type="float">
            <text:p>1</text:p>
          </table:table-cell>
          <table:table-cell table:formula="of:=IF([.E864]=0;[.C864];0)" office:value-type="float" office:value="0" calcext:value-type="float">
            <text:p>0</text:p>
          </table:table-cell>
          <table:table-cell table:formula="of:=[.D8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otary2_speed_sel</text:p>
          </table:table-cell>
          <table:table-cell table:formula="of:=([.B864]+[.C864]+[.D864])" office:value-type="float" office:value="2086" calcext:value-type="float">
            <text:p>20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65])" office:value-type="string" office:string-value="10 26" calcext:value-type="string">
            <text:p>10 26</text:p>
          </table:table-cell>
          <table:table-cell table:formula="of:=IF([.E865]=1;[.C865];0)" office:value-type="float" office:value="1" calcext:value-type="float">
            <text:p>1</text:p>
          </table:table-cell>
          <table:table-cell table:formula="of:=IF([.E865]=0;[.C865];0)" office:value-type="float" office:value="0" calcext:value-type="float">
            <text:p>0</text:p>
          </table:table-cell>
          <table:table-cell table:formula="of:=[.D8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otary2_rate_slow</text:p>
          </table:table-cell>
          <table:table-cell table:formula="of:=([.B865]+[.C865]+[.D865])" office:value-type="float" office:value="2087" calcext:value-type="float">
            <text:p>20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66])" office:value-type="string" office:string-value="10 27" calcext:value-type="string">
            <text:p>10 27</text:p>
          </table:table-cell>
          <table:table-cell table:formula="of:=IF([.E866]=1;[.C866];0)" office:value-type="float" office:value="1" calcext:value-type="float">
            <text:p>1</text:p>
          </table:table-cell>
          <table:table-cell table:formula="of:=IF([.E866]=0;[.C866];0)" office:value-type="float" office:value="0" calcext:value-type="float">
            <text:p>0</text:p>
          </table:table-cell>
          <table:table-cell table:formula="of:=[.D8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otary2_rate_fast</text:p>
          </table:table-cell>
          <table:table-cell table:formula="of:=([.B866]+[.C866]+[.D866])" office:value-type="float" office:value="2088" calcext:value-type="float">
            <text:p>20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67])" office:value-type="string" office:string-value="10 28" calcext:value-type="string">
            <text:p>10 28</text:p>
          </table:table-cell>
          <table:table-cell table:formula="of:=IF([.E867]=1;[.C867];0)" office:value-type="float" office:value="1" calcext:value-type="float">
            <text:p>1</text:p>
          </table:table-cell>
          <table:table-cell table:formula="of:=IF([.E867]=0;[.C867];0)" office:value-type="float" office:value="0" calcext:value-type="float">
            <text:p>0</text:p>
          </table:table-cell>
          <table:table-cell table:formula="of:=[.D8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otary2_risetime</text:p>
          </table:table-cell>
          <table:table-cell table:formula="of:=([.B867]+[.C867]+[.D867])" office:value-type="float" office:value="2089" calcext:value-type="float">
            <text:p>20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68])" office:value-type="string" office:string-value="10 29" calcext:value-type="string">
            <text:p>10 29</text:p>
          </table:table-cell>
          <table:table-cell table:formula="of:=IF([.E868]=1;[.C868];0)" office:value-type="float" office:value="1" calcext:value-type="float">
            <text:p>1</text:p>
          </table:table-cell>
          <table:table-cell table:formula="of:=IF([.E868]=0;[.C868];0)" office:value-type="float" office:value="0" calcext:value-type="float">
            <text:p>0</text:p>
          </table:table-cell>
          <table:table-cell table:formula="of:=[.D8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otary2_falltime</text:p>
          </table:table-cell>
          <table:table-cell table:formula="of:=([.B868]+[.C868]+[.D868])" office:value-type="float" office:value="2090" calcext:value-type="float">
            <text:p>20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69])" office:value-type="string" office:string-value="10 2A" calcext:value-type="string">
            <text:p>10 2A</text:p>
          </table:table-cell>
          <table:table-cell table:formula="of:=IF([.E869]=1;[.C869];0)" office:value-type="float" office:value="1" calcext:value-type="float">
            <text:p>1</text:p>
          </table:table-cell>
          <table:table-cell table:formula="of:=IF([.E869]=0;[.C869];0)" office:value-type="float" office:value="0" calcext:value-type="float">
            <text:p>0</text:p>
          </table:table-cell>
          <table:table-cell table:formula="of:=[.D8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otary2_depth</text:p>
          </table:table-cell>
          <table:table-cell table:formula="of:=([.B869]+[.C869]+[.D869])" office:value-type="float" office:value="2091" calcext:value-type="float">
            <text:p>20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70])" office:value-type="string" office:string-value="10 2B" calcext:value-type="string">
            <text:p>10 2B</text:p>
          </table:table-cell>
          <table:table-cell table:formula="of:=IF([.E870]=1;[.C870];0)" office:value-type="float" office:value="1" calcext:value-type="float">
            <text:p>1</text:p>
          </table:table-cell>
          <table:table-cell table:formula="of:=IF([.E870]=0;[.C870];0)" office:value-type="float" office:value="0" calcext:value-type="float">
            <text:p>0</text:p>
          </table:table-cell>
          <table:table-cell table:formula="of:=[.D8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otary2_level</text:p>
          </table:table-cell>
          <table:table-cell table:formula="of:=([.B870]+[.C870]+[.D870])" office:value-type="float" office:value="2092" calcext:value-type="float">
            <text:p>20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71])" office:value-type="string" office:string-value="10 2C" calcext:value-type="string">
            <text:p>10 2C</text:p>
          </table:table-cell>
          <table:table-cell table:formula="of:=IF([.E871]=1;[.C871];0)" office:value-type="float" office:value="1" calcext:value-type="float">
            <text:p>1</text:p>
          </table:table-cell>
          <table:table-cell table:formula="of:=IF([.E871]=0;[.C871];0)" office:value-type="float" office:value="0" calcext:value-type="float">
            <text:p>0</text:p>
          </table:table-cell>
          <table:table-cell table:formula="of:=[.D8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2_rotary2_direct_mix</text:p>
          </table:table-cell>
          <table:table-cell table:formula="of:=([.B871]+[.C871]+[.D871])" office:value-type="float" office:value="2093" calcext:value-type="float">
            <text:p>209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872])" office:value-type="string" office:string-value="10 2D" calcext:value-type="string">
            <text:p>10 2D</text:p>
          </table:table-cell>
          <table:table-cell table:formula="of:=IF([.E872]=1;[.C872];0)" office:value-type="float" office:value="1" calcext:value-type="float">
            <text:p>1</text:p>
          </table:table-cell>
          <table:table-cell table:formula="of:=IF([.E872]=0;[.C872];0)" office:value-type="float" office:value="0" calcext:value-type="float">
            <text:p>0</text:p>
          </table:table-cell>
          <table:table-cell table:formula="of:=[.D87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m_fx2_teraecho_mode</text:p>
          </table:table-cell>
          <table:table-cell table:formula="of:=([.B872]+[.C872]+[.D872])" office:value-type="float" office:value="2095" calcext:value-type="float">
            <text:p>20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73])" office:value-type="string" office:string-value="10 2F" calcext:value-type="string">
            <text:p>10 2F</text:p>
          </table:table-cell>
          <table:table-cell table:formula="of:=IF([.E873]=1;[.C873];0)" office:value-type="float" office:value="1" calcext:value-type="float">
            <text:p>1</text:p>
          </table:table-cell>
          <table:table-cell table:formula="of:=IF([.E873]=0;[.C873];0)" office:value-type="float" office:value="0" calcext:value-type="float">
            <text:p>0</text:p>
          </table:table-cell>
          <table:table-cell table:formula="of:=[.D8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m_fx2_teraecho_time</text:p>
          </table:table-cell>
          <table:table-cell table:formula="of:=([.B873]+[.C873]+[.D873])" office:value-type="float" office:value="2096" calcext:value-type="float">
            <text:p>2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74])" office:value-type="string" office:string-value="10 30" calcext:value-type="string">
            <text:p>10 30</text:p>
          </table:table-cell>
          <table:table-cell table:formula="of:=IF([.E874]=1;[.C874];0)" office:value-type="float" office:value="1" calcext:value-type="float">
            <text:p>1</text:p>
          </table:table-cell>
          <table:table-cell table:formula="of:=IF([.E874]=0;[.C874];0)" office:value-type="float" office:value="0" calcext:value-type="float">
            <text:p>0</text:p>
          </table:table-cell>
          <table:table-cell table:formula="of:=[.D8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m_fx2_teraecho_feedback</text:p>
          </table:table-cell>
          <table:table-cell table:formula="of:=([.B874]+[.C874]+[.D874])" office:value-type="float" office:value="2097" calcext:value-type="float">
            <text:p>20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75])" office:value-type="string" office:string-value="10 31" calcext:value-type="string">
            <text:p>10 31</text:p>
          </table:table-cell>
          <table:table-cell table:formula="of:=IF([.E875]=1;[.C875];0)" office:value-type="float" office:value="1" calcext:value-type="float">
            <text:p>1</text:p>
          </table:table-cell>
          <table:table-cell table:formula="of:=IF([.E875]=0;[.C875];0)" office:value-type="float" office:value="0" calcext:value-type="float">
            <text:p>0</text:p>
          </table:table-cell>
          <table:table-cell table:formula="of:=[.D8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m_fx2_teraecho_tone</text:p>
          </table:table-cell>
          <table:table-cell table:formula="of:=([.B875]+[.C875]+[.D875])" office:value-type="float" office:value="2098" calcext:value-type="float">
            <text:p>20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76])" office:value-type="string" office:string-value="10 32" calcext:value-type="string">
            <text:p>10 32</text:p>
          </table:table-cell>
          <table:table-cell table:formula="of:=IF([.E876]=1;[.C876];0)" office:value-type="float" office:value="1" calcext:value-type="float">
            <text:p>1</text:p>
          </table:table-cell>
          <table:table-cell table:formula="of:=IF([.E876]=0;[.C876];0)" office:value-type="float" office:value="0" calcext:value-type="float">
            <text:p>0</text:p>
          </table:table-cell>
          <table:table-cell table:formula="of:=[.D8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m_fx2_teraecho_effect_level</text:p>
          </table:table-cell>
          <table:table-cell table:formula="of:=([.B876]+[.C876]+[.D876])" office:value-type="float" office:value="2099" calcext:value-type="float">
            <text:p>20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77])" office:value-type="string" office:string-value="10 33" calcext:value-type="string">
            <text:p>10 33</text:p>
          </table:table-cell>
          <table:table-cell table:formula="of:=IF([.E877]=1;[.C877];0)" office:value-type="float" office:value="1" calcext:value-type="float">
            <text:p>1</text:p>
          </table:table-cell>
          <table:table-cell table:formula="of:=IF([.E877]=0;[.C877];0)" office:value-type="float" office:value="0" calcext:value-type="float">
            <text:p>0</text:p>
          </table:table-cell>
          <table:table-cell table:formula="of:=[.D8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m_fx2_teraecho_hold</text:p>
          </table:table-cell>
          <table:table-cell table:formula="of:=([.B877]+[.C877]+[.D877])"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78])" office:value-type="string" office:string-value="10 34" calcext:value-type="string">
            <text:p>10 34</text:p>
          </table:table-cell>
          <table:table-cell table:formula="of:=IF([.E878]=1;[.C878];0)" office:value-type="float" office:value="1" calcext:value-type="float">
            <text:p>1</text:p>
          </table:table-cell>
          <table:table-cell table:formula="of:=IF([.E878]=0;[.C878];0)" office:value-type="float" office:value="0" calcext:value-type="float">
            <text:p>0</text:p>
          </table:table-cell>
          <table:table-cell table:formula="of:=[.D8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m_fx2_teraecho_direct_mix</text:p>
          </table:table-cell>
          <table:table-cell table:formula="of:=([.B878]+[.C878]+[.D878])" office:value-type="float" office:value="2101" calcext:value-type="float">
            <text:p>2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79])" office:value-type="string" office:string-value="10 35" calcext:value-type="string">
            <text:p>10 35</text:p>
          </table:table-cell>
          <table:table-cell table:formula="of:=IF([.E879]=1;[.C879];0)" office:value-type="float" office:value="1" calcext:value-type="float">
            <text:p>1</text:p>
          </table:table-cell>
          <table:table-cell table:formula="of:=IF([.E879]=0;[.C879];0)" office:value-type="float" office:value="0" calcext:value-type="float">
            <text:p>0</text:p>
          </table:table-cell>
          <table:table-cell table:formula="of:=[.D8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m_fx2_overtone_detune</text:p>
          </table:table-cell>
          <table:table-cell table:formula="of:=([.B879]+[.C879]+[.D879])" office:value-type="float" office:value="2102" calcext:value-type="float">
            <text:p>2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80])" office:value-type="string" office:string-value="10 36" calcext:value-type="string">
            <text:p>10 36</text:p>
          </table:table-cell>
          <table:table-cell table:formula="of:=IF([.E880]=1;[.C880];0)" office:value-type="float" office:value="1" calcext:value-type="float">
            <text:p>1</text:p>
          </table:table-cell>
          <table:table-cell table:formula="of:=IF([.E880]=0;[.C880];0)" office:value-type="float" office:value="0" calcext:value-type="float">
            <text:p>0</text:p>
          </table:table-cell>
          <table:table-cell table:formula="of:=[.D8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m_fx2_overtone_tone</text:p>
          </table:table-cell>
          <table:table-cell table:formula="of:=([.B880]+[.C880]+[.D880])" office:value-type="float" office:value="2103" calcext:value-type="float">
            <text:p>2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81])" office:value-type="string" office:string-value="10 37" calcext:value-type="string">
            <text:p>10 37</text:p>
          </table:table-cell>
          <table:table-cell table:formula="of:=IF([.E881]=1;[.C881];0)" office:value-type="float" office:value="1" calcext:value-type="float">
            <text:p>1</text:p>
          </table:table-cell>
          <table:table-cell table:formula="of:=IF([.E881]=0;[.C881];0)" office:value-type="float" office:value="0" calcext:value-type="float">
            <text:p>0</text:p>
          </table:table-cell>
          <table:table-cell table:formula="of:=[.D8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m_fx2_overtone_upper_level</text:p>
          </table:table-cell>
          <table:table-cell table:formula="of:=([.B881]+[.C881]+[.D881])" office:value-type="float" office:value="2104" calcext:value-type="float">
            <text:p>2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82])" office:value-type="string" office:string-value="10 38" calcext:value-type="string">
            <text:p>10 38</text:p>
          </table:table-cell>
          <table:table-cell table:formula="of:=IF([.E882]=1;[.C882];0)" office:value-type="float" office:value="1" calcext:value-type="float">
            <text:p>1</text:p>
          </table:table-cell>
          <table:table-cell table:formula="of:=IF([.E882]=0;[.C882];0)" office:value-type="float" office:value="0" calcext:value-type="float">
            <text:p>0</text:p>
          </table:table-cell>
          <table:table-cell table:formula="of:=[.D8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m_fx2_overtone_lower_level</text:p>
          </table:table-cell>
          <table:table-cell table:formula="of:=([.B882]+[.C882]+[.D882])" office:value-type="float" office:value="2105" calcext:value-type="float">
            <text:p>2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83])" office:value-type="string" office:string-value="10 39" calcext:value-type="string">
            <text:p>10 39</text:p>
          </table:table-cell>
          <table:table-cell table:formula="of:=IF([.E883]=1;[.C883];0)" office:value-type="float" office:value="1" calcext:value-type="float">
            <text:p>1</text:p>
          </table:table-cell>
          <table:table-cell table:formula="of:=IF([.E883]=0;[.C883];0)" office:value-type="float" office:value="0" calcext:value-type="float">
            <text:p>0</text:p>
          </table:table-cell>
          <table:table-cell table:formula="of:=[.D8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m_fx2_overtone_direct_level</text:p>
          </table:table-cell>
          <table:table-cell table:formula="of:=([.B883]+[.C883]+[.D883])"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formula="of:=INT2SBH([.B884])" office:value-type="string" office:string-value="10 3A" calcext:value-type="string">
            <text:p>10 3A</text:p>
          </table:table-cell>
          <table:table-cell table:formula="of:=IF([.E884]=1;[.C884];0)" office:value-type="float" office:value="1" calcext:value-type="float">
            <text:p>1</text:p>
          </table:table-cell>
          <table:table-cell table:formula="of:=IF([.E884]=0;[.C88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n_ptn</text:p>
          </table:table-cell>
          <table:table-cell table:formula="of:=([.B884]+[.C884]+[.D884])" office:value-type="float" office:value="2304" calcext:value-type="float">
            <text:p>2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85])" office:value-type="string" office:string-value="12 00" calcext:value-type="string">
            <text:p>12 00</text:p>
          </table:table-cell>
          <table:table-cell table:formula="of:=IF([.E885]=1;[.C885];0)" office:value-type="float" office:value="1" calcext:value-type="float">
            <text:p>1</text:p>
          </table:table-cell>
          <table:table-cell table:formula="of:=IF([.E885]=0;[.C885];0)" office:value-type="float" office:value="0" calcext:value-type="float">
            <text:p>0</text:p>
          </table:table-cell>
          <table:table-cell table:formula="of:=[.D8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asgn_fx1a_g</text:p>
          </table:table-cell>
          <table:table-cell table:formula="of:=([.B885]+[.C885]+[.D885])" office:value-type="float" office:value="2305" calcext:value-type="float">
            <text:p>2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86])" office:value-type="string" office:string-value="12 01" calcext:value-type="string">
            <text:p>12 01</text:p>
          </table:table-cell>
          <table:table-cell table:formula="of:=IF([.E886]=1;[.C886];0)" office:value-type="float" office:value="1" calcext:value-type="float">
            <text:p>1</text:p>
          </table:table-cell>
          <table:table-cell table:formula="of:=IF([.E886]=0;[.C886];0)" office:value-type="float" office:value="0" calcext:value-type="float">
            <text:p>0</text:p>
          </table:table-cell>
          <table:table-cell table:formula="of:=[.D8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asgn_fx1a_r</text:p>
          </table:table-cell>
          <table:table-cell table:formula="of:=([.B886]+[.C886]+[.D886])"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87])" office:value-type="string" office:string-value="12 02" calcext:value-type="string">
            <text:p>12 02</text:p>
          </table:table-cell>
          <table:table-cell table:formula="of:=IF([.E887]=1;[.C887];0)" office:value-type="float" office:value="1" calcext:value-type="float">
            <text:p>1</text:p>
          </table:table-cell>
          <table:table-cell table:formula="of:=IF([.E887]=0;[.C887];0)" office:value-type="float" office:value="0" calcext:value-type="float">
            <text:p>0</text:p>
          </table:table-cell>
          <table:table-cell table:formula="of:=[.D8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asgn_fx1a_y</text:p>
          </table:table-cell>
          <table:table-cell table:formula="of:=([.B887]+[.C887]+[.D887])" office:value-type="float" office:value="2307" calcext:value-type="float">
            <text:p>23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88])" office:value-type="string" office:string-value="12 03" calcext:value-type="string">
            <text:p>12 03</text:p>
          </table:table-cell>
          <table:table-cell table:formula="of:=IF([.E888]=1;[.C888];0)" office:value-type="float" office:value="1" calcext:value-type="float">
            <text:p>1</text:p>
          </table:table-cell>
          <table:table-cell table:formula="of:=IF([.E888]=0;[.C888];0)" office:value-type="float" office:value="0" calcext:value-type="float">
            <text:p>0</text:p>
          </table:table-cell>
          <table:table-cell table:formula="of:=[.D8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asgn_fx1b_g</text:p>
          </table:table-cell>
          <table:table-cell table:formula="of:=([.B888]+[.C888]+[.D888])" office:value-type="float" office:value="2308" calcext:value-type="float">
            <text:p>2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89])" office:value-type="string" office:string-value="12 04" calcext:value-type="string">
            <text:p>12 04</text:p>
          </table:table-cell>
          <table:table-cell table:formula="of:=IF([.E889]=1;[.C889];0)" office:value-type="float" office:value="1" calcext:value-type="float">
            <text:p>1</text:p>
          </table:table-cell>
          <table:table-cell table:formula="of:=IF([.E889]=0;[.C889];0)" office:value-type="float" office:value="0" calcext:value-type="float">
            <text:p>0</text:p>
          </table:table-cell>
          <table:table-cell table:formula="of:=[.D8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asgn_fx1b_r</text:p>
          </table:table-cell>
          <table:table-cell table:formula="of:=([.B889]+[.C889]+[.D889])" office:value-type="float" office:value="2309" calcext:value-type="float">
            <text:p>2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90])" office:value-type="string" office:string-value="12 05" calcext:value-type="string">
            <text:p>12 05</text:p>
          </table:table-cell>
          <table:table-cell table:formula="of:=IF([.E890]=1;[.C890];0)" office:value-type="float" office:value="1" calcext:value-type="float">
            <text:p>1</text:p>
          </table:table-cell>
          <table:table-cell table:formula="of:=IF([.E890]=0;[.C890];0)" office:value-type="float" office:value="0" calcext:value-type="float">
            <text:p>0</text:p>
          </table:table-cell>
          <table:table-cell table:formula="of:=[.D8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asgn_fx1b_y</text:p>
          </table:table-cell>
          <table:table-cell table:formula="of:=([.B890]+[.C890]+[.D890])" office:value-type="float" office:value="2310" calcext:value-type="float">
            <text:p>23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91])" office:value-type="string" office:string-value="12 06" calcext:value-type="string">
            <text:p>12 06</text:p>
          </table:table-cell>
          <table:table-cell table:formula="of:=IF([.E891]=1;[.C891];0)" office:value-type="float" office:value="1" calcext:value-type="float">
            <text:p>1</text:p>
          </table:table-cell>
          <table:table-cell table:formula="of:=IF([.E891]=0;[.C891];0)" office:value-type="float" office:value="0" calcext:value-type="float">
            <text:p>0</text:p>
          </table:table-cell>
          <table:table-cell table:formula="of:=[.D8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asgn_fx2a_g</text:p>
          </table:table-cell>
          <table:table-cell table:formula="of:=([.B891]+[.C891]+[.D891])" office:value-type="float" office:value="2311" calcext:value-type="float">
            <text:p>2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92])" office:value-type="string" office:string-value="12 07" calcext:value-type="string">
            <text:p>12 07</text:p>
          </table:table-cell>
          <table:table-cell table:formula="of:=IF([.E892]=1;[.C892];0)" office:value-type="float" office:value="1" calcext:value-type="float">
            <text:p>1</text:p>
          </table:table-cell>
          <table:table-cell table:formula="of:=IF([.E892]=0;[.C892];0)" office:value-type="float" office:value="0" calcext:value-type="float">
            <text:p>0</text:p>
          </table:table-cell>
          <table:table-cell table:formula="of:=[.D8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asgn_fx2a_r</text:p>
          </table:table-cell>
          <table:table-cell table:formula="of:=([.B892]+[.C892]+[.D892])" office:value-type="float" office:value="2312" calcext:value-type="float">
            <text:p>2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93])" office:value-type="string" office:string-value="12 08" calcext:value-type="string">
            <text:p>12 08</text:p>
          </table:table-cell>
          <table:table-cell table:formula="of:=IF([.E893]=1;[.C893];0)" office:value-type="float" office:value="1" calcext:value-type="float">
            <text:p>1</text:p>
          </table:table-cell>
          <table:table-cell table:formula="of:=IF([.E893]=0;[.C893];0)" office:value-type="float" office:value="0" calcext:value-type="float">
            <text:p>0</text:p>
          </table:table-cell>
          <table:table-cell table:formula="of:=[.D8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asgn_fx2a_y</text:p>
          </table:table-cell>
          <table:table-cell table:formula="of:=([.B893]+[.C893]+[.D893])" office:value-type="float" office:value="2313" calcext:value-type="float">
            <text:p>23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94])" office:value-type="string" office:string-value="12 09" calcext:value-type="string">
            <text:p>12 09</text:p>
          </table:table-cell>
          <table:table-cell table:formula="of:=IF([.E894]=1;[.C894];0)" office:value-type="float" office:value="1" calcext:value-type="float">
            <text:p>1</text:p>
          </table:table-cell>
          <table:table-cell table:formula="of:=IF([.E894]=0;[.C894];0)" office:value-type="float" office:value="0" calcext:value-type="float">
            <text:p>0</text:p>
          </table:table-cell>
          <table:table-cell table:formula="of:=[.D8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asgn_fx2b_g</text:p>
          </table:table-cell>
          <table:table-cell table:formula="of:=([.B894]+[.C894]+[.D894])" office:value-type="float" office:value="2314" calcext:value-type="float">
            <text:p>2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95])" office:value-type="string" office:string-value="12 0A" calcext:value-type="string">
            <text:p>12 0A</text:p>
          </table:table-cell>
          <table:table-cell table:formula="of:=IF([.E895]=1;[.C895];0)" office:value-type="float" office:value="1" calcext:value-type="float">
            <text:p>1</text:p>
          </table:table-cell>
          <table:table-cell table:formula="of:=IF([.E895]=0;[.C895];0)" office:value-type="float" office:value="0" calcext:value-type="float">
            <text:p>0</text:p>
          </table:table-cell>
          <table:table-cell table:formula="of:=[.D8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asgn_fx2b_r</text:p>
          </table:table-cell>
          <table:table-cell table:formula="of:=([.B895]+[.C895]+[.D895])"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96])" office:value-type="string" office:string-value="12 0B" calcext:value-type="string">
            <text:p>12 0B</text:p>
          </table:table-cell>
          <table:table-cell table:formula="of:=IF([.E896]=1;[.C896];0)" office:value-type="float" office:value="1" calcext:value-type="float">
            <text:p>1</text:p>
          </table:table-cell>
          <table:table-cell table:formula="of:=IF([.E896]=0;[.C896];0)" office:value-type="float" office:value="0" calcext:value-type="float">
            <text:p>0</text:p>
          </table:table-cell>
          <table:table-cell table:formula="of:=[.D8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asgn_fx2b_y</text:p>
          </table:table-cell>
          <table:table-cell table:formula="of:=([.B896]+[.C896]+[.D896])" office:value-type="float" office:value="2316" calcext:value-type="float">
            <text:p>2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97])" office:value-type="string" office:string-value="12 0C" calcext:value-type="string">
            <text:p>12 0C</text:p>
          </table:table-cell>
          <table:table-cell table:formula="of:=IF([.E897]=1;[.C897];0)" office:value-type="float" office:value="1" calcext:value-type="float">
            <text:p>1</text:p>
          </table:table-cell>
          <table:table-cell table:formula="of:=IF([.E897]=0;[.C897];0)" office:value-type="float" office:value="0" calcext:value-type="float">
            <text:p>0</text:p>
          </table:table-cell>
          <table:table-cell table:formula="of:=[.D8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asgn_fx3_g</text:p>
          </table:table-cell>
          <table:table-cell table:formula="of:=([.B897]+[.C897]+[.D897])" office:value-type="float" office:value="2317" calcext:value-type="float">
            <text:p>2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98])" office:value-type="string" office:string-value="12 0D" calcext:value-type="string">
            <text:p>12 0D</text:p>
          </table:table-cell>
          <table:table-cell table:formula="of:=IF([.E898]=1;[.C898];0)" office:value-type="float" office:value="1" calcext:value-type="float">
            <text:p>1</text:p>
          </table:table-cell>
          <table:table-cell table:formula="of:=IF([.E898]=0;[.C898];0)" office:value-type="float" office:value="0" calcext:value-type="float">
            <text:p>0</text:p>
          </table:table-cell>
          <table:table-cell table:formula="of:=[.D8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asgn_fx3_r</text:p>
          </table:table-cell>
          <table:table-cell table:formula="of:=([.B898]+[.C898]+[.D898])" office:value-type="float" office:value="2318" calcext:value-type="float">
            <text:p>2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899])" office:value-type="string" office:string-value="12 0E" calcext:value-type="string">
            <text:p>12 0E</text:p>
          </table:table-cell>
          <table:table-cell table:formula="of:=IF([.E899]=1;[.C899];0)" office:value-type="float" office:value="1" calcext:value-type="float">
            <text:p>1</text:p>
          </table:table-cell>
          <table:table-cell table:formula="of:=IF([.E899]=0;[.C899];0)" office:value-type="float" office:value="0" calcext:value-type="float">
            <text:p>0</text:p>
          </table:table-cell>
          <table:table-cell table:formula="of:=[.D8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asgn_fx3_y</text:p>
          </table:table-cell>
          <table:table-cell table:formula="of:=([.B899]+[.C899]+[.D899])" office:value-type="float" office:value="2319" calcext:value-type="float">
            <text:p>23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900])" office:value-type="string" office:string-value="12 0F" calcext:value-type="string">
            <text:p>12 0F</text:p>
          </table:table-cell>
          <table:table-cell table:formula="of:=IF([.E900]=1;[.C900];0)" office:value-type="float" office:value="1" calcext:value-type="float">
            <text:p>1</text:p>
          </table:table-cell>
          <table:table-cell table:formula="of:=IF([.E900]=0;[.C900];0)" office:value-type="float" office:value="0" calcext:value-type="float">
            <text:p>0</text:p>
          </table:table-cell>
          <table:table-cell table:formula="of:=[.D9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sel_fx1a</text:p>
          </table:table-cell>
          <table:table-cell table:formula="of:=([.B900]+[.C900]+[.D900])" office:value-type="float" office:value="2320" calcext:value-type="float">
            <text:p>2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901])" office:value-type="string" office:string-value="12 10" calcext:value-type="string">
            <text:p>12 10</text:p>
          </table:table-cell>
          <table:table-cell table:formula="of:=IF([.E901]=1;[.C901];0)" office:value-type="float" office:value="1" calcext:value-type="float">
            <text:p>1</text:p>
          </table:table-cell>
          <table:table-cell table:formula="of:=IF([.E901]=0;[.C901];0)" office:value-type="float" office:value="0" calcext:value-type="float">
            <text:p>0</text:p>
          </table:table-cell>
          <table:table-cell table:formula="of:=[.D9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sel_fx1b</text:p>
          </table:table-cell>
          <table:table-cell table:formula="of:=([.B901]+[.C901]+[.D901])" office:value-type="float" office:value="2321" calcext:value-type="float">
            <text:p>23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902])" office:value-type="string" office:string-value="12 11" calcext:value-type="string">
            <text:p>12 11</text:p>
          </table:table-cell>
          <table:table-cell table:formula="of:=IF([.E902]=1;[.C902];0)" office:value-type="float" office:value="1" calcext:value-type="float">
            <text:p>1</text:p>
          </table:table-cell>
          <table:table-cell table:formula="of:=IF([.E902]=0;[.C902];0)" office:value-type="float" office:value="0" calcext:value-type="float">
            <text:p>0</text:p>
          </table:table-cell>
          <table:table-cell table:formula="of:=[.D9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sel_fx2a</text:p>
          </table:table-cell>
          <table:table-cell table:formula="of:=([.B902]+[.C902]+[.D902])" office:value-type="float" office:value="2322" calcext:value-type="float">
            <text:p>2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903])" office:value-type="string" office:string-value="12 12" calcext:value-type="string">
            <text:p>12 12</text:p>
          </table:table-cell>
          <table:table-cell table:formula="of:=IF([.E903]=1;[.C903];0)" office:value-type="float" office:value="1" calcext:value-type="float">
            <text:p>1</text:p>
          </table:table-cell>
          <table:table-cell table:formula="of:=IF([.E903]=0;[.C903];0)" office:value-type="float" office:value="0" calcext:value-type="float">
            <text:p>0</text:p>
          </table:table-cell>
          <table:table-cell table:formula="of:=[.D9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sel_fx2b</text:p>
          </table:table-cell>
          <table:table-cell table:formula="of:=([.B903]+[.C903]+[.D903])" office:value-type="float" office:value="2323" calcext:value-type="float">
            <text:p>23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904])" office:value-type="string" office:string-value="12 13" calcext:value-type="string">
            <text:p>12 13</text:p>
          </table:table-cell>
          <table:table-cell table:formula="of:=IF([.E904]=1;[.C904];0)" office:value-type="float" office:value="1" calcext:value-type="float">
            <text:p>1</text:p>
          </table:table-cell>
          <table:table-cell table:formula="of:=IF([.E904]=0;[.C904];0)" office:value-type="float" office:value="0" calcext:value-type="float">
            <text:p>0</text:p>
          </table:table-cell>
          <table:table-cell table:formula="of:=[.D9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box_sel_fx3</text:p>
          </table:table-cell>
          <table:table-cell table:formula="of:=([.B904]+[.C904]+[.D904])" office:value-type="float" office:value="2324" calcext:value-type="float">
            <text:p>2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905])" office:value-type="string" office:string-value="12 14" calcext:value-type="string">
            <text:p>12 14</text:p>
          </table:table-cell>
          <table:table-cell table:formula="of:=IF([.E905]=1;[.C905];0)" office:value-type="float" office:value="1" calcext:value-type="float">
            <text:p>1</text:p>
          </table:table-cell>
          <table:table-cell table:formula="of:=IF([.E905]=0;[.C905];0)" office:value-type="float" office:value="0" calcext:value-type="float">
            <text:p>0</text:p>
          </table:table-cell>
          <table:table-cell table:formula="of:=[.D9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active_ab_fx1</text:p>
          </table:table-cell>
          <table:table-cell table:formula="of:=([.B905]+[.C905]+[.D905])" office:value-type="float" office:value="2325" calcext:value-type="float">
            <text:p>23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906])" office:value-type="string" office:string-value="12 15" calcext:value-type="string">
            <text:p>12 15</text:p>
          </table:table-cell>
          <table:table-cell table:formula="of:=IF([.E906]=1;[.C906];0)" office:value-type="float" office:value="1" calcext:value-type="float">
            <text:p>1</text:p>
          </table:table-cell>
          <table:table-cell table:formula="of:=IF([.E906]=0;[.C906];0)" office:value-type="float" office:value="0" calcext:value-type="float">
            <text:p>0</text:p>
          </table:table-cell>
          <table:table-cell table:formula="of:=[.D9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x_active_ab_fx2</text:p>
          </table:table-cell>
          <table:table-cell table:formula="of:=([.B906]+[.C906]+[.D906])" office:value-type="float" office:value="2326" calcext:value-type="float">
            <text:p>23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907])" office:value-type="string" office:string-value="12 16" calcext:value-type="string">
            <text:p>12 16</text:p>
          </table:table-cell>
          <table:table-cell table:formula="of:=IF([.E907]=1;[.C907];0)" office:value-type="float" office:value="1" calcext:value-type="float">
            <text:p>1</text:p>
          </table:table-cell>
          <table:table-cell table:formula="of:=IF([.E907]=0;[.C907];0)" office:value-type="float" office:value="0" calcext:value-type="float">
            <text:p>0</text:p>
          </table:table-cell>
          <table:table-cell table:formula="of:=[.D907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25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76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915:Sheet1.E1048576 Sheet1.E1:Sheet1.E907">
            <calcext:condition calcext:apply-style-name="Untitled1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19:47:57.119533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4:23:45.015691460</meta:creation-date>
    <dc:date>2017-04-17T22:25:17.097478394</dc:date>
    <meta:editing-duration>PT2H34M27S</meta:editing-duration>
    <meta:editing-cycles>28</meta:editing-cycles>
    <meta:generator>LibreOffice/5.1.6.2$Linux_X86_64 LibreOffice_project/10m0$Build-2</meta:generator>
    <meta:document-statistic meta:table-count="1" meta:cell-count="795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pr(str as String) as String
    pr = RIGHT("0" &amp; str, 2)
End Function

Function phex(val as Long, pwr as Long) as String
	phex = pr(Hex(int(val / (128^pwr)) MOD 128))
End Function

Function Int2Sbh(val as Long) as String
    Int2Sbh = _
        phex(val, 1) &amp; " " &amp; _
        phex(val, 0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